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ED0000273000000C55DC9C29AA.wmf" manifest:media-type=""/>
  <manifest:file-entry manifest:full-path="Pictures/200000B300000E2A000009E4C6D3FAED.wmf" manifest:media-type=""/>
  <manifest:file-entry manifest:full-path="Pictures/200000ED0000271100000C5561556567.wmf" manifest:media-type=""/>
  <manifest:file-entry manifest:full-path="Pictures/200000B300000E2A000009E47B06A8E2.wmf" manifest:media-type=""/>
  <manifest:file-entry manifest:full-path="Pictures/200000B300000E2A000009E44447EC47.wmf" manifest:media-type=""/>
  <manifest:file-entry manifest:full-path="Pictures/200000B300000E2A000009E46B4035F2.wmf" manifest:media-type=""/>
  <manifest:file-entry manifest:full-path="Pictures/200000EC0000271100000C55CAB7420E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4.452cm"/>
    </style:style>
    <style:style style:name="co5" style:family="table-column">
      <style:table-column-properties fo:break-before="auto" style:column-width="4.364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474cm"/>
    </style:style>
    <style:style style:name="co9" style:family="table-column">
      <style:table-column-properties fo:break-before="auto" style:column-width="3.771cm"/>
    </style:style>
    <style:style style:name="co10" style:family="table-column">
      <style:table-column-properties fo:break-before="auto" style:column-width="3.769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0.746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2.24cm"/>
    </style:style>
    <style:style style:name="co19" style:family="table-column">
      <style:table-column-properties fo:break-before="auto" style:column-width="5.034cm"/>
    </style:style>
    <style:style style:name="co20" style:family="table-column">
      <style:table-column-properties fo:break-before="auto" style:column-width="0.335cm"/>
    </style:style>
    <style:style style:name="co21" style:family="table-column">
      <style:table-column-properties fo:break-before="auto" style:column-width="1.744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0.392cm"/>
    </style:style>
    <style:style style:name="co24" style:family="table-column">
      <style:table-column-properties fo:break-before="auto" style:column-width="1.686cm"/>
    </style:style>
    <style:style style:name="co25" style:family="table-column">
      <style:table-column-properties fo:break-before="auto" style:column-width="0.381cm"/>
    </style:style>
    <style:style style:name="co26" style:family="table-column">
      <style:table-column-properties fo:break-before="auto" style:column-width="10.014cm"/>
    </style:style>
    <style:style style:name="co27" style:family="table-column">
      <style:table-column-properties fo:break-before="auto" style:column-width="0.307cm"/>
    </style:style>
    <style:style style:name="co28" style:family="table-column">
      <style:table-column-properties fo:break-before="auto" style:column-width="5.071cm"/>
    </style:style>
    <style:style style:name="co29" style:family="table-column">
      <style:table-column-properties fo:break-before="auto" style:column-width="6.163cm"/>
    </style:style>
    <style:style style:name="co30" style:family="table-column">
      <style:table-column-properties fo:break-before="auto" style:column-width="1.778cm"/>
    </style:style>
    <style:style style:name="co31" style:family="table-column">
      <style:table-column-properties fo:break-before="auto" style:column-width="0.286cm"/>
    </style:style>
    <style:style style:name="co32" style:family="table-column">
      <style:table-column-properties fo:break-before="auto" style:column-width="3.295cm"/>
    </style:style>
    <style:style style:name="co33" style:family="table-column">
      <style:table-column-properties fo:break-before="auto" style:column-width="0.363cm"/>
    </style:style>
    <style:style style:name="co34" style:family="table-column">
      <style:table-column-properties fo:break-before="auto" style:column-width="1.748cm"/>
    </style:style>
    <style:style style:name="co35" style:family="table-column">
      <style:table-column-properties fo:break-before="auto" style:column-width="1.75cm"/>
    </style:style>
    <style:style style:name="co36" style:family="table-column">
      <style:table-column-properties fo:break-before="auto" style:column-width="0.4cm"/>
    </style:style>
    <style:style style:name="co37" style:family="table-column">
      <style:table-column-properties fo:break-before="auto" style:column-width="0.194cm"/>
    </style:style>
    <style:style style:name="co38" style:family="table-column">
      <style:table-column-properties fo:break-before="auto" style:column-width="0.415cm"/>
    </style:style>
    <style:style style:name="co39" style:family="table-column">
      <style:table-column-properties fo:break-before="auto" style:column-width="3.455cm"/>
    </style:style>
    <style:style style:name="co40" style:family="table-column">
      <style:table-column-properties fo:break-before="auto" style:column-width="0.898cm"/>
    </style:style>
    <style:style style:name="co41" style:family="table-column">
      <style:table-column-properties fo:break-before="auto" style:column-width="9.999cm"/>
    </style:style>
    <style:style style:name="co42" style:family="table-column">
      <style:table-column-properties fo:break-before="auto" style:column-width="4.586cm"/>
    </style:style>
    <style:style style:name="co43" style:family="table-column">
      <style:table-column-properties fo:break-before="auto" style:column-width="3.411cm"/>
    </style:style>
    <style:style style:name="co44" style:family="table-column">
      <style:table-column-properties fo:break-before="auto" style:column-width="1.769cm"/>
    </style:style>
    <style:style style:name="co45" style:family="table-column">
      <style:table-column-properties fo:break-before="auto" style:column-width="1.483cm"/>
    </style:style>
    <style:style style:name="co46" style:family="table-column">
      <style:table-column-properties fo:break-before="auto" style:column-width="0.318cm"/>
    </style:style>
    <style:style style:name="co47" style:family="table-column">
      <style:table-column-properties fo:break-before="auto" style:column-width="1.367cm"/>
    </style:style>
    <style:style style:name="co48" style:family="table-column">
      <style:table-column-properties fo:break-before="auto" style:column-width="2.408cm"/>
    </style:style>
    <style:style style:name="co49" style:family="table-column">
      <style:table-column-properties fo:break-before="auto" style:column-width="0.372cm"/>
    </style:style>
    <style:style style:name="co50" style:family="table-column">
      <style:table-column-properties fo:break-before="auto" style:column-width="3.408cm"/>
    </style:style>
    <style:style style:name="co51" style:family="table-column">
      <style:table-column-properties fo:break-before="auto" style:column-width="4.001cm"/>
    </style:style>
    <style:style style:name="co52" style:family="table-column">
      <style:table-column-properties fo:break-before="auto" style:column-width="2.752cm"/>
    </style:style>
    <style:style style:name="co53" style:family="table-column">
      <style:table-column-properties fo:break-before="auto" style:column-width="1.542cm"/>
    </style:style>
    <style:style style:name="co54" style:family="table-column">
      <style:table-column-properties fo:break-before="auto" style:column-width="0.326cm"/>
    </style:style>
    <style:style style:name="co55" style:family="table-column">
      <style:table-column-properties fo:break-before="auto" style:column-width="2.207cm"/>
    </style:style>
    <style:style style:name="co56" style:family="table-column">
      <style:table-column-properties fo:break-before="auto" style:column-width="1.453cm"/>
    </style:style>
    <style:style style:name="co57" style:family="table-column">
      <style:table-column-properties fo:break-before="auto" style:column-width="1.628cm"/>
    </style:style>
    <style:style style:name="co58" style:family="table-column">
      <style:table-column-properties fo:break-before="auto" style:column-width="1.716cm"/>
    </style:style>
    <style:style style:name="co59" style:family="table-column">
      <style:table-column-properties fo:break-before="auto" style:column-width="2.35cm"/>
    </style:style>
    <style:style style:name="co60" style:family="table-column">
      <style:table-column-properties fo:break-before="auto" style:column-width="0.349cm"/>
    </style:style>
    <style:style style:name="co61" style:family="table-column">
      <style:table-column-properties fo:break-before="auto" style:column-width="0.977cm"/>
    </style:style>
    <style:style style:name="co62" style:family="table-column">
      <style:table-column-properties fo:break-before="auto" style:column-width="4.523cm"/>
    </style:style>
    <style:style style:name="co63" style:family="table-column">
      <style:table-column-properties fo:break-before="auto" style:column-width="2.531cm"/>
    </style:style>
    <style:style style:name="co64" style:family="table-column">
      <style:table-column-properties fo:break-before="auto" style:column-width="1.743cm"/>
    </style:style>
    <style:style style:name="co65" style:family="table-column">
      <style:table-column-properties fo:break-before="auto" style:column-width="2.013cm"/>
    </style:style>
    <style:style style:name="co66" style:family="table-column">
      <style:table-column-properties fo:break-before="auto" style:column-width="1.512cm"/>
    </style:style>
    <style:style style:name="co67" style:family="table-column">
      <style:table-column-properties fo:break-before="auto" style:column-width="2.263cm"/>
    </style:style>
    <style:style style:name="co68" style:family="table-column">
      <style:table-column-properties fo:break-before="auto" style:column-width="7.394cm"/>
    </style:style>
    <style:style style:name="co69" style:family="table-column">
      <style:table-column-properties fo:break-before="auto" style:column-width="0.97cm"/>
    </style:style>
    <style:style style:name="co70" style:family="table-column">
      <style:table-column-properties fo:break-before="auto" style:column-width="0.499cm"/>
    </style:style>
    <style:style style:name="co71" style:family="table-column">
      <style:table-column-properties fo:break-before="auto" style:column-width="4.942cm"/>
    </style:style>
    <style:style style:name="co72" style:family="table-column">
      <style:table-column-properties fo:break-before="auto" style:column-width="1.685cm"/>
    </style:style>
    <style:style style:name="co73" style:family="table-column">
      <style:table-column-properties fo:break-before="auto" style:column-width="0.448cm"/>
    </style:style>
    <style:style style:name="co74" style:family="table-column">
      <style:table-column-properties fo:break-before="auto" style:column-width="12.64cm"/>
    </style:style>
    <style:style style:name="co75" style:family="table-column">
      <style:table-column-properties fo:break-before="auto" style:column-width="1.035cm"/>
    </style:style>
    <style:style style:name="co76" style:family="table-column">
      <style:table-column-properties fo:break-before="auto" style:column-width="14.974cm"/>
    </style:style>
    <style:style style:name="co77" style:family="table-column">
      <style:table-column-properties fo:break-before="auto" style:column-width="0.275cm"/>
    </style:style>
    <style:style style:name="co78" style:family="table-column">
      <style:table-column-properties fo:break-before="auto" style:column-width="1.774cm"/>
    </style:style>
    <style:style style:name="co79" style:family="table-column">
      <style:table-column-properties fo:break-before="auto" style:column-width="3.725cm"/>
    </style:style>
    <style:style style:name="co80" style:family="table-column">
      <style:table-column-properties fo:break-before="auto" style:column-width="0.748cm"/>
    </style:style>
    <style:style style:name="co81" style:family="table-column">
      <style:table-column-properties fo:break-before="auto" style:column-width="0.863cm"/>
    </style:style>
    <style:style style:name="co82" style:family="table-column">
      <style:table-column-properties fo:break-before="auto" style:column-width="0.718cm"/>
    </style:style>
    <style:style style:name="co83" style:family="table-column">
      <style:table-column-properties fo:break-before="auto" style:column-width="2.267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ro7" style:family="table-row">
      <style:table-row-properties style:row-height="0.914cm" fo:break-before="auto" style:use-optimal-row-height="fals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7cm" fo:break-before="auto" style:use-optimal-row-height="false"/>
    </style:style>
    <style:style style:name="ro12" style:family="table-row">
      <style:table-row-properties style:row-height="0.259cm" fo:break-before="auto" style:use-optimal-row-height="false"/>
    </style:style>
    <style:style style:name="ro13" style:family="table-row">
      <style:table-row-properties style:row-height="0.3cm" fo:break-before="auto" style:use-optimal-row-height="false"/>
    </style:style>
    <style:style style:name="ro14" style:family="table-row">
      <style:table-row-properties style:row-height="0.614cm" fo:break-before="auto" style:use-optimal-row-height="fals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1.025cm" fo:break-before="auto" style:use-optimal-row-height="false"/>
    </style:style>
    <style:style style:name="ro17" style:family="table-row">
      <style:table-row-properties style:row-height="0.159cm" fo:break-before="auto" style:use-optimal-row-height="false"/>
    </style:style>
    <style:style style:name="ro18" style:family="table-row">
      <style:table-row-properties style:row-height="0.053cm" fo:break-before="auto" style:use-optimal-row-height="false"/>
    </style:style>
    <style:style style:name="ro19" style:family="table-row">
      <style:table-row-properties style:row-height="2.238cm" fo:break-before="auto" style:use-optimal-row-height="fals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0.46cm" fo:break-before="auto" style:use-optimal-row-height="false"/>
    </style:style>
    <style:style style:name="ro22" style:family="table-row">
      <style:table-row-properties style:row-height="0.52cm" fo:break-before="auto" style:use-optimal-row-height="false"/>
    </style:style>
    <style:style style:name="ro23" style:family="table-row">
      <style:table-row-properties style:row-height="1.219cm" fo:break-before="auto" style:use-optimal-row-height="false"/>
    </style:style>
    <style:style style:name="ro24" style:family="table-row">
      <style:table-row-properties style:row-height="1.08cm" fo:break-before="auto" style:use-optimal-row-height="false"/>
    </style:style>
    <style:style style:name="ro25" style:family="table-row">
      <style:table-row-properties style:row-height="1.162cm" fo:break-before="auto" style:use-optimal-row-height="false"/>
    </style:style>
    <style:style style:name="ro26" style:family="table-row">
      <style:table-row-properties style:row-height="0.526cm" fo:break-before="auto" style:use-optimal-row-height="false"/>
    </style:style>
    <style:style style:name="ro27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percentage-style style:name="N10011" number:language="pt" number:country="BR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 formula-hidden" style:print-content="true" fo:padding="0.071cm"/>
    </style:style>
    <style:style style:name="ce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 formula-hidden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Comma" style:data-style-name="N3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cell-protect="protected formula-hidden" style:print-content="true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0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 formula-hidden" style:print-content="true"/>
    </style:style>
    <style:style style:name="ce16" style:family="table-cell" style:parent-style-name="Default">
      <style:table-cell-properties style:cell-protect="protected formula-hidden" style:print-content="true"/>
    </style:style>
    <style:style style:name="ce1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Excel_5f_BuiltIn_5f_Comma" style:data-style-name="N10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 formula-hidden" style:print-content="true" style:text-align-source="fix" style:repeat-content="false" fo:padding="0.071cm"/>
      <style:paragraph-properties fo:text-align="center" fo:margin-left="0cm"/>
    </style:style>
    <style:style style:name="ce20" style:family="table-cell" style:parent-style-name="Excel_5f_BuiltIn_5f_Comma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071cm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071cm" style:vertical-align="middle"/>
      <style:paragraph-properties fo:text-align="start" fo:margin-left="0cm"/>
    </style:style>
    <style:style style:name="ce27" style:family="table-cell" style:parent-style-name="Excel_5f_BuiltIn_5f_Comma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>
      <style:table-cell-properties fo:border-bottom="none" fo:background-color="#ffffff" style:cell-protect="protected formula-hidden" style:print-content="true" fo:border-left="0.06pt solid #000000" fo:padding="0.071c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cell-protect="protected formula-hidden" style:print-content="true" fo:border-left="0.06pt solid #000000" fo:padding="0.071cm" fo:border-right="none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07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cell-protect="protected formula-hidden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cell-protect="protected formula-hidden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ff" style:cell-protect="protected formula-hidden" style:print-content="true"/>
      <style:text-properties fo:font-weight="bold" style:font-weight-asian="bold" style:font-weight-complex="bold"/>
    </style:style>
    <style:style style:name="ce5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Default">
      <style:table-cell-properties fo:background-color="#ffffff" style:cell-protect="protected formula-hidden" style:print-content="true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background-color="#e6e6e6" style:cell-protect="protected formula-hidden" style:print-content="true" style:text-align-source="fix" style:repeat-content="false" fo:wrap-option="wrap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071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fo:background-color="#e6e6e6" style:cell-protect="protected formula-hidden" style:print-content="true" style:text-align-source="fix" style:repeat-content="false" fo:border-left="0.06pt solid #000000" fo:padding="0.071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cell-protect="protected formula-hidden" style:print-content="true" style:text-align-source="fix" style:repeat-content="false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071cm" fo:border-right="none" style:rotation-align="none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ffffff" style:cell-protect="protected formula-hidden" style:print-content="true" fo:border-left="none" fo:padding="0.071c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order-bottom="none" fo:border-left="0.06pt solid #000000" fo:border-right="none" fo:border-top="0.06pt solid #000000"/>
    </style:style>
    <style:style style:name="ce73" style:family="table-cell" style:parent-style-name="Default">
      <style:table-cell-properties fo:border-bottom="none" fo:border-left="0.06pt solid #000000" fo:border-right="none" fo:border-top="none"/>
    </style:style>
    <style:style style:name="ce74" style:family="table-cell" style:parent-style-name="Default">
      <style:table-cell-properties style:glyph-orientation-vertical="0" fo:border-bottom="none" style:text-align-source="fix" style:repeat-content="false" fo:wrap-option="wrap" fo:border-left="0.06pt solid #000000" style:direction="ltr" fo:border-right="none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fo:border-left="0.06pt solid #000000" fo:border-right="none" fo:border-top="none"/>
    </style:style>
    <style:style style:name="ce76" style:family="table-cell" style:parent-style-name="Default">
      <style:table-cell-properties fo:background-color="#ffffff" style:cell-protect="protected formula-hidden" style:print-content="true" fo:border="non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order-bottom="none" fo:background-color="#ffffff" style:cell-protect="protected formula-hidden" style:print-content="true" fo:border-left="0.06pt solid #000000" fo:padding="0.071c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071cm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padding="0.071cm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e6e6e6" style:cell-protect="protected formula-hidden" style:print-content="false" style:text-align-source="fix" style:repeat-content="false" fo:border="0.06pt solid #000000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start" fo:margin-left="0cm"/>
      <style:text-properties style:font-name="Arial1" fo:font-size="10pt" style:font-name-asian="Microsoft YaHei" style:font-size-asian="10pt" style:font-name-complex="Arial1" style:font-size-complex="10pt"/>
    </style:style>
    <style:style style:name="ce88" style:family="table-cell" style:parent-style-name="Default" style:data-style-name="N157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/>
    </style:style>
    <style:style style:name="ce9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071cm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 style:cell-protect="protected formula-hidden" style:print-content="true" style:text-align-source="fix" style:repeat-content="false" fo:padding="0.071cm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07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071cm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cell-protect="protected formula-hidden" style:print-content="true" style:text-align-source="fix" style:repeat-content="false" fo:padding="0.071cm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none"/>
    </style:style>
    <style:style style:name="ce112" style:family="table-cell" style:parent-style-name="Default">
      <style:table-cell-properties fo:background-color="#ffffff" style:cell-protect="protected formula-hidden" style:print-content="true" fo:border="non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#ffffff" style:cell-protect="protected formula-hidden" style:print-content="true" fo:border-left="none" fo:padding="0.071c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#c0c0c0" style:cell-protect="protected formula-hidden" style:print-content="true" fo:wrap-option="wrap" fo:border="0.06pt solid #000000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fo:background-color="#c0c0c0" style:cell-protect="protected formula-hidden" style:print-content="true" fo:border="0.06pt solid #000000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fo:border-bottom="0.06pt solid #000000" fo:background-color="#666666" style:cell-protect="protected formula-hidden" style:print-content="true" fo:border-left="none" fo:padding="0.071c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118" style:family="table-cell" style:parent-style-name="Default">
      <style:table-cell-properties fo:border-bottom="none" fo:background-color="#666666" style:cell-protect="protected formula-hidden" style:print-content="tru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fo:background-color="#ffffff" style:cell-protect="protected formula-hidden" style:print-content="true" fo:border="none" fo:padding="0.071c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91pt solid #ffffff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131" style:family="table-cell" style:parent-style-name="Default" style:data-style-name="N156">
      <style:table-cell-properties style:cell-protect="none" style:print-content="true"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Excel_5f_BuiltIn_5f_Comma" style:data-style-name="N112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Excel_5f_BuiltIn_5f_Comma" style:data-style-name="N153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Excel_5f_BuiltIn_5f_Comma" style:data-style-name="N156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Excel_5f_BuiltIn_5f_Comma" style:data-style-name="N156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none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none" fo:border-top="0.06pt solid #000000"/>
    </style:style>
    <style:style style:name="ce139" style:family="table-cell" style:parent-style-name="Default">
      <style:table-cell-properties fo:border-bottom="none" fo:background-color="#666666" style:cell-protect="protected formula-hidden" style:print-content="true" fo:border-left="none" fo:padding="0.071c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 style:data-style-name="N10011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ffffff" style:direction="ltr" fo:padding="0.071cm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ext-properties fo:font-size="9pt" style:font-size-asian="9pt" style:font-size-complex="9pt"/>
    </style:style>
    <style:style style:name="ce145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ackground-color="#ffffff"/>
    </style:style>
    <style:style style:name="ce147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8" style:family="table-cell" style:parent-style-name="Default">
      <style:table-cell-properties fo:border-bottom="none" fo:background-color="#666666" style:cell-protect="protected formula-hidden" style:print-content="true" fo:border-left="none" fo:padding="0.071c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#ffffff" style:cell-protect="protected formula-hidden" style:print-content="true"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>
      <style:table-cell-properties fo:background-color="#ffffff" style:cell-protect="protected formula-hidden" style:print-content="true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/>
    </style:style>
    <style:style style:name="ce154" style:family="table-cell" style:parent-style-name="Default">
      <style:table-cell-properties fo:background-color="#ffffff" style:cell-protect="protected formula-hidden" style:print-content="true"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>
      <style:table-cell-properties fo:background-color="#ffffff" style:cell-protect="protected formula-hidden" style:print-content="true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/>
    </style:style>
    <style:style style:name="ce156" style:family="table-cell" style:parent-style-name="Default">
      <style:table-cell-properties fo:background-color="#ffffff" style:cell-protect="protected formula-hidden" style:print-content="true" style:text-align-source="fix" style:repeat-content="false" fo:padding="0.071cm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9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/>
    </style:style>
    <style:style style:name="ce160" style:family="table-cell" style:parent-style-name="Default" style:data-style-name="N11">
      <style:table-cell-properties fo:background-color="#e6e6e6"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161" style:family="table-cell" style:parent-style-name="Default" style:data-style-name="N11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Arial1" style:font-name-asian="Microsoft YaHei" style:font-name-complex="Arial1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fo:padding="0.071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e6e6e6" style:cell-protect="protected formula-hidden" style:print-content="true" fo:border="0.06pt solid #000000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cell-protect="protected formula-hidden" style:print-content="true" fo:background-color="transparent" fo:border="0.06pt solid #000000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071cm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071cm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071cm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fo:border-bottom="0.06pt solid #000000" fo:background-color="#666666" style:cell-protect="protected formula-hidden" style:print-content="true" fo:border-left="none" fo:padding="0.071c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order-bottom="none" fo:background-color="#ffffff" style:cell-protect="protected formula-hidden" style:print-content="true" fo:border-left="none" fo:padding="0.071c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000000" fo:background-color="#ffffff" style:cell-protect="protected formula-hidden" style:print-content="true" fo:border-left="none" fo:padding="0.071c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79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180" style:family="table-cell" style:parent-style-name="Default">
      <style:table-cell-properties fo:border-bottom="none" fo:background-color="#ffffff" style:cell-protect="protected formula-hidden" style:print-content="true" fo:border-left="none" fo:padding="0.071cm" fo:border-right="0.06pt solid #000000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ffff" style:cell-protect="protected formula-hidden" style:print-content="true"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order-bottom="0.06pt solid #000000" fo:background-color="#ffffff" style:cell-protect="protected formula-hidden" style:print-content="true" fo:border-left="none" fo:padding="0.071cm" fo:border-right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fo:background-color="#ffffff" style:vertical-align="middle"/>
    </style:style>
    <style:style style:name="ce184" style:family="table-cell" style:parent-style-name="Default">
      <style:table-cell-properties fo:background-color="#ffffff" style:cell-protect="protected formula-hidden" style:print-content="true" fo:padding="0.071c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border-bottom="none" fo:background-color="#ffffff" style:cell-protect="protected formula-hidden" style:print-content="true" fo:border-left="none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fo:border-bottom="none" fo:background-color="#ffffff" style:cell-protect="protected formula-hidden" style:print-content="true" fo:border-left="none" fo:padding="0.071c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0.06pt solid #000000" fo:background-color="#ffffff" style:cell-protect="protected formula-hidden" style:print-content="true" fo:border-left="none" fo:padding="0.071c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ackground-color="#ffffff" style:cell-protect="protected formula-hidden" style:print-content="true" fo:border="none"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cell-protect="protected formula-hidden" style:print-content="true"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ackground-color="#ffffff" style:cell-protect="protected formula-hidden" style:print-content="true" style:vertical-align="middle"/>
    </style:style>
    <style:style style:name="ce191" style:family="table-cell" style:parent-style-name="Default">
      <style:table-cell-properties style:cell-protect="protected formula-hidden" style:print-content="true"/>
      <style:text-properties fo:color="#000000"/>
    </style:style>
    <style:style style:name="ce192" style:family="table-cell" style:parent-style-name="Default">
      <style:table-cell-properties style:vertical-align="middle"/>
    </style:style>
    <style:style style:name="ce193" style:family="table-cell" style:parent-style-name="Default">
      <style:table-cell-properties style:cell-protect="protected formula-hidden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fo:background-color="#ffffff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/>
    </style:style>
    <style:style style:name="ce201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/>
      <style:paragraph-properties fo:text-align="start" fo:margin-left="0cm" style:writing-mode="page"/>
    </style:style>
    <style:style style:name="ce202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cell-protect="none" style:print-content="true"/>
    </style:style>
    <style:style style:name="ce207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#b3b3b3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21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#4c4c4c" style:cell-protect="protected formula-hidden" style:print-content="true"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fo:border-bottom="none" fo:background-color="#b3b3b3" style:cell-protect="protected formula-hidden" style:print-content="tru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2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Arial1" style:font-name-asian="Microsoft YaHei" style:font-name-complex="Arial1"/>
    </style:style>
    <style:style style:name="ce223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e6e6e6" style:cell-protect="protected formula-hidden" style:print-content="true" fo:border="none"/>
    </style:style>
    <style:style style:name="ce22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ackground-color="#ffffff" style:cell-protect="protected formula-hidden" style:print-content="true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e6e6e6" style:cell-protect="protected formula-hidden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0.06pt solid #000000" fo:border-top="0.06pt solid #000000"/>
    </style:style>
    <style:style style:name="ce231" style:family="table-cell" style:parent-style-name="Default">
      <style:table-cell-properties fo:background-color="#e6e6e6"/>
    </style:style>
    <style:style style:name="ce23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3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ffffff" style:cell-protect="protected formula-hidden" style:print-content="true" style:text-align-source="value-type" style:repeat-content="false" fo:wrap-option="wrap" fo:border-left="0.06pt solid #000000" fo:border-right="0.06pt solid #000000" fo:border-top="0.06pt solid #000000"/>
      <style:paragraph-properties fo:margin-left="0cm"/>
      <style:text-properties style:font-name="Arial" fo:font-size="10pt" style:font-size-asian="10pt" style:font-size-complex="10pt"/>
    </style:style>
    <style:style style:name="ce236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238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1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242" style:family="table-cell" style:parent-style-name="Default">
      <style:table-cell-properties fo:background-color="#ffffff" style:cell-protect="protected formula-hidden" style:print-content="true"/>
      <style:text-properties style:font-name="Arial" fo:font-size="8pt" style:font-size-asian="8pt" style:font-size-complex="8pt"/>
    </style:style>
    <style:style style:name="ce243" style:family="table-cell" style:parent-style-name="Default">
      <style:table-cell-properties fo:background-color="#ffffff" style:cell-protect="protected formula-hidden" style:print-content="true" fo:wrap-option="wrap"/>
      <style:text-properties style:font-name="Arial" fo:font-size="8pt" style:font-size-asian="8pt" style:font-size-complex="8pt"/>
    </style:style>
    <style:style style:name="ce24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fo:border-bottom="none" fo:background-color="#e6e6e6" style:cell-protect="protected formula-hidden" style:print-content="tru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ackground-color="#c0c0c0" style:cell-protect="protected formula-hidden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-bottom="none" fo:background-color="#ffffff" style:cell-protect="protected formula-hidden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25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7" style:family="table-cell" style:parent-style-name="Default">
      <style:table-cell-properties fo:background-color="#ffffff" style:cell-protect="protected formula-hidden" style:print-content="true" fo:border="none"/>
      <style:text-properties style:font-name="Arial" fo:font-size="8pt" style:font-size-asian="8pt" style:font-size-complex="8pt"/>
    </style:style>
    <style:style style:name="ce258" style:family="table-cell" style:parent-style-name="Default" style:data-style-name="N2">
      <style:table-cell-properties style:glyph-orientation-vertical="0" fo:border-bottom="0.06pt solid #000000" fo:background-color="#ffffff" style:cell-protect="none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background-color="#cccccc" style:cell-protect="hidden-and-protected" style:print-content="true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071c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ackground-color="#ffffff" style:cell-protect="hidden-and-protected" style:print-content="true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ackground-color="#cccccc" style:cell-protect="hidden-and-protected" style:print-content="true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ackground-color="#ffffff" style:cell-protect="protected formula-hidden" style:print-content="true" style:text-align-source="fix" style:repeat-content="false" fo:padding="0.071cm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cell-protect="protected formula-hidden" style:print-content="true" fo:background-color="transparent" fo:padding="0.071c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9" style:family="table-cell" style:parent-style-name="Default">
      <style:table-cell-properties fo:border-bottom="none" style:cell-protect="protected formula-hidden" style:print-content="true" fo:background-color="transparent" fo:border-left="none" fo:padding="0.071c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071c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cell-protect="hidden-and-protected" style:print-content="true"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ackground-color="transparent"/>
      <style:text-properties fo:color="#ffffff"/>
    </style:style>
    <style:style style:name="ce285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ackground-color="#ffffff" style:cell-protect="protected formula-hidden" style:print-content="true" fo:border-left="none" fo:padding="0.071cm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99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fo:background-color="#b3b3b3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0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91pt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border-bottom="0.99pt solid #000000" fo:background-color="#ffffff" style:cell-protect="protected formula-hidden" style:print-content="true" fo:border-left="none" fo:padding="0.071c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91pt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cell-protect="protected formula-hidden" style:print-content="true"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071c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cell-protect="protected formula-hidden" style:print-content="true" fo:background-color="transparent" fo:border-left="none" fo:padding="0.071c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071c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ackground-color="transparent"/>
    </style:style>
    <style:style style:name="ce312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Arial1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071c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0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071cm" style:rotation-align="non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91pt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cell-protect="hidden-and-protected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0.31pt solid #000000" fo:background-color="#ffffff" style:cell-protect="hidden-and-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9" style:family="table-cell" style:parent-style-name="Default">
      <style:table-cell-properties fo:border-bottom="none" fo:background-color="#ffffff" style:cell-protect="hidden-and-protected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330" style:family="table-cell" style:parent-style-name="Default">
      <style:table-cell-properties fo:background-color="#ffffff" style:cell-protect="hidden-and-protected" style:print-content="true"/>
      <style:text-properties style:font-name="Arial" fo:font-size="8pt" style:font-size-asian="8pt" style:font-size-complex="8pt"/>
    </style:style>
    <style:style style:name="ce331" style:family="table-cell" style:parent-style-name="Default">
      <style:table-cell-properties fo:background-color="#ffffff" style:cell-protect="hidden-and-protected" style:print-content="true" fo:wrap-option="wrap"/>
      <style:text-properties style:font-name="Arial" fo:font-size="8pt" style:font-size-asian="8pt" style:font-size-complex="8pt"/>
    </style:style>
    <style:style style:name="ce332" style:family="table-cell" style:parent-style-name="Default">
      <style:table-cell-properties fo:border-bottom="0.06pt solid #000000" fo:background-color="#ffffff" style:cell-protect="hidden-and-protected" style:print-content="true" fo:border-left="none" fo:padding="0.071c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style:cell-protect="hidden-and-protected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cell-protect="hidden-and-protected" style:print-content="true"/>
    </style:style>
    <style:style style:name="ce335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Default">
      <style:table-cell-properties style:cell-protect="hidden-and-protected" style:print-content="true"/>
      <style:text-properties fo:color="#ff0000" fo:font-weight="bold" style:font-weight-asian="bold" style:font-weight-complex="bold"/>
    </style:style>
    <style:style style:name="ce337" style:family="table-cell" style:parent-style-name="Default">
      <style:table-cell-properties style:cell-protect="hidden-and-protected" style:print-content="true" fo:background-color="transparent" fo:padding="0.071c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9" style:family="table-cell" style:parent-style-name="Default">
      <style:table-cell-properties fo:background-color="#cccccc" style:cell-protect="protected formula-hidden" style:print-content="true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2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071c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fo:background-color="#dddddd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color="#ff0000"/>
    </style:style>
    <style:style style:name="ce353" style:family="table-cell" style:parent-style-name="Default">
      <style:text-properties fo:color="#000000"/>
    </style:style>
    <style:style style:name="ce354" style:family="table-cell" style:parent-style-name="Default" style:data-style-name="N100">
      <style:table-cell-properties fo:border="0.06pt solid #000000"/>
    </style:style>
    <style:style style:name="ce355" style:family="table-cell" style:parent-style-name="Default" style:data-style-name="N37">
      <style:table-cell-properties fo:border="0.06pt solid #000000"/>
    </style:style>
    <style:style style:name="ce356" style:family="table-cell" style:parent-style-name="Default">
      <style:table-cell-properties fo:border="0.06pt solid #000000"/>
    </style:style>
    <style:style style:name="ce357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358" style:family="table-cell" style:parent-style-name="Default">
      <style:table-cell-properties fo:border="0.06pt solid #000000"/>
      <style:text-properties fo:color="#2300dc"/>
    </style:style>
    <style:style style:name="ce359" style:family="table-cell" style:parent-style-name="Default">
      <style:table-cell-properties fo:border="0.06pt solid #000000"/>
      <style:text-properties fo:color="#000000"/>
    </style:style>
    <style:style style:name="ce360" style:family="table-cell" style:parent-style-name="Default" style:data-style-name="N11">
      <style:table-cell-properties fo:border="0.06pt solid #000000"/>
    </style:style>
    <style:style style:name="ce361" style:family="table-cell" style:parent-style-name="Default" style:data-style-name="N37">
      <style:table-cell-properties fo:border="0.06pt solid #000000"/>
      <style:text-properties fo:color="#2300dc"/>
    </style:style>
    <style:style style:name="ce362" style:family="table-cell" style:parent-style-name="Default" style:data-style-name="N37">
      <style:table-cell-properties fo:border="0.06pt solid #000000"/>
      <style:text-properties fo:color="#000000"/>
    </style:style>
    <style:style style:name="ce36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transparent" fo:border="0.06pt solid #000000"/>
      <style:text-properties fo:color="#000000"/>
    </style:style>
    <style:style style:name="ce365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36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67" style:family="table-cell" style:parent-style-name="Default">
      <style:table-cell-properties fo:border="none"/>
      <style:text-properties fo:color="#ff0000"/>
    </style:style>
    <style:style style:name="ce368" style:family="table-cell" style:parent-style-name="Default">
      <style:table-cell-properties fo:border="none"/>
      <style:text-properties fo:color="#000000"/>
    </style:style>
    <style:style style:name="ce369" style:family="table-cell" style:parent-style-name="Default">
      <style:table-cell-properties fo:background-color="transparent" fo:border="none"/>
      <style:text-properties fo:color="#000000"/>
    </style:style>
    <style:style style:name="ce37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1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372" style:family="table-cell" style:parent-style-name="Default">
      <style:table-cell-properties fo:border="0.06pt solid #000000"/>
      <style:text-properties style:use-window-font-color="true"/>
    </style:style>
    <style:style style:name="ce373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374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375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76" style:family="table-cell" style:parent-style-name="Default">
      <style:table-cell-properties fo:border="0.06pt solid #000000"/>
      <style:text-properties fo:color="#ffffff"/>
    </style:style>
    <style:style style:name="ce377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378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379" style:family="table-cell" style:parent-style-name="Default">
      <style:table-cell-properties fo:border="none"/>
      <style:text-properties fo:color="#ffffff"/>
    </style:style>
    <style:style style:name="ce380" style:family="table-cell" style:parent-style-name="Default">
      <style:text-properties fo:color="#ffffff"/>
    </style:style>
    <style:style style:name="ce38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2" style:family="table-cell" style:parent-style-name="Default">
      <style:table-cell-properties fo:background-color="transparent" fo:border="0.06pt solid #000000"/>
    </style:style>
    <style:style style:name="ce383" style:family="table-cell" style:parent-style-name="Default">
      <style:table-cell-properties fo:border="0.06pt solid #000000"/>
      <style:text-properties fo:color="#ff0000"/>
    </style:style>
    <style:style style:name="ce38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38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9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/>
    </style:style>
    <style:style style:name="ce395" style:family="table-cell" style:parent-style-name="Default">
      <style:text-properties fo:color="#0000ff"/>
    </style:style>
    <style:style style:name="gr1" style:family="graphic">
      <style:graphic-properties draw:marker-start="Arrowhead_20_5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5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5" draw:marker-start-width="0.2cm" draw:marker-start-center="false" draw:fill="solid" draw:fill-color="#ffffc0" draw:auto-grow-height="true" draw:auto-grow-width="false" fo:min-height="1.36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 style:country-asian="none" style:country-complex="none" style:font-name-asian="Calibri" style:font-size-asian="11pt" style:font-size-complex="11pt" style:font-weight-asian="normal" style:font-weight-complex="normal"/>
    </style:style>
    <style:style style:name="T8" style:family="text">
      <style:text-properties style:font-name="Arial" fo:font-size="10pt" fo:font-weight="bold" style:font-size-asian="10pt" style:font-size-complex="10pt" style:font-weight-asian="bold" style:font-weight-complex="bold"/>
    </style:style>
    <style:style style:name="T9" style:family="text">
      <style:text-properties style:font-name="Arial" fo:font-size="10pt" style:font-size-asian="10pt" style:font-size-complex="10pt" fo:font-weight="normal" style:font-weight-asian="normal" style:font-weight-complex="normal"/>
    </style:style>
    <style:style style:name="T10" style:family="text">
      <style:text-properties fo:color="#000000" style:font-name="Arial" fo:font-size="10pt" fo:font-weight="bold" fo:font-style="normal" fo:country="none" style:country-asian="none" style:font-size-asian="11pt" style:font-size-complex="11pt" style:font-weight-asian="bold" style:font-weight-complex="bold"/>
    </style:style>
    <style:style style:name="T11" style:family="text">
      <style:text-properties fo:color="#000000" style:font-name="Arial" fo:font-size="10pt" fo:font-weight="bold" fo:font-style="normal" fo:country="none" style:country-asian="none" style:font-weight-asian="bold" style:font-weight-complex="bold" style:font-size-asian="10pt" style:font-size-complex="10pt"/>
    </style:style>
    <style:style style:name="T12" style:family="text">
      <style:text-properties fo:color="#000000" style:font-name="Arial" fo:font-size="10pt" fo:font-style="normal" fo:country="none" style:country-asian="none" style:font-size-asian="10pt" style:font-size-complex="10pt" fo:font-weight="normal" style:font-weight-asian="normal" style:font-weight-complex="normal"/>
    </style:style>
    <style:style style:name="T13" style:family="text">
      <style:text-properties style:font-name="Arial" fo:font-size="10pt" fo:font-weight="bold" style:font-size-asian="10pt" style:font-size-complex="10pt" style:font-weight-asian="bold" style:font-weight-complex="bold" fo:color="#000000" fo:font-style="normal" fo:country="none" style:country-asian="none"/>
    </style:style>
    <style:style style:name="T14" style:family="text">
      <style:text-properties style:font-name="Arial" fo:font-size="10pt" style:font-size-asian="10pt" style:font-size-complex="10pt" fo:color="#000000" fo:font-style="normal" fo:country="none" style:country-asian="none" fo:font-weight="normal" style:font-weight-asian="normal" style:font-weight-complex="normal"/>
    </style:style>
    <style:style style:name="T15" style:family="text">
      <style:text-properties fo:color="#000000" style:font-name="Arial" fo:font-size="10pt" fo:font-weight="normal" fo:font-style="normal" fo:country="none" style:country-asian="none" style:font-size-asian="10pt" style:font-size-complex="10pt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[$Validar.$A$6:.$A$63])" table:allow-empty-cell="false" table:display-list="unsorted" table:base-cell-address="ALI.C7">
          <table:error-message table:message-type="stop" table:display="true"/>
        </table:content-validation>
        <table:content-validation table:name="val2" table:condition="of:cell-content-is-in-list([$Validar.$D$2:.$D$6])" table:allow-empty-cell="true" table:display-list="unsorted" table:base-cell-address="AIE.C17"/>
        <table:content-validation table:name="val3" table:condition="of:cell-content-is-in-list([$Validar.$D$9:.$D$11])" table:allow-empty-cell="true" table:display-list="unsorted" table:base-cell-address="AIE.C21"/>
        <table:content-validation table:name="val4" table:condition="of:cell-content-is-in-list(&quot;Sim&quot;;&quot;Não&quot;)" table:allow-empty-cell="true" table:display-list="unsorted" table:base-cell-address="AIE.D51"/>
        <table:content-validation table:name="val5" table:condition="of:cell-content-is-in-list([$Validar.$D$14:.$D$17])" table:allow-empty-cell="true" table:display-list="unsorted" table:base-cell-address="Sumário.D53"/>
        <table:content-validation table:name="val6" table:condition="of:cell-content-is-in-list(&quot;Contagem Detalhada&quot;;&quot;Contagem Estimada NESMA&quot;;&quot;Contagem Estimativa&quot;;&quot;&quot;)" table:allow-empty-cell="true" table:display-list="unsorted" table:base-cell-address="AIE.H14"/>
        <table:content-validation table:name="val7" table:condition="of:cell-content-is-in-list([$Validar.$A$71:.$A$79])" table:allow-empty-cell="true" table:display-list="unsorted" table:base-cell-address="Sumário.H40"/>
        <table:content-validation table:name="val8" table:condition="of:cell-content-is-whole-number() and cell-content-is-between(6,7)" table:allow-empty-cell="true" table:base-cell-address="Sumário.H46">
          <table:error-message table:message-type="warning" table:title="Escolha 6 e 7" table:display="true">
            <text:p>Informe um número inteiro e positivo entre 6 e 7h/dia</text:p>
          </table:error-message>
        </table:content-validation>
        <table:content-validation table:name="val9" table:condition="of:cell-content-is-in-list([$Validar.$G$17:.$G$51])" table:allow-empty-cell="true" table:display-list="unsorted" table:base-cell-address="EE.M19">
          <table:error-message table:message-type="stop" table:display="true"/>
        </table:content-validation>
        <table:content-validation table:name="val10" table:condition="of:cell-content-is-in-list([$Validar.$G$2:.$G$13])" table:allow-empty-cell="true" table:display-list="unsorted" table:base-cell-address="AIE.O19">
          <table:error-message table:message-type="stop" table:display="true"/>
        </table:content-validation>
        <table:content-validation table:name="val11" table:condition="of:cell-content-is-in-list([$Validar.$G$17:.$G$51])" table:allow-empty-cell="true" table:display-list="unsorted" table:base-cell-address="SE.M19">
          <table:error-message table:message-type="stop" table:display="true"/>
        </table:content-validation>
        <table:content-validation table:name="val12" table:condition="of:cell-content-is-in-list([$Validar.$G$17:.$G$51])" table:allow-empty-cell="true" table:display-list="unsorted" table:base-cell-address="CE.M19">
          <table:error-message table:message-type="stop" table:display="true"/>
        </table:content-validation>
        <table:content-validation table:name="val13" table:condition="of:cell-content-is-in-list([$Validar.$G$17:.$G$51])" table:allow-empty-cell="true" table:display-list="unsorted" table:base-cell-address="Validar.M19">
          <table:error-message table:message-type="stop" table:display="true"/>
        </table:content-validation>
        <table:content-validation table:name="val14" table:condition="of:cell-content-is-in-list([$Validar.$G$17:.$G$51])" table:allow-empty-cell="true" table:display-list="unsorted" table:base-cell-address="Sumário.M19">
          <table:error-message table:message-type="stop" table:display="true"/>
        </table:content-validation>
      </table:content-validations>
      <table:table table:name="Versã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ntagem de Pontos de Função de Projetos</text:p>
          </table:table-cell>
          <table:covered-table-cell table:number-columns-repeated="5" table:style-name="ce17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2" table:number-columns-repeated="6"/>
          <table:table-cell table:style-name="ce15" table:number-columns-repeated="73"/>
          <table:table-cell table:style-name="ce16" table:number-columns-repeated="945"/>
        </table:table-row>
        <table:table-row table:style-name="ro3">
          <table:table-cell table:style-name="ce3" office:value-type="string" calcext:value-type="string" table:number-columns-spanned="2" table:number-rows-spanned="1">
            <text:p>Projeto Software</text:p>
          </table:table-cell>
          <table:covered-table-cell table:style-name="ce3"/>
          <table:table-cell table:style-name="ce22" office:value-type="string" calcext:value-type="string" table:number-columns-spanned="4" table:number-rows-spanned="1">
            <text:p>&lt; Informar o nome da aplicação a que se refere a contagem &gt;</text:p>
          </table:table-cell>
          <table:covered-table-cell table:number-columns-repeated="3" table:style-name="ce27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4"/>
          <table:table-cell table:style-name="ce2" table:number-columns-repeated="4"/>
          <table:table-cell table:style-name="ce5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5" office:value-type="string" calcext:value-type="string">
            <text:p>Histórico deste documento</text:p>
          </table:table-cell>
          <table:table-cell table:style-name="ce2" table:number-columns-repeated="5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6" office:value-type="string" calcext:value-type="string">
            <text:p>Versão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Revisor</text:p>
          </table:table-cell>
          <table:table-cell table:style-name="ce6" office:value-type="string" calcext:value-type="string">
            <text:p>Aprovado Por</text:p>
          </table:table-cell>
          <table:table-cell table:style-name="ce6" office:value-type="string" calcext:value-type="string">
            <text:p>Descrição</text:p>
          </table:table-cell>
          <table:table-cell table:style-name="ce15" table:number-columns-repeated="73"/>
          <table:table-cell table:style-name="ce16" table:number-columns-repeated="945"/>
        </table:table-row>
        <table:table-row table:style-name="ro4">
          <table:table-cell table:style-name="ce7"/>
          <table:table-cell table:style-name="ce18"/>
          <table:table-cell table:style-name="ce23" table:number-columns-repeated="3"/>
          <table:table-cell table:style-name="ce28"/>
          <table:table-cell table:style-name="ce15" table:number-columns-repeated="73"/>
          <table:table-cell table:style-name="ce16" table:number-columns-repeated="945"/>
        </table:table-row>
        <table:table-row table:style-name="ro2" table:number-rows-repeated="9">
          <table:table-cell table:style-name="ce7"/>
          <table:table-cell table:style-name="ce18"/>
          <table:table-cell table:style-name="ce23" table:number-columns-repeated="3"/>
          <table:table-cell table:style-name="ce29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8"/>
          <table:table-cell table:style-name="ce19"/>
          <table:table-cell table:style-name="ce2" table:number-columns-repeated="4"/>
          <table:table-cell table:style-name="ce15" table:number-columns-repeated="73"/>
          <table:table-cell table:style-name="ce16" table:number-columns-repeated="945"/>
        </table:table-row>
        <table:table-row table:style-name="ro3">
          <table:table-cell table:style-name="ce9" office:value-type="string" calcext:value-type="string" table:number-columns-spanned="2" table:number-rows-spanned="1">
            <text:p>Artefatos utilizados na Contagem</text:p>
          </table:table-cell>
          <table:covered-table-cell table:style-name="ce19"/>
          <table:table-cell table:style-name="ce2" table:number-columns-repeated="4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6" office:value-type="string" calcext:value-type="string">
            <text:p>Data artefato</text:p>
          </table:table-cell>
          <table:table-cell table:style-name="ce6" office:value-type="string" calcext:value-type="string">
            <text:p>Versão artefato</text:p>
          </table:table-cell>
          <table:table-cell table:style-name="ce24" office:value-type="string" calcext:value-type="string" table:number-columns-spanned="4" table:number-rows-spanned="1">
            <text:p>Nome artefato</text:p>
          </table:table-cell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5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6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6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6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6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6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6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6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6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7"/>
          <table:table-cell table:style-name="ce18"/>
          <table:table-cell table:style-name="ce26" table:number-columns-spanned="4" table:number-rows-spanned="1"/>
          <table:covered-table-cell table:number-columns-repeated="3" table:style-name="ce2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10"/>
          <table:table-cell table:style-name="ce20"/>
          <table:table-cell table:style-name="ce2" table:number-columns-repeated="4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11" office:value-type="string" calcext:value-type="string">
            <text:p>Parecer do Estimador</text:p>
          </table:table-cell>
          <table:table-cell table:style-name="ce2" table:number-columns-repeated="5"/>
          <table:table-cell table:style-name="ce15" table:number-columns-repeated="73"/>
          <table:table-cell table:style-name="ce16" table:number-columns-repeated="945"/>
        </table:table-row>
        <table:table-row table:style-name="ro2">
          <table:table-cell table:style-name="ce12" table:number-columns-spanned="6" table:number-rows-spanned="5"/>
          <table:covered-table-cell table:number-columns-repeated="5" table:style-name="ce21"/>
          <table:table-cell table:style-name="ce15" table:number-columns-repeated="73"/>
          <table:table-cell table:style-name="ce16" table:number-columns-repeated="945"/>
        </table:table-row>
        <table:table-row table:style-name="ro2">
          <table:covered-table-cell table:number-columns-repeated="6" table:style-name="ce13"/>
          <table:table-cell table:style-name="ce15" table:number-columns-repeated="73"/>
          <table:table-cell table:style-name="ce16" table:number-columns-repeated="945"/>
        </table:table-row>
        <table:table-row table:style-name="ro2">
          <table:covered-table-cell table:number-columns-repeated="6" table:style-name="ce13"/>
          <table:table-cell table:style-name="ce15" table:number-columns-repeated="73"/>
          <table:table-cell table:style-name="ce16" table:number-columns-repeated="945"/>
        </table:table-row>
        <table:table-row table:style-name="ro2">
          <table:covered-table-cell table:number-columns-repeated="6" table:style-name="ce13"/>
          <table:table-cell table:style-name="ce15" table:number-columns-repeated="73"/>
          <table:table-cell table:style-name="ce16" table:number-columns-repeated="945"/>
        </table:table-row>
        <table:table-row table:style-name="ro2">
          <table:covered-table-cell table:number-columns-repeated="6" table:style-name="ce14"/>
          <table:table-cell table:style-name="ce15" table:number-columns-repeated="73"/>
          <table:table-cell table:style-name="ce16" table:number-columns-repeated="945"/>
        </table:table-row>
        <table:table-row table:style-name="ro2" table:number-rows-repeated="124">
          <table:table-cell table:style-name="ce15" table:number-columns-repeated="1024"/>
        </table:table-row>
        <table:table-row table:style-name="ro2" table:number-rows-repeated="65384">
          <table:table-cell table:style-name="ce16" table:number-columns-repeated="1024"/>
        </table:table-row>
        <table:table-row table:style-name="ro2" table:number-rows-repeated="9830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1" table:print-ranges="Sumário.A1:Sumário.J5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6" table:number-columns-repeated="1004" table:default-cell-style-name="Default"/>
        <table:table-row table:style-name="ro5">
          <table:table-cell table:style-name="ce30"/>
          <table:table-cell table:style-name="ce47" office:value-type="string" calcext:value-type="string" table:number-columns-spanned="8" table:number-rows-spanned="1">
            <text:p>Informações da contagem de ponto de função</text:p>
          </table:table-cell>
          <table:covered-table-cell table:style-name="ce84"/>
          <table:covered-table-cell table:style-name="ce116"/>
          <table:covered-table-cell table:number-columns-repeated="5" table:style-name="ce136"/>
          <table:table-cell table:style-name="ce175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48"/>
          <table:table-cell table:style-name="ce85"/>
          <table:table-cell table:style-name="ce44"/>
          <table:table-cell table:style-name="ce33" table:number-columns-repeated="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5" table:formula="of:=[Validar.A1]" office:value-type="string" office:string-value="Roteiro SISP" calcext:value-type="string">
            <text:p>Roteiro SISP</text:p>
          </table:table-cell>
          <table:table-cell table:style-name="ce86" table:formula="of:=[Validar.B1]" office:value-type="string" office:string-value="2.0" calcext:value-type="string">
            <text:p>2.0</text:p>
          </table:table-cell>
          <table:table-cell table:style-name="ce44"/>
          <table:table-cell table:style-name="ce137" office:value-type="string" calcext:value-type="string">
            <text:p>CPM:</text:p>
          </table:table-cell>
          <table:table-cell table:style-name="ce145" table:formula="of:=[Validar.B3]" office:value-type="string" office:string-value="4.3.1" calcext:value-type="string">
            <text:p>4.3.1</text:p>
          </table:table-cell>
          <table:table-cell table:style-name="ce33"/>
          <table:table-cell table:style-name="ce137" office:value-type="string" calcext:value-type="string">
            <text:p>Versão Planilha:</text:p>
          </table:table-cell>
          <table:table-cell table:style-name="ce145" table:formula="of:=[Validar.D25]" office:value-type="string" office:string-value="Modelo 1.1" calcext:value-type="string">
            <text:p>Modelo 1.1</text:p>
          </table:table-cell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48"/>
          <table:table-cell table:style-name="ce85"/>
          <table:table-cell table:style-name="ce44"/>
          <table:table-cell table:style-name="ce33" table:number-columns-repeated="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6">
          <table:table-cell table:style-name="ce31"/>
          <table:table-cell table:style-name="ce49" office:value-type="string" calcext:value-type="string">
            <text:p>Projeto/Aplicação:</text:p>
          </table:table-cell>
          <table:table-cell table:style-name="ce87" table:formula="of:=[Versão.C3]" office:value-type="string" office:string-value="&lt; Informar o nome da aplicação a que se refere a contagem &gt;" calcext:value-type="string" table:number-columns-spanned="7" table:number-rows-spanned="1">
            <office:annotation draw:style-name="gr1" draw:text-style-name="P1" svg:width="2.899cm" svg:height="0.991cm" svg:x="20.814cm" svg:y="0.299cm" draw:caption-point-x="-0.61cm" draw:caption-point-y="1.51cm">
              <dc:date>2014-07-03T00:00:00</dc:date>
              <text:p text:style-name="P1"><text:span text:style-name="T1">Preenchido na aba Versão</text:span></text:p>
            </office:annotation>
            <text:p>&lt; Informar o nome da aplicação a que se refere a contagem &gt;</text:p>
          </table:table-cell>
          <table:covered-table-cell table:style-name="ce117"/>
          <table:covered-table-cell table:number-columns-repeated="5" table:style-name="ce138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48"/>
          <table:table-cell table:style-name="ce85"/>
          <table:table-cell table:style-name="ce44"/>
          <table:table-cell table:style-name="ce33" table:number-columns-repeated="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50" office:value-type="string" calcext:value-type="string">
            <text:p>Linguagem:</text:p>
          </table:table-cell>
          <table:table-cell table:style-name="ce88" table:content-validation-name="val1" table:number-columns-spanned="3" table:number-rows-spanned="1"/>
          <table:covered-table-cell table:style-name="ce44"/>
          <table:covered-table-cell table:style-name="ce33"/>
          <table:table-cell table:style-name="ce146" table:number-columns-repeated="4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48"/>
          <table:table-cell table:style-name="ce85"/>
          <table:table-cell table:style-name="ce44"/>
          <table:table-cell table:style-name="ce33" table:number-columns-repeated="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51" office:value-type="string" calcext:value-type="string">
            <text:p>Banco de Dados:</text:p>
          </table:table-cell>
          <table:table-cell table:style-name="ce89" table:number-columns-spanned="3" table:number-rows-spanned="1"/>
          <table:covered-table-cell table:style-name="ce44"/>
          <table:covered-table-cell table:style-name="ce33"/>
          <table:table-cell table:style-name="ce33" table:number-columns-repeated="4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48"/>
          <table:table-cell table:style-name="ce85"/>
          <table:table-cell table:style-name="ce44"/>
          <table:table-cell table:style-name="ce33" table:number-columns-repeated="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51" office:value-type="string" calcext:value-type="string">
            <text:p>Plataforma:</text:p>
          </table:table-cell>
          <table:table-cell table:style-name="ce90" table:content-validation-name="val2" table:number-columns-spanned="3" table:number-rows-spanned="1"/>
          <table:covered-table-cell table:style-name="ce44"/>
          <table:covered-table-cell table:style-name="ce33"/>
          <table:table-cell table:style-name="ce33" table:number-columns-repeated="4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48"/>
          <table:table-cell table:style-name="ce85"/>
          <table:table-cell table:style-name="ce44"/>
          <table:table-cell table:style-name="ce33" table:number-columns-repeated="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7">
          <table:table-cell table:style-name="ce31"/>
          <table:table-cell table:style-name="ce51" office:value-type="string" calcext:value-type="string">
            <text:p>Tipo da Contagem:</text:p>
          </table:table-cell>
          <table:table-cell table:style-name="ce90" table:content-validation-name="val3" office:value-type="string" calcext:value-type="string" table:number-columns-spanned="3" table:number-rows-spanned="1">
            <text:p>Estimativa Inicial</text:p>
          </table:table-cell>
          <table:covered-table-cell table:style-name="ce44"/>
          <table:covered-table-cell table:style-name="ce33"/>
          <table:table-cell table:style-name="ce147"/>
          <table:table-cell table:style-name="ce156" office:value-type="string" calcext:value-type="string">
            <text:p>Método de Contagem:</text:p>
          </table:table-cell>
          <table:table-cell table:style-name="ce159" table:content-validation-name="val6" office:value-type="string" calcext:value-type="string" table:number-columns-spanned="2" table:number-rows-spanned="1">
            <text:p>Contagem Detalhada</text:p>
          </table:table-cell>
          <table:covered-table-cell table:style-name="ce33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1"/>
          <table:table-cell table:style-name="ce48"/>
          <table:table-cell table:style-name="ce85"/>
          <table:table-cell table:style-name="ce44"/>
          <table:table-cell table:style-name="ce33" table:number-columns-repeated="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8">
          <table:table-cell table:style-name="ce31"/>
          <table:table-cell table:style-name="ce9" office:value-type="string" calcext:value-type="string" table:number-columns-spanned="1" table:number-rows-spanned="3">
            <text:p>Propósito, Escopo, Fronteira e <text:s text:c="3"/>Observações:</text:p>
          </table:table-cell>
          <table:table-cell table:style-name="ce91" office:value-type="string" calcext:value-type="string" table:number-columns-spanned="7" table:number-rows-spanned="4">
            <text:p>&lt; Por exemplo, (i) fornecer uma contagem de PF como insumo para o processo de estimativas de prazos e esforços para o desenvolvimento da aplicação; (ii) fornecer uma contagem de PF da base instalada de aplicações. &gt;</text:p>
          </table:table-cell>
          <table:covered-table-cell table:number-columns-repeated="6" table:style-name="ce5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8">
          <table:table-cell table:style-name="ce31"/>
          <table:covered-table-cell table:style-name="ce52"/>
          <table:covered-table-cell table:number-columns-repeated="7" table:style-name="ce92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8">
          <table:table-cell table:style-name="ce31"/>
          <table:covered-table-cell table:style-name="ce52"/>
          <table:covered-table-cell table:number-columns-repeated="7" table:style-name="ce5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8">
          <table:table-cell table:style-name="ce31"/>
          <table:table-cell table:style-name="ce53"/>
          <table:covered-table-cell table:style-name="ce93"/>
          <table:covered-table-cell table:number-columns-repeated="6" table:style-name="ce55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9">
          <table:table-cell table:style-name="ce32"/>
          <table:table-cell table:style-name="ce54"/>
          <table:table-cell table:style-name="ce94" table:number-columns-repeated="7"/>
          <table:table-cell table:style-name="ce177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8">
          <table:table-cell table:style-name="ce33"/>
          <table:table-cell table:style-name="ce52"/>
          <table:table-cell table:style-name="ce55" table:number-columns-repeated="7"/>
          <table:table-cell table:style-name="ce44" table:number-columns-repeated="247"/>
          <table:table-cell table:style-name="ce15" table:number-columns-repeated="761"/>
          <table:table-cell table:number-columns-repeated="7"/>
        </table:table-row>
        <table:table-row table:style-name="ro8">
          <table:table-cell table:style-name="ce30"/>
          <table:table-cell table:style-name="ce47" office:value-type="string" calcext:value-type="string" table:number-columns-spanned="8" table:number-rows-spanned="1">
            <text:p>Resumo da contagem de pontos de função</text:p>
          </table:table-cell>
          <table:covered-table-cell table:number-columns-repeated="7" table:style-name="ce95"/>
          <table:table-cell table:style-name="ce175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8">
          <table:table-cell table:style-name="ce31"/>
          <table:table-cell table:style-name="ce55" table:number-columns-repeated="8"/>
          <table:table-cell table:style-name="ce178"/>
          <table:table-cell table:style-name="ce146" table:number-columns-repeated="7"/>
          <table:table-cell table:style-name="ce44" table:number-columns-repeated="239"/>
          <table:table-cell table:style-name="ce15" table:number-columns-repeated="761"/>
          <table:table-cell table:number-columns-repeated="7"/>
        </table:table-row>
        <table:table-row table:style-name="ro10">
          <table:table-cell table:style-name="ce34"/>
          <table:table-cell table:style-name="ce56" table:number-columns-spanned="1" table:number-rows-spanned="2"/>
          <table:table-cell table:style-name="ce44"/>
          <table:table-cell table:style-name="ce118" office:value-type="string" calcext:value-type="string" table:number-columns-spanned="3" table:number-rows-spanned="1">
            <text:p>Quantidade</text:p>
          </table:table-cell>
          <table:covered-table-cell table:style-name="ce139"/>
          <table:covered-table-cell table:style-name="ce148"/>
          <table:table-cell table:style-name="ce118" office:value-type="string" calcext:value-type="string" table:number-columns-spanned="3" table:number-rows-spanned="1">
            <text:p>Total de PF</text:p>
          </table:table-cell>
          <table:covered-table-cell table:style-name="ce139"/>
          <table:covered-table-cell table:style-name="ce148"/>
          <table:table-cell table:style-name="ce178"/>
          <table:table-cell table:style-name="ce146" table:number-columns-repeated="7"/>
          <table:table-cell table:style-name="ce44" table:number-columns-repeated="239"/>
          <table:table-cell table:style-name="ce15" table:number-columns-repeated="761"/>
          <table:table-cell table:number-columns-repeated="7"/>
        </table:table-row>
        <table:table-row table:style-name="ro10">
          <table:table-cell table:style-name="ce34"/>
          <table:covered-table-cell table:style-name="ce44"/>
          <table:table-cell table:style-name="ce44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Baixa </text:p>
          </table:table-cell>
          <table:table-cell table:style-name="ce119" office:value-type="string" calcext:value-type="string">
            <text:p>Média</text:p>
          </table:table-cell>
          <table:table-cell table:style-name="ce165" office:value-type="string" calcext:value-type="string">
            <text:p>Alta</text:p>
          </table:table-cell>
          <table:table-cell table:style-name="ce178"/>
          <table:table-cell table:style-name="ce146" table:number-columns-repeated="7"/>
          <table:table-cell table:style-name="ce44" table:number-columns-repeated="239"/>
          <table:table-cell table:style-name="ce15" table:number-columns-repeated="761"/>
          <table:table-cell table:number-columns-repeated="7"/>
        </table:table-row>
        <table:table-row table:style-name="ro11">
          <table:table-cell table:style-name="ce35"/>
          <table:table-cell table:style-name="ce57" office:value-type="string" calcext:value-type="string" table:number-columns-spanned="1" table:number-rows-spanned="3">
            <text:p>ALI</text:p>
            <text:p><text:span text:style-name="T3">Arquivo Lógico Interno</text:span></text:p>
          </table:table-cell>
          <table:table-cell table:style-name="ce96" office:value-type="string" calcext:value-type="string">
            <text:p>Função de Dados</text:p>
          </table:table-cell>
          <table:table-cell table:style-name="ce120" table:formula="of:=[ALI.E64]" office:value-type="float" office:value="0" calcext:value-type="float">
            <text:p>0</text:p>
          </table:table-cell>
          <table:table-cell table:style-name="ce120" table:formula="of:=[ALI.E65]" office:value-type="float" office:value="0" calcext:value-type="float">
            <text:p>0</text:p>
          </table:table-cell>
          <table:table-cell table:style-name="ce120" table:formula="of:=[ALI.E66]" office:value-type="float" office:value="0" calcext:value-type="float">
            <text:p>0</text:p>
          </table:table-cell>
          <table:table-cell table:style-name="ce120" table:formula="of:=[ALI.I64]" office:value-type="float" office:value="0" calcext:value-type="float">
            <text:p>0</text:p>
          </table:table-cell>
          <table:table-cell table:style-name="ce120" table:formula="of:=[ALI.I65]" office:value-type="float" office:value="0" calcext:value-type="float">
            <text:p>0</text:p>
          </table:table-cell>
          <table:table-cell table:style-name="ce166" table:formula="of:=[ALI.I66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5"/>
          <table:covered-table-cell table:style-name="ce58"/>
          <table:table-cell table:style-name="ce97" office:value-type="string" calcext:value-type="string">
            <text:p>Retrabalho</text:p>
          </table:table-cell>
          <table:table-cell table:style-name="ce121" table:formula="of:=[ALI.E69]" office:value-type="float" office:value="0" calcext:value-type="float">
            <text:p>0</text:p>
          </table:table-cell>
          <table:table-cell table:style-name="ce121" table:formula="of:=[ALI.E70]" office:value-type="float" office:value="0" calcext:value-type="float">
            <text:p>0</text:p>
          </table:table-cell>
          <table:table-cell table:style-name="ce121" table:formula="of:=[ALI.E71]" office:value-type="float" office:value="0" calcext:value-type="float">
            <text:p>0</text:p>
          </table:table-cell>
          <table:table-cell table:style-name="ce121" table:formula="of:=[ALI.I69]" office:value-type="float" office:value="0" calcext:value-type="float">
            <text:p>0</text:p>
          </table:table-cell>
          <table:table-cell table:style-name="ce121" table:formula="of:=[ALI.I70]" office:value-type="float" office:value="0" calcext:value-type="float">
            <text:p>0</text:p>
          </table:table-cell>
          <table:table-cell table:style-name="ce167" table:formula="of:=[ALI.I71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6"/>
          <table:covered-table-cell table:style-name="ce59"/>
          <table:table-cell table:style-name="ce98" office:value-type="string" calcext:value-type="string">
            <text:p>Total de ALI</text:p>
          </table:table-cell>
          <table:table-cell table:style-name="ce122" table:formula="of:=[ALI.E74]" office:value-type="float" office:value="0" calcext:value-type="float">
            <text:p>0</text:p>
          </table:table-cell>
          <table:table-cell table:style-name="ce122" table:formula="of:=[ALI.E75]" office:value-type="float" office:value="0" calcext:value-type="float">
            <text:p>0</text:p>
          </table:table-cell>
          <table:table-cell table:style-name="ce122" table:formula="of:=[ALI.E76]" office:value-type="float" office:value="0" calcext:value-type="float">
            <text:p>0</text:p>
          </table:table-cell>
          <table:table-cell table:style-name="ce122" table:formula="of:=[.G25]+[.G26]" office:value-type="float" office:value="0" calcext:value-type="float">
            <text:p>0</text:p>
          </table:table-cell>
          <table:table-cell table:style-name="ce122" table:formula="of:=[.H25]+[.H26]" office:value-type="float" office:value="0" calcext:value-type="float">
            <text:p>0</text:p>
          </table:table-cell>
          <table:table-cell table:style-name="ce168" table:formula="of:=[.I25]+[.I26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9">
          <table:table-cell table:style-name="ce37"/>
          <table:table-cell table:style-name="ce60"/>
          <table:table-cell table:style-name="ce99"/>
          <table:table-cell table:style-name="ce123" table:number-columns-repeated="6"/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table-cell table:style-name="ce57" office:value-type="string" calcext:value-type="string" table:number-columns-spanned="1" table:number-rows-spanned="3">
            <text:p>AIE</text:p>
            <text:p><text:span text:style-name="T3">Arquivo de Interface Externa</text:span></text:p>
          </table:table-cell>
          <table:table-cell table:style-name="ce96" office:value-type="string" calcext:value-type="string">
            <text:p>Função de Dados</text:p>
          </table:table-cell>
          <table:table-cell table:style-name="ce120" table:formula="of:=[AIE.E65]" office:value-type="float" office:value="0" calcext:value-type="float">
            <text:p>0</text:p>
          </table:table-cell>
          <table:table-cell table:style-name="ce120" table:formula="of:=[AIE.E66]" office:value-type="float" office:value="0" calcext:value-type="float">
            <text:p>0</text:p>
          </table:table-cell>
          <table:table-cell table:style-name="ce120" table:formula="of:=[AIE.E67]" office:value-type="float" office:value="0" calcext:value-type="float">
            <text:p>0</text:p>
          </table:table-cell>
          <table:table-cell table:style-name="ce120" table:formula="of:=[AIE.I65]" office:value-type="float" office:value="0" calcext:value-type="float">
            <text:p>0</text:p>
          </table:table-cell>
          <table:table-cell table:style-name="ce120" table:formula="of:=[AIE.I66]" office:value-type="float" office:value="0" calcext:value-type="float">
            <text:p>0</text:p>
          </table:table-cell>
          <table:table-cell table:style-name="ce166" table:formula="of:=[AIE.I67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covered-table-cell table:style-name="ce58"/>
          <table:table-cell table:style-name="ce97" office:value-type="string" calcext:value-type="string">
            <text:p>Retrabalho</text:p>
          </table:table-cell>
          <table:table-cell table:style-name="ce121" table:formula="of:=[AIE.E70]" office:value-type="float" office:value="0" calcext:value-type="float">
            <text:p>0</text:p>
          </table:table-cell>
          <table:table-cell table:style-name="ce121" table:formula="of:=[AIE.E71]" office:value-type="float" office:value="0" calcext:value-type="float">
            <text:p>0</text:p>
          </table:table-cell>
          <table:table-cell table:style-name="ce121" table:formula="of:=[AIE.E72]" office:value-type="float" office:value="0" calcext:value-type="float">
            <text:p>0</text:p>
          </table:table-cell>
          <table:table-cell table:style-name="ce121" table:formula="of:=[AIE.I70]" office:value-type="float" office:value="0" calcext:value-type="float">
            <text:p>0</text:p>
          </table:table-cell>
          <table:table-cell table:style-name="ce121" table:formula="of:=[AIE.I71]" office:value-type="float" office:value="0" calcext:value-type="float">
            <text:p>0</text:p>
          </table:table-cell>
          <table:table-cell table:style-name="ce167" table:formula="of:=[AIE.I72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covered-table-cell table:style-name="ce59"/>
          <table:table-cell table:style-name="ce98" office:value-type="string" calcext:value-type="string">
            <text:p>Total de AIE</text:p>
          </table:table-cell>
          <table:table-cell table:style-name="ce122" table:formula="of:=[.D29]+[.D30]" office:value-type="float" office:value="0" calcext:value-type="float">
            <text:p>0</text:p>
          </table:table-cell>
          <table:table-cell table:style-name="ce122" table:formula="of:=[.E29]+[.E30]" office:value-type="float" office:value="0" calcext:value-type="float">
            <text:p>0</text:p>
          </table:table-cell>
          <table:table-cell table:style-name="ce122" table:formula="of:=[.F29]+[.F30]" office:value-type="float" office:value="0" calcext:value-type="float">
            <text:p>0</text:p>
          </table:table-cell>
          <table:table-cell table:style-name="ce122" table:formula="of:=[.G29]+[.G30]" office:value-type="float" office:value="0" calcext:value-type="float">
            <text:p>0</text:p>
          </table:table-cell>
          <table:table-cell table:style-name="ce122" table:formula="of:=[.H29]+[.H30]" office:value-type="float" office:value="0" calcext:value-type="float">
            <text:p>0</text:p>
          </table:table-cell>
          <table:table-cell table:style-name="ce168" table:formula="of:=[.I29]+[.I30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2">
          <table:table-cell table:style-name="ce37"/>
          <table:table-cell table:style-name="ce61"/>
          <table:table-cell table:style-name="ce100"/>
          <table:table-cell table:style-name="ce124" table:number-columns-repeated="6"/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table-cell table:style-name="ce62" office:value-type="string" calcext:value-type="string" table:number-columns-spanned="1" table:number-rows-spanned="3">
            <text:p>EE</text:p>
            <text:p><text:span text:style-name="T3">Entrada Externa</text:span></text:p>
          </table:table-cell>
          <table:table-cell table:style-name="ce96" office:value-type="string" calcext:value-type="string">
            <text:p>Função Transacional</text:p>
          </table:table-cell>
          <table:table-cell table:style-name="ce120" table:formula="of:=[EE.E65]" office:value-type="float" office:value="0" calcext:value-type="float">
            <text:p>0</text:p>
          </table:table-cell>
          <table:table-cell table:style-name="ce120" table:formula="of:=[EE.E66]" office:value-type="float" office:value="0" calcext:value-type="float">
            <text:p>0</text:p>
          </table:table-cell>
          <table:table-cell table:style-name="ce120" table:formula="of:=[EE.E67]" office:value-type="float" office:value="0" calcext:value-type="float">
            <text:p>0</text:p>
          </table:table-cell>
          <table:table-cell table:style-name="ce120" table:formula="of:=[EE.I65]" office:value-type="float" office:value="0" calcext:value-type="float">
            <text:p>0</text:p>
          </table:table-cell>
          <table:table-cell table:style-name="ce120" table:formula="of:=[EE.I66]" office:value-type="float" office:value="0" calcext:value-type="float">
            <text:p>0</text:p>
          </table:table-cell>
          <table:table-cell table:style-name="ce166" table:formula="of:=[EE.I67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covered-table-cell table:style-name="ce58"/>
          <table:table-cell table:style-name="ce97" office:value-type="string" calcext:value-type="string">
            <text:p>Retrabalho</text:p>
          </table:table-cell>
          <table:table-cell table:style-name="ce121" table:formula="of:=[EE.E70]" office:value-type="float" office:value="0" calcext:value-type="float">
            <text:p>0</text:p>
          </table:table-cell>
          <table:table-cell table:style-name="ce121" table:formula="of:=[EE.E71]" office:value-type="float" office:value="0" calcext:value-type="float">
            <text:p>0</text:p>
          </table:table-cell>
          <table:table-cell table:style-name="ce121" table:formula="of:=[EE.E72]" office:value-type="float" office:value="0" calcext:value-type="float">
            <text:p>0</text:p>
          </table:table-cell>
          <table:table-cell table:style-name="ce121" table:formula="of:=[EE.I70]" office:value-type="float" office:value="0" calcext:value-type="float">
            <text:p>0</text:p>
          </table:table-cell>
          <table:table-cell table:style-name="ce121" table:formula="of:=[EE.I71]" office:value-type="float" office:value="0" calcext:value-type="float">
            <text:p>0</text:p>
          </table:table-cell>
          <table:table-cell table:style-name="ce167" table:formula="of:=[EE.I72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covered-table-cell table:style-name="ce59"/>
          <table:table-cell table:style-name="ce98" office:value-type="string" calcext:value-type="string">
            <text:p>Total de EE</text:p>
          </table:table-cell>
          <table:table-cell table:style-name="ce122" table:formula="of:=[.D33]+[.D34]" office:value-type="float" office:value="0" calcext:value-type="float">
            <text:p>0</text:p>
          </table:table-cell>
          <table:table-cell table:style-name="ce122" table:formula="of:=[.E33]+[.E34]" office:value-type="float" office:value="0" calcext:value-type="float">
            <text:p>0</text:p>
          </table:table-cell>
          <table:table-cell table:style-name="ce122" table:formula="of:=[.F33]+[.F34]" office:value-type="float" office:value="0" calcext:value-type="float">
            <text:p>0</text:p>
          </table:table-cell>
          <table:table-cell table:style-name="ce122" table:formula="of:=[.G33]+[.G34]" office:value-type="float" office:value="0" calcext:value-type="float">
            <text:p>0</text:p>
          </table:table-cell>
          <table:table-cell table:style-name="ce122" table:formula="of:=[.H33]+[.H34]" office:value-type="float" office:value="0" calcext:value-type="float">
            <text:p>0</text:p>
          </table:table-cell>
          <table:table-cell table:style-name="ce168" table:formula="of:=[.I33]+[.I34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2">
          <table:table-cell table:style-name="ce37"/>
          <table:table-cell table:style-name="ce61"/>
          <table:table-cell table:style-name="ce100"/>
          <table:table-cell table:style-name="ce123" table:number-columns-repeated="6"/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table-cell table:style-name="ce62" office:value-type="string" calcext:value-type="string" table:number-columns-spanned="1" table:number-rows-spanned="3">
            <text:p>SE</text:p>
            <text:p><text:span text:style-name="T3">Saída Externa</text:span></text:p>
          </table:table-cell>
          <table:table-cell table:style-name="ce96" office:value-type="string" calcext:value-type="string">
            <text:p>Função Transacional</text:p>
          </table:table-cell>
          <table:table-cell table:style-name="ce120" table:formula="of:=[SE.E66]" office:value-type="float" office:value="0" calcext:value-type="float">
            <text:p>0</text:p>
          </table:table-cell>
          <table:table-cell table:style-name="ce120" table:formula="of:=[SE.E67]" office:value-type="float" office:value="0" calcext:value-type="float">
            <text:p>0</text:p>
          </table:table-cell>
          <table:table-cell table:style-name="ce120" table:formula="of:=[SE.E68]" office:value-type="float" office:value="0" calcext:value-type="float">
            <text:p>0</text:p>
          </table:table-cell>
          <table:table-cell table:style-name="ce120" table:formula="of:=[SE.I66]" office:value-type="float" office:value="0" calcext:value-type="float">
            <text:p>0</text:p>
          </table:table-cell>
          <table:table-cell table:style-name="ce120" table:formula="of:=[SE.I67]" office:value-type="float" office:value="0" calcext:value-type="float">
            <text:p>0</text:p>
          </table:table-cell>
          <table:table-cell table:style-name="ce166" table:formula="of:=[SE.I68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covered-table-cell table:style-name="ce58"/>
          <table:table-cell table:style-name="ce97" office:value-type="string" calcext:value-type="string">
            <text:p>Retrabalho</text:p>
          </table:table-cell>
          <table:table-cell table:style-name="ce121" table:formula="of:=[SE.E71]" office:value-type="float" office:value="0" calcext:value-type="float">
            <text:p>0</text:p>
          </table:table-cell>
          <table:table-cell table:style-name="ce121" table:formula="of:=[SE.E72]" office:value-type="float" office:value="0" calcext:value-type="float">
            <text:p>0</text:p>
          </table:table-cell>
          <table:table-cell table:style-name="ce121" table:formula="of:=[EE.E72]" office:value-type="float" office:value="0" calcext:value-type="float">
            <text:p>0</text:p>
          </table:table-cell>
          <table:table-cell table:style-name="ce121" table:formula="of:=[SE.I71]" office:value-type="float" office:value="0" calcext:value-type="float">
            <text:p>0</text:p>
          </table:table-cell>
          <table:table-cell table:style-name="ce121" table:formula="of:=[SE.I72]" office:value-type="float" office:value="0" calcext:value-type="float">
            <text:p>0</text:p>
          </table:table-cell>
          <table:table-cell table:style-name="ce167" table:formula="of:=[SE.I73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covered-table-cell table:style-name="ce59"/>
          <table:table-cell table:style-name="ce98" office:value-type="string" calcext:value-type="string">
            <text:p>Total de SE</text:p>
          </table:table-cell>
          <table:table-cell table:style-name="ce122" table:formula="of:=[.D37]+[.D38]" office:value-type="float" office:value="0" calcext:value-type="float">
            <text:p>0</text:p>
          </table:table-cell>
          <table:table-cell table:style-name="ce122" table:formula="of:=[.E37]+[.E38]" office:value-type="float" office:value="0" calcext:value-type="float">
            <text:p>0</text:p>
          </table:table-cell>
          <table:table-cell table:style-name="ce122" table:formula="of:=[.F37]+[.F38]" office:value-type="float" office:value="0" calcext:value-type="float">
            <text:p>0</text:p>
          </table:table-cell>
          <table:table-cell table:style-name="ce122" table:formula="of:=[.G37]+[.G38]" office:value-type="float" office:value="0" calcext:value-type="float">
            <text:p>0</text:p>
          </table:table-cell>
          <table:table-cell table:style-name="ce122" table:formula="of:=[.H37]+[.H38]" office:value-type="float" office:value="0" calcext:value-type="float">
            <text:p>0</text:p>
          </table:table-cell>
          <table:table-cell table:style-name="ce168" table:formula="of:=[.I37]+[.I38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2">
          <table:table-cell table:style-name="ce37"/>
          <table:table-cell table:style-name="ce61"/>
          <table:table-cell table:style-name="ce100"/>
          <table:table-cell table:style-name="ce124" table:number-columns-repeated="6"/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7"/>
          <table:table-cell table:style-name="ce62" office:value-type="string" calcext:value-type="string" table:number-columns-spanned="1" table:number-rows-spanned="3">
            <text:p>CE</text:p>
            <text:p><text:span text:style-name="T3">Consulta Externa</text:span></text:p>
          </table:table-cell>
          <table:table-cell table:style-name="ce96" office:value-type="string" calcext:value-type="string">
            <text:p>Função Transacional</text:p>
          </table:table-cell>
          <table:table-cell table:style-name="ce120" table:formula="of:=[CE.E65]" office:value-type="float" office:value="0" calcext:value-type="float">
            <text:p>0</text:p>
          </table:table-cell>
          <table:table-cell table:style-name="ce120" table:formula="of:=[CE.E66]" office:value-type="float" office:value="0" calcext:value-type="float">
            <text:p>0</text:p>
          </table:table-cell>
          <table:table-cell table:style-name="ce120" table:formula="of:=[CE.E67]" office:value-type="float" office:value="0" calcext:value-type="float">
            <text:p>0</text:p>
          </table:table-cell>
          <table:table-cell table:style-name="ce120" table:formula="of:=[CE.I65]" office:value-type="float" office:value="0" calcext:value-type="float">
            <text:p>0</text:p>
          </table:table-cell>
          <table:table-cell table:style-name="ce120" table:formula="of:=[CE.I66]" office:value-type="float" office:value="0" calcext:value-type="float">
            <text:p>0</text:p>
          </table:table-cell>
          <table:table-cell table:style-name="ce166" table:formula="of:=[CE.I67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8"/>
          <table:covered-table-cell table:style-name="ce58"/>
          <table:table-cell table:style-name="ce97" office:value-type="string" calcext:value-type="string">
            <text:p>Retrabalho</text:p>
          </table:table-cell>
          <table:table-cell table:style-name="ce121" table:formula="of:=[CE.E70]" office:value-type="float" office:value="0" calcext:value-type="float">
            <text:p>0</text:p>
          </table:table-cell>
          <table:table-cell table:style-name="ce121" table:formula="of:=[CE.E71]" office:value-type="float" office:value="0" calcext:value-type="float">
            <text:p>0</text:p>
          </table:table-cell>
          <table:table-cell table:style-name="ce121" table:formula="of:=[CE.I72]" office:value-type="float" office:value="0" calcext:value-type="float">
            <text:p>0</text:p>
          </table:table-cell>
          <table:table-cell table:style-name="ce121" table:formula="of:=[CE.I70]" office:value-type="float" office:value="0" calcext:value-type="float">
            <text:p>0</text:p>
          </table:table-cell>
          <table:table-cell table:style-name="ce121" table:formula="of:=[CE.I71]" office:value-type="float" office:value="0" calcext:value-type="float">
            <text:p>0</text:p>
          </table:table-cell>
          <table:table-cell table:style-name="ce167" table:formula="of:=[CE.I72]" office:value-type="float" office:value="0" calcext:value-type="float">
            <text:p>0</text:p>
          </table:table-cell>
          <table:table-cell table:style-name="ce179"/>
          <table:table-cell table:style-name="ce183" table:number-columns-repeated="7"/>
          <table:table-cell table:style-name="ce184" table:number-columns-repeated="239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11">
          <table:table-cell table:style-name="ce38"/>
          <table:covered-table-cell table:style-name="ce59"/>
          <table:table-cell table:style-name="ce98" office:value-type="string" calcext:value-type="string">
            <text:p>Total de CE</text:p>
          </table:table-cell>
          <table:table-cell table:style-name="ce122" table:formula="of:=[.D41]+[.D42]" office:value-type="float" office:value="0" calcext:value-type="float">
            <text:p>0</text:p>
          </table:table-cell>
          <table:table-cell table:style-name="ce122" table:formula="of:=[.E41]+[.E42]" office:value-type="float" office:value="0" calcext:value-type="float">
            <text:p>0</text:p>
          </table:table-cell>
          <table:table-cell table:style-name="ce122" table:formula="of:=[.F41]+[.F42]" office:value-type="float" office:value="0" calcext:value-type="float">
            <text:p>0</text:p>
          </table:table-cell>
          <table:table-cell table:style-name="ce122" table:formula="of:=[.G41]+[.G42]" office:value-type="float" office:value="0" calcext:value-type="float">
            <text:p>0</text:p>
          </table:table-cell>
          <table:table-cell table:style-name="ce122" table:formula="of:=[.H41]+[.H42]" office:value-type="float" office:value="0" calcext:value-type="float">
            <text:p>0</text:p>
          </table:table-cell>
          <table:table-cell table:style-name="ce168" table:formula="of:=[.I41]+[.I42]" office:value-type="float" office:value="0" calcext:value-type="float">
            <text:p>0</text:p>
          </table:table-cell>
          <table:table-cell table:style-name="ce180"/>
          <table:table-cell table:style-name="ce184" table:number-columns-repeated="246"/>
          <table:table-cell table:style-name="ce190" table:number-columns-repeated="761"/>
          <table:table-cell table:style-name="ce192"/>
          <table:table-cell table:number-columns-repeated="6"/>
        </table:table-row>
        <table:table-row table:style-name="ro9">
          <table:table-cell table:style-name="ce31"/>
          <table:table-cell table:style-name="ce55" table:number-columns-repeated="8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10">
          <table:table-cell table:style-name="ce31"/>
          <table:table-cell table:style-name="ce63" office:value-type="string" calcext:value-type="string" table:number-columns-spanned="7" table:number-rows-spanned="1">
            <text:p>PF Função de Dados:</text:p>
          </table:table-cell>
          <table:covered-table-cell table:number-columns-repeated="6" table:style-name="ce101"/>
          <table:table-cell table:style-name="ce169" table:formula="of:=SUM(([.G27:.I27]);([.G31:.I31]))" office:value-type="float" office:value="0" calcext:value-type="float">
            <text:p>0</text:p>
          </table:table-cell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10">
          <table:table-cell table:style-name="ce31"/>
          <table:table-cell table:style-name="ce64" office:value-type="string" calcext:value-type="string" table:number-columns-spanned="7" table:number-rows-spanned="1">
            <text:p>PF Retrabalho:</text:p>
          </table:table-cell>
          <table:covered-table-cell table:number-columns-repeated="6" table:style-name="ce102"/>
          <table:table-cell table:style-name="ce170" table:formula="of:=SUM(([.G26:.I26]);([.G30:.I30]);([.G34:.I34]);([.G38:.I38]);([.G42:.I42]))" office:value-type="float" office:value="0" calcext:value-type="float">
            <text:p>0</text:p>
          </table:table-cell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10">
          <table:table-cell table:style-name="ce31"/>
          <table:table-cell table:style-name="ce64" office:value-type="string" calcext:value-type="string" table:number-columns-spanned="7" table:number-rows-spanned="1">
            <text:p>PF Função Transacional:</text:p>
          </table:table-cell>
          <table:covered-table-cell table:number-columns-repeated="6" table:style-name="ce102"/>
          <table:table-cell table:style-name="ce170" table:formula="of:=SUM(([.G35:.I35]);([.G39:.I39]);([.G43:.I43]))" office:value-type="float" office:value="0" calcext:value-type="float">
            <text:p>0</text:p>
          </table:table-cell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10">
          <table:table-cell table:style-name="ce31"/>
          <table:table-cell table:style-name="ce65" office:value-type="string" calcext:value-type="string" table:number-columns-spanned="7" table:number-rows-spanned="1">
            <text:p>Total de PF Bruto:</text:p>
          </table:table-cell>
          <table:covered-table-cell table:number-columns-repeated="6" table:style-name="ce103"/>
          <table:table-cell table:style-name="ce171" table:formula="of:=SUM(([.G27:.I27]);([.G31:.I31]);([.G35:.I35]);([.G39:.I39]);([.G43:.I43]))" office:value-type="float" office:value="0" calcext:value-type="float">
            <text:p>0</text:p>
          </table:table-cell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9">
          <table:table-cell table:style-name="ce31"/>
          <table:table-cell table:style-name="ce55" table:number-columns-repeated="8"/>
          <table:table-cell table:style-name="ce176"/>
          <table:table-cell table:style-name="ce44" table:number-columns-repeated="246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39"/>
          <table:table-cell table:style-name="ce66"/>
          <table:table-cell table:style-name="ce104"/>
          <table:table-cell table:style-name="ce125"/>
          <table:table-cell table:style-name="ce140" table:number-columns-repeated="4"/>
          <table:table-cell table:style-name="ce172"/>
          <table:table-cell table:style-name="ce178"/>
          <table:table-cell table:style-name="ce146" table:number-columns-repeated="10"/>
          <table:table-cell table:style-name="ce44" table:number-columns-repeated="22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5">
          <table:table-cell table:style-name="ce39"/>
          <table:table-cell table:style-name="ce67" office:value-type="string" calcext:value-type="string" table:number-columns-spanned="2" table:number-rows-spanned="1">
            <text:p>Scope Creep:</text:p>
          </table:table-cell>
          <table:covered-table-cell/>
          <table:table-cell table:style-name="ce126" table:content-validation-name="val4" office:value-type="string" calcext:value-type="string" table:number-columns-spanned="2" table:number-rows-spanned="1">
            <text:p>Não</text:p>
          </table:table-cell>
          <table:covered-table-cell/>
          <table:table-cell table:style-name="ce146"/>
          <table:table-cell table:style-name="ce3" office:value-type="string" calcext:value-type="string">
            <text:p>Percentual: </text:p>
          </table:table-cell>
          <table:table-cell table:style-name="ce160" table:formula="of:=IF(AND([Sumário.C13]=&quot;Estimativa Inicial&quot;;[.D51]=&quot;Sim&quot;);0.35;0)" office:value-type="percentage" office:value="0" calcext:value-type="percentage">
            <text:p>0,00%</text:p>
          </table:table-cell>
          <table:table-cell table:style-name="ce173"/>
          <table:table-cell table:style-name="ce178"/>
          <table:table-cell table:style-name="ce146" table:number-columns-repeated="10"/>
          <table:table-cell table:style-name="ce44" table:number-columns-repeated="22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5">
          <table:table-cell table:style-name="ce39"/>
          <table:table-cell table:style-name="ce68"/>
          <table:table-cell table:style-name="ce105" office:value-type="string" calcext:value-type="string">
            <office:annotation draw:style-name="gr2" draw:text-style-name="P1" svg:width="2.899cm" svg:height="1.781cm" svg:x="8.582cm" svg:y="26.001cm" draw:caption-point-x="-0.577cm" draw:caption-point-y="1.643cm">
              <dc:date>2014-06-18T00:00:00</dc:date>
              <text:p text:style-name="P1"><text:span text:style-name="T1">Só aplicável a projetos inferiores a 100 PF</text:span></text:p>
            </office:annotation>
            <text:p>Fator de Criticidade:</text:p>
          </table:table-cell>
          <table:table-cell table:style-name="ce126" table:content-validation-name="val4" office:value-type="string" calcext:value-type="string" table:number-columns-spanned="2" table:number-rows-spanned="1">
            <text:p>Não</text:p>
          </table:table-cell>
          <table:covered-table-cell table:style-name="ce3"/>
          <table:table-cell table:style-name="ce149"/>
          <table:table-cell table:style-name="ce3" office:value-type="string" calcext:value-type="string">
            <text:p>Percentual: </text:p>
          </table:table-cell>
          <table:table-cell table:style-name="ce160" table:formula="of:=IF(AND([.I48]&lt;100;[.D52]=&quot;Sim&quot;);0.35;0)" office:value-type="percentage" office:value="0" calcext:value-type="percentage">
            <text:p>0,00%</text:p>
          </table:table-cell>
          <table:table-cell table:style-name="ce173"/>
          <table:table-cell table:style-name="ce178"/>
          <table:table-cell table:style-name="ce146" table:number-columns-repeated="10"/>
          <table:table-cell table:style-name="ce44" table:number-columns-repeated="22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5">
          <table:table-cell table:style-name="ce39"/>
          <table:table-cell table:style-name="ce67" office:value-type="string" calcext:value-type="string" table:number-columns-spanned="2" table:number-rows-spanned="1">
            <text:p>Redução de Cronograma:</text:p>
          </table:table-cell>
          <table:covered-table-cell table:style-name="ce105"/>
          <table:table-cell table:style-name="ce127" table:content-validation-name="val5" office:value-type="string" calcext:value-type="string" table:number-columns-spanned="2" table:number-rows-spanned="1">
            <text:p>Não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Percentual: </text:p>
          </table:table-cell>
          <table:table-cell table:style-name="ce161" table:formula="of:=IF([.D53]=&quot;&quot;;&quot;&quot;;VLOOKUP([.D53];[Validar.D14:.E17];2;0))" office:value-type="percentage" office:value="0" calcext:value-type="percentage">
            <text:p>0,00%</text:p>
          </table:table-cell>
          <table:table-cell table:style-name="ce173"/>
          <table:table-cell table:style-name="ce178"/>
          <table:table-cell table:style-name="ce146" table:number-columns-repeated="10"/>
          <table:table-cell table:style-name="ce44" table:number-columns-repeated="22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5">
          <table:table-cell table:style-name="ce39"/>
          <table:table-cell table:style-name="ce68"/>
          <table:table-cell table:style-name="ce105"/>
          <table:table-cell table:style-name="ce42"/>
          <table:table-cell table:style-name="ce3" table:number-columns-repeated="4"/>
          <table:table-cell table:style-name="ce173"/>
          <table:table-cell table:style-name="ce178"/>
          <table:table-cell table:style-name="ce146" table:number-columns-repeated="10"/>
          <table:table-cell table:style-name="ce44" table:number-columns-repeated="22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5">
          <table:table-cell table:style-name="ce39"/>
          <table:table-cell table:style-name="ce69" office:value-type="string" calcext:value-type="string" table:number-columns-spanned="7" table:number-rows-spanned="1">
            <text:p>Total de PF:</text:p>
          </table:table-cell>
          <table:covered-table-cell table:style-name="ce106"/>
          <table:covered-table-cell table:style-name="ce128"/>
          <table:covered-table-cell table:number-columns-repeated="4" table:style-name="ce141"/>
          <table:table-cell table:style-name="ce174" table:formula="of:=[.I48]+([.I48]*[.H51])+([.I48]*[.H52])+([.I48]*[.H53])" office:value-type="float" office:value="0" calcext:value-type="float">
            <text:p>0</text:p>
          </table:table-cell>
          <table:table-cell table:style-name="ce178"/>
          <table:table-cell table:style-name="ce146" table:number-columns-repeated="10"/>
          <table:table-cell table:style-name="ce44" table:number-columns-repeated="22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9">
          <table:table-cell table:style-name="ce40"/>
          <table:table-cell table:style-name="ce70" table:number-columns-repeated="2"/>
          <table:table-cell table:style-name="ce129"/>
          <table:table-cell table:style-name="ce142" table:formula="of:=#REF!+#REF!+#REF!+#REF!+#REF!+#REF!" office:value-type="string" office:string-value="" calcext:value-type="error">
            <text:p>#REF!</text:p>
          </table:table-cell>
          <table:table-cell table:style-name="ce150" table:number-columns-repeated="4"/>
          <table:table-cell table:style-name="ce177"/>
          <table:table-cell table:style-name="ce44" table:number-columns-repeated="32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6">
          <table:table-cell table:style-name="ce41"/>
          <table:table-cell table:style-name="ce44" table:number-columns-repeated="4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6">
          <table:table-cell table:style-name="ce41"/>
          <table:table-cell table:style-name="ce71" office:value-type="string" calcext:value-type="string">
            <text:p>Estimativa de Esforço</text:p>
          </table:table-cell>
          <table:table-cell table:style-name="ce44" table:number-columns-repeated="40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5">
          <table:table-cell table:style-name="ce41"/>
          <table:table-cell table:style-name="ce72"/>
          <table:table-cell table:style-name="ce107"/>
          <table:table-cell table:style-name="ce130" table:number-columns-repeated="3"/>
          <table:table-cell table:style-name="ce157"/>
          <table:table-cell table:style-name="ce113" table:number-columns-repeated="3"/>
          <table:table-cell table:style-name="ce185"/>
          <table:table-cell table:style-name="ce44" table:number-columns-repeated="3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6">
          <table:table-cell table:style-name="ce41"/>
          <table:table-cell table:style-name="ce73"/>
          <table:table-cell table:style-name="ce108" office:value-type="string" calcext:value-type="string">
            <text:p>Produtividade </text:p>
          </table:table-cell>
          <table:table-cell table:style-name="ce131" office:value-type="float" office:value="15" calcext:value-type="float">
            <text:p>15,0 </text:p>
          </table:table-cell>
          <table:table-cell table:style-name="ce143" office:value-type="string" calcext:value-type="string">
            <text:p>HH por PF (Informada pelo LP de acordo com a produtividade da equipe)</text:p>
          </table:table-cell>
          <table:table-cell table:style-name="ce151"/>
          <table:table-cell table:style-name="ce109"/>
          <table:table-cell table:style-name="ce44" table:number-columns-repeated="2"/>
          <table:table-cell table:style-name="ce112"/>
          <table:table-cell table:style-name="ce176"/>
          <table:table-cell table:style-name="ce44" table:number-columns-repeated="3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6">
          <table:table-cell table:style-name="ce41"/>
          <table:table-cell table:style-name="ce74" office:value-type="string" calcext:value-type="string" table:number-columns-spanned="2" table:number-rows-spanned="1">
            <text:p>Esforço Total = (PF Total * Produtividade) </text:p>
          </table:table-cell>
          <table:covered-table-cell/>
          <table:table-cell table:style-name="ce132" table:formula="of:=IF([.D60]&lt;&gt;0;([.I55]*[.D60])/8)" office:value-type="float" office:value="0" calcext:value-type="float">
            <text:p><text:s/>- </text:p>
          </table:table-cell>
          <table:table-cell table:style-name="ce143" office:value-type="string" calcext:value-type="string">
            <text:p>HD (Homem-Dia)</text:p>
          </table:table-cell>
          <table:table-cell table:style-name="ce151"/>
          <table:table-cell table:style-name="ce109"/>
          <table:table-cell table:style-name="ce44" table:number-columns-repeated="2"/>
          <table:table-cell table:style-name="ce112"/>
          <table:table-cell table:style-name="ce176"/>
          <table:table-cell table:style-name="ce44" table:number-columns-repeated="3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6">
          <table:table-cell table:style-name="ce41"/>
          <table:table-cell table:style-name="ce73"/>
          <table:table-cell table:style-name="ce109"/>
          <table:table-cell table:style-name="ce133" table:formula="of:=[.I55]*[.D60]" office:value-type="float" office:value="0" calcext:value-type="float">
            <text:p><text:s/>- </text:p>
          </table:table-cell>
          <table:table-cell table:style-name="ce143" office:value-type="string" calcext:value-type="string">
            <text:p>HH (Homem-Hora)</text:p>
          </table:table-cell>
          <table:table-cell table:style-name="ce151"/>
          <table:table-cell table:style-name="ce109"/>
          <table:table-cell table:style-name="ce44" table:number-columns-repeated="2"/>
          <table:table-cell table:style-name="ce112"/>
          <table:table-cell table:style-name="ce176"/>
          <table:table-cell table:style-name="ce44" table:number-columns-repeated="3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6">
          <table:table-cell table:style-name="ce41"/>
          <table:table-cell table:style-name="ce73"/>
          <table:table-cell table:style-name="ce110"/>
          <table:table-cell table:style-name="ce134"/>
          <table:table-cell table:style-name="ce144"/>
          <table:table-cell table:style-name="ce110"/>
          <table:table-cell table:style-name="ce109"/>
          <table:table-cell table:style-name="ce44" table:number-columns-repeated="2"/>
          <table:table-cell table:style-name="ce112"/>
          <table:table-cell table:style-name="ce176"/>
          <table:table-cell table:style-name="ce44" table:number-columns-repeated="3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6">
          <table:table-cell table:style-name="ce41"/>
          <table:table-cell table:style-name="ce75"/>
          <table:table-cell table:style-name="ce111"/>
          <table:table-cell table:style-name="ce135" table:number-columns-repeated="3"/>
          <table:table-cell table:style-name="ce158"/>
          <table:table-cell table:style-name="ce70" table:number-columns-repeated="3"/>
          <table:table-cell table:style-name="ce177"/>
          <table:table-cell table:style-name="ce44" table:number-columns-repeated="3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5">
          <table:table-cell table:style-name="ce41"/>
          <table:table-cell table:style-name="ce44" table:number-columns-repeated="4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0">
          <table:table-cell table:style-name="ce41"/>
          <table:table-cell table:style-name="ce76" office:value-type="string" calcext:value-type="string">
            <text:p>Estimativas para projetos acima de 100 PF (abaixo disso observar a Tabela 7)</text:p>
          </table:table-cell>
          <table:table-cell table:style-name="ce112" table:number-columns-repeated="13"/>
          <table:table-cell table:style-name="ce44" table:number-columns-repeated="27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0">
          <table:table-cell table:style-name="ce41"/>
          <table:table-cell table:style-name="ce77"/>
          <table:table-cell table:style-name="ce113" table:number-columns-repeated="8"/>
          <table:table-cell table:style-name="ce185"/>
          <table:table-cell table:style-name="ce44" table:number-columns-repeated="3"/>
          <table:table-cell table:style-name="ce112"/>
          <table:table-cell table:style-name="ce44" table:number-columns-repeated="27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0">
          <table:table-cell table:style-name="ce41"/>
          <table:table-cell table:style-name="ce78" office:value-type="string" calcext:value-type="string" table:number-columns-spanned="5" table:number-rows-spanned="1">
            <text:p>Escolha o <text:span text:style-name="T4">Expoente t:</text:span></text:p>
          </table:table-cell>
          <table:covered-table-cell table:style-name="ce114"/>
          <table:covered-table-cell table:style-name="ce5"/>
          <table:covered-table-cell table:number-columns-repeated="2" table:style-name="ce44"/>
          <table:table-cell table:style-name="ce44"/>
          <table:table-cell table:style-name="ce162" table:content-validation-name="val7" office:value-type="string" calcext:value-type="string" table:number-columns-spanned="2" table:number-rows-spanned="1">
            <text:p>0,35 – Sistema web ou cliente servidor</text:p>
          </table:table-cell>
          <table:covered-table-cell table:style-name="ce44"/>
          <table:table-cell table:style-name="ce44"/>
          <table:table-cell table:style-name="ce176"/>
          <table:table-cell table:style-name="ce44" table:number-columns-repeated="3"/>
          <table:table-cell table:style-name="ce112"/>
          <table:table-cell table:style-name="ce44" table:number-columns-repeated="27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3">
          <table:table-cell table:style-name="ce41"/>
          <table:table-cell table:style-name="ce34"/>
          <table:table-cell table:style-name="ce44" table:number-columns-repeated="8"/>
          <table:table-cell table:style-name="ce176"/>
          <table:table-cell table:style-name="ce44" table:number-columns-repeated="3"/>
          <table:table-cell table:style-name="ce112"/>
          <table:table-cell table:style-name="ce44" table:number-columns-repeated="27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0">
          <table:table-cell table:style-name="ce42"/>
          <table:table-cell table:style-name="ce79" office:value-type="string" calcext:value-type="string" table:number-columns-spanned="5" table:number-rows-spanned="1">
            <text:p>Prazo Estimado de Desenvolvimento (Tamanho Previsto ^ Expoente):</text:p>
          </table:table-cell>
          <table:covered-table-cell table:style-name="ce115"/>
          <table:covered-table-cell table:number-columns-repeated="3" table:style-name="ce44"/>
          <table:table-cell table:style-name="ce44"/>
          <table:table-cell table:style-name="ce163" table:formula="of:=IF(OR([.H68]=&quot;Nenhum&quot;;[.I55]&lt;100);&quot;&quot;;[.I55]^(VLOOKUP([.H68];[Validar.A71:.B79];2)))">
            <text:p/>
          </table:table-cell>
          <table:table-cell table:style-name="ce44" table:formula="of:=IF(OR([.H68]=&quot;Nenhum&quot;;[.I55]&lt;100);&quot;&quot;;&quot;meses&quot;)">
            <text:p/>
          </table:table-cell>
          <table:table-cell table:style-name="ce44"/>
          <table:table-cell table:style-name="ce176"/>
          <table:table-cell table:style-name="ce44" table:number-columns-repeated="3"/>
          <table:table-cell table:style-name="ce112"/>
          <table:table-cell table:style-name="ce44" table:number-columns-repeated="27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3">
          <table:table-cell table:style-name="ce42"/>
          <table:table-cell table:style-name="ce34"/>
          <table:table-cell table:style-name="ce44" table:number-columns-repeated="3"/>
          <table:table-cell table:style-name="ce152"/>
          <table:table-cell table:style-name="ce44" table:number-columns-repeated="3"/>
          <table:table-cell table:style-name="ce181"/>
          <table:table-cell table:style-name="ce186"/>
          <table:table-cell table:style-name="ce181" table:number-columns-repeated="3"/>
          <table:table-cell table:style-name="ce188"/>
          <table:table-cell table:style-name="ce181" table:number-columns-repeated="4"/>
          <table:table-cell table:style-name="ce44" table:number-columns-repeated="23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0">
          <table:table-cell table:style-name="ce42"/>
          <table:table-cell table:style-name="ce80" office:value-type="string" calcext:value-type="string" table:number-columns-spanned="5" table:number-rows-spanned="1">
            <office:annotation draw:style-name="gr3" draw:text-style-name="P1" svg:width="15.323cm" svg:height="1.568cm" svg:x="14.728cm" svg:y="35.275cm" draw:caption-point-x="-0.624cm" draw:caption-point-y="1.688cm">
              <dc:date>2015-06-04T00:00:00</dc:date>
              <text:p text:style-name="P1"><text:span text:style-name="T1">O LP poderá estabelecer um prazo menor que o mínimo recomendado, desde que tenha analisado sua viabilidade em seu planejamento.</text:span></text:p>
              <text:p text:style-name="P1"><text:span text:style-name="T1"/></text:p>
            </office:annotation>
            <text:p>Prazo Mínimo de Desenvolvimento (Prazo Estimado de Desenvolvimento * 0,75):</text:p>
          </table:table-cell>
          <table:covered-table-cell table:number-columns-repeated="3" table:style-name="ce44"/>
          <table:covered-table-cell table:style-name="ce153"/>
          <table:table-cell table:style-name="ce44"/>
          <table:table-cell table:style-name="ce163" table:formula="of:=IF(OR([.H68]=&quot;Nenhum&quot;;[.I55]&lt;100);&quot;&quot;;[.H70]*0.75)">
            <text:p/>
          </table:table-cell>
          <table:table-cell table:style-name="ce44" table:formula="of:=IF(OR([.H68]=&quot;Nenhum&quot;;[.I55]&lt;100);&quot;&quot;;&quot;meses&quot;)">
            <text:p/>
          </table:table-cell>
          <table:table-cell table:style-name="ce181"/>
          <table:table-cell table:style-name="ce186"/>
          <table:table-cell table:style-name="ce181" table:number-columns-repeated="3"/>
          <table:table-cell table:style-name="ce188"/>
          <table:table-cell table:style-name="ce181" table:number-columns-repeated="4"/>
          <table:table-cell table:style-name="ce44" table:number-columns-repeated="23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3">
          <table:table-cell table:style-name="ce42"/>
          <table:table-cell table:style-name="ce34"/>
          <table:table-cell table:style-name="ce44" table:number-columns-repeated="2"/>
          <table:table-cell/>
          <table:table-cell table:style-name="ce154"/>
          <table:table-cell table:style-name="ce44" table:number-columns-repeated="3"/>
          <table:table-cell table:style-name="ce181"/>
          <table:table-cell table:style-name="ce186"/>
          <table:table-cell table:style-name="ce181" table:number-columns-repeated="3"/>
          <table:table-cell table:style-name="ce188"/>
          <table:table-cell table:style-name="ce181" table:number-columns-repeated="4"/>
          <table:table-cell table:style-name="ce44" table:number-columns-repeated="23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0">
          <table:table-cell table:style-name="ce42"/>
          <table:table-cell table:style-name="ce81" office:value-type="string" calcext:value-type="string" table:number-columns-spanned="5" table:number-rows-spanned="1">
            <text:p>Produtividade Diária (h/dia): </text:p>
          </table:table-cell>
          <table:covered-table-cell table:number-columns-repeated="3" table:style-name="ce44"/>
          <table:covered-table-cell table:style-name="ce153"/>
          <table:table-cell table:style-name="ce44"/>
          <table:table-cell table:style-name="ce164" table:content-validation-name="val8" office:value-type="float" office:value="7" calcext:value-type="float">
            <text:p>7</text:p>
          </table:table-cell>
          <table:table-cell table:style-name="ce44" office:value-type="string" calcext:value-type="string">
            <text:p>horas</text:p>
          </table:table-cell>
          <table:table-cell table:style-name="ce181"/>
          <table:table-cell table:style-name="ce186"/>
          <table:table-cell table:style-name="ce181" table:number-columns-repeated="3"/>
          <table:table-cell table:style-name="ce188"/>
          <table:table-cell table:style-name="ce181" table:number-columns-repeated="4"/>
          <table:table-cell table:style-name="ce44" table:number-columns-repeated="23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3">
          <table:table-cell table:style-name="ce42"/>
          <table:table-cell table:style-name="ce34"/>
          <table:table-cell table:style-name="ce44" table:number-columns-repeated="3"/>
          <table:table-cell table:style-name="ce155"/>
          <table:table-cell table:style-name="ce44" table:number-columns-repeated="3"/>
          <table:table-cell table:style-name="ce181"/>
          <table:table-cell table:style-name="ce186"/>
          <table:table-cell table:style-name="ce181" table:number-columns-repeated="3"/>
          <table:table-cell table:style-name="ce188"/>
          <table:table-cell table:style-name="ce181" table:number-columns-repeated="4"/>
          <table:table-cell table:style-name="ce44" table:number-columns-repeated="23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4">
          <table:table-cell table:style-name="ce42"/>
          <table:table-cell table:style-name="ce82" office:value-type="string" calcext:value-type="string" table:number-columns-spanned="6" table:number-rows-spanned="1">
            <text:p>Equipe (Esforço Previsto / 21 * Produtividade Diária * Prazo Estimado de Desenvolvimento):</text:p>
          </table:table-cell>
          <table:covered-table-cell table:number-columns-repeated="5" table:style-name="ce44"/>
          <table:table-cell table:style-name="ce163" table:formula="of:=IF(OR([.H68]=&quot;Nenhum&quot;;[.I55]&lt;100);&quot;&quot;;[.D62]/(21*[.H74]*[.H70]))">
            <text:p/>
          </table:table-cell>
          <table:table-cell table:style-name="ce44" office:value-type="string" calcext:value-type="string">
            <text:p>pessoas</text:p>
          </table:table-cell>
          <table:table-cell table:style-name="ce181"/>
          <table:table-cell table:style-name="ce186"/>
          <table:table-cell table:style-name="ce181" table:number-columns-repeated="3"/>
          <table:table-cell table:style-name="ce188"/>
          <table:table-cell table:style-name="ce181" table:number-columns-repeated="4"/>
          <table:table-cell table:style-name="ce44" table:number-columns-repeated="23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3">
          <table:table-cell table:style-name="ce43"/>
          <table:table-cell table:style-name="ce34"/>
          <table:table-cell table:style-name="ce44" table:number-columns-repeated="7"/>
          <table:table-cell table:style-name="ce181"/>
          <table:table-cell table:style-name="ce186"/>
          <table:table-cell table:style-name="ce181" table:number-columns-repeated="3"/>
          <table:table-cell table:style-name="ce188"/>
          <table:table-cell table:style-name="ce181" table:number-columns-repeated="27"/>
          <table:table-cell table:style-name="ce189" table:number-columns-repeated="214"/>
          <table:table-cell table:style-name="ce191" table:number-columns-repeated="761"/>
          <table:table-cell table:number-columns-repeated="7"/>
        </table:table-row>
        <table:table-row table:style-name="ro13">
          <table:table-cell table:style-name="ce43"/>
          <table:table-cell table:style-name="ce75"/>
          <table:table-cell table:style-name="ce70" table:number-columns-repeated="7"/>
          <table:table-cell table:style-name="ce182"/>
          <table:table-cell table:style-name="ce187"/>
          <table:table-cell table:style-name="ce188" table:number-columns-repeated="4"/>
          <table:table-cell table:style-name="ce181" table:number-columns-repeated="27"/>
          <table:table-cell table:style-name="ce189" table:number-columns-repeated="214"/>
          <table:table-cell table:style-name="ce191" table:number-columns-repeated="761"/>
          <table:table-cell table:number-columns-repeated="7"/>
        </table:table-row>
        <table:table-row table:style-name="ro2">
          <table:table-cell table:style-name="ce43"/>
          <table:table-cell table:style-name="ce44" table:number-columns-repeated="8"/>
          <table:table-cell table:style-name="ce181" table:number-columns-repeated="33"/>
          <table:table-cell table:style-name="ce189" table:number-columns-repeated="214"/>
          <table:table-cell table:style-name="ce191" table:number-columns-repeated="761"/>
          <table:table-cell table:number-columns-repeated="7"/>
        </table:table-row>
        <table:table-row table:style-name="ro15">
          <table:table-cell table:style-name="ce43"/>
          <table:table-cell table:style-name="ce83" office:value-type="string" calcext:value-type="string" table:number-columns-spanned="10" table:number-rows-spanned="1">
            <text:p>Observação: para adicionar linhas nas abas ALI, AIE, EE, SE e CE deve-se selecionar toda a linha, copiar o conteúdo de uma linha existente, inserir uma nova linha acima da anterior e colar o conteúdo. Dessa forma a planilha se recalcula corretamente.</text:p>
          </table:table-cell>
          <table:covered-table-cell table:number-columns-repeated="9" table:style-name="ce44"/>
          <table:table-cell table:style-name="ce44" table:number-columns-repeated="8"/>
          <table:table-cell table:style-name="ce181" table:number-columns-repeated="23"/>
          <table:table-cell table:style-name="ce189" table:number-columns-repeated="214"/>
          <table:table-cell table:style-name="ce191" table:number-columns-repeated="761"/>
          <table:table-cell table:number-columns-repeated="7"/>
        </table:table-row>
        <table:table-row table:style-name="ro2">
          <table:table-cell table:style-name="ce42"/>
          <table:table-cell table:style-name="ce44" table:number-columns-repeated="4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6">
          <table:table-cell table:style-name="ce42"/>
          <table:table-cell table:style-name="ce44" table:number-columns-repeated="4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2">
          <table:table-cell table:style-name="ce42"/>
          <table:table-cell table:style-name="ce44" table:number-columns-repeated="4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16">
          <table:table-cell table:style-name="ce42"/>
          <table:table-cell table:style-name="ce44" table:number-columns-repeated="4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2">
          <table:table-cell table:style-name="ce42"/>
          <table:table-cell table:style-name="ce44" table:number-columns-repeated="41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6">
          <table:table-cell table:style-name="ce44" table:number-columns-repeated="256"/>
          <table:table-cell table:style-name="ce15" table:number-columns-repeated="761"/>
          <table:table-cell table:number-columns-repeated="7"/>
        </table:table-row>
        <table:table-row table:style-name="ro17">
          <table:table-cell table:style-name="ce45"/>
          <table:table-cell table:style-name="ce44" table:number-columns-repeated="255"/>
          <table:table-cell table:style-name="ce15" table:number-columns-repeated="761"/>
          <table:table-cell table:number-columns-repeated="7"/>
        </table:table-row>
        <table:table-row table:style-name="ro18">
          <table:table-cell table:style-name="ce45"/>
          <table:table-cell table:style-name="ce44" table:number-columns-repeated="255"/>
          <table:table-cell table:style-name="ce15" table:number-columns-repeated="761"/>
          <table:table-cell table:number-columns-repeated="7"/>
        </table:table-row>
        <table:table-row table:style-name="ro5">
          <table:table-cell table:style-name="ce45"/>
          <table:table-cell table:style-name="ce44" table:number-columns-repeated="255"/>
          <table:table-cell table:style-name="ce15" table:number-columns-repeated="761"/>
          <table:table-cell table:number-columns-repeated="7"/>
        </table:table-row>
        <table:table-row table:style-name="ro19">
          <table:table-cell table:style-name="ce44" table:number-columns-repeated="256"/>
          <table:table-cell table:style-name="ce15" table:number-columns-repeated="761"/>
          <table:table-cell table:number-columns-repeated="7"/>
        </table:table-row>
        <table:table-row table:style-name="ro2" table:number-rows-repeated="51">
          <table:table-cell table:style-name="ce44" table:number-columns-repeated="256"/>
          <table:table-cell table:style-name="ce15" table:number-columns-repeated="761"/>
          <table:table-cell table:number-columns-repeated="7"/>
        </table:table-row>
        <table:table-row table:style-name="ro2" table:number-rows-repeated="33">
          <table:table-cell table:style-name="ce44"/>
          <table:table-cell table:style-name="ce46" table:number-columns-repeated="8"/>
          <table:table-cell table:style-name="ce44" table:number-columns-repeated="247"/>
          <table:table-cell table:style-name="ce15" table:number-columns-repeated="761"/>
          <table:table-cell table:number-columns-repeated="7"/>
        </table:table-row>
        <table:table-row table:style-name="ro2" table:number-rows-repeated="65352">
          <table:table-cell table:style-name="ce46" table:number-columns-repeated="9"/>
          <table:table-cell table:style-name="ce44" table:number-columns-repeated="33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2" table:number-rows-repeated="10">
          <table:table-cell table:style-name="ce46"/>
          <table:table-cell table:number-columns-repeated="8"/>
          <table:table-cell table:style-name="ce44" table:number-columns-repeated="33"/>
          <table:table-cell table:style-name="ce46" table:number-columns-repeated="214"/>
          <table:table-cell table:style-name="ce16" table:number-columns-repeated="761"/>
          <table:table-cell table:number-columns-repeated="7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" table:style-name="ta1">
        <office:forms form:automatic-focus="false" form:apply-design-mode="false"/>
        <table:shapes>
          <draw:frame draw:z-index="0" draw:name="Picture 366" draw:style-name="gr4" draw:text-style-name="P2" svg:width="8.179cm" svg:height="2.834cm" svg:x="0.805cm" svg:y="3.99cm">
            <draw:image xlink:href="Pictures/200000EC0000271100000C55CAB7420E.wmf" xlink:type="simple" xlink:show="embed" xlink:actuate="onLoad">
              <text:p/>
            </draw:image>
          </draw:frame>
          <draw:frame draw:z-index="1" draw:name="Picture 368" draw:style-name="gr4" draw:text-style-name="P2" svg:width="3.031cm" svg:height="2.312cm" svg:x="9.314cm" svg:y="4.346cm">
            <draw:image xlink:href="Pictures/200000B300000E2A000009E46B4035F2.wmf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9" table:visibility="collapse" table:default-cell-style-name="Default"/>
        <table:table-column table:style-name="co20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0" table:visibility="collapse" table:default-cell-style-name="Default"/>
        <table:table-column table:style-name="co20" table:visibility="collapse" table:default-cell-style-name="Default"/>
        <table:table-column table:style-name="co30" table:visibility="collapse" table:default-cell-style-name="Default"/>
        <table:table-column table:style-name="co20" table:visibility="collapse" table:default-cell-style-name="Default"/>
        <table:table-column table:style-name="co32" table:visibility="collapse" table:default-cell-style-name="Default"/>
        <table:table-column table:style-name="co20" table:visibility="collapse" table:default-cell-style-name="Default"/>
        <table:table-column table:style-name="co11" table:default-cell-style-name="Default"/>
        <table:table-column table:style-name="co33" table:visibility="collapse" table:default-cell-style-name="Default"/>
        <table:table-column table:style-name="co34" table:visibility="collapse" table:default-cell-style-name="Default"/>
        <table:table-column table:style-name="co33" table:visibility="collapse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ce284"/>
        <table:table-column table:style-name="co36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6" table:number-columns-repeated="987" table:default-cell-style-name="Default"/>
        <table:table-row table:style-name="ro5" table:number-rows-repeated="2">
          <table:table-cell table:style-name="ce42" table:number-columns-repeated="2"/>
          <table:table-cell table:style-name="ce202"/>
          <table:table-cell table:style-name="ce212" table:number-columns-repeated="2"/>
          <table:table-cell table:style-name="ce42" table:number-columns-repeated="9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953"/>
          <table:table-cell table:style-name="ce16" table:number-columns-repeated="7"/>
          <table:table-cell table:number-columns-repeated="29"/>
        </table:table-row>
        <table:table-row table:style-name="ro6">
          <table:table-cell table:style-name="ce42"/>
          <table:table-cell table:style-name="ce196" office:value-type="string" calcext:value-type="string" table:number-columns-spanned="2" table:number-rows-spanned="1">
            <text:p>Projeto/Aplicação:</text:p>
          </table:table-cell>
          <table:covered-table-cell table:style-name="ce203"/>
          <table:table-cell table:style-name="ce87" table:formula="of:=[Versão.C3]" office:value-type="string" office:string-value="&lt; Informar o nome da aplicação a que se refere a contagem &gt;" calcext:value-type="string" table:number-columns-spanned="13" table:number-rows-spanned="1">
            <text:p>&lt; Informar o nome da aplicação a que se refere a contagem &gt;</text:p>
          </table:table-cell>
          <table:covered-table-cell table:style-name="ce138"/>
          <table:covered-table-cell table:style-name="ce224"/>
          <table:covered-table-cell table:style-name="ce230"/>
          <table:covered-table-cell table:number-columns-repeated="7" table:style-name="ce42"/>
          <table:covered-table-cell table:number-columns-repeated="2" table:style-name="ce44"/>
          <table:table-cell table:style-name="ce44" table:number-columns-repeated="16"/>
          <table:table-cell table:style-name="ce277"/>
          <table:table-cell table:style-name="ce44"/>
          <table:table-cell table:style-name="ce269"/>
          <table:table-cell table:style-name="ce44" table:number-columns-repeated="953"/>
          <table:table-cell table:style-name="ce16" table:number-columns-repeated="7"/>
          <table:table-cell table:number-columns-repeated="29"/>
        </table:table-row>
        <table:table-row table:style-name="ro5">
          <table:table-cell table:style-name="ce42" table:number-columns-repeated="2"/>
          <table:table-cell table:style-name="ce204"/>
          <table:table-cell table:style-name="ce212" table:number-columns-repeated="2"/>
          <table:table-cell table:style-name="ce42" table:number-columns-repeated="9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953"/>
          <table:table-cell table:style-name="ce16" table:number-columns-repeated="7"/>
          <table:table-cell table:number-columns-repeated="29"/>
        </table:table-row>
        <table:table-row table:style-name="ro6">
          <table:table-cell table:style-name="ce42"/>
          <table:table-cell table:style-name="ce196" table:number-columns-spanned="2" table:number-rows-spanned="1"/>
          <table:covered-table-cell table:style-name="ce42"/>
          <table:table-cell table:style-name="ce213" table:number-columns-spanned="13" table:number-rows-spanned="1"/>
          <table:covered-table-cell table:style-name="ce212"/>
          <table:covered-table-cell table:number-columns-repeated="9" table:style-name="ce42"/>
          <table:covered-table-cell table:number-columns-repeated="2" table:style-name="ce44"/>
          <table:table-cell table:style-name="ce44" table:number-columns-repeated="16"/>
          <table:table-cell table:style-name="ce277"/>
          <table:table-cell table:style-name="ce44"/>
          <table:table-cell table:style-name="ce269"/>
          <table:table-cell table:style-name="ce44" table:number-columns-repeated="953"/>
          <table:table-cell table:style-name="ce16" table:number-columns-repeated="7"/>
          <table:table-cell table:number-columns-repeated="29"/>
        </table:table-row>
        <table:table-row table:style-name="ro5">
          <table:table-cell table:style-name="ce42" table:number-columns-repeated="3"/>
          <table:table-cell table:style-name="ce212" table:number-columns-spanned="2" table:number-rows-spanned="1"/>
          <table:covered-table-cell table:style-name="ce212"/>
          <table:table-cell table:style-name="ce42" table:number-columns-repeated="9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5">
          <table:table-cell table:style-name="ce193"/>
          <table:table-cell table:style-name="ce197" office:value-type="string" calcext:value-type="string" table:number-columns-spanned="36" table:number-rows-spanned="1">
            <text:p>Formulário de Identificação de Arquivos Lógicos Internos (ALI)</text:p>
          </table:table-cell>
          <table:covered-table-cell table:number-columns-repeated="3"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number-columns-repeated="16" table:style-name="ce197"/>
          <table:covered-table-cell table:style-name="ce278"/>
          <table:covered-table-cell table:number-columns-repeated="2" table:style-name="ce197"/>
          <table:covered-table-cell table:number-columns-repeated="2" table:style-name="ce44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20">
          <table:table-cell table:style-name="ce194" table:number-columns-repeated="13"/>
          <table:table-cell table:style-name="ce256"/>
          <table:table-cell table:style-name="ce44" table:number-columns-repeated="18"/>
          <table:table-cell table:style-name="ce277"/>
          <table:table-cell table:style-name="ce44"/>
          <table:table-cell table:style-name="ce285"/>
          <table:table-cell table:style-name="ce289" table:number-columns-repeated="2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5">
          <table:table-cell table:style-name="ce55" table:number-columns-repeated="10"/>
          <table:table-cell table:style-name="ce234" office:value-type="string" calcext:value-type="string">
            <text:p>Orientação de Preenchimento</text:p>
          </table:table-cell>
          <table:table-cell table:style-name="ce240"/>
          <table:table-cell table:style-name="ce252"/>
          <table:table-cell table:style-name="ce44" table:number-columns-repeated="9"/>
          <table:table-cell table:style-name="ce269" table:number-columns-repeated="3"/>
          <table:table-cell table:style-name="ce44" table:number-columns-repeated="7"/>
          <table:table-cell table:style-name="ce277"/>
          <table:table-cell table:style-name="ce44" table:number-columns-repeated="4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5">
          <table:table-cell table:style-name="ce42" table:number-columns-repeated="10"/>
          <table:table-cell table:style-name="ce235" office:value-type="string" calcext:value-type="string" table:number-columns-spanned="27" table:number-rows-spanned="2">
            <text:p><text:span text:style-name="T5">1) Rastreabilidade:</text:span><text:span text:style-name="T6"> </text:span><text:span text:style-name="T7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41"/>
          <table:covered-table-cell table:style-name="ce253"/>
          <table:covered-table-cell table:style-name="ce257"/>
          <table:covered-table-cell table:style-name="ce253"/>
          <table:covered-table-cell table:style-name="ce257"/>
          <table:covered-table-cell table:number-columns-repeated="9" table:style-name="ce253"/>
          <table:covered-table-cell table:number-columns-repeated="7" table:style-name="ce113"/>
          <table:covered-table-cell table:style-name="ce279"/>
          <table:covered-table-cell table:style-name="ce113"/>
          <table:covered-table-cell table:style-name="ce185"/>
          <table:covered-table-cell table:number-columns-repeated="2" table:style-name="ce44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5">
          <table:table-cell table:style-name="ce42" table:number-columns-repeated="10"/>
          <table:covered-table-cell table:style-name="ce236"/>
          <table:covered-table-cell table:number-columns-repeated="14" table:style-name="ce242"/>
          <table:covered-table-cell table:number-columns-repeated="7" table:style-name="ce44"/>
          <table:covered-table-cell table:style-name="ce277"/>
          <table:covered-table-cell table:style-name="ce44"/>
          <table:covered-table-cell table:style-name="ce176"/>
          <table:covered-table-cell table:number-columns-repeated="2" table:style-name="ce44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5">
          <table:table-cell table:style-name="ce42" table:number-columns-repeated="10"/>
          <table:table-cell table:style-name="ce237" office:value-type="string" calcext:value-type="string" table:number-columns-spanned="27" table:number-rows-spanned="2">
            <text:p><text:span text:style-name="T8">2) Documentação Arquivos Referenciados, Registros Lógicos, Tipos de Dados: </text:span><text:span text:style-name="T9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43"/>
          <table:covered-table-cell table:number-columns-repeated="7" table:style-name="ce44"/>
          <table:covered-table-cell table:style-name="ce277"/>
          <table:covered-table-cell table:style-name="ce44"/>
          <table:covered-table-cell table:style-name="ce176"/>
          <table:covered-table-cell table:number-columns-repeated="2" table:style-name="ce44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5">
          <table:table-cell table:style-name="ce42" table:number-columns-repeated="10"/>
          <table:covered-table-cell table:style-name="ce39"/>
          <table:covered-table-cell table:style-name="ce42"/>
          <table:covered-table-cell table:number-columns-repeated="10" table:style-name="ce44"/>
          <table:covered-table-cell table:number-columns-repeated="3" table:style-name="ce269"/>
          <table:covered-table-cell table:number-columns-repeated="7" table:style-name="ce44"/>
          <table:covered-table-cell table:style-name="ce277"/>
          <table:covered-table-cell table:style-name="ce44"/>
          <table:covered-table-cell table:style-name="ce176"/>
          <table:covered-table-cell table:number-columns-repeated="2" table:style-name="ce44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5">
          <table:table-cell table:style-name="ce42" table:number-columns-repeated="10"/>
          <table:table-cell table:style-name="ce238" table:number-columns-spanned="27" table:number-rows-spanned="2"/>
          <table:covered-table-cell table:style-name="ce42"/>
          <table:covered-table-cell table:number-columns-repeated="10" table:style-name="ce44"/>
          <table:covered-table-cell table:number-columns-repeated="3" table:style-name="ce269"/>
          <table:covered-table-cell table:number-columns-repeated="7" table:style-name="ce44"/>
          <table:covered-table-cell table:style-name="ce277"/>
          <table:covered-table-cell table:style-name="ce44"/>
          <table:covered-table-cell table:style-name="ce176"/>
          <table:covered-table-cell table:number-columns-repeated="2" table:style-name="ce44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5">
          <table:table-cell table:style-name="ce42" table:number-columns-repeated="10"/>
          <table:covered-table-cell table:style-name="ce40"/>
          <table:covered-table-cell table:style-name="ce42"/>
          <table:covered-table-cell table:style-name="ce70"/>
          <table:covered-table-cell table:style-name="ce112"/>
          <table:covered-table-cell table:style-name="ce70"/>
          <table:covered-table-cell table:style-name="ce112"/>
          <table:covered-table-cell table:number-columns-repeated="6" table:style-name="ce70"/>
          <table:covered-table-cell table:number-columns-repeated="3" table:style-name="ce270"/>
          <table:covered-table-cell table:number-columns-repeated="7" table:style-name="ce70"/>
          <table:covered-table-cell table:style-name="ce280"/>
          <table:covered-table-cell table:style-name="ce70"/>
          <table:covered-table-cell table:style-name="ce177"/>
          <table:covered-table-cell table:number-columns-repeated="2" table:style-name="ce44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5">
          <table:table-cell table:style-name="ce42" table:number-columns-repeated="14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15">
          <table:table-cell table:style-name="ce42"/>
          <table:table-cell table:style-name="ce198" office:value-type="string" calcext:value-type="string" table:number-columns-spanned="2" table:number-rows-spanned="1">
            <text:p>Nome do ALI</text:p>
          </table:table-cell>
          <table:covered-table-cell table:style-name="ce198"/>
          <table:table-cell table:style-name="ce214"/>
          <table:table-cell table:style-name="ce217" office:value-type="string" calcext:value-type="string">
            <text:p>RL</text:p>
          </table:table-cell>
          <table:table-cell table:style-name="ce225"/>
          <table:table-cell table:style-name="ce217" office:value-type="string" calcext:value-type="string">
            <text:p>Memória</text:p>
            <text:p>RL</text:p>
          </table:table-cell>
          <table:table-cell table:style-name="ce225"/>
          <table:table-cell table:style-name="ce217" office:value-type="string" calcext:value-type="string">
            <text:p>TD's</text:p>
          </table:table-cell>
          <table:table-cell table:style-name="ce225"/>
          <table:table-cell table:style-name="ce217" office:value-type="string" calcext:value-type="string">
            <text:p>Memória</text:p>
            <text:p>TD</text:p>
          </table:table-cell>
          <table:table-cell table:style-name="ce244"/>
          <table:table-cell table:style-name="ce217" office:value-type="string" calcext:value-type="string">
            <text:p>Tipo de </text:p>
            <text:p>Demanda</text:p>
          </table:table-cell>
          <table:table-cell table:style-name="ce225"/>
          <table:table-cell table:style-name="ce217" office:value-type="string" calcext:value-type="string">
            <text:p>Classificação</text:p>
          </table:table-cell>
          <table:table-cell table:style-name="ce225"/>
          <table:table-cell table:style-name="ce259" office:value-type="string" calcext:value-type="string">
            <text:p>Tipo</text:p>
          </table:table-cell>
          <table:table-cell table:style-name="ce262"/>
          <table:table-cell table:style-name="ce265" office:value-type="string" calcext:value-type="string">
            <text:p>Tipo Válido</text:p>
          </table:table-cell>
          <table:table-cell table:style-name="ce262"/>
          <table:table-cell table:style-name="ce266"/>
          <table:table-cell table:style-name="ce262"/>
          <table:table-cell table:style-name="ce265" office:value-type="string" calcext:value-type="string">
            <text:p>Fator SISP</text:p>
          </table:table-cell>
          <table:table-cell table:style-name="ce262"/>
          <table:table-cell table:style-name="ce259" office:value-type="string" calcext:value-type="string">
            <text:p>Forma de Cálculo</text:p>
          </table:table-cell>
          <table:table-cell table:style-name="ce225"/>
          <table:table-cell table:style-name="ce217" office:value-type="string" calcext:value-type="string">
            <text:p>Complex.</text:p>
          </table:table-cell>
          <table:table-cell table:style-name="ce225"/>
          <table:table-cell table:style-name="ce259" office:value-type="string" calcext:value-type="string">
            <text:p>PF Cheio</text:p>
          </table:table-cell>
          <table:table-cell table:style-name="ce262"/>
          <table:table-cell table:style-name="ce259" office:value-type="string" calcext:value-type="string">
            <text:p>ALI</text:p>
          </table:table-cell>
          <table:table-cell table:style-name="ce262"/>
          <table:table-cell table:style-name="ce281"/>
          <table:table-cell table:style-name="ce225"/>
          <table:table-cell table:style-name="ce217" office:value-type="string" calcext:value-type="string">
            <text:p>PF SISP</text:p>
          </table:table-cell>
          <table:table-cell table:style-name="ce290"/>
          <table:table-cell table:style-name="ce217" office:value-type="string" calcext:value-type="string">
            <text:p>Rastreabilidade /</text:p>
            <text:p>Justificativa</text:p>
          </table:table-cell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1">
          <table:table-cell table:style-name="ce42"/>
          <table:table-cell table:style-name="ce199" table:number-columns-spanned="2" table:number-rows-spanned="1"/>
          <table:covered-table-cell table:style-name="ce199"/>
          <table:table-cell table:style-name="ce42" table:number-columns-repeated="2"/>
          <table:table-cell table:style-name="ce11" table:number-columns-repeated="3"/>
          <table:table-cell table:style-name="ce42" table:number-columns-repeated="3"/>
          <table:table-cell table:style-name="ce245"/>
          <table:table-cell table:style-name="ce42"/>
          <table:table-cell table:style-name="ce11"/>
          <table:table-cell table:style-name="ce42"/>
          <table:table-cell table:style-name="ce11"/>
          <table:table-cell table:style-name="ce260"/>
          <table:table-cell table:style-name="ce263"/>
          <table:table-cell table:style-name="ce260"/>
          <table:table-cell table:style-name="ce263"/>
          <table:table-cell table:style-name="ce267"/>
          <table:table-cell table:style-name="ce263"/>
          <table:table-cell table:style-name="ce260" table:number-columns-repeated="3"/>
          <table:table-cell table:style-name="ce11"/>
          <table:table-cell table:style-name="ce42"/>
          <table:table-cell table:style-name="ce11"/>
          <table:table-cell table:style-name="ce260"/>
          <table:table-cell table:style-name="ce263"/>
          <table:table-cell table:style-name="ce260"/>
          <table:table-cell table:style-name="ce263"/>
          <table:table-cell table:style-name="ce282"/>
          <table:table-cell table:style-name="ce11"/>
          <table:table-cell table:style-name="ce42"/>
          <table:table-cell table:style-name="ce291"/>
          <table:table-cell table:style-name="ce46" table:number-columns-repeated="204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19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19]=&quot; - &quot;;&quot;*&quot;;IF([.S19]=&quot;Sim&quot;; VLOOKUP([.Q19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19]=&quot;Baixa&quot;;7;IF([.AA19]=&quot;Média&quot;;10;IF([.AA19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19]=&quot; - &quot;;&quot;*&quot;;IF([.S19]=&quot;Sim&quot;;IF(VLOOKUP([.Q1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0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0]=&quot;Baixa&quot;;7;IF([.AA20]=&quot;Média&quot;;10;IF([.AA20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0]=&quot; - &quot;;&quot;*&quot;;IF([.S20]=&quot;Sim&quot;;IF(VLOOKUP([.Q2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1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1]=&quot;Baixa&quot;;7;IF([.AA21]=&quot;Média&quot;;10;IF([.AA21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1]=&quot; - &quot;;&quot;*&quot;;IF([.S21]=&quot;Sim&quot;;IF(VLOOKUP([.Q2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2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2]=&quot;Baixa&quot;;7;IF([.AA22]=&quot;Média&quot;;10;IF([.AA22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2]=&quot; - &quot;;&quot;*&quot;;IF([.S22]=&quot;Sim&quot;;IF(VLOOKUP([.Q2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3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3]=&quot;Baixa&quot;;7;IF([.AA23]=&quot;Média&quot;;10;IF([.AA23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3]=&quot; - &quot;;&quot;*&quot;;IF([.S23]=&quot;Sim&quot;;IF(VLOOKUP([.Q2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4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4]=&quot;Baixa&quot;;7;IF([.AA24]=&quot;Média&quot;;10;IF([.AA24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4]=&quot; - &quot;;&quot;*&quot;;IF([.S24]=&quot;Sim&quot;;IF(VLOOKUP([.Q2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5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5]=&quot;Baixa&quot;;7;IF([.AA25]=&quot;Média&quot;;10;IF([.AA25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5]=&quot; - &quot;;&quot;*&quot;;IF([.S25]=&quot;Sim&quot;;IF(VLOOKUP([.Q2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6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6]=&quot;Baixa&quot;;7;IF([.AA26]=&quot;Média&quot;;10;IF([.AA26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6]=&quot; - &quot;;&quot;*&quot;;IF([.S26]=&quot;Sim&quot;;IF(VLOOKUP([.Q2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7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7]=&quot;Baixa&quot;;7;IF([.AA27]=&quot;Média&quot;;10;IF([.AA27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7]=&quot; - &quot;;&quot;*&quot;;IF([.S27]=&quot;Sim&quot;;IF(VLOOKUP([.Q2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8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8]=&quot;Baixa&quot;;7;IF([.AA28]=&quot;Média&quot;;10;IF([.AA28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8]=&quot; - &quot;;&quot;*&quot;;IF([.S28]=&quot;Sim&quot;;IF(VLOOKUP([.Q2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29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9]=&quot;Baixa&quot;;7;IF([.AA29]=&quot;Média&quot;;10;IF([.AA29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9]=&quot; - &quot;;&quot;*&quot;;IF([.S29]=&quot;Sim&quot;;IF(VLOOKUP([.Q2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0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0]=&quot;Baixa&quot;;7;IF([.AA30]=&quot;Média&quot;;10;IF([.AA30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0]=&quot; - &quot;;&quot;*&quot;;IF([.S30]=&quot;Sim&quot;;IF(VLOOKUP([.Q3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1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1]=&quot;Baixa&quot;;7;IF([.AA31]=&quot;Média&quot;;10;IF([.AA31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1]=&quot; - &quot;;&quot;*&quot;;IF([.S31]=&quot;Sim&quot;;IF(VLOOKUP([.Q3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2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2]=&quot;Baixa&quot;;7;IF([.AA32]=&quot;Média&quot;;10;IF([.AA32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2]=&quot; - &quot;;&quot;*&quot;;IF([.S32]=&quot;Sim&quot;;IF(VLOOKUP([.Q3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3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3]=&quot;Baixa&quot;;7;IF([.AA33]=&quot;Média&quot;;10;IF([.AA33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3]=&quot; - &quot;;&quot;*&quot;;IF([.S33]=&quot;Sim&quot;;IF(VLOOKUP([.Q3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4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4]=&quot;Baixa&quot;;7;IF([.AA34]=&quot;Média&quot;;10;IF([.AA34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4]=&quot; - &quot;;&quot;*&quot;;IF([.S34]=&quot;Sim&quot;;IF(VLOOKUP([.Q3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5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5]=&quot;Baixa&quot;;7;IF([.AA35]=&quot;Média&quot;;10;IF([.AA35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5]=&quot; - &quot;;&quot;*&quot;;IF([.S35]=&quot;Sim&quot;;IF(VLOOKUP([.Q3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6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6]=&quot;Baixa&quot;;7;IF([.AA36]=&quot;Média&quot;;10;IF([.AA36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6]=&quot; - &quot;;&quot;*&quot;;IF([.S36]=&quot;Sim&quot;;IF(VLOOKUP([.Q3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7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7]=&quot;Baixa&quot;;7;IF([.AA37]=&quot;Média&quot;;10;IF([.AA37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7]=&quot; - &quot;;&quot;*&quot;;IF([.S37]=&quot;Sim&quot;;IF(VLOOKUP([.Q3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8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8]=&quot;Baixa&quot;;7;IF([.AA38]=&quot;Média&quot;;10;IF([.AA38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8]=&quot; - &quot;;&quot;*&quot;;IF([.S38]=&quot;Sim&quot;;IF(VLOOKUP([.Q3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39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9]=&quot;Baixa&quot;;7;IF([.AA39]=&quot;Média&quot;;10;IF([.AA39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9]=&quot; - &quot;;&quot;*&quot;;IF([.S39]=&quot;Sim&quot;;IF(VLOOKUP([.Q3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0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0]=&quot;Baixa&quot;;7;IF([.AA40]=&quot;Média&quot;;10;IF([.AA40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0]=&quot; - &quot;;&quot;*&quot;;IF([.S40]=&quot;Sim&quot;;IF(VLOOKUP([.Q4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1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1]=&quot;Baixa&quot;;7;IF([.AA41]=&quot;Média&quot;;10;IF([.AA41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1]=&quot; - &quot;;&quot;*&quot;;IF([.S41]=&quot;Sim&quot;;IF(VLOOKUP([.Q4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2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2]=&quot;Baixa&quot;;7;IF([.AA42]=&quot;Média&quot;;10;IF([.AA42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2]=&quot; - &quot;;&quot;*&quot;;IF([.S42]=&quot;Sim&quot;;IF(VLOOKUP([.Q4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3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3]=&quot;Baixa&quot;;7;IF([.AA43]=&quot;Média&quot;;10;IF([.AA43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3]=&quot; - &quot;;&quot;*&quot;;IF([.S43]=&quot;Sim&quot;;IF(VLOOKUP([.Q4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4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4]=&quot;Baixa&quot;;7;IF([.AA44]=&quot;Média&quot;;10;IF([.AA44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4]=&quot; - &quot;;&quot;*&quot;;IF([.S44]=&quot;Sim&quot;;IF(VLOOKUP([.Q4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5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5]=&quot;Baixa&quot;;7;IF([.AA45]=&quot;Média&quot;;10;IF([.AA45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5]=&quot; - &quot;;&quot;*&quot;;IF([.S45]=&quot;Sim&quot;;IF(VLOOKUP([.Q4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6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6]=&quot;Baixa&quot;;7;IF([.AA46]=&quot;Média&quot;;10;IF([.AA46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6]=&quot; - &quot;;&quot;*&quot;;IF([.S46]=&quot;Sim&quot;;IF(VLOOKUP([.Q4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7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7]=&quot;Baixa&quot;;7;IF([.AA47]=&quot;Média&quot;;10;IF([.AA47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7]=&quot; - &quot;;&quot;*&quot;;IF([.S47]=&quot;Sim&quot;;IF(VLOOKUP([.Q4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8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8]=&quot;Baixa&quot;;7;IF([.AA48]=&quot;Média&quot;;10;IF([.AA48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8]=&quot; - &quot;;&quot;*&quot;;IF([.S48]=&quot;Sim&quot;;IF(VLOOKUP([.Q4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49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9]=&quot;Baixa&quot;;7;IF([.AA49]=&quot;Média&quot;;10;IF([.AA49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9]=&quot; - &quot;;&quot;*&quot;;IF([.S49]=&quot;Sim&quot;;IF(VLOOKUP([.Q4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0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0]=&quot;Baixa&quot;;7;IF([.AA50]=&quot;Média&quot;;10;IF([.AA50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0]=&quot; - &quot;;&quot;*&quot;;IF([.S50]=&quot;Sim&quot;;IF(VLOOKUP([.Q5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1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1]=&quot;Baixa&quot;;7;IF([.AA51]=&quot;Média&quot;;10;IF([.AA51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1]=&quot; - &quot;;&quot;*&quot;;IF([.S51]=&quot;Sim&quot;;IF(VLOOKUP([.Q5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2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2]=&quot;Baixa&quot;;7;IF([.AA52]=&quot;Média&quot;;10;IF([.AA52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2]=&quot; - &quot;;&quot;*&quot;;IF([.S52]=&quot;Sim&quot;;IF(VLOOKUP([.Q5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3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3]=&quot;Baixa&quot;;7;IF([.AA53]=&quot;Média&quot;;10;IF([.AA53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3]=&quot; - &quot;;&quot;*&quot;;IF([.S53]=&quot;Sim&quot;;IF(VLOOKUP([.Q5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4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4]=&quot;Baixa&quot;;7;IF([.AA54]=&quot;Média&quot;;10;IF([.AA54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4]=&quot; - &quot;;&quot;*&quot;;IF([.S54]=&quot;Sim&quot;;IF(VLOOKUP([.Q5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5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5]=&quot;Baixa&quot;;7;IF([.AA55]=&quot;Média&quot;;10;IF([.AA55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5]=&quot; - &quot;;&quot;*&quot;;IF([.S55]=&quot;Sim&quot;;IF(VLOOKUP([.Q5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6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6]=&quot;Baixa&quot;;7;IF([.AA56]=&quot;Média&quot;;10;IF([.AA56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6]=&quot; - &quot;;&quot;*&quot;;IF([.S56]=&quot;Sim&quot;;IF(VLOOKUP([.Q5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7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7]=&quot;Baixa&quot;;7;IF([.AA57]=&quot;Média&quot;;10;IF([.AA57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7]=&quot; - &quot;;&quot;*&quot;;IF([.S57]=&quot;Sim&quot;;IF(VLOOKUP([.Q5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8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8]=&quot;Baixa&quot;;7;IF([.AA58]=&quot;Média&quot;;10;IF([.AA58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8]=&quot; - &quot;;&quot;*&quot;;IF([.S58]=&quot;Sim&quot;;IF(VLOOKUP([.Q5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59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9]=&quot;Baixa&quot;;7;IF([.AA59]=&quot;Média&quot;;10;IF([.AA59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9]=&quot; - &quot;;&quot;*&quot;;IF([.S59]=&quot;Sim&quot;;IF(VLOOKUP([.Q5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22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ISNA(VLOOKUP([.Q60];[Validar.I$2:.K$84];2;0));&quot;Não&quot;;&quot;Sim&quot;)" office:value-type="string" office:string-value="Não" calcext:value-type="string">
            <text:p>Não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271"/>
          <table:table-cell table:style-name="ce272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274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60]=&quot;Baixa&quot;;7;IF([.AA60]=&quot;Média&quot;;10;IF([.AA60]=&quot;Alta&quot;;15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60]=&quot; - &quot;;&quot;*&quot;;IF([.S60]=&quot;Sim&quot;;IF(VLOOKUP([.Q6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45"/>
          <table:table-cell table:style-name="ce286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3"/>
          <table:table-cell table:style-name="ce16" table:number-columns-repeated="755"/>
          <table:table-cell table:number-columns-repeated="29"/>
        </table:table-row>
        <table:table-row table:style-name="ro5">
          <table:table-cell table:style-name="ce42" table:number-columns-repeated="7"/>
          <table:table-cell table:style-name="ce199" table:number-columns-repeated="4"/>
          <table:table-cell table:style-name="ce246" table:number-columns-repeated="14"/>
          <table:table-cell table:style-name="ce42"/>
          <table:table-cell table:style-name="ce44" table:number-columns-repeated="6"/>
          <table:table-cell table:style-name="ce277" table:formula="of:=SUM([.AG19:.AG60])" office:value-type="float" office:value="0" calcext:value-type="float">
            <text:p>0</text:p>
          </table:table-cell>
          <table:table-cell table:style-name="ce44"/>
          <table:table-cell table:style-name="ce46"/>
          <table:table-cell table:style-name="ce44" table:number-columns-repeated="2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6">
          <table:table-cell table:style-name="ce42" table:number-columns-repeated="3"/>
          <table:table-cell table:style-name="ce216"/>
          <table:table-cell table:style-name="ce219" office:value-type="string" calcext:value-type="string" table:number-columns-spanned="4" table:number-rows-spanned="1">
            <text:p>Qtd de ALI</text:p>
          </table:table-cell>
          <table:covered-table-cell table:number-columns-repeated="2" table:style-name="ce227"/>
          <table:covered-table-cell table:style-name="ce233"/>
          <table:table-cell table:style-name="ce21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33"/>
          <table:covered-table-cell table:style-name="ce247"/>
          <table:table-cell table:style-name="ce254"/>
          <table:table-cell table:style-name="ce246"/>
          <table:table-cell table:style-name="ce5"/>
          <table:table-cell table:style-name="ce246" table:number-columns-repeated="10"/>
          <table:table-cell table:style-name="ce42"/>
          <table:table-cell table:style-name="ce275"/>
          <table:table-cell table:style-name="ce44" table:number-columns-repeated="5"/>
          <table:table-cell table:style-name="ce277"/>
          <table:table-cell table:style-name="ce44"/>
          <table:table-cell table:style-name="ce287"/>
          <table:table-cell table:style-name="ce44"/>
          <table:table-cell table:style-name="ce15"/>
          <table:table-cell table:style-name="ce46" table:number-columns-repeated="205"/>
          <table:table-cell table:style-name="ce16" table:number-columns-repeated="753"/>
          <table:table-cell table:number-columns-repeated="29"/>
        </table:table-row>
        <table:table-row table:style-name="ro5">
          <table:table-cell table:style-name="ce42" table:number-columns-repeated="2"/>
          <table:table-cell table:style-name="ce208" office:value-type="string" calcext:value-type="string">
            <text:p>Complexidade</text:p>
          </table:table-cell>
          <table:table-cell table:style-name="ce42"/>
          <table:table-cell table:style-name="ce220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48"/>
          <table:table-cell table:style-name="ce246" table:number-columns-repeated="13"/>
          <table:table-cell table:style-name="ce273"/>
          <table:table-cell table:style-name="ce44" table:number-columns-repeated="6"/>
          <table:table-cell table:style-name="ce277"/>
          <table:table-cell table:style-name="ce44" table:number-columns-repeated="4"/>
          <table:table-cell table:style-name="ce46" table:number-columns-repeated="205"/>
          <table:table-cell table:style-name="ce16" table:number-columns-repeated="753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9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255"/>
          <table:table-cell table:style-name="ce4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246"/>
          <table:table-cell table:style-name="ce4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9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Total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246"/>
          <table:table-cell table:style-name="ce4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2" table:formula="of:=[.E64]+[.E69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[.I69]+[.I64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2" table:formula="of:=[.E65]+[.E70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65]+[.I70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>
          <table:table-cell table:style-name="ce42" table:number-columns-repeated="4"/>
          <table:table-cell table:style-name="ce223" table:formula="of:=SUM([.E74:.E76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2"/>
          <table:covered-table-cell table:style-name="ce229"/>
          <table:table-cell table:style-name="ce223" table:formula="of:=SUM([.I74:.I76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9"/>
          <table:covered-table-cell table:style-name="ce251"/>
          <table:table-cell table:style-name="ce246"/>
          <table:table-cell table:style-name="ce42"/>
          <table:table-cell table:style-name="ce44" table:number-columns-repeated="18"/>
          <table:table-cell table:style-name="ce277"/>
          <table:table-cell table:style-name="ce44"/>
          <table:table-cell table:style-name="ce269"/>
          <table:table-cell table:style-name="ce44" table:number-columns-repeated="203"/>
          <table:table-cell table:style-name="ce15" table:number-columns-repeated="750"/>
          <table:table-cell table:style-name="ce16" table:number-columns-repeated="7"/>
          <table:table-cell table:number-columns-repeated="29"/>
        </table:table-row>
        <table:table-row table:style-name="ro2" table:number-rows-repeated="65389">
          <table:table-cell table:style-name="ce193"/>
          <table:table-cell table:style-name="ce42" table:number-columns-repeated="13"/>
          <table:table-cell table:style-name="ce46" table:number-columns-repeated="18"/>
          <table:table-cell table:style-name="ce277"/>
          <table:table-cell table:style-name="ce46"/>
          <table:table-cell table:style-name="ce288"/>
          <table:table-cell table:style-name="ce44" table:number-columns-repeated="2"/>
          <table:table-cell table:style-name="ce46" table:number-columns-repeated="201"/>
          <table:table-cell table:style-name="ce16" table:number-columns-repeated="757"/>
          <table:table-cell table:number-columns-repeated="29"/>
        </table:table-row>
        <table:table-row table:style-name="ro2">
          <table:table-cell table:number-columns-repeated="4"/>
          <table:table-cell table:style-name="ce42" table:number-columns-repeated="7"/>
          <table:table-cell table:number-columns-repeated="1013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E" table:style-name="ta1">
        <office:forms form:automatic-focus="false" form:apply-design-mode="false"/>
        <table:shapes>
          <draw:frame draw:z-index="0" draw:name="Picture 358" draw:style-name="gr4" draw:text-style-name="P2" svg:width="8.761cm" svg:height="2.503cm" svg:x="0.771cm" svg:y="4.247cm">
            <draw:image xlink:href="Pictures/200000EC0000271100000C55CAB7420E.wmf" xlink:type="simple" xlink:show="embed" xlink:actuate="onLoad">
              <text:p/>
            </draw:image>
          </draw:frame>
          <draw:frame draw:z-index="1" draw:name="Picture 359" draw:style-name="gr4" draw:text-style-name="P2" svg:width="3.799cm" svg:height="1.994cm" svg:x="9.867cm" svg:y="4.569cm">
            <draw:image xlink:href="Pictures/200000B300000E2A000009E47B06A8E2.wmf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3" table:visibility="collapse" table:default-cell-style-name="Default"/>
        <table:table-column table:style-name="co20" table:visibility="collapse" table:default-cell-style-name="Default"/>
        <table:table-column table:style-name="co44" table:visibility="collapse" table:default-cell-style-name="Default"/>
        <table:table-column table:style-name="co14" table:visibility="collapse" table:default-cell-style-name="Default"/>
        <table:table-column table:style-name="co45" table:visibility="collapse" table:default-cell-style-name="Default"/>
        <table:table-column table:style-name="co46" table:visibility="collapse" table:default-cell-style-name="Default"/>
        <table:table-column table:style-name="co47" table:visibility="collapse" table:default-cell-style-name="Default"/>
        <table:table-column table:style-name="co46" table:visibility="collapse" table:default-cell-style-name="Default"/>
        <table:table-column table:style-name="co48" table:visibility="collapse" table:default-cell-style-name="Default"/>
        <table:table-column table:style-name="co49" table:visibility="collapse" table:default-cell-style-name="Default"/>
        <table:table-column table:style-name="co11" table:default-cell-style-name="Default"/>
        <table:table-column table:style-name="co46" table:visibility="collapse" table:default-cell-style-name="Default"/>
        <table:table-column table:style-name="co16" table:visibility="collapse" table:default-cell-style-name="Default"/>
        <table:table-column table:style-name="co46" table:visibility="collapse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ce284"/>
        <table:table-column table:style-name="co36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50" table:default-cell-style-name="Default"/>
        <table:table-column table:style-name="co16" table:number-columns-repeated="987" table:default-cell-style-name="Default"/>
        <table:table-row table:style-name="ro5" table:number-rows-repeated="2">
          <table:table-cell table:style-name="ce42" table:number-columns-repeated="2"/>
          <table:table-cell table:style-name="ce202"/>
          <table:table-cell table:style-name="ce212" table:number-columns-repeated="2"/>
          <table:table-cell table:style-name="ce42" table:number-columns-repeated="9"/>
          <table:table-cell table:style-name="ce44" table:number-columns-repeated="12"/>
          <table:table-cell table:style-name="ce269"/>
          <table:table-cell table:style-name="ce44" table:number-columns-repeated="2"/>
          <table:table-cell table:style-name="ce307"/>
          <table:table-cell table:style-name="ce44" table:number-columns-repeated="2"/>
          <table:table-cell table:style-name="ce277"/>
          <table:table-cell table:style-name="ce44" table:number-columns-repeated="953"/>
          <table:table-cell table:style-name="ce16" table:number-columns-repeated="11"/>
          <table:table-cell table:number-columns-repeated="27"/>
        </table:table-row>
        <table:table-row table:style-name="ro6">
          <table:table-cell table:style-name="ce42"/>
          <table:table-cell table:style-name="ce196" office:value-type="string" calcext:value-type="string" table:number-columns-spanned="2" table:number-rows-spanned="1">
            <text:p>Projeto/Aplicação:</text:p>
          </table:table-cell>
          <table:covered-table-cell table:style-name="ce203"/>
          <table:table-cell table:style-name="ce87" table:formula="of:=[Versão.C3]" office:value-type="string" office:string-value="&lt; Informar o nome da aplicação a que se refere a contagem &gt;" calcext:value-type="string" table:number-columns-spanned="13" table:number-rows-spanned="1">
            <text:p>&lt; Informar o nome da aplicação a que se refere a contagem &gt;</text:p>
          </table:table-cell>
          <table:covered-table-cell table:style-name="ce138"/>
          <table:covered-table-cell table:style-name="ce224"/>
          <table:covered-table-cell table:style-name="ce230"/>
          <table:covered-table-cell table:number-columns-repeated="7" table:style-name="ce42"/>
          <table:covered-table-cell table:number-columns-repeated="2" table:style-name="ce44"/>
          <table:table-cell table:style-name="ce44" table:number-columns-repeated="10"/>
          <table:table-cell table:style-name="ce269"/>
          <table:table-cell table:style-name="ce44" table:number-columns-repeated="2"/>
          <table:table-cell table:style-name="ce307"/>
          <table:table-cell table:style-name="ce44" table:number-columns-repeated="2"/>
          <table:table-cell table:style-name="ce277"/>
          <table:table-cell table:style-name="ce44" table:number-columns-repeated="953"/>
          <table:table-cell table:style-name="ce16" table:number-columns-repeated="11"/>
          <table:table-cell table:number-columns-repeated="27"/>
        </table:table-row>
        <table:table-row table:style-name="ro5">
          <table:table-cell table:style-name="ce42" table:number-columns-repeated="2"/>
          <table:table-cell table:style-name="ce204"/>
          <table:table-cell table:style-name="ce212" table:number-columns-repeated="2"/>
          <table:table-cell table:style-name="ce42" table:number-columns-repeated="9"/>
          <table:table-cell table:style-name="ce44" table:number-columns-repeated="12"/>
          <table:table-cell table:style-name="ce269"/>
          <table:table-cell table:style-name="ce44" table:number-columns-repeated="2"/>
          <table:table-cell table:style-name="ce307"/>
          <table:table-cell table:style-name="ce44" table:number-columns-repeated="2"/>
          <table:table-cell table:style-name="ce277"/>
          <table:table-cell table:style-name="ce44" table:number-columns-repeated="953"/>
          <table:table-cell table:style-name="ce16" table:number-columns-repeated="11"/>
          <table:table-cell table:number-columns-repeated="27"/>
        </table:table-row>
        <table:table-row table:style-name="ro6">
          <table:table-cell table:style-name="ce42"/>
          <table:table-cell table:style-name="ce196" table:number-columns-spanned="2" table:number-rows-spanned="1"/>
          <table:covered-table-cell table:style-name="ce42"/>
          <table:table-cell table:style-name="ce213" table:number-columns-spanned="13" table:number-rows-spanned="1"/>
          <table:covered-table-cell table:style-name="ce212"/>
          <table:covered-table-cell table:number-columns-repeated="9" table:style-name="ce42"/>
          <table:covered-table-cell table:number-columns-repeated="2" table:style-name="ce44"/>
          <table:table-cell table:style-name="ce44" table:number-columns-repeated="10"/>
          <table:table-cell table:style-name="ce269"/>
          <table:table-cell table:style-name="ce44" table:number-columns-repeated="2"/>
          <table:table-cell table:style-name="ce307"/>
          <table:table-cell table:style-name="ce44" table:number-columns-repeated="2"/>
          <table:table-cell table:style-name="ce277"/>
          <table:table-cell table:style-name="ce44" table:number-columns-repeated="953"/>
          <table:table-cell table:style-name="ce16" table:number-columns-repeated="11"/>
          <table:table-cell table:number-columns-repeated="27"/>
        </table:table-row>
        <table:table-row table:style-name="ro5">
          <table:table-cell table:style-name="ce42" table:number-columns-repeated="3"/>
          <table:table-cell table:style-name="ce294" table:number-columns-spanned="2" table:number-rows-spanned="1"/>
          <table:covered-table-cell table:style-name="ce212"/>
          <table:table-cell table:style-name="ce42" table:number-columns-repeated="9"/>
          <table:table-cell table:style-name="ce44" table:number-columns-repeated="12"/>
          <table:table-cell table:style-name="ce269"/>
          <table:table-cell table:style-name="ce44" table:number-columns-repeated="2"/>
          <table:table-cell table:style-name="ce307"/>
          <table:table-cell table:style-name="ce44" table:number-columns-repeated="2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5">
          <table:table-cell table:style-name="ce193"/>
          <table:table-cell table:style-name="ce292" office:value-type="string" calcext:value-type="string" table:number-columns-spanned="36" table:number-rows-spanned="1">
            <text:p>Formulário de Identificação de Arquivos Interface Externa (AIE)</text:p>
          </table:table-cell>
          <table:covered-table-cell table:number-columns-repeated="3" table:style-name="ce292"/>
          <table:covered-table-cell table:style-name="ce52"/>
          <table:covered-table-cell table:style-name="ce292"/>
          <table:covered-table-cell table:style-name="ce52"/>
          <table:covered-table-cell table:style-name="ce292"/>
          <table:covered-table-cell table:style-name="ce52"/>
          <table:covered-table-cell table:style-name="ce292"/>
          <table:covered-table-cell table:style-name="ce52"/>
          <table:covered-table-cell table:style-name="ce292"/>
          <table:covered-table-cell table:style-name="ce52"/>
          <table:covered-table-cell table:number-columns-repeated="13" table:style-name="ce292"/>
          <table:covered-table-cell table:number-columns-repeated="2" table:style-name="ce305"/>
          <table:covered-table-cell table:style-name="ce308"/>
          <table:covered-table-cell table:number-columns-repeated="2" table:style-name="ce305"/>
          <table:covered-table-cell table:style-name="ce314"/>
          <table:covered-table-cell table:number-columns-repeated="4" table:style-name="ce305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20">
          <table:table-cell table:style-name="ce194" table:number-columns-repeated="13"/>
          <table:table-cell table:style-name="ce256"/>
          <table:table-cell table:style-name="ce44" table:number-columns-repeated="12"/>
          <table:table-cell table:style-name="ce269"/>
          <table:table-cell table:style-name="ce44" table:number-columns-repeated="2"/>
          <table:table-cell table:style-name="ce307"/>
          <table:table-cell table:style-name="ce44" table:number-columns-repeated="2"/>
          <table:table-cell table:style-name="ce277"/>
          <table:table-cell table:style-name="ce44" table:number-columns-repeated="4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5">
          <table:table-cell table:style-name="ce55" table:number-columns-repeated="12"/>
          <table:table-cell table:style-name="ce299" office:value-type="string" calcext:value-type="string">
            <text:p>Orientação de Preenchimento</text:p>
          </table:table-cell>
          <table:table-cell table:style-name="ce55"/>
          <table:table-cell table:style-name="ce44" table:number-columns-repeated="12"/>
          <table:table-cell table:style-name="ce269"/>
          <table:table-cell table:style-name="ce44" table:number-columns-repeated="2"/>
          <table:table-cell table:style-name="ce307"/>
          <table:table-cell table:style-name="ce44" table:number-columns-repeated="2"/>
          <table:table-cell table:style-name="ce277"/>
          <table:table-cell table:style-name="ce44" table:number-columns-repeated="4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5">
          <table:table-cell table:style-name="ce42" table:number-columns-repeated="12"/>
          <table:table-cell table:style-name="ce235" office:value-type="string" calcext:value-type="string" table:number-columns-spanned="25" table:number-rows-spanned="2">
            <text:p><text:span text:style-name="T5">1) Rastreabilidade:</text:span><text:span text:style-name="T6"> </text:span><text:span text:style-name="T7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41"/>
          <table:covered-table-cell table:number-columns-repeated="13" table:style-name="ce253"/>
          <table:covered-table-cell table:number-columns-repeated="2" table:style-name="ce113"/>
          <table:covered-table-cell table:style-name="ce309"/>
          <table:covered-table-cell table:number-columns-repeated="2" table:style-name="ce113"/>
          <table:covered-table-cell table:style-name="ce279"/>
          <table:covered-table-cell table:number-columns-repeated="3" table:style-name="ce113"/>
          <table:covered-table-cell table:style-name="ce185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5">
          <table:table-cell table:style-name="ce42" table:number-columns-repeated="12"/>
          <table:covered-table-cell table:style-name="ce236"/>
          <table:covered-table-cell table:number-columns-repeated="14" table:style-name="ce242"/>
          <table:covered-table-cell table:number-columns-repeated="2" table:style-name="ce44"/>
          <table:covered-table-cell table:style-name="ce307"/>
          <table:covered-table-cell table:number-columns-repeated="2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5">
          <table:table-cell table:style-name="ce42" table:number-columns-repeated="12"/>
          <table:table-cell table:style-name="ce237" office:value-type="string" calcext:value-type="string" table:number-columns-spanned="25" table:number-rows-spanned="2">
            <text:p><text:span text:style-name="T8">2) Documentação Arquivos Referenciados, Registros Lógicos, Tipos de Dados: </text:span><text:span text:style-name="T9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43"/>
          <table:covered-table-cell table:number-columns-repeated="2" table:style-name="ce44"/>
          <table:covered-table-cell table:style-name="ce307"/>
          <table:covered-table-cell table:number-columns-repeated="2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5">
          <table:table-cell table:style-name="ce42" table:number-columns-repeated="12"/>
          <table:covered-table-cell table:style-name="ce39"/>
          <table:covered-table-cell table:style-name="ce42"/>
          <table:covered-table-cell table:number-columns-repeated="12" table:style-name="ce44"/>
          <table:covered-table-cell table:style-name="ce269"/>
          <table:covered-table-cell table:number-columns-repeated="2" table:style-name="ce44"/>
          <table:covered-table-cell table:style-name="ce307"/>
          <table:covered-table-cell table:number-columns-repeated="2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5">
          <table:table-cell table:style-name="ce42" table:number-columns-repeated="12"/>
          <table:table-cell table:style-name="ce300" office:value-type="string" calcext:value-type="string" table:number-columns-spanned="25" table:number-rows-spanned="2">
            <text:p><text:span text:style-name="T10">3) Documentação de Fronteira AIE</text:span><text:span text:style-name="T11">: </text:span><text:span text:style-name="T12">Para cada AIE, identificar a fronteira utilizada ao lado da funcionalidade entre parêntesis. Por exemplo: Funcionário (Sistema RH). </text:span></text:p>
          </table:table-cell>
          <table:covered-table-cell table:style-name="ce42"/>
          <table:covered-table-cell table:number-columns-repeated="12" table:style-name="ce44"/>
          <table:covered-table-cell table:style-name="ce269"/>
          <table:covered-table-cell table:number-columns-repeated="2" table:style-name="ce44"/>
          <table:covered-table-cell table:style-name="ce307"/>
          <table:covered-table-cell table:number-columns-repeated="2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5">
          <table:table-cell table:style-name="ce42" table:number-columns-repeated="12"/>
          <table:covered-table-cell table:style-name="ce40"/>
          <table:covered-table-cell table:style-name="ce42"/>
          <table:covered-table-cell table:number-columns-repeated="12" table:style-name="ce70"/>
          <table:covered-table-cell table:style-name="ce270"/>
          <table:covered-table-cell table:number-columns-repeated="2" table:style-name="ce70"/>
          <table:covered-table-cell table:style-name="ce310"/>
          <table:covered-table-cell table:number-columns-repeated="2" table:style-name="ce70"/>
          <table:covered-table-cell table:style-name="ce280"/>
          <table:covered-table-cell table:number-columns-repeated="3" table:style-name="ce70"/>
          <table:covered-table-cell table:style-name="ce177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5">
          <table:table-cell table:style-name="ce42" table:number-columns-repeated="14"/>
          <table:table-cell table:style-name="ce44" table:number-columns-repeated="12"/>
          <table:table-cell table:style-name="ce269"/>
          <table:table-cell table:style-name="ce44" table:number-columns-repeated="2"/>
          <table:table-cell table:style-name="ce307"/>
          <table:table-cell table:style-name="ce44" table:number-columns-repeated="2"/>
          <table:table-cell table:style-name="ce277"/>
          <table:table-cell table:style-name="ce44" table:number-columns-repeated="4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16">
          <table:table-cell table:style-name="ce42"/>
          <table:table-cell table:style-name="ce293" office:value-type="string" calcext:value-type="string" table:number-columns-spanned="2" table:number-rows-spanned="1">
            <text:p>Nome do AIE</text:p>
          </table:table-cell>
          <table:covered-table-cell table:style-name="ce293"/>
          <table:table-cell table:style-name="ce11"/>
          <table:table-cell table:style-name="ce295" office:value-type="string" calcext:value-type="string">
            <text:p>RL</text:p>
          </table:table-cell>
          <table:table-cell table:style-name="ce297"/>
          <table:table-cell table:style-name="ce295" office:value-type="string" calcext:value-type="string">
            <text:p>Memória</text:p>
            <text:p>RL</text:p>
          </table:table-cell>
          <table:table-cell table:style-name="ce297"/>
          <table:table-cell table:style-name="ce295" office:value-type="string" calcext:value-type="string">
            <text:p>TD's</text:p>
          </table:table-cell>
          <table:table-cell table:style-name="ce297"/>
          <table:table-cell table:style-name="ce295" office:value-type="string" calcext:value-type="string">
            <text:p>Memória</text:p>
            <text:p>TD</text:p>
          </table:table-cell>
          <table:table-cell table:style-name="ce245"/>
          <table:table-cell table:style-name="ce295" office:value-type="string" calcext:value-type="string">
            <text:p>Tipo de </text:p>
            <text:p>Demanda</text:p>
          </table:table-cell>
          <table:table-cell table:style-name="ce297"/>
          <table:table-cell table:style-name="ce295" office:value-type="string" calcext:value-type="string">
            <text:p>Classificação</text:p>
          </table:table-cell>
          <table:table-cell table:style-name="ce297"/>
          <table:table-cell table:style-name="ce259" office:value-type="string" calcext:value-type="string">
            <text:p>Tipo</text:p>
          </table:table-cell>
          <table:table-cell table:style-name="ce301"/>
          <table:table-cell table:style-name="ce265" office:value-type="string" calcext:value-type="string">
            <text:p>Tipo Válido</text:p>
          </table:table-cell>
          <table:table-cell table:style-name="ce301"/>
          <table:table-cell table:style-name="ce266"/>
          <table:table-cell table:style-name="ce301"/>
          <table:table-cell table:style-name="ce265" office:value-type="string" calcext:value-type="string">
            <text:p>Fator SISP</text:p>
          </table:table-cell>
          <table:table-cell table:style-name="ce301"/>
          <table:table-cell table:style-name="ce265" office:value-type="string" calcext:value-type="string">
            <text:p>Fórmula de Cálculo</text:p>
          </table:table-cell>
          <table:table-cell table:style-name="ce297"/>
          <table:table-cell table:style-name="ce217" office:value-type="string" calcext:value-type="string">
            <text:p>Complex.</text:p>
          </table:table-cell>
          <table:table-cell table:style-name="ce225"/>
          <table:table-cell table:style-name="ce259" office:value-type="string" calcext:value-type="string">
            <text:p>PF Cheio</text:p>
          </table:table-cell>
          <table:table-cell table:style-name="ce262"/>
          <table:table-cell table:style-name="ce312" office:value-type="string" calcext:value-type="string">
            <text:p>AIE</text:p>
          </table:table-cell>
          <table:table-cell table:style-name="ce262"/>
          <table:table-cell table:style-name="ce281"/>
          <table:table-cell table:style-name="ce225"/>
          <table:table-cell table:style-name="ce217" office:value-type="string" calcext:value-type="string">
            <text:p>PF SISP</text:p>
          </table:table-cell>
          <table:table-cell table:style-name="ce92"/>
          <table:table-cell table:style-name="ce295" office:value-type="string" calcext:value-type="string">
            <text:p>Rastreabilidade /</text:p>
            <text:p>Justificativa</text:p>
          </table:table-cell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5">
          <table:table-cell table:style-name="ce42"/>
          <table:table-cell table:style-name="ce199" table:number-columns-spanned="2" table:number-rows-spanned="1"/>
          <table:covered-table-cell table:style-name="ce199"/>
          <table:table-cell table:style-name="ce42" table:number-columns-repeated="2"/>
          <table:table-cell table:style-name="ce11" table:number-columns-repeated="3"/>
          <table:table-cell table:style-name="ce42" table:number-columns-repeated="3"/>
          <table:table-cell table:style-name="ce245"/>
          <table:table-cell table:style-name="ce42"/>
          <table:table-cell table:style-name="ce11"/>
          <table:table-cell table:style-name="ce42"/>
          <table:table-cell table:style-name="ce11"/>
          <table:table-cell table:style-name="ce260"/>
          <table:table-cell table:style-name="ce263" table:number-columns-repeated="3"/>
          <table:table-cell table:style-name="ce267"/>
          <table:table-cell table:style-name="ce263"/>
          <table:table-cell table:style-name="ce260"/>
          <table:table-cell table:style-name="ce263" table:number-columns-repeated="2"/>
          <table:table-cell table:style-name="ce11"/>
          <table:table-cell table:style-name="ce42"/>
          <table:table-cell table:style-name="ce11"/>
          <table:table-cell table:style-name="ce260"/>
          <table:table-cell table:style-name="ce263"/>
          <table:table-cell table:style-name="ce260"/>
          <table:table-cell table:style-name="ce263"/>
          <table:table-cell table:style-name="ce282"/>
          <table:table-cell table:style-name="ce11"/>
          <table:table-cell table:style-name="ce42"/>
          <table:table-cell table:style-name="ce291"/>
          <table:table-cell table:style-name="ce46" table:number-columns-repeated="206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19]=&quot; - &quot;;&quot;*&quot;;IF([.S19]=&quot;Sim&quot;; VLOOKUP([.Q1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*" calcext:value-type="string">
            <text:p>*</text:p>
          </table:table-cell>
          <table:table-cell table:style-name="ce306"/>
          <table:table-cell table:style-name="ce276" table:formula="of:=IF([.AA19]=&quot;Baixa&quot;;5;IF([.AA19]=&quot;Média&quot;;7;IF([.AA19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19]=&quot; - &quot;;&quot;*&quot;;IF([.S19]=&quot;Sim&quot;;IF(VLOOKUP([.Q1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0]=&quot;Baixa&quot;;5;IF([.AA20]=&quot;Média&quot;;7;IF([.AA20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0]=&quot; - &quot;;&quot;*&quot;;IF([.S20]=&quot;Sim&quot;;IF(VLOOKUP([.Q2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1]=&quot;Baixa&quot;;5;IF([.AA21]=&quot;Média&quot;;7;IF([.AA21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1]=&quot; - &quot;;&quot;*&quot;;IF([.S21]=&quot;Sim&quot;;IF(VLOOKUP([.Q2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2]=&quot;Baixa&quot;;5;IF([.AA22]=&quot;Média&quot;;7;IF([.AA22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2]=&quot; - &quot;;&quot;*&quot;;IF([.S22]=&quot;Sim&quot;;IF(VLOOKUP([.Q2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3]=&quot;Baixa&quot;;5;IF([.AA23]=&quot;Média&quot;;7;IF([.AA23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3]=&quot; - &quot;;&quot;*&quot;;IF([.S23]=&quot;Sim&quot;;IF(VLOOKUP([.Q2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4]=&quot;Baixa&quot;;5;IF([.AA24]=&quot;Média&quot;;7;IF([.AA24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4]=&quot; - &quot;;&quot;*&quot;;IF([.S24]=&quot;Sim&quot;;IF(VLOOKUP([.Q2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5]=&quot;Baixa&quot;;5;IF([.AA25]=&quot;Média&quot;;7;IF([.AA25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5]=&quot; - &quot;;&quot;*&quot;;IF([.S25]=&quot;Sim&quot;;IF(VLOOKUP([.Q2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6]=&quot;Baixa&quot;;5;IF([.AA26]=&quot;Média&quot;;7;IF([.AA26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6]=&quot; - &quot;;&quot;*&quot;;IF([.S26]=&quot;Sim&quot;;IF(VLOOKUP([.Q2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7]=&quot;Baixa&quot;;5;IF([.AA27]=&quot;Média&quot;;7;IF([.AA27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7]=&quot; - &quot;;&quot;*&quot;;IF([.S27]=&quot;Sim&quot;;IF(VLOOKUP([.Q2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8]=&quot;Baixa&quot;;5;IF([.AA28]=&quot;Média&quot;;7;IF([.AA28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8]=&quot; - &quot;;&quot;*&quot;;IF([.S28]=&quot;Sim&quot;;IF(VLOOKUP([.Q2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9]=&quot;Baixa&quot;;5;IF([.AA29]=&quot;Média&quot;;7;IF([.AA29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9]=&quot; - &quot;;&quot;*&quot;;IF([.S29]=&quot;Sim&quot;;IF(VLOOKUP([.Q2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0]=&quot;Baixa&quot;;5;IF([.AA30]=&quot;Média&quot;;7;IF([.AA30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0]=&quot; - &quot;;&quot;*&quot;;IF([.S30]=&quot;Sim&quot;;IF(VLOOKUP([.Q3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1]=&quot;Baixa&quot;;5;IF([.AA31]=&quot;Média&quot;;7;IF([.AA31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1]=&quot; - &quot;;&quot;*&quot;;IF([.S31]=&quot;Sim&quot;;IF(VLOOKUP([.Q3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2]=&quot;Baixa&quot;;5;IF([.AA32]=&quot;Média&quot;;7;IF([.AA32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2]=&quot; - &quot;;&quot;*&quot;;IF([.S32]=&quot;Sim&quot;;IF(VLOOKUP([.Q3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3]=&quot;Baixa&quot;;5;IF([.AA33]=&quot;Média&quot;;7;IF([.AA33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3]=&quot; - &quot;;&quot;*&quot;;IF([.S33]=&quot;Sim&quot;;IF(VLOOKUP([.Q3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4]=&quot;Baixa&quot;;5;IF([.AA34]=&quot;Média&quot;;7;IF([.AA34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4]=&quot; - &quot;;&quot;*&quot;;IF([.S34]=&quot;Sim&quot;;IF(VLOOKUP([.Q3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5]=&quot;Baixa&quot;;5;IF([.AA35]=&quot;Média&quot;;7;IF([.AA35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5]=&quot; - &quot;;&quot;*&quot;;IF([.S35]=&quot;Sim&quot;;IF(VLOOKUP([.Q3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6]=&quot;Baixa&quot;;5;IF([.AA36]=&quot;Média&quot;;7;IF([.AA36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6]=&quot; - &quot;;&quot;*&quot;;IF([.S36]=&quot;Sim&quot;;IF(VLOOKUP([.Q3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7]=&quot;Baixa&quot;;5;IF([.AA37]=&quot;Média&quot;;7;IF([.AA37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7]=&quot; - &quot;;&quot;*&quot;;IF([.S37]=&quot;Sim&quot;;IF(VLOOKUP([.Q3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8]=&quot;Baixa&quot;;5;IF([.AA38]=&quot;Média&quot;;7;IF([.AA38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8]=&quot; - &quot;;&quot;*&quot;;IF([.S38]=&quot;Sim&quot;;IF(VLOOKUP([.Q3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9]=&quot;Baixa&quot;;5;IF([.AA39]=&quot;Média&quot;;7;IF([.AA39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9]=&quot; - &quot;;&quot;*&quot;;IF([.S39]=&quot;Sim&quot;;IF(VLOOKUP([.Q3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0]=&quot;Baixa&quot;;5;IF([.AA40]=&quot;Média&quot;;7;IF([.AA40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0]=&quot; - &quot;;&quot;*&quot;;IF([.S40]=&quot;Sim&quot;;IF(VLOOKUP([.Q4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1]=&quot;Baixa&quot;;5;IF([.AA41]=&quot;Média&quot;;7;IF([.AA41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1]=&quot; - &quot;;&quot;*&quot;;IF([.S41]=&quot;Sim&quot;;IF(VLOOKUP([.Q4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2]=&quot;Baixa&quot;;5;IF([.AA42]=&quot;Média&quot;;7;IF([.AA42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2]=&quot; - &quot;;&quot;*&quot;;IF([.S42]=&quot;Sim&quot;;IF(VLOOKUP([.Q4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3]=&quot;Baixa&quot;;5;IF([.AA43]=&quot;Média&quot;;7;IF([.AA43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3]=&quot; - &quot;;&quot;*&quot;;IF([.S43]=&quot;Sim&quot;;IF(VLOOKUP([.Q4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4]=&quot;Baixa&quot;;5;IF([.AA44]=&quot;Média&quot;;7;IF([.AA44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4]=&quot; - &quot;;&quot;*&quot;;IF([.S44]=&quot;Sim&quot;;IF(VLOOKUP([.Q4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5]=&quot;Baixa&quot;;5;IF([.AA45]=&quot;Média&quot;;7;IF([.AA45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5]=&quot; - &quot;;&quot;*&quot;;IF([.S45]=&quot;Sim&quot;;IF(VLOOKUP([.Q4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6]=&quot;Baixa&quot;;5;IF([.AA46]=&quot;Média&quot;;7;IF([.AA46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6]=&quot; - &quot;;&quot;*&quot;;IF([.S46]=&quot;Sim&quot;;IF(VLOOKUP([.Q4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7]=&quot;Baixa&quot;;5;IF([.AA47]=&quot;Média&quot;;7;IF([.AA47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7]=&quot; - &quot;;&quot;*&quot;;IF([.S47]=&quot;Sim&quot;;IF(VLOOKUP([.Q4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8]=&quot;Baixa&quot;;5;IF([.AA48]=&quot;Média&quot;;7;IF([.AA48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8]=&quot; - &quot;;&quot;*&quot;;IF([.S48]=&quot;Sim&quot;;IF(VLOOKUP([.Q4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9]=&quot;Baixa&quot;;5;IF([.AA49]=&quot;Média&quot;;7;IF([.AA49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9]=&quot; - &quot;;&quot;*&quot;;IF([.S49]=&quot;Sim&quot;;IF(VLOOKUP([.Q4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0]=&quot;Baixa&quot;;5;IF([.AA50]=&quot;Média&quot;;7;IF([.AA50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0]=&quot; - &quot;;&quot;*&quot;;IF([.S50]=&quot;Sim&quot;;IF(VLOOKUP([.Q5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1]=&quot;Baixa&quot;;5;IF([.AA51]=&quot;Média&quot;;7;IF([.AA51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1]=&quot; - &quot;;&quot;*&quot;;IF([.S51]=&quot;Sim&quot;;IF(VLOOKUP([.Q5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2]=&quot;Baixa&quot;;5;IF([.AA52]=&quot;Média&quot;;7;IF([.AA52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2]=&quot; - &quot;;&quot;*&quot;;IF([.S52]=&quot;Sim&quot;;IF(VLOOKUP([.Q5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3]=&quot;Baixa&quot;;5;IF([.AA53]=&quot;Média&quot;;7;IF([.AA53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3]=&quot; - &quot;;&quot;*&quot;;IF([.S53]=&quot;Sim&quot;;IF(VLOOKUP([.Q5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1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4]=&quot;Baixa&quot;;5;IF([.AA54]=&quot;Média&quot;;7;IF([.AA54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4]=&quot; - &quot;;&quot;*&quot;;IF([.S54]=&quot;Sim&quot;;IF(VLOOKUP([.Q5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1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5]=&quot;Baixa&quot;;5;IF([.AA55]=&quot;Média&quot;;7;IF([.AA55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5]=&quot; - &quot;;&quot;*&quot;;IF([.S55]=&quot;Sim&quot;;IF(VLOOKUP([.Q5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1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6]=&quot;Baixa&quot;;5;IF([.AA56]=&quot;Média&quot;;7;IF([.AA56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6]=&quot; - &quot;;&quot;*&quot;;IF([.S56]=&quot;Sim&quot;;IF(VLOOKUP([.Q5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1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7]=&quot;Baixa&quot;;5;IF([.AA57]=&quot;Média&quot;;7;IF([.AA57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7]=&quot; - &quot;;&quot;*&quot;;IF([.S57]=&quot;Sim&quot;;IF(VLOOKUP([.Q5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1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8]=&quot;Baixa&quot;;5;IF([.AA58]=&quot;Média&quot;;7;IF([.AA58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8]=&quot; - &quot;;&quot;*&quot;;IF([.S58]=&quot;Sim&quot;;IF(VLOOKUP([.Q5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1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9]=&quot;Baixa&quot;;5;IF([.AA59]=&quot;Média&quot;;7;IF([.AA59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9]=&quot; - &quot;;&quot;*&quot;;IF([.S59]=&quot;Sim&quot;;IF(VLOOKUP([.Q5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1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03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04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60]=&quot;Baixa&quot;;5;IF([.AA60]=&quot;Média&quot;;7;IF([.AA60]=&quot;Alta&quot;;10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60]=&quot; - &quot;;&quot;*&quot;;IF([.S60]=&quot;Sim&quot;;IF(VLOOKUP([.Q6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5"/>
          <table:table-cell table:number-columns-repeated="27"/>
        </table:table-row>
        <table:table-row table:style-name="ro5">
          <table:table-cell table:style-name="ce42" table:number-columns-repeated="7"/>
          <table:table-cell table:style-name="ce199" table:number-columns-repeated="4"/>
          <table:table-cell table:style-name="ce246" table:number-columns-repeated="4"/>
          <table:table-cell table:style-name="ce42"/>
          <table:table-cell table:style-name="ce44" table:number-columns-repeated="6"/>
          <table:table-cell table:style-name="ce46"/>
          <table:table-cell table:style-name="ce44" table:number-columns-repeated="9"/>
          <table:table-cell table:style-name="ce277" table:formula="of:=SUM([.AG19:.AG60])" office:value-type="float" office:value="0" calcext:value-type="float">
            <text:p>0</text:p>
          </table:table-cell>
          <table:table-cell table:style-name="ce44" table:number-columns-repeated="4"/>
          <table:table-cell table:style-name="ce46" table:number-columns-repeated="197"/>
          <table:table-cell table:style-name="ce16" table:number-columns-repeated="763"/>
          <table:table-cell table:number-columns-repeated="27"/>
        </table:table-row>
        <table:table-row table:style-name="ro6">
          <table:table-cell table:style-name="ce42" table:number-columns-repeated="3"/>
          <table:table-cell table:style-name="ce216"/>
          <table:table-cell table:style-name="ce296" table:number-columns-spanned="3" table:number-rows-spanned="1"/>
          <table:covered-table-cell table:number-columns-repeated="2" table:style-name="ce298"/>
          <table:table-cell table:style-name="ce246"/>
          <table:table-cell table:style-name="ce216" table:number-columns-repeated="3"/>
          <table:table-cell table:style-name="ce246" table:number-columns-repeated="4"/>
          <table:table-cell table:style-name="ce42"/>
          <table:table-cell table:style-name="ce44" table:number-columns-repeated="6"/>
          <table:table-cell table:style-name="ce302"/>
          <table:table-cell table:style-name="ce44" table:number-columns-repeated="3"/>
          <table:table-cell table:style-name="ce5"/>
          <table:table-cell table:style-name="ce44"/>
          <table:table-cell table:style-name="ce269"/>
          <table:table-cell table:style-name="ce44"/>
          <table:table-cell table:style-name="ce269"/>
          <table:table-cell table:style-name="ce44"/>
          <table:table-cell table:style-name="ce277"/>
          <table:table-cell table:style-name="ce44"/>
          <table:table-cell table:style-name="ce287"/>
          <table:table-cell table:style-name="ce44" table:number-columns-repeated="2"/>
          <table:table-cell table:style-name="ce46" table:number-columns-repeated="201"/>
          <table:table-cell table:style-name="ce16" table:number-columns-repeated="759"/>
          <table:table-cell table:number-columns-repeated="27"/>
        </table:table-row>
        <table:table-row table:style-name="ro2">
          <table:table-cell table:style-name="ce42" table:number-columns-repeated="3"/>
          <table:table-cell table:style-name="ce216"/>
          <table:table-cell table:style-name="ce219" office:value-type="string" calcext:value-type="string" table:number-columns-spanned="4" table:number-rows-spanned="1">
            <text:p>Qtd de AIE</text:p>
          </table:table-cell>
          <table:covered-table-cell table:number-columns-repeated="2" table:style-name="ce227"/>
          <table:covered-table-cell table:style-name="ce233"/>
          <table:table-cell table:style-name="ce21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33"/>
          <table:covered-table-cell table:style-name="ce247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8" office:value-type="string" calcext:value-type="string">
            <text:p>Complexidade</text:p>
          </table:table-cell>
          <table:table-cell table:style-name="ce42"/>
          <table:table-cell table:style-name="ce220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48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Total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>
          <table:table-cell table:style-name="ce42" table:number-columns-repeated="4"/>
          <table:table-cell table:style-name="ce223" table:formula="of:=SUM([.E75:.E77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2"/>
          <table:covered-table-cell table:style-name="ce229"/>
          <table:table-cell table:style-name="ce223" table:formula="of:=SUM([.I75:.I77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9"/>
          <table:covered-table-cell table:style-name="ce251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1"/>
          <table:table-cell table:number-columns-repeated="27"/>
        </table:table-row>
        <table:table-row table:style-name="ro2" table:number-rows-repeated="91">
          <table:table-cell table:style-name="ce193"/>
          <table:table-cell table:style-name="ce42" table:number-columns-repeated="13"/>
          <table:table-cell table:style-name="ce46" table:number-columns-repeated="12"/>
          <table:table-cell table:style-name="ce288"/>
          <table:table-cell table:style-name="ce44" table:number-columns-repeated="2"/>
          <table:table-cell table:style-name="ce46"/>
          <table:table-cell table:style-name="ce44" table:number-columns-repeated="2"/>
          <table:table-cell table:style-name="ce277"/>
          <table:table-cell table:style-name="ce44" table:number-columns-repeated="4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2" table:number-rows-repeated="65297">
          <table:table-cell table:style-name="ce193"/>
          <table:table-cell table:style-name="ce42" table:number-columns-repeated="13"/>
          <table:table-cell table:style-name="ce46" table:number-columns-repeated="12"/>
          <table:table-cell table:style-name="ce288"/>
          <table:table-cell table:style-name="ce44" table:number-columns-repeated="2"/>
          <table:table-cell table:style-name="ce307"/>
          <table:table-cell table:style-name="ce44" table:number-columns-repeated="2"/>
          <table:table-cell table:style-name="ce277"/>
          <table:table-cell table:style-name="ce44" table:number-columns-repeated="4"/>
          <table:table-cell table:style-name="ce46" table:number-columns-repeated="199"/>
          <table:table-cell table:style-name="ce16" table:number-columns-repeated="761"/>
          <table:table-cell table:number-columns-repeated="27"/>
        </table:table-row>
        <table:table-row table:style-name="ro2" table:number-rows-repeated="70">
          <table:table-cell table:number-columns-repeated="29"/>
          <table:table-cell table:style-name="ce311"/>
          <table:table-cell table:number-columns-repeated="99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E" table:style-name="ta1">
        <office:forms form:automatic-focus="false" form:apply-design-mode="false"/>
        <table:shapes>
          <draw:frame draw:z-index="0" draw:name="Picture 4208" draw:style-name="gr4" draw:text-style-name="P2" svg:width="8.224cm" svg:height="2.462cm" svg:x="0.683cm" svg:y="4.184cm">
            <draw:image xlink:href="Pictures/200000ED0000271100000C5561556567.wmf" xlink:type="simple" xlink:show="embed" xlink:actuate="onLoad">
              <text:p/>
            </draw:image>
          </draw:frame>
          <draw:frame draw:z-index="1" draw:name="Picture 4209" draw:style-name="gr4" draw:text-style-name="P2" svg:width="3.189cm" svg:height="2.141cm" svg:x="9.163cm" svg:y="4.398cm">
            <draw:image xlink:href="Pictures/200000B300000E2A000009E44447EC47.wmf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51" table:default-cell-style-name="Default"/>
        <table:table-column table:style-name="co20" table:default-cell-style-name="Default"/>
        <table:table-column table:style-name="co52" table:visibility="collapse" table:default-cell-style-name="Default"/>
        <table:table-column table:style-name="co20" table:visibility="collapse" table:default-cell-style-name="Default"/>
        <table:table-column table:style-name="co53" table:visibility="collapse" table:default-cell-style-name="Default"/>
        <table:table-column table:style-name="co54" table:visibility="collapse" table:default-cell-style-name="Default"/>
        <table:table-column table:style-name="co45" table:visibility="collapse" table:default-cell-style-name="Default"/>
        <table:table-column table:style-name="co46" table:visibility="collapse" table:default-cell-style-name="Default"/>
        <table:table-column table:style-name="co47" table:visibility="collapse" table:default-cell-style-name="Default"/>
        <table:table-column table:style-name="co46" table:visibility="collapse" table:default-cell-style-name="Default"/>
        <table:table-column table:style-name="co55" table:visibility="collapse" table:default-cell-style-name="Default"/>
        <table:table-column table:style-name="co31" table:visibility="collapse" table:default-cell-style-name="Default"/>
        <table:table-column table:style-name="co11" table:default-cell-style-name="Default"/>
        <table:table-column table:style-name="co46" table:visibility="collapse" table:default-cell-style-name="Default"/>
        <table:table-column table:style-name="co16" table:visibility="collapse" table:default-cell-style-name="Default"/>
        <table:table-column table:style-name="co46" table:visibility="collapse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ce284"/>
        <table:table-column table:style-name="co36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50" table:default-cell-style-name="Default"/>
        <table:table-column table:style-name="co16" table:number-columns-repeated="987" table:default-cell-style-name="Default"/>
        <table:table-row table:style-name="ro5" table:number-rows-repeated="2">
          <table:table-cell table:style-name="ce42" table:number-columns-repeated="2"/>
          <table:table-cell table:style-name="ce202"/>
          <table:table-cell table:style-name="ce212" table:number-columns-repeated="2"/>
          <table:table-cell table:style-name="ce42" table:number-columns-repeated="9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2"/>
          <table:table-cell table:style-name="ce16" table:number-columns-repeated="11"/>
          <table:table-cell table:number-columns-repeated="28"/>
        </table:table-row>
        <table:table-row table:style-name="ro6">
          <table:table-cell table:style-name="ce42"/>
          <table:table-cell table:style-name="ce196" office:value-type="string" calcext:value-type="string" table:number-columns-spanned="2" table:number-rows-spanned="1">
            <text:p>Projeto/Aplicação:</text:p>
          </table:table-cell>
          <table:covered-table-cell table:style-name="ce203"/>
          <table:table-cell table:style-name="ce87" table:formula="of:=[Versão.C3]" office:value-type="string" office:string-value="&lt; Informar o nome da aplicação a que se refere a contagem &gt;" calcext:value-type="string" table:number-columns-spanned="13" table:number-rows-spanned="1">
            <text:p>&lt; Informar o nome da aplicação a que se refere a contagem &gt;</text:p>
          </table:table-cell>
          <table:covered-table-cell table:style-name="ce138"/>
          <table:covered-table-cell table:style-name="ce224"/>
          <table:covered-table-cell table:style-name="ce230"/>
          <table:covered-table-cell table:number-columns-repeated="7" table:style-name="ce42"/>
          <table:covered-table-cell table:number-columns-repeated="2" table:style-name="ce44"/>
          <table:table-cell table:style-name="ce44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2"/>
          <table:table-cell table:style-name="ce16" table:number-columns-repeated="11"/>
          <table:table-cell table:number-columns-repeated="28"/>
        </table:table-row>
        <table:table-row table:style-name="ro5">
          <table:table-cell table:style-name="ce42" table:number-columns-repeated="2"/>
          <table:table-cell table:style-name="ce204"/>
          <table:table-cell table:style-name="ce212" table:number-columns-repeated="2"/>
          <table:table-cell table:style-name="ce42" table:number-columns-repeated="9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2"/>
          <table:table-cell table:style-name="ce16" table:number-columns-repeated="11"/>
          <table:table-cell table:number-columns-repeated="28"/>
        </table:table-row>
        <table:table-row table:style-name="ro6">
          <table:table-cell table:style-name="ce42"/>
          <table:table-cell table:style-name="ce196" table:number-columns-spanned="2" table:number-rows-spanned="1"/>
          <table:covered-table-cell table:style-name="ce42"/>
          <table:table-cell table:style-name="ce213" table:number-columns-spanned="13" table:number-rows-spanned="1"/>
          <table:covered-table-cell table:style-name="ce212"/>
          <table:covered-table-cell table:number-columns-repeated="9" table:style-name="ce42"/>
          <table:covered-table-cell table:number-columns-repeated="2" table:style-name="ce44"/>
          <table:table-cell table:style-name="ce44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2"/>
          <table:table-cell table:style-name="ce16" table:number-columns-repeated="11"/>
          <table:table-cell table:number-columns-repeated="28"/>
        </table:table-row>
        <table:table-row table:style-name="ro5">
          <table:table-cell table:style-name="ce42" table:number-columns-repeated="3"/>
          <table:table-cell table:style-name="ce294" table:number-columns-spanned="2" table:number-rows-spanned="1"/>
          <table:covered-table-cell table:style-name="ce212"/>
          <table:table-cell table:style-name="ce42" table:number-columns-repeated="9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5">
          <table:table-cell table:style-name="ce193"/>
          <table:table-cell table:style-name="ce197" office:value-type="string" calcext:value-type="string" table:number-columns-spanned="36" table:number-rows-spanned="1">
            <text:p>Formulário de Identificação de Entradas Externas (EE)</text:p>
          </table:table-cell>
          <table:covered-table-cell table:number-columns-repeated="3"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number-columns-repeated="13" table:style-name="ce197"/>
          <table:covered-table-cell table:number-columns-repeated="5" table:style-name="ce44"/>
          <table:covered-table-cell table:style-name="ce277"/>
          <table:covered-table-cell table:number-columns-repeated="4" table:style-name="ce4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20">
          <table:table-cell table:style-name="ce194"/>
          <table:table-cell table:style-name="ce316" table:number-columns-repeated="4"/>
          <table:table-cell table:style-name="ce194"/>
          <table:table-cell table:style-name="ce316"/>
          <table:table-cell table:style-name="ce194"/>
          <table:table-cell table:style-name="ce316"/>
          <table:table-cell table:style-name="ce194"/>
          <table:table-cell table:style-name="ce316"/>
          <table:table-cell table:style-name="ce194"/>
          <table:table-cell table:style-name="ce316"/>
          <table:table-cell table:style-name="ce256"/>
          <table:table-cell table:style-name="ce113" table:number-columns-repeated="12"/>
          <table:table-cell table:style-name="ce324"/>
          <table:table-cell table:style-name="ce113" table:number-columns-repeated="5"/>
          <table:table-cell table:style-name="ce279"/>
          <table:table-cell table:style-name="ce113" table:number-columns-repeated="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55" table:number-columns-repeated="12"/>
          <table:table-cell table:style-name="ce299" office:value-type="string" calcext:value-type="string">
            <text:p>Orientação de Preenchimento</text:p>
          </table:table-cell>
          <table:table-cell table:style-name="ce55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table-cell table:style-name="ce235" office:value-type="string" calcext:value-type="string" table:number-columns-spanned="25" table:number-rows-spanned="2">
            <text:p><text:span text:style-name="T5">1) Rastreabilidade:</text:span><text:span text:style-name="T6"> </text:span><text:span text:style-name="T7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41"/>
          <table:covered-table-cell table:number-columns-repeated="13" table:style-name="ce253"/>
          <table:covered-table-cell table:number-columns-repeated="5" table:style-name="ce113"/>
          <table:covered-table-cell table:style-name="ce279"/>
          <table:covered-table-cell table:number-columns-repeated="3" table:style-name="ce113"/>
          <table:covered-table-cell table:style-name="ce185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covered-table-cell table:style-name="ce236"/>
          <table:covered-table-cell table:number-columns-repeated="14" table:style-name="ce242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table-cell table:style-name="ce237" office:value-type="string" calcext:value-type="string" table:number-columns-spanned="25" table:number-rows-spanned="2">
            <text:p><text:span text:style-name="T8">2) Documentação Arquivos Referenciados, Registros Lógicos, Tipos de Dados: </text:span><text:span text:style-name="T9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43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covered-table-cell table:style-name="ce39"/>
          <table:covered-table-cell table:style-name="ce42"/>
          <table:covered-table-cell table:number-columns-repeated="12" table:style-name="ce44"/>
          <table:covered-table-cell table:style-name="ce269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table-cell table:style-name="ce317" office:value-type="string" calcext:value-type="string" table:number-columns-spanned="25" table:number-rows-spanned="2">
            <text:p><text:span text:style-name="T8">3) </text:span><text:span text:style-name="T13">Manutenção em Interface: </text:span><text:span text:style-name="T14">Em caso de Manutenção em Interface considerar AR:1 e TD:1, independentemente da complexidade da funcionalidade alterada.</text:span></text:p>
          </table:table-cell>
          <table:covered-table-cell table:style-name="ce42"/>
          <table:covered-table-cell table:number-columns-repeated="12" table:style-name="ce44"/>
          <table:covered-table-cell table:style-name="ce269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covered-table-cell table:style-name="ce40"/>
          <table:covered-table-cell table:style-name="ce42"/>
          <table:covered-table-cell table:number-columns-repeated="12" table:style-name="ce70"/>
          <table:covered-table-cell table:style-name="ce270"/>
          <table:covered-table-cell table:number-columns-repeated="5" table:style-name="ce70"/>
          <table:covered-table-cell table:style-name="ce280"/>
          <table:covered-table-cell table:number-columns-repeated="3" table:style-name="ce70"/>
          <table:covered-table-cell table:style-name="ce177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4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23">
          <table:table-cell table:style-name="ce42"/>
          <table:table-cell table:style-name="ce293" office:value-type="string" calcext:value-type="string" table:number-columns-spanned="2" table:number-rows-spanned="1">
            <text:p>Nome do EE</text:p>
          </table:table-cell>
          <table:covered-table-cell table:style-name="ce293"/>
          <table:table-cell table:style-name="ce11"/>
          <table:table-cell table:style-name="ce295" office:value-type="string" calcext:value-type="string">
            <text:p>AR</text:p>
          </table:table-cell>
          <table:table-cell table:style-name="ce297"/>
          <table:table-cell table:style-name="ce295" office:value-type="string" calcext:value-type="string">
            <text:p>Memória</text:p>
            <text:p>AR</text:p>
          </table:table-cell>
          <table:table-cell table:style-name="ce297"/>
          <table:table-cell table:style-name="ce295" office:value-type="string" calcext:value-type="string">
            <text:p>TD's</text:p>
          </table:table-cell>
          <table:table-cell table:style-name="ce297"/>
          <table:table-cell table:style-name="ce295" office:value-type="string" calcext:value-type="string">
            <text:p>Memória</text:p>
            <text:p>TD</text:p>
          </table:table-cell>
          <table:table-cell table:style-name="ce245"/>
          <table:table-cell table:style-name="ce295" office:value-type="string" calcext:value-type="string">
            <office:annotation draw:style-name="gr5" draw:text-style-name="P3" svg:width="3.494cm" svg:height="0.606cm" svg:x="21.656cm" svg:y="6.464cm" draw:caption-point-x="3.178cm" draw:caption-point-y="0.882cm">
              <dc:date>2012-05-02T00:00:00</dc:date>
              <text:p text:style-name="P3"><text:span text:style-name="T2">Ver aba "Orientação"</text:span></text:p>
              <text:p text:style-name="P3"><text:span text:style-name="T2"/></text:p>
            </office:annotation>
            <text:p>Tipo de </text:p>
            <text:p>Demanda</text:p>
          </table:table-cell>
          <table:table-cell table:style-name="ce297"/>
          <table:table-cell table:style-name="ce295" office:value-type="string" calcext:value-type="string">
            <text:p>Classificação</text:p>
          </table:table-cell>
          <table:table-cell table:style-name="ce297"/>
          <table:table-cell table:style-name="ce259" office:value-type="string" calcext:value-type="string">
            <text:p>Tipo</text:p>
          </table:table-cell>
          <table:table-cell table:style-name="ce318"/>
          <table:table-cell table:style-name="ce265" office:value-type="string" calcext:value-type="string">
            <text:p>Tipo Válido</text:p>
          </table:table-cell>
          <table:table-cell table:style-name="ce318"/>
          <table:table-cell table:style-name="ce319"/>
          <table:table-cell table:style-name="ce318"/>
          <table:table-cell table:style-name="ce265" office:value-type="string" calcext:value-type="string">
            <text:p>Fator SISP</text:p>
          </table:table-cell>
          <table:table-cell table:style-name="ce318"/>
          <table:table-cell table:style-name="ce265" office:value-type="string" calcext:value-type="string">
            <text:p>Fórmula de Cálculo</text:p>
          </table:table-cell>
          <table:table-cell table:style-name="ce323"/>
          <table:table-cell table:style-name="ce217" office:value-type="string" calcext:value-type="string">
            <text:p>Complex.</text:p>
          </table:table-cell>
          <table:table-cell table:style-name="ce225"/>
          <table:table-cell table:style-name="ce259" office:value-type="string" calcext:value-type="string">
            <text:p>PF Cheio</text:p>
          </table:table-cell>
          <table:table-cell table:style-name="ce262"/>
          <table:table-cell table:style-name="ce259" office:value-type="string" calcext:value-type="string">
            <text:p>EE</text:p>
          </table:table-cell>
          <table:table-cell table:style-name="ce262"/>
          <table:table-cell table:style-name="ce281"/>
          <table:table-cell table:style-name="ce225"/>
          <table:table-cell table:style-name="ce217" office:value-type="string" calcext:value-type="string">
            <text:p>PF SISP</text:p>
          </table:table-cell>
          <table:table-cell table:style-name="ce92"/>
          <table:table-cell table:style-name="ce295" office:value-type="string" calcext:value-type="string">
            <text:p>Rastreabilidade /</text:p>
            <text:p>Justificativa</text:p>
          </table:table-cell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5">
          <table:table-cell table:style-name="ce42"/>
          <table:table-cell table:style-name="ce199" table:number-columns-spanned="2" table:number-rows-spanned="1"/>
          <table:covered-table-cell table:style-name="ce199"/>
          <table:table-cell table:style-name="ce42" table:number-columns-repeated="2"/>
          <table:table-cell table:style-name="ce11" table:number-columns-repeated="3"/>
          <table:table-cell table:style-name="ce42" table:number-columns-repeated="3"/>
          <table:table-cell table:style-name="ce245"/>
          <table:table-cell table:style-name="ce42"/>
          <table:table-cell table:style-name="ce11"/>
          <table:table-cell table:style-name="ce42"/>
          <table:table-cell table:style-name="ce11"/>
          <table:table-cell table:style-name="ce260"/>
          <table:table-cell table:style-name="ce263" table:number-columns-repeated="3"/>
          <table:table-cell table:style-name="ce320"/>
          <table:table-cell table:style-name="ce263"/>
          <table:table-cell table:style-name="ce260"/>
          <table:table-cell table:style-name="ce263" table:number-columns-repeated="2"/>
          <table:table-cell table:style-name="ce11"/>
          <table:table-cell table:style-name="ce42"/>
          <table:table-cell table:style-name="ce11"/>
          <table:table-cell table:style-name="ce260"/>
          <table:table-cell table:style-name="ce263"/>
          <table:table-cell table:style-name="ce260"/>
          <table:table-cell table:style-name="ce263"/>
          <table:table-cell table:style-name="ce282"/>
          <table:table-cell table:style-name="ce11"/>
          <table:table-cell table:style-name="ce42"/>
          <table:table-cell table:style-name="ce291"/>
          <table:table-cell table:style-name="ce46" table:number-columns-repeated="205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19]=&quot; - &quot;;&quot;*&quot;;IF([.S19]=&quot;Sim&quot;; VLOOKUP([.Q1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19])));&quot;Média&quot;;IF(AND([.E19]&lt;=1;[.I19]&lt;=15;[.I19]&gt;0);&quot;Baixa&quot;;IF(AND([.E19]=2;[.I19]&lt;5);&quot;Baixa&quot;;IF(AND([.E19]&lt;=1;[.I19]&gt;15);&quot;Média&quot;;IF(AND([.E19]=2;[.I19]&gt;4;[.I19]&lt;=15);&quot;Média&quot;;IF(AND([.E19]&gt;2;[.I19]&lt;5);&quot;Média&quot;;IF(                                                                   AND                                                                    ([.E19]=2;[.I19]&gt;15);&quot;Alta&quot;;IF(AND([.E19]&gt;2;[.I19]&gt;4);&quot;Alta&quot;;&quot;*&quot;))))))))" office:value-type="string" office:string-value="*" calcext:value-type="string">
            <text:p>*</text:p>
          </table:table-cell>
          <table:table-cell table:style-name="ce326"/>
          <table:table-cell table:style-name="ce276" table:formula="of:=IF([.AA19]=&quot;Baixa&quot;;3;IF([.AA19]=&quot;Média&quot;;4;IF([.AA19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19]=&quot; - &quot;;&quot;*&quot;;IF([.S19]=&quot;Sim&quot;;IF(VLOOKUP([.Q1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0])));&quot;Média&quot;;IF(AND([.E20]&lt;=1;[.I20]&lt;=15;[.I20]&gt;0);&quot;Baixa&quot;;IF(AND([.E20]=2;[.I20]&lt;5);&quot;Baixa&quot;;IF(AND([.E20]&lt;=1;[.I20]&gt;15);&quot;Média&quot;;IF(AND([.E20]=2;[.I20]&gt;4;[.I20]&lt;=15);&quot;Média&quot;;IF(AND([.E20]&gt;2;[.I20]&lt;5);&quot;Média&quot;;IF(                                                                   AND                                                                    ([.E20]=2;[.I20]&gt;15);&quot;Alta&quot;;IF(AND([.E20]&gt;2;[.I20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0]=&quot;Baixa&quot;;3;IF([.AA20]=&quot;Média&quot;;4;IF([.AA20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0]=&quot; - &quot;;&quot;*&quot;;IF([.S20]=&quot;Sim&quot;;IF(VLOOKUP([.Q2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1])));&quot;Média&quot;;IF(AND([.E21]&lt;=1;[.I21]&lt;=15;[.I21]&gt;0);&quot;Baixa&quot;;IF(AND([.E21]=2;[.I21]&lt;5);&quot;Baixa&quot;;IF(AND([.E21]&lt;=1;[.I21]&gt;15);&quot;Média&quot;;IF(AND([.E21]=2;[.I21]&gt;4;[.I21]&lt;=15);&quot;Média&quot;;IF(AND([.E21]&gt;2;[.I21]&lt;5);&quot;Média&quot;;IF(                                                                   AND                                                                    ([.E21]=2;[.I21]&gt;15);&quot;Alta&quot;;IF(AND([.E21]&gt;2;[.I21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1]=&quot;Baixa&quot;;3;IF([.AA21]=&quot;Média&quot;;4;IF([.AA21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1]=&quot; - &quot;;&quot;*&quot;;IF([.S21]=&quot;Sim&quot;;IF(VLOOKUP([.Q2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2])));&quot;Média&quot;;IF(AND([.E22]&lt;=1;[.I22]&lt;=15;[.I22]&gt;0);&quot;Baixa&quot;;IF(AND([.E22]=2;[.I22]&lt;5);&quot;Baixa&quot;;IF(AND([.E22]&lt;=1;[.I22]&gt;15);&quot;Média&quot;;IF(AND([.E22]=2;[.I22]&gt;4;[.I22]&lt;=15);&quot;Média&quot;;IF(AND([.E22]&gt;2;[.I22]&lt;5);&quot;Média&quot;;IF(                                                                   AND                                                                    ([.E22]=2;[.I22]&gt;15);&quot;Alta&quot;;IF(AND([.E22]&gt;2;[.I22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2]=&quot;Baixa&quot;;3;IF([.AA22]=&quot;Média&quot;;4;IF([.AA22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2]=&quot; - &quot;;&quot;*&quot;;IF([.S22]=&quot;Sim&quot;;IF(VLOOKUP([.Q2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3])));&quot;Média&quot;;IF(AND([.E23]&lt;=1;[.I23]&lt;=15;[.I23]&gt;0);&quot;Baixa&quot;;IF(AND([.E23]=2;[.I23]&lt;5);&quot;Baixa&quot;;IF(AND([.E23]&lt;=1;[.I23]&gt;15);&quot;Média&quot;;IF(AND([.E23]=2;[.I23]&gt;4;[.I23]&lt;=15);&quot;Média&quot;;IF(AND([.E23]&gt;2;[.I23]&lt;5);&quot;Média&quot;;IF(                                                                   AND                                                                    ([.E23]=2;[.I23]&gt;15);&quot;Alta&quot;;IF(AND([.E23]&gt;2;[.I23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3]=&quot;Baixa&quot;;3;IF([.AA23]=&quot;Média&quot;;4;IF([.AA23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3]=&quot; - &quot;;&quot;*&quot;;IF([.S23]=&quot;Sim&quot;;IF(VLOOKUP([.Q2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4])));&quot;Média&quot;;IF(AND([.E24]&lt;=1;[.I24]&lt;=15;[.I24]&gt;0);&quot;Baixa&quot;;IF(AND([.E24]=2;[.I24]&lt;5);&quot;Baixa&quot;;IF(AND([.E24]&lt;=1;[.I24]&gt;15);&quot;Média&quot;;IF(AND([.E24]=2;[.I24]&gt;4;[.I24]&lt;=15);&quot;Média&quot;;IF(AND([.E24]&gt;2;[.I24]&lt;5);&quot;Média&quot;;IF(                                                                   AND                                                                    ([.E24]=2;[.I24]&gt;15);&quot;Alta&quot;;IF(AND([.E24]&gt;2;[.I24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4]=&quot;Baixa&quot;;3;IF([.AA24]=&quot;Média&quot;;4;IF([.AA24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4]=&quot; - &quot;;&quot;*&quot;;IF([.S24]=&quot;Sim&quot;;IF(VLOOKUP([.Q2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5])));&quot;Média&quot;;IF(AND([.E25]&lt;=1;[.I25]&lt;=15;[.I25]&gt;0);&quot;Baixa&quot;;IF(AND([.E25]=2;[.I25]&lt;5);&quot;Baixa&quot;;IF(AND([.E25]&lt;=1;[.I25]&gt;15);&quot;Média&quot;;IF(AND([.E25]=2;[.I25]&gt;4;[.I25]&lt;=15);&quot;Média&quot;;IF(AND([.E25]&gt;2;[.I25]&lt;5);&quot;Média&quot;;IF(                                                                   AND                                                                    ([.E25]=2;[.I25]&gt;15);&quot;Alta&quot;;IF(AND([.E25]&gt;2;[.I25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5]=&quot;Baixa&quot;;3;IF([.AA25]=&quot;Média&quot;;4;IF([.AA25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5]=&quot; - &quot;;&quot;*&quot;;IF([.S25]=&quot;Sim&quot;;IF(VLOOKUP([.Q2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6])));&quot;Média&quot;;IF(AND([.E26]&lt;=1;[.I26]&lt;=15;[.I26]&gt;0);&quot;Baixa&quot;;IF(AND([.E26]=2;[.I26]&lt;5);&quot;Baixa&quot;;IF(AND([.E26]&lt;=1;[.I26]&gt;15);&quot;Média&quot;;IF(AND([.E26]=2;[.I26]&gt;4;[.I26]&lt;=15);&quot;Média&quot;;IF(AND([.E26]&gt;2;[.I26]&lt;5);&quot;Média&quot;;IF(                                                                   AND                                                                    ([.E26]=2;[.I26]&gt;15);&quot;Alta&quot;;IF(AND([.E26]&gt;2;[.I26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6]=&quot;Baixa&quot;;3;IF([.AA26]=&quot;Média&quot;;4;IF([.AA26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6]=&quot; - &quot;;&quot;*&quot;;IF([.S26]=&quot;Sim&quot;;IF(VLOOKUP([.Q2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7])));&quot;Média&quot;;IF(AND([.E27]&lt;=1;[.I27]&lt;=15;[.I27]&gt;0);&quot;Baixa&quot;;IF(AND([.E27]=2;[.I27]&lt;5);&quot;Baixa&quot;;IF(AND([.E27]&lt;=1;[.I27]&gt;15);&quot;Média&quot;;IF(AND([.E27]=2;[.I27]&gt;4;[.I27]&lt;=15);&quot;Média&quot;;IF(AND([.E27]&gt;2;[.I27]&lt;5);&quot;Média&quot;;IF(                                                                   AND                                                                    ([.E27]=2;[.I27]&gt;15);&quot;Alta&quot;;IF(AND([.E27]&gt;2;[.I27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7]=&quot;Baixa&quot;;3;IF([.AA27]=&quot;Média&quot;;4;IF([.AA27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7]=&quot; - &quot;;&quot;*&quot;;IF([.S27]=&quot;Sim&quot;;IF(VLOOKUP([.Q2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8])));&quot;Média&quot;;IF(AND([.E28]&lt;=1;[.I28]&lt;=15;[.I28]&gt;0);&quot;Baixa&quot;;IF(AND([.E28]=2;[.I28]&lt;5);&quot;Baixa&quot;;IF(AND([.E28]&lt;=1;[.I28]&gt;15);&quot;Média&quot;;IF(AND([.E28]=2;[.I28]&gt;4;[.I28]&lt;=15);&quot;Média&quot;;IF(AND([.E28]&gt;2;[.I28]&lt;5);&quot;Média&quot;;IF(                                                                   AND                                                                    ([.E28]=2;[.I28]&gt;15);&quot;Alta&quot;;IF(AND([.E28]&gt;2;[.I28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8]=&quot;Baixa&quot;;3;IF([.AA28]=&quot;Média&quot;;4;IF([.AA28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8]=&quot; - &quot;;&quot;*&quot;;IF([.S28]=&quot;Sim&quot;;IF(VLOOKUP([.Q2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29])));&quot;Média&quot;;IF(AND([.E29]&lt;=1;[.I29]&lt;=15;[.I29]&gt;0);&quot;Baixa&quot;;IF(AND([.E29]=2;[.I29]&lt;5);&quot;Baixa&quot;;IF(AND([.E29]&lt;=1;[.I29]&gt;15);&quot;Média&quot;;IF(AND([.E29]=2;[.I29]&gt;4;[.I29]&lt;=15);&quot;Média&quot;;IF(AND([.E29]&gt;2;[.I29]&lt;5);&quot;Média&quot;;IF(                                                                   AND                                                                    ([.E29]=2;[.I29]&gt;15);&quot;Alta&quot;;IF(AND([.E29]&gt;2;[.I29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29]=&quot; - &quot;;&quot;*&quot;;IF([.S29]=&quot;Sim&quot;;IF(VLOOKUP([.Q2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0])));&quot;Média&quot;;IF(AND([.E30]&lt;=1;[.I30]&lt;=15;[.I30]&gt;0);&quot;Baixa&quot;;IF(AND([.E30]=2;[.I30]&lt;5);&quot;Baixa&quot;;IF(AND([.E30]&lt;=1;[.I30]&gt;15);&quot;Média&quot;;IF(AND([.E30]=2;[.I30]&gt;4;[.I30]&lt;=15);&quot;Média&quot;;IF(AND([.E30]&gt;2;[.I30]&lt;5);&quot;Média&quot;;IF(                                                                   AND                                                                    ([.E30]=2;[.I30]&gt;15);&quot;Alta&quot;;IF(AND([.E30]&gt;2;[.I30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0]=&quot; - &quot;;&quot;*&quot;;IF([.S30]=&quot;Sim&quot;;IF(VLOOKUP([.Q3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1])));&quot;Média&quot;;IF(AND([.E31]&lt;=1;[.I31]&lt;=15;[.I31]&gt;0);&quot;Baixa&quot;;IF(AND([.E31]=2;[.I31]&lt;5);&quot;Baixa&quot;;IF(AND([.E31]&lt;=1;[.I31]&gt;15);&quot;Média&quot;;IF(AND([.E31]=2;[.I31]&gt;4;[.I31]&lt;=15);&quot;Média&quot;;IF(AND([.E31]&gt;2;[.I31]&lt;5);&quot;Média&quot;;IF(                                                                   AND                                                                    ([.E31]=2;[.I31]&gt;15);&quot;Alta&quot;;IF(AND([.E31]&gt;2;[.I31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1]=&quot; - &quot;;&quot;*&quot;;IF([.S31]=&quot;Sim&quot;;IF(VLOOKUP([.Q3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2])));&quot;Média&quot;;IF(AND([.E32]&lt;=1;[.I32]&lt;=15;[.I32]&gt;0);&quot;Baixa&quot;;IF(AND([.E32]=2;[.I32]&lt;5);&quot;Baixa&quot;;IF(AND([.E32]&lt;=1;[.I32]&gt;15);&quot;Média&quot;;IF(AND([.E32]=2;[.I32]&gt;4;[.I32]&lt;=15);&quot;Média&quot;;IF(AND([.E32]&gt;2;[.I32]&lt;5);&quot;Média&quot;;IF(                                                                   AND                                                                    ([.E32]=2;[.I32]&gt;15);&quot;Alta&quot;;IF(AND([.E32]&gt;2;[.I32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2]=&quot; - &quot;;&quot;*&quot;;IF([.S32]=&quot;Sim&quot;;IF(VLOOKUP([.Q3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3])));&quot;Média&quot;;IF(AND([.E33]&lt;=1;[.I33]&lt;=15;[.I33]&gt;0);&quot;Baixa&quot;;IF(AND([.E33]=2;[.I33]&lt;5);&quot;Baixa&quot;;IF(AND([.E33]&lt;=1;[.I33]&gt;15);&quot;Média&quot;;IF(AND([.E33]=2;[.I33]&gt;4;[.I33]&lt;=15);&quot;Média&quot;;IF(AND([.E33]&gt;2;[.I33]&lt;5);&quot;Média&quot;;IF(                                                                   AND                                                                    ([.E33]=2;[.I33]&gt;15);&quot;Alta&quot;;IF(AND([.E33]&gt;2;[.I33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3]=&quot; - &quot;;&quot;*&quot;;IF([.S33]=&quot;Sim&quot;;IF(VLOOKUP([.Q3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4])));&quot;Média&quot;;IF(AND([.E34]&lt;=1;[.I34]&lt;=15;[.I34]&gt;0);&quot;Baixa&quot;;IF(AND([.E34]=2;[.I34]&lt;5);&quot;Baixa&quot;;IF(AND([.E34]&lt;=1;[.I34]&gt;15);&quot;Média&quot;;IF(AND([.E34]=2;[.I34]&gt;4;[.I34]&lt;=15);&quot;Média&quot;;IF(AND([.E34]&gt;2;[.I34]&lt;5);&quot;Média&quot;;IF(                                                                   AND                                                                    ([.E34]=2;[.I34]&gt;15);&quot;Alta&quot;;IF(AND([.E34]&gt;2;[.I34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4]=&quot; - &quot;;&quot;*&quot;;IF([.S34]=&quot;Sim&quot;;IF(VLOOKUP([.Q3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5])));&quot;Média&quot;;IF(AND([.E35]&lt;=1;[.I35]&lt;=15;[.I35]&gt;0);&quot;Baixa&quot;;IF(AND([.E35]=2;[.I35]&lt;5);&quot;Baixa&quot;;IF(AND([.E35]&lt;=1;[.I35]&gt;15);&quot;Média&quot;;IF(AND([.E35]=2;[.I35]&gt;4;[.I35]&lt;=15);&quot;Média&quot;;IF(AND([.E35]&gt;2;[.I35]&lt;5);&quot;Média&quot;;IF(                                                                   AND                                                                    ([.E35]=2;[.I35]&gt;15);&quot;Alta&quot;;IF(AND([.E35]&gt;2;[.I35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5]=&quot; - &quot;;&quot;*&quot;;IF([.S35]=&quot;Sim&quot;;IF(VLOOKUP([.Q3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6])));&quot;Média&quot;;IF(AND([.E36]&lt;=1;[.I36]&lt;=15;[.I36]&gt;0);&quot;Baixa&quot;;IF(AND([.E36]=2;[.I36]&lt;5);&quot;Baixa&quot;;IF(AND([.E36]&lt;=1;[.I36]&gt;15);&quot;Média&quot;;IF(AND([.E36]=2;[.I36]&gt;4;[.I36]&lt;=15);&quot;Média&quot;;IF(AND([.E36]&gt;2;[.I36]&lt;5);&quot;Média&quot;;IF(                                                                   AND                                                                    ([.E36]=2;[.I36]&gt;15);&quot;Alta&quot;;IF(AND([.E36]&gt;2;[.I36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6]=&quot; - &quot;;&quot;*&quot;;IF([.S36]=&quot;Sim&quot;;IF(VLOOKUP([.Q3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7])));&quot;Média&quot;;IF(AND([.E37]&lt;=1;[.I37]&lt;=15;[.I37]&gt;0);&quot;Baixa&quot;;IF(AND([.E37]=2;[.I37]&lt;5);&quot;Baixa&quot;;IF(AND([.E37]&lt;=1;[.I37]&gt;15);&quot;Média&quot;;IF(AND([.E37]=2;[.I37]&gt;4;[.I37]&lt;=15);&quot;Média&quot;;IF(AND([.E37]&gt;2;[.I37]&lt;5);&quot;Média&quot;;IF(                                                                   AND                                                                    ([.E37]=2;[.I37]&gt;15);&quot;Alta&quot;;IF(AND([.E37]&gt;2;[.I37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7]=&quot; - &quot;;&quot;*&quot;;IF([.S37]=&quot;Sim&quot;;IF(VLOOKUP([.Q3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8])));&quot;Média&quot;;IF(AND([.E38]&lt;=1;[.I38]&lt;=15;[.I38]&gt;0);&quot;Baixa&quot;;IF(AND([.E38]=2;[.I38]&lt;5);&quot;Baixa&quot;;IF(AND([.E38]&lt;=1;[.I38]&gt;15);&quot;Média&quot;;IF(AND([.E38]=2;[.I38]&gt;4;[.I38]&lt;=15);&quot;Média&quot;;IF(AND([.E38]&gt;2;[.I38]&lt;5);&quot;Média&quot;;IF(                                                                   AND                                                                    ([.E38]=2;[.I38]&gt;15);&quot;Alta&quot;;IF(AND([.E38]&gt;2;[.I38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8]=&quot; - &quot;;&quot;*&quot;;IF([.S38]=&quot;Sim&quot;;IF(VLOOKUP([.Q3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39])));&quot;Média&quot;;IF(AND([.E39]&lt;=1;[.I39]&lt;=15;[.I39]&gt;0);&quot;Baixa&quot;;IF(AND([.E39]=2;[.I39]&lt;5);&quot;Baixa&quot;;IF(AND([.E39]&lt;=1;[.I39]&gt;15);&quot;Média&quot;;IF(AND([.E39]=2;[.I39]&gt;4;[.I39]&lt;=15);&quot;Média&quot;;IF(AND([.E39]&gt;2;[.I39]&lt;5);&quot;Média&quot;;IF(                                                                   AND                                                                    ([.E39]=2;[.I39]&gt;15);&quot;Alta&quot;;IF(AND([.E39]&gt;2;[.I39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39]=&quot; - &quot;;&quot;*&quot;;IF([.S39]=&quot;Sim&quot;;IF(VLOOKUP([.Q3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0])));&quot;Média&quot;;IF(AND([.E40]&lt;=1;[.I40]&lt;=15;[.I40]&gt;0);&quot;Baixa&quot;;IF(AND([.E40]=2;[.I40]&lt;5);&quot;Baixa&quot;;IF(AND([.E40]&lt;=1;[.I40]&gt;15);&quot;Média&quot;;IF(AND([.E40]=2;[.I40]&gt;4;[.I40]&lt;=15);&quot;Média&quot;;IF(AND([.E40]&gt;2;[.I40]&lt;5);&quot;Média&quot;;IF(                                                                   AND                                                                    ([.E40]=2;[.I40]&gt;15);&quot;Alta&quot;;IF(AND([.E40]&gt;2;[.I40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0]=&quot; - &quot;;&quot;*&quot;;IF([.S40]=&quot;Sim&quot;;IF(VLOOKUP([.Q4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1])));&quot;Média&quot;;IF(AND([.E41]&lt;=1;[.I41]&lt;=15;[.I41]&gt;0);&quot;Baixa&quot;;IF(AND([.E41]=2;[.I41]&lt;5);&quot;Baixa&quot;;IF(AND([.E41]&lt;=1;[.I41]&gt;15);&quot;Média&quot;;IF(AND([.E41]=2;[.I41]&gt;4;[.I41]&lt;=15);&quot;Média&quot;;IF(AND([.E41]&gt;2;[.I41]&lt;5);&quot;Média&quot;;IF(                                                                   AND                                                                    ([.E41]=2;[.I41]&gt;15);&quot;Alta&quot;;IF(AND([.E41]&gt;2;[.I41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1]=&quot; - &quot;;&quot;*&quot;;IF([.S41]=&quot;Sim&quot;;IF(VLOOKUP([.Q4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2])));&quot;Média&quot;;IF(AND([.E42]&lt;=1;[.I42]&lt;=15;[.I42]&gt;0);&quot;Baixa&quot;;IF(AND([.E42]=2;[.I42]&lt;5);&quot;Baixa&quot;;IF(AND([.E42]&lt;=1;[.I42]&gt;15);&quot;Média&quot;;IF(AND([.E42]=2;[.I42]&gt;4;[.I42]&lt;=15);&quot;Média&quot;;IF(AND([.E42]&gt;2;[.I42]&lt;5);&quot;Média&quot;;IF(                                                                   AND                                                                    ([.E42]=2;[.I42]&gt;15);&quot;Alta&quot;;IF(AND([.E42]&gt;2;[.I42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2]=&quot; - &quot;;&quot;*&quot;;IF([.S42]=&quot;Sim&quot;;IF(VLOOKUP([.Q4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3])));&quot;Média&quot;;IF(AND([.E43]&lt;=1;[.I43]&lt;=15;[.I43]&gt;0);&quot;Baixa&quot;;IF(AND([.E43]=2;[.I43]&lt;5);&quot;Baixa&quot;;IF(AND([.E43]&lt;=1;[.I43]&gt;15);&quot;Média&quot;;IF(AND([.E43]=2;[.I43]&gt;4;[.I43]&lt;=15);&quot;Média&quot;;IF(AND([.E43]&gt;2;[.I43]&lt;5);&quot;Média&quot;;IF(                                                                   AND                                                                    ([.E43]=2;[.I43]&gt;15);&quot;Alta&quot;;IF(AND([.E43]&gt;2;[.I43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3]=&quot; - &quot;;&quot;*&quot;;IF([.S43]=&quot;Sim&quot;;IF(VLOOKUP([.Q4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4])));&quot;Média&quot;;IF(AND([.E44]&lt;=1;[.I44]&lt;=15;[.I44]&gt;0);&quot;Baixa&quot;;IF(AND([.E44]=2;[.I44]&lt;5);&quot;Baixa&quot;;IF(AND([.E44]&lt;=1;[.I44]&gt;15);&quot;Média&quot;;IF(AND([.E44]=2;[.I44]&gt;4;[.I44]&lt;=15);&quot;Média&quot;;IF(AND([.E44]&gt;2;[.I44]&lt;5);&quot;Média&quot;;IF(                                                                   AND                                                                    ([.E44]=2;[.I44]&gt;15);&quot;Alta&quot;;IF(AND([.E44]&gt;2;[.I44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4]=&quot; - &quot;;&quot;*&quot;;IF([.S44]=&quot;Sim&quot;;IF(VLOOKUP([.Q4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5])));&quot;Média&quot;;IF(AND([.E45]&lt;=1;[.I45]&lt;=15;[.I45]&gt;0);&quot;Baixa&quot;;IF(AND([.E45]=2;[.I45]&lt;5);&quot;Baixa&quot;;IF(AND([.E45]&lt;=1;[.I45]&gt;15);&quot;Média&quot;;IF(AND([.E45]=2;[.I45]&gt;4;[.I45]&lt;=15);&quot;Média&quot;;IF(AND([.E45]&gt;2;[.I45]&lt;5);&quot;Média&quot;;IF(                                                                   AND                                                                    ([.E45]=2;[.I45]&gt;15);&quot;Alta&quot;;IF(AND([.E45]&gt;2;[.I45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5]=&quot; - &quot;;&quot;*&quot;;IF([.S45]=&quot;Sim&quot;;IF(VLOOKUP([.Q4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6])));&quot;Média&quot;;IF(AND([.E46]&lt;=1;[.I46]&lt;=15;[.I46]&gt;0);&quot;Baixa&quot;;IF(AND([.E46]=2;[.I46]&lt;5);&quot;Baixa&quot;;IF(AND([.E46]&lt;=1;[.I46]&gt;15);&quot;Média&quot;;IF(AND([.E46]=2;[.I46]&gt;4;[.I46]&lt;=15);&quot;Média&quot;;IF(AND([.E46]&gt;2;[.I46]&lt;5);&quot;Média&quot;;IF(                                                                   AND                                                                    ([.E46]=2;[.I46]&gt;15);&quot;Alta&quot;;IF(AND([.E46]&gt;2;[.I46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6]=&quot; - &quot;;&quot;*&quot;;IF([.S46]=&quot;Sim&quot;;IF(VLOOKUP([.Q4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7])));&quot;Média&quot;;IF(AND([.E47]&lt;=1;[.I47]&lt;=15;[.I47]&gt;0);&quot;Baixa&quot;;IF(AND([.E47]=2;[.I47]&lt;5);&quot;Baixa&quot;;IF(AND([.E47]&lt;=1;[.I47]&gt;15);&quot;Média&quot;;IF(AND([.E47]=2;[.I47]&gt;4;[.I47]&lt;=15);&quot;Média&quot;;IF(AND([.E47]&gt;2;[.I47]&lt;5);&quot;Média&quot;;IF(                                                                   AND                                                                    ([.E47]=2;[.I47]&gt;15);&quot;Alta&quot;;IF(AND([.E47]&gt;2;[.I47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7]=&quot; - &quot;;&quot;*&quot;;IF([.S47]=&quot;Sim&quot;;IF(VLOOKUP([.Q4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8])));&quot;Média&quot;;IF(AND([.E48]&lt;=1;[.I48]&lt;=15;[.I48]&gt;0);&quot;Baixa&quot;;IF(AND([.E48]=2;[.I48]&lt;5);&quot;Baixa&quot;;IF(AND([.E48]&lt;=1;[.I48]&gt;15);&quot;Média&quot;;IF(AND([.E48]=2;[.I48]&gt;4;[.I48]&lt;=15);&quot;Média&quot;;IF(AND([.E48]&gt;2;[.I48]&lt;5);&quot;Média&quot;;IF(                                                                   AND                                                                    ([.E48]=2;[.I48]&gt;15);&quot;Alta&quot;;IF(AND([.E48]&gt;2;[.I48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8]=&quot; - &quot;;&quot;*&quot;;IF([.S48]=&quot;Sim&quot;;IF(VLOOKUP([.Q4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49])));&quot;Média&quot;;IF(AND([.E49]&lt;=1;[.I49]&lt;=15;[.I49]&gt;0);&quot;Baixa&quot;;IF(AND([.E49]=2;[.I49]&lt;5);&quot;Baixa&quot;;IF(AND([.E49]&lt;=1;[.I49]&gt;15);&quot;Média&quot;;IF(AND([.E49]=2;[.I49]&gt;4;[.I49]&lt;=15);&quot;Média&quot;;IF(AND([.E49]&gt;2;[.I49]&lt;5);&quot;Média&quot;;IF(                                                                   AND                                                                    ([.E49]=2;[.I49]&gt;15);&quot;Alta&quot;;IF(AND([.E49]&gt;2;[.I49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49]=&quot; - &quot;;&quot;*&quot;;IF([.S49]=&quot;Sim&quot;;IF(VLOOKUP([.Q4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0])));&quot;Média&quot;;IF(AND([.E50]&lt;=1;[.I50]&lt;=15;[.I50]&gt;0);&quot;Baixa&quot;;IF(AND([.E50]=2;[.I50]&lt;5);&quot;Baixa&quot;;IF(AND([.E50]&lt;=1;[.I50]&gt;15);&quot;Média&quot;;IF(AND([.E50]=2;[.I50]&gt;4;[.I50]&lt;=15);&quot;Média&quot;;IF(AND([.E50]&gt;2;[.I50]&lt;5);&quot;Média&quot;;IF(                                                                   AND                                                                    ([.E50]=2;[.I50]&gt;15);&quot;Alta&quot;;IF(AND([.E50]&gt;2;[.I50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0]=&quot; - &quot;;&quot;*&quot;;IF([.S50]=&quot;Sim&quot;;IF(VLOOKUP([.Q5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1])));&quot;Média&quot;;IF(AND([.E51]&lt;=1;[.I51]&lt;=15;[.I51]&gt;0);&quot;Baixa&quot;;IF(AND([.E51]=2;[.I51]&lt;5);&quot;Baixa&quot;;IF(AND([.E51]&lt;=1;[.I51]&gt;15);&quot;Média&quot;;IF(AND([.E51]=2;[.I51]&gt;4;[.I51]&lt;=15);&quot;Média&quot;;IF(AND([.E51]&gt;2;[.I51]&lt;5);&quot;Média&quot;;IF(                                                                   AND                                                                    ([.E51]=2;[.I51]&gt;15);&quot;Alta&quot;;IF(AND([.E51]&gt;2;[.I51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1]=&quot; - &quot;;&quot;*&quot;;IF([.S51]=&quot;Sim&quot;;IF(VLOOKUP([.Q5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2])));&quot;Média&quot;;IF(AND([.E52]&lt;=1;[.I52]&lt;=15;[.I52]&gt;0);&quot;Baixa&quot;;IF(AND([.E52]=2;[.I52]&lt;5);&quot;Baixa&quot;;IF(AND([.E52]&lt;=1;[.I52]&gt;15);&quot;Média&quot;;IF(AND([.E52]=2;[.I52]&gt;4;[.I52]&lt;=15);&quot;Média&quot;;IF(AND([.E52]&gt;2;[.I52]&lt;5);&quot;Média&quot;;IF(                                                                   AND                                                                    ([.E52]=2;[.I52]&gt;15);&quot;Alta&quot;;IF(AND([.E52]&gt;2;[.I52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2]=&quot; - &quot;;&quot;*&quot;;IF([.S52]=&quot;Sim&quot;;IF(VLOOKUP([.Q5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3])));&quot;Média&quot;;IF(AND([.E53]&lt;=1;[.I53]&lt;=15;[.I53]&gt;0);&quot;Baixa&quot;;IF(AND([.E53]=2;[.I53]&lt;5);&quot;Baixa&quot;;IF(AND([.E53]&lt;=1;[.I53]&gt;15);&quot;Média&quot;;IF(AND([.E53]=2;[.I53]&gt;4;[.I53]&lt;=15);&quot;Média&quot;;IF(AND([.E53]&gt;2;[.I53]&lt;5);&quot;Média&quot;;IF(                                                                   AND                                                                    ([.E53]=2;[.I53]&gt;15);&quot;Alta&quot;;IF(AND([.E53]&gt;2;[.I53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3]=&quot; - &quot;;&quot;*&quot;;IF([.S53]=&quot;Sim&quot;;IF(VLOOKUP([.Q5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2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4])));&quot;Média&quot;;IF(AND([.E54]&lt;=1;[.I54]&lt;=15;[.I54]&gt;0);&quot;Baixa&quot;;IF(AND([.E54]=2;[.I54]&lt;5);&quot;Baixa&quot;;IF(AND([.E54]&lt;=1;[.I54]&gt;15);&quot;Média&quot;;IF(AND([.E54]=2;[.I54]&gt;4;[.I54]&lt;=15);&quot;Média&quot;;IF(AND([.E54]&gt;2;[.I54]&lt;5);&quot;Média&quot;;IF(                                                                   AND                                                                    ([.E54]=2;[.I54]&gt;15);&quot;Alta&quot;;IF(AND([.E54]&gt;2;[.I54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4]=&quot; - &quot;;&quot;*&quot;;IF([.S54]=&quot;Sim&quot;;IF(VLOOKUP([.Q5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2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5])));&quot;Média&quot;;IF(AND([.E55]&lt;=1;[.I55]&lt;=15;[.I55]&gt;0);&quot;Baixa&quot;;IF(AND([.E55]=2;[.I55]&lt;5);&quot;Baixa&quot;;IF(AND([.E55]&lt;=1;[.I55]&gt;15);&quot;Média&quot;;IF(AND([.E55]=2;[.I55]&gt;4;[.I55]&lt;=15);&quot;Média&quot;;IF(AND([.E55]&gt;2;[.I55]&lt;5);&quot;Média&quot;;IF(                                                                   AND                                                                    ([.E55]=2;[.I55]&gt;15);&quot;Alta&quot;;IF(AND([.E55]&gt;2;[.I55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5]=&quot; - &quot;;&quot;*&quot;;IF([.S55]=&quot;Sim&quot;;IF(VLOOKUP([.Q5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2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6])));&quot;Média&quot;;IF(AND([.E56]&lt;=1;[.I56]&lt;=15;[.I56]&gt;0);&quot;Baixa&quot;;IF(AND([.E56]=2;[.I56]&lt;5);&quot;Baixa&quot;;IF(AND([.E56]&lt;=1;[.I56]&gt;15);&quot;Média&quot;;IF(AND([.E56]=2;[.I56]&gt;4;[.I56]&lt;=15);&quot;Média&quot;;IF(AND([.E56]&gt;2;[.I56]&lt;5);&quot;Média&quot;;IF(                                                                   AND                                                                    ([.E56]=2;[.I56]&gt;15);&quot;Alta&quot;;IF(AND([.E56]&gt;2;[.I56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6]=&quot; - &quot;;&quot;*&quot;;IF([.S56]=&quot;Sim&quot;;IF(VLOOKUP([.Q5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2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7])));&quot;Média&quot;;IF(AND([.E57]&lt;=1;[.I57]&lt;=15;[.I57]&gt;0);&quot;Baixa&quot;;IF(AND([.E57]=2;[.I57]&lt;5);&quot;Baixa&quot;;IF(AND([.E57]&lt;=1;[.I57]&gt;15);&quot;Média&quot;;IF(AND([.E57]=2;[.I57]&gt;4;[.I57]&lt;=15);&quot;Média&quot;;IF(AND([.E57]&gt;2;[.I57]&lt;5);&quot;Média&quot;;IF(                                                                   AND                                                                    ([.E57]=2;[.I57]&gt;15);&quot;Alta&quot;;IF(AND([.E57]&gt;2;[.I57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7]=&quot; - &quot;;&quot;*&quot;;IF([.S57]=&quot;Sim&quot;;IF(VLOOKUP([.Q5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2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8])));&quot;Média&quot;;IF(AND([.E58]&lt;=1;[.I58]&lt;=15;[.I58]&gt;0);&quot;Baixa&quot;;IF(AND([.E58]=2;[.I58]&lt;5);&quot;Baixa&quot;;IF(AND([.E58]&lt;=1;[.I58]&gt;15);&quot;Média&quot;;IF(AND([.E58]=2;[.I58]&gt;4;[.I58]&lt;=15);&quot;Média&quot;;IF(AND([.E58]&gt;2;[.I58]&lt;5);&quot;Média&quot;;IF(                                                                   AND                                                                    ([.E58]=2;[.I58]&gt;15);&quot;Alta&quot;;IF(AND([.E58]&gt;2;[.I58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8]=&quot; - &quot;;&quot;*&quot;;IF([.S58]=&quot;Sim&quot;;IF(VLOOKUP([.Q5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2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59])));&quot;Média&quot;;IF(AND([.E59]&lt;=1;[.I59]&lt;=15;[.I59]&gt;0);&quot;Baixa&quot;;IF(AND([.E59]=2;[.I59]&lt;5);&quot;Baixa&quot;;IF(AND([.E59]&lt;=1;[.I59]&gt;15);&quot;Média&quot;;IF(AND([.E59]=2;[.I59]&gt;4;[.I59]&lt;=15);&quot;Média&quot;;IF(AND([.E59]&gt;2;[.I59]&lt;5);&quot;Média&quot;;IF(                                                                   AND                                                                    ([.E59]=2;[.I59]&gt;15);&quot;Alta&quot;;IF(AND([.E59]&gt;2;[.I59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59]=&quot; - &quot;;&quot;*&quot;;IF([.S59]=&quot;Sim&quot;;IF(VLOOKUP([.Q5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2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321"/>
          <table:table-cell table:style-name="ce264"/>
          <table:table-cell table:style-name="ce261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264"/>
          <table:table-cell table:style-name="ce322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25" table:formula="of:=IF(AND([Sumário.$H$13]=&quot;Contagem Estimada NESMA&quot;;NOT(ISBLANK([.B60])));&quot;Média&quot;;IF(AND([.E60]&lt;=1;[.I60]&lt;=15;[.I60]&gt;0);&quot;Baixa&quot;;IF(AND([.E60]=2;[.I60]&lt;5);&quot;Baixa&quot;;IF(AND([.E60]&lt;=1;[.I60]&gt;15);&quot;Média&quot;;IF(AND([.E60]=2;[.I60]&gt;4;[.I60]&lt;=15);&quot;Média&quot;;IF(AND([.E60]&gt;2;[.I60]&lt;5);&quot;Média&quot;;IF(                                                                   AND                                                                    ([.E60]=2;[.I60]&gt;15);&quot;Alta&quot;;IF(AND([.E60]&gt;2;[.I60]&gt;4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264"/>
          <table:table-cell table:style-name="ce313" table:formula="of:=IF([.Q60]=&quot; - &quot;;&quot;*&quot;;IF([.S60]=&quot;Sim&quot;;IF(VLOOKUP([.Q6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5">
          <table:table-cell table:style-name="ce42" table:number-columns-repeated="7"/>
          <table:table-cell table:style-name="ce199" table:number-columns-repeated="4"/>
          <table:table-cell table:style-name="ce246" table:number-columns-repeated="4"/>
          <table:table-cell table:style-name="ce42"/>
          <table:table-cell table:style-name="ce44" table:number-columns-repeated="6"/>
          <table:table-cell table:style-name="ce46"/>
          <table:table-cell table:style-name="ce44" table:number-columns-repeated="9"/>
          <table:table-cell table:style-name="ce277" table:formula="of:=SUM([.AG19:.AG60])" office:value-type="float" office:value="0" calcext:value-type="float">
            <text:p>0</text:p>
          </table:table-cell>
          <table:table-cell table:style-name="ce44" table:number-columns-repeated="4"/>
          <table:table-cell table:style-name="ce46" table:number-columns-repeated="196"/>
          <table:table-cell table:style-name="ce16" table:number-columns-repeated="763"/>
          <table:table-cell table:number-columns-repeated="28"/>
        </table:table-row>
        <table:table-row table:style-name="ro6">
          <table:table-cell table:style-name="ce42" table:number-columns-repeated="3"/>
          <table:table-cell table:style-name="ce216"/>
          <table:table-cell table:style-name="ce296" table:number-columns-spanned="3" table:number-rows-spanned="1"/>
          <table:covered-table-cell table:number-columns-repeated="2" table:style-name="ce298"/>
          <table:table-cell table:style-name="ce246"/>
          <table:table-cell table:style-name="ce216" table:number-columns-repeated="3"/>
          <table:table-cell table:style-name="ce246" table:number-columns-repeated="4"/>
          <table:table-cell table:style-name="ce42"/>
          <table:table-cell table:style-name="ce44" table:number-columns-repeated="10"/>
          <table:table-cell table:style-name="ce5"/>
          <table:table-cell table:style-name="ce44"/>
          <table:table-cell table:style-name="ce269"/>
          <table:table-cell table:style-name="ce44" table:number-columns-repeated="3"/>
          <table:table-cell table:style-name="ce277"/>
          <table:table-cell table:style-name="ce44"/>
          <table:table-cell table:style-name="ce287"/>
          <table:table-cell table:style-name="ce44" table:number-columns-repeated="2"/>
          <table:table-cell table:style-name="ce46" table:number-columns-repeated="200"/>
          <table:table-cell table:style-name="ce16" table:number-columns-repeated="759"/>
          <table:table-cell table:number-columns-repeated="28"/>
        </table:table-row>
        <table:table-row table:style-name="ro2">
          <table:table-cell table:style-name="ce42" table:number-columns-repeated="3"/>
          <table:table-cell table:style-name="ce216"/>
          <table:table-cell table:style-name="ce219" office:value-type="string" calcext:value-type="string" table:number-columns-spanned="4" table:number-rows-spanned="1">
            <text:p>Qtd de EE</text:p>
          </table:table-cell>
          <table:covered-table-cell table:number-columns-repeated="2" table:style-name="ce227"/>
          <table:covered-table-cell table:style-name="ce233"/>
          <table:table-cell table:style-name="ce21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33"/>
          <table:covered-table-cell table:style-name="ce247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8" office:value-type="string" calcext:value-type="string">
            <text:p>Complexidade</text:p>
          </table:table-cell>
          <table:table-cell table:style-name="ce42"/>
          <table:table-cell table:style-name="ce22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48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Total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4"/>
          <table:table-cell table:style-name="ce223" table:formula="of:=SUM([.E75:.E77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2"/>
          <table:covered-table-cell table:style-name="ce229"/>
          <table:table-cell table:style-name="ce223" table:formula="of:=SUM([.I75:.I77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9"/>
          <table:covered-table-cell table:style-name="ce251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 table:number-rows-repeated="65385">
          <table:table-cell table:style-name="ce193"/>
          <table:table-cell table:style-name="ce42" table:number-columns-repeated="13"/>
          <table:table-cell table:style-name="ce46" table:number-columns-repeated="12"/>
          <table:table-cell table:style-name="ce288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2" table:number-rows-repeated="983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" table:style-name="ta1">
        <office:forms form:automatic-focus="false" form:apply-design-mode="false"/>
        <table:shapes>
          <draw:frame draw:z-index="0" draw:name="Picture 2583" draw:style-name="gr4" draw:text-style-name="P2" svg:width="2.992cm" svg:height="2.036cm" svg:x="9.52cm" svg:y="4.566cm">
            <draw:image xlink:href="Pictures/200000B300000E2A000009E4C6D3FAED.wmf" xlink:type="simple" xlink:show="embed" xlink:actuate="onLoad">
              <text:p/>
            </draw:image>
          </draw:frame>
          <draw:frame draw:z-index="1" draw:name="Imagem 18" draw:style-name="gr4" draw:text-style-name="P2" svg:width="8.447cm" svg:height="2.541cm" svg:x="0.665cm" svg:y="4.148cm">
            <draw:image xlink:href="Pictures/200000ED0000273000000C55DC9C29AA.wmf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51" table:default-cell-style-name="Default"/>
        <table:table-column table:style-name="co20" table:default-cell-style-name="Default"/>
        <table:table-column table:style-name="co56" table:visibility="collapse" table:default-cell-style-name="ce334"/>
        <table:table-column table:style-name="co14" table:visibility="collapse" table:default-cell-style-name="ce334"/>
        <table:table-column table:style-name="co57" table:visibility="collapse" table:default-cell-style-name="ce334"/>
        <table:table-column table:style-name="co14" table:visibility="collapse" table:default-cell-style-name="ce334"/>
        <table:table-column table:style-name="co58" table:visibility="collapse" table:default-cell-style-name="ce334"/>
        <table:table-column table:style-name="co31" table:visibility="collapse" table:default-cell-style-name="ce334"/>
        <table:table-column table:style-name="co47" table:visibility="collapse" table:default-cell-style-name="ce334"/>
        <table:table-column table:style-name="co31" table:visibility="collapse" table:default-cell-style-name="ce334"/>
        <table:table-column table:style-name="co59" table:visibility="collapse" table:default-cell-style-name="ce334"/>
        <table:table-column table:style-name="co31" table:visibility="collapse" table:default-cell-style-name="ce334"/>
        <table:table-column table:style-name="co11" table:default-cell-style-name="Default"/>
        <table:table-column table:style-name="co31" table:visibility="collapse" table:default-cell-style-name="Default"/>
        <table:table-column table:style-name="co16" table:visibility="collapse" table:default-cell-style-name="Default"/>
        <table:table-column table:style-name="co31" table:visibility="collapse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ce284"/>
        <table:table-column table:style-name="co36" table:default-cell-style-name="Default"/>
        <table:table-column table:style-name="co11" table:default-cell-style-name="Default"/>
        <table:table-column table:style-name="co60" table:default-cell-style-name="Default"/>
        <table:table-column table:style-name="co50" table:default-cell-style-name="Default"/>
        <table:table-column table:style-name="co16" table:number-columns-repeated="987" table:default-cell-style-name="Default"/>
        <table:table-row table:style-name="ro5" table:number-rows-repeated="2">
          <table:table-cell table:style-name="ce42" table:number-columns-repeated="2"/>
          <table:table-cell table:style-name="ce202"/>
          <table:table-cell table:style-name="ce212" table:number-columns-repeated="2"/>
          <table:table-cell table:style-name="ce42" table:number-columns-repeated="9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2"/>
          <table:table-cell table:style-name="ce16" table:number-columns-repeated="11"/>
          <table:table-cell table:number-columns-repeated="28"/>
        </table:table-row>
        <table:table-row table:style-name="ro6">
          <table:table-cell table:style-name="ce42"/>
          <table:table-cell table:style-name="ce196" office:value-type="string" calcext:value-type="string" table:number-columns-spanned="2" table:number-rows-spanned="1">
            <text:p>Projeto/Aplicação:</text:p>
          </table:table-cell>
          <table:covered-table-cell table:style-name="ce203"/>
          <table:table-cell table:style-name="ce87" table:formula="of:=[Versão.C3]" office:value-type="string" office:string-value="&lt; Informar o nome da aplicação a que se refere a contagem &gt;" calcext:value-type="string" table:number-columns-spanned="13" table:number-rows-spanned="1">
            <text:p>&lt; Informar o nome da aplicação a que se refere a contagem &gt;</text:p>
          </table:table-cell>
          <table:covered-table-cell table:style-name="ce138"/>
          <table:covered-table-cell table:style-name="ce224"/>
          <table:covered-table-cell table:style-name="ce230"/>
          <table:covered-table-cell table:number-columns-repeated="7" table:style-name="ce42"/>
          <table:covered-table-cell table:number-columns-repeated="2" table:style-name="ce44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2"/>
          <table:table-cell table:style-name="ce16" table:number-columns-repeated="11"/>
          <table:table-cell table:number-columns-repeated="28"/>
        </table:table-row>
        <table:table-row table:style-name="ro5">
          <table:table-cell table:style-name="ce42" table:number-columns-repeated="2"/>
          <table:table-cell table:style-name="ce204"/>
          <table:table-cell table:style-name="ce212" table:number-columns-repeated="2"/>
          <table:table-cell table:style-name="ce42" table:number-columns-repeated="9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2"/>
          <table:table-cell table:style-name="ce16" table:number-columns-repeated="11"/>
          <table:table-cell table:number-columns-repeated="28"/>
        </table:table-row>
        <table:table-row table:style-name="ro6">
          <table:table-cell table:style-name="ce42"/>
          <table:table-cell table:style-name="ce196" table:number-columns-spanned="2" table:number-rows-spanned="1"/>
          <table:covered-table-cell table:style-name="ce42"/>
          <table:table-cell table:style-name="ce213" table:number-columns-spanned="13" table:number-rows-spanned="1"/>
          <table:covered-table-cell table:style-name="ce212"/>
          <table:covered-table-cell table:number-columns-repeated="9" table:style-name="ce42"/>
          <table:covered-table-cell table:number-columns-repeated="2" table:style-name="ce44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2"/>
          <table:table-cell table:style-name="ce16" table:number-columns-repeated="11"/>
          <table:table-cell table:number-columns-repeated="28"/>
        </table:table-row>
        <table:table-row table:style-name="ro5">
          <table:table-cell table:style-name="ce42" table:number-columns-repeated="3"/>
          <table:table-cell table:style-name="ce294" table:number-columns-spanned="2" table:number-rows-spanned="1"/>
          <table:covered-table-cell table:style-name="ce212"/>
          <table:table-cell table:style-name="ce42" table:number-columns-repeated="9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5">
          <table:table-cell table:style-name="ce193"/>
          <table:table-cell table:style-name="ce292" office:value-type="string" calcext:value-type="string" table:number-columns-spanned="36" table:number-rows-spanned="1">
            <text:p>Formulário de Identificação de Saídas Externas (SE)</text:p>
          </table:table-cell>
          <table:covered-table-cell table:number-columns-repeated="3"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number-columns-repeated="2" table:style-name="ce197"/>
          <table:covered-table-cell table:number-columns-repeated="10" table:style-name="ce328"/>
          <table:covered-table-cell table:style-name="ce197"/>
          <table:covered-table-cell table:number-columns-repeated="5" table:style-name="ce44"/>
          <table:covered-table-cell table:style-name="ce277"/>
          <table:covered-table-cell table:number-columns-repeated="4" table:style-name="ce4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20">
          <table:table-cell table:style-name="ce194" table:number-columns-repeated="13"/>
          <table:table-cell table:style-name="ce256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55" table:number-columns-repeated="12"/>
          <table:table-cell table:style-name="ce299" office:value-type="string" calcext:value-type="string">
            <text:p>Orientação de Preenchimento</text:p>
          </table:table-cell>
          <table:table-cell table:style-name="ce55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table-cell table:style-name="ce235" office:value-type="string" calcext:value-type="string" table:number-columns-spanned="25" table:number-rows-spanned="2">
            <text:p><text:span text:style-name="T5">1) Rastreabilidade:</text:span><text:span text:style-name="T6"> </text:span><text:span text:style-name="T7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41"/>
          <table:covered-table-cell table:number-columns-repeated="2" table:style-name="ce253"/>
          <table:covered-table-cell table:number-columns-repeated="10" table:style-name="ce329"/>
          <table:covered-table-cell table:style-name="ce253"/>
          <table:covered-table-cell table:number-columns-repeated="5" table:style-name="ce113"/>
          <table:covered-table-cell table:style-name="ce279"/>
          <table:covered-table-cell table:number-columns-repeated="3" table:style-name="ce113"/>
          <table:covered-table-cell table:style-name="ce185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covered-table-cell table:style-name="ce236"/>
          <table:covered-table-cell table:number-columns-repeated="3" table:style-name="ce242"/>
          <table:covered-table-cell table:number-columns-repeated="10" table:style-name="ce330"/>
          <table:covered-table-cell table:style-name="ce242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table-cell table:style-name="ce237" office:value-type="string" calcext:value-type="string" table:number-columns-spanned="25" table:number-rows-spanned="2">
            <text:p><text:span text:style-name="T8">2) Documentação Arquivos Referenciados, Registros Lógicos, Tipos de Dados: </text:span><text:span text:style-name="T9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3" table:style-name="ce243"/>
          <table:covered-table-cell table:number-columns-repeated="10" table:style-name="ce331"/>
          <table:covered-table-cell table:style-name="ce243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covered-table-cell table:style-name="ce39"/>
          <table:covered-table-cell table:style-name="ce42"/>
          <table:covered-table-cell table:number-columns-repeated="2" table:style-name="ce44"/>
          <table:covered-table-cell table:number-columns-repeated="10" table:style-name="ce327"/>
          <table:covered-table-cell table:style-name="ce269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table-cell table:style-name="ce317" office:value-type="string" calcext:value-type="string" table:number-columns-spanned="25" table:number-rows-spanned="2">
            <text:p><text:span text:style-name="T8">3) </text:span><text:span text:style-name="T13">Manutenção em Interface: </text:span><text:span text:style-name="T14">Em caso de Manutenção em Interface considerar AR:1 e TD:1, independentemente da complexidade da funcionalidade alterada.</text:span></text:p>
          </table:table-cell>
          <table:covered-table-cell table:style-name="ce42"/>
          <table:covered-table-cell table:number-columns-repeated="2" table:style-name="ce44"/>
          <table:covered-table-cell table:number-columns-repeated="10" table:style-name="ce327"/>
          <table:covered-table-cell table:style-name="ce269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2"/>
          <table:covered-table-cell table:style-name="ce40"/>
          <table:covered-table-cell table:style-name="ce42"/>
          <table:covered-table-cell table:number-columns-repeated="2" table:style-name="ce70"/>
          <table:covered-table-cell table:number-columns-repeated="10" table:style-name="ce332"/>
          <table:covered-table-cell table:style-name="ce270"/>
          <table:covered-table-cell table:number-columns-repeated="5" table:style-name="ce70"/>
          <table:covered-table-cell table:style-name="ce280"/>
          <table:covered-table-cell table:number-columns-repeated="3" table:style-name="ce70"/>
          <table:covered-table-cell table:style-name="ce177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5">
          <table:table-cell table:style-name="ce42" table:number-columns-repeated="14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24">
          <table:table-cell table:style-name="ce42"/>
          <table:table-cell table:style-name="ce293" office:value-type="string" calcext:value-type="string" table:number-columns-spanned="2" table:number-rows-spanned="1">
            <text:p>Nome do SE</text:p>
          </table:table-cell>
          <table:covered-table-cell table:style-name="ce293"/>
          <table:table-cell table:style-name="ce11"/>
          <table:table-cell table:style-name="ce295" office:value-type="string" calcext:value-type="string">
            <text:p>AR</text:p>
          </table:table-cell>
          <table:table-cell table:style-name="ce297"/>
          <table:table-cell table:style-name="ce295" office:value-type="string" calcext:value-type="string">
            <text:p>Memória</text:p>
            <text:p>AR</text:p>
          </table:table-cell>
          <table:table-cell table:style-name="ce297"/>
          <table:table-cell table:style-name="ce295" office:value-type="string" calcext:value-type="string">
            <text:p>TD's</text:p>
          </table:table-cell>
          <table:table-cell table:style-name="ce297"/>
          <table:table-cell table:style-name="ce295" office:value-type="string" calcext:value-type="string">
            <text:p>Memória</text:p>
            <text:p>TD</text:p>
          </table:table-cell>
          <table:table-cell table:style-name="ce245"/>
          <table:table-cell table:style-name="ce295" office:value-type="string" calcext:value-type="string">
            <text:p>Tipo de </text:p>
            <text:p>Demanda</text:p>
          </table:table-cell>
          <table:table-cell table:style-name="ce297"/>
          <table:table-cell table:style-name="ce295" office:value-type="string" calcext:value-type="string">
            <text:p>Classificação</text:p>
          </table:table-cell>
          <table:table-cell table:style-name="ce297"/>
          <table:table-cell table:style-name="ce259" office:value-type="string" calcext:value-type="string">
            <text:p>Tipo</text:p>
          </table:table-cell>
          <table:table-cell table:style-name="ce318"/>
          <table:table-cell table:style-name="ce265" office:value-type="string" calcext:value-type="string">
            <text:p>Tipo Válido</text:p>
          </table:table-cell>
          <table:table-cell table:style-name="ce318"/>
          <table:table-cell table:style-name="ce266"/>
          <table:table-cell table:style-name="ce318"/>
          <table:table-cell table:style-name="ce265" office:value-type="string" calcext:value-type="string">
            <text:p>Fator SISP</text:p>
          </table:table-cell>
          <table:table-cell table:style-name="ce318"/>
          <table:table-cell table:style-name="ce265" office:value-type="string" calcext:value-type="string">
            <text:p>Fórmula de Cálculo</text:p>
          </table:table-cell>
          <table:table-cell table:style-name="ce336"/>
          <table:table-cell table:style-name="ce217" office:value-type="string" calcext:value-type="string">
            <text:p>Complex.</text:p>
          </table:table-cell>
          <table:table-cell table:style-name="ce225"/>
          <table:table-cell table:style-name="ce259" office:value-type="string" calcext:value-type="string">
            <text:p>PF Cheio</text:p>
          </table:table-cell>
          <table:table-cell table:style-name="ce262"/>
          <table:table-cell table:style-name="ce265" office:value-type="string" calcext:value-type="string">
            <text:p>SE</text:p>
          </table:table-cell>
          <table:table-cell table:style-name="ce262"/>
          <table:table-cell table:style-name="ce281"/>
          <table:table-cell table:style-name="ce225"/>
          <table:table-cell table:style-name="ce217" office:value-type="string" calcext:value-type="string">
            <text:p>PF SISP</text:p>
          </table:table-cell>
          <table:table-cell table:style-name="ce92"/>
          <table:table-cell table:style-name="ce295" office:value-type="string" calcext:value-type="string">
            <text:p>Rastreabilidade /</text:p>
            <text:p>Justificativa</text:p>
          </table:table-cell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5">
          <table:table-cell table:style-name="ce42"/>
          <table:table-cell table:style-name="ce199" table:number-columns-spanned="2" table:number-rows-spanned="1"/>
          <table:covered-table-cell table:style-name="ce199"/>
          <table:table-cell table:style-name="ce42" table:number-columns-repeated="2"/>
          <table:table-cell table:style-name="ce11" table:number-columns-repeated="3"/>
          <table:table-cell table:style-name="ce42" table:number-columns-repeated="3"/>
          <table:table-cell table:style-name="ce245"/>
          <table:table-cell table:style-name="ce42"/>
          <table:table-cell table:style-name="ce11"/>
          <table:table-cell table:style-name="ce42"/>
          <table:table-cell table:style-name="ce11"/>
          <table:table-cell table:style-name="ce260"/>
          <table:table-cell table:style-name="ce263" table:number-columns-repeated="3"/>
          <table:table-cell table:style-name="ce267"/>
          <table:table-cell table:style-name="ce263"/>
          <table:table-cell table:style-name="ce260"/>
          <table:table-cell table:style-name="ce263" table:number-columns-repeated="3"/>
          <table:table-cell table:style-name="ce42"/>
          <table:table-cell table:style-name="ce11"/>
          <table:table-cell table:style-name="ce260"/>
          <table:table-cell table:style-name="ce263" table:number-columns-repeated="3"/>
          <table:table-cell table:style-name="ce282"/>
          <table:table-cell table:style-name="ce11"/>
          <table:table-cell table:style-name="ce42"/>
          <table:table-cell table:style-name="ce291"/>
          <table:table-cell table:style-name="ce46" table:number-columns-repeated="205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19]=&quot; - &quot;;&quot;*&quot;;IF([.S19]=&quot;Sim&quot;; VLOOKUP([.Q19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19])));&quot;Média&quot;;IF(AND([.E19]&lt;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" office:value-type="string" office:string-value="*" calcext:value-type="string">
            <text:p>*</text:p>
          </table:table-cell>
          <table:table-cell table:style-name="ce326"/>
          <table:table-cell table:style-name="ce276" table:formula="of:=IF([.AA19]=&quot;Baixa&quot;;4;IF([.AA19]=&quot;Média&quot;;5;IF([.AA19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19]=&quot; - &quot;;&quot;*&quot;;IF([.S19]=&quot;Sim&quot;;IF(VLOOKUP([.Q1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0]=&quot; - &quot;;&quot;*&quot;;IF([.S20]=&quot;Sim&quot;; VLOOKUP([.Q20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0])));&quot;Média&quot;;IF(AND([.E20]&lt;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0]=&quot;Baixa&quot;;4;IF([.AA20]=&quot;Média&quot;;5;IF([.AA20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0]=&quot; - &quot;;&quot;*&quot;;IF([.S20]=&quot;Sim&quot;;IF(VLOOKUP([.Q2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1]=&quot; - &quot;;&quot;*&quot;;IF([.S21]=&quot;Sim&quot;; VLOOKUP([.Q21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1])));&quot;Média&quot;;IF(AND([.E21]&lt;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1]=&quot;Baixa&quot;;4;IF([.AA21]=&quot;Média&quot;;5;IF([.AA21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1]=&quot; - &quot;;&quot;*&quot;;IF([.S21]=&quot;Sim&quot;;IF(VLOOKUP([.Q2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2]=&quot; - &quot;;&quot;*&quot;;IF([.S22]=&quot;Sim&quot;; VLOOKUP([.Q22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2])));&quot;Média&quot;;IF(AND([.E22]&lt;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2]=&quot;Baixa&quot;;4;IF([.AA22]=&quot;Média&quot;;5;IF([.AA22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2]=&quot; - &quot;;&quot;*&quot;;IF([.S22]=&quot;Sim&quot;;IF(VLOOKUP([.Q2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3]=&quot; - &quot;;&quot;*&quot;;IF([.S23]=&quot;Sim&quot;; VLOOKUP([.Q23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3])));&quot;Média&quot;;IF(AND([.E23]&lt;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3]=&quot;Baixa&quot;;4;IF([.AA23]=&quot;Média&quot;;5;IF([.AA23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3]=&quot; - &quot;;&quot;*&quot;;IF([.S23]=&quot;Sim&quot;;IF(VLOOKUP([.Q2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4])));&quot;Média&quot;;IF(AND([.E24]&lt;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4]=&quot;Baixa&quot;;4;IF([.AA24]=&quot;Média&quot;;5;IF([.AA24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4]=&quot; - &quot;;&quot;*&quot;;IF([.S24]=&quot;Sim&quot;;IF(VLOOKUP([.Q2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5])));&quot;Média&quot;;IF(AND([.E25]&lt;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5]=&quot;Baixa&quot;;4;IF([.AA25]=&quot;Média&quot;;5;IF([.AA25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5]=&quot; - &quot;;&quot;*&quot;;IF([.S25]=&quot;Sim&quot;;IF(VLOOKUP([.Q2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6])));&quot;Média&quot;;IF(AND([.E26]&lt;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6]=&quot;Baixa&quot;;4;IF([.AA26]=&quot;Média&quot;;5;IF([.AA26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6]=&quot; - &quot;;&quot;*&quot;;IF([.S26]=&quot;Sim&quot;;IF(VLOOKUP([.Q2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7])));&quot;Média&quot;;IF(AND([.E27]&lt;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7]=&quot;Baixa&quot;;4;IF([.AA27]=&quot;Média&quot;;5;IF([.AA27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7]=&quot; - &quot;;&quot;*&quot;;IF([.S27]=&quot;Sim&quot;;IF(VLOOKUP([.Q2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8])));&quot;Média&quot;;IF(AND([.E28]&lt;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8]=&quot;Baixa&quot;;4;IF([.AA28]=&quot;Média&quot;;5;IF([.AA28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8]=&quot; - &quot;;&quot;*&quot;;IF([.S28]=&quot;Sim&quot;;IF(VLOOKUP([.Q2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29])));&quot;Média&quot;;IF(AND([.E29]&lt;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29]=&quot;Baixa&quot;;4;IF([.AA29]=&quot;Média&quot;;5;IF([.AA29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29]=&quot; - &quot;;&quot;*&quot;;IF([.S29]=&quot;Sim&quot;;IF(VLOOKUP([.Q2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0])));&quot;Média&quot;;IF(AND([.E30]&lt;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0]=&quot;Baixa&quot;;4;IF([.AA30]=&quot;Média&quot;;5;IF([.AA30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0]=&quot; - &quot;;&quot;*&quot;;IF([.S30]=&quot;Sim&quot;;IF(VLOOKUP([.Q3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1])));&quot;Média&quot;;IF(AND([.E31]&lt;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1]=&quot;Baixa&quot;;4;IF([.AA31]=&quot;Média&quot;;5;IF([.AA31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1]=&quot; - &quot;;&quot;*&quot;;IF([.S31]=&quot;Sim&quot;;IF(VLOOKUP([.Q3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2])));&quot;Média&quot;;IF(AND([.E32]&lt;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2]=&quot;Baixa&quot;;4;IF([.AA32]=&quot;Média&quot;;5;IF([.AA32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2]=&quot; - &quot;;&quot;*&quot;;IF([.S32]=&quot;Sim&quot;;IF(VLOOKUP([.Q3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3])));&quot;Média&quot;;IF(AND([.E33]&lt;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3]=&quot;Baixa&quot;;4;IF([.AA33]=&quot;Média&quot;;5;IF([.AA33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3]=&quot; - &quot;;&quot;*&quot;;IF([.S33]=&quot;Sim&quot;;IF(VLOOKUP([.Q3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4])));&quot;Média&quot;;IF(AND([.E34]&lt;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4]=&quot;Baixa&quot;;4;IF([.AA34]=&quot;Média&quot;;5;IF([.AA34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4]=&quot; - &quot;;&quot;*&quot;;IF([.S34]=&quot;Sim&quot;;IF(VLOOKUP([.Q3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5])));&quot;Média&quot;;IF(AND([.E35]&lt;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5]=&quot;Baixa&quot;;4;IF([.AA35]=&quot;Média&quot;;5;IF([.AA35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5]=&quot; - &quot;;&quot;*&quot;;IF([.S35]=&quot;Sim&quot;;IF(VLOOKUP([.Q3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6])));&quot;Média&quot;;IF(AND([.E36]&lt;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6]=&quot;Baixa&quot;;4;IF([.AA36]=&quot;Média&quot;;5;IF([.AA36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6]=&quot; - &quot;;&quot;*&quot;;IF([.S36]=&quot;Sim&quot;;IF(VLOOKUP([.Q3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7])));&quot;Média&quot;;IF(AND([.E37]&lt;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7]=&quot;Baixa&quot;;4;IF([.AA37]=&quot;Média&quot;;5;IF([.AA37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7]=&quot; - &quot;;&quot;*&quot;;IF([.S37]=&quot;Sim&quot;;IF(VLOOKUP([.Q3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8])));&quot;Média&quot;;IF(AND([.E38]&lt;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8]=&quot;Baixa&quot;;4;IF([.AA38]=&quot;Média&quot;;5;IF([.AA38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8]=&quot; - &quot;;&quot;*&quot;;IF([.S38]=&quot;Sim&quot;;IF(VLOOKUP([.Q3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39])));&quot;Média&quot;;IF(AND([.E39]&lt;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39]=&quot;Baixa&quot;;4;IF([.AA39]=&quot;Média&quot;;5;IF([.AA39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39]=&quot; - &quot;;&quot;*&quot;;IF([.S39]=&quot;Sim&quot;;IF(VLOOKUP([.Q3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0])));&quot;Média&quot;;IF(AND([.E40]&lt;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0]=&quot;Baixa&quot;;4;IF([.AA40]=&quot;Média&quot;;5;IF([.AA40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0]=&quot; - &quot;;&quot;*&quot;;IF([.S40]=&quot;Sim&quot;;IF(VLOOKUP([.Q4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1])));&quot;Média&quot;;IF(AND([.E41]&lt;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1]=&quot;Baixa&quot;;4;IF([.AA41]=&quot;Média&quot;;5;IF([.AA41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1]=&quot; - &quot;;&quot;*&quot;;IF([.S41]=&quot;Sim&quot;;IF(VLOOKUP([.Q4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2])));&quot;Média&quot;;IF(AND([.E42]&lt;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2]=&quot;Baixa&quot;;4;IF([.AA42]=&quot;Média&quot;;5;IF([.AA42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2]=&quot; - &quot;;&quot;*&quot;;IF([.S42]=&quot;Sim&quot;;IF(VLOOKUP([.Q4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3])));&quot;Média&quot;;IF(AND([.E43]&lt;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3]=&quot;Baixa&quot;;4;IF([.AA43]=&quot;Média&quot;;5;IF([.AA43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3]=&quot; - &quot;;&quot;*&quot;;IF([.S43]=&quot;Sim&quot;;IF(VLOOKUP([.Q4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4])));&quot;Média&quot;;IF(AND([.E44]&lt;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4]=&quot;Baixa&quot;;4;IF([.AA44]=&quot;Média&quot;;5;IF([.AA44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4]=&quot; - &quot;;&quot;*&quot;;IF([.S44]=&quot;Sim&quot;;IF(VLOOKUP([.Q4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5])));&quot;Média&quot;;IF(AND([.E45]&lt;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5]=&quot;Baixa&quot;;4;IF([.AA45]=&quot;Média&quot;;5;IF([.AA45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5]=&quot; - &quot;;&quot;*&quot;;IF([.S45]=&quot;Sim&quot;;IF(VLOOKUP([.Q4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6])));&quot;Média&quot;;IF(AND([.E46]&lt;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6]=&quot;Baixa&quot;;4;IF([.AA46]=&quot;Média&quot;;5;IF([.AA46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6]=&quot; - &quot;;&quot;*&quot;;IF([.S46]=&quot;Sim&quot;;IF(VLOOKUP([.Q4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7])));&quot;Média&quot;;IF(AND([.E47]&lt;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7]=&quot;Baixa&quot;;4;IF([.AA47]=&quot;Média&quot;;5;IF([.AA47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7]=&quot; - &quot;;&quot;*&quot;;IF([.S47]=&quot;Sim&quot;;IF(VLOOKUP([.Q4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8])));&quot;Média&quot;;IF(AND([.E48]&lt;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8]=&quot;Baixa&quot;;4;IF([.AA48]=&quot;Média&quot;;5;IF([.AA48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8]=&quot; - &quot;;&quot;*&quot;;IF([.S48]=&quot;Sim&quot;;IF(VLOOKUP([.Q4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49])));&quot;Média&quot;;IF(AND([.E49]&lt;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49]=&quot;Baixa&quot;;4;IF([.AA49]=&quot;Média&quot;;5;IF([.AA49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49]=&quot; - &quot;;&quot;*&quot;;IF([.S49]=&quot;Sim&quot;;IF(VLOOKUP([.Q4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0])));&quot;Média&quot;;IF(AND([.E50]&lt;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0]=&quot;Baixa&quot;;4;IF([.AA50]=&quot;Média&quot;;5;IF([.AA50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0]=&quot; - &quot;;&quot;*&quot;;IF([.S50]=&quot;Sim&quot;;IF(VLOOKUP([.Q5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1])));&quot;Média&quot;;IF(AND([.E51]&lt;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1]=&quot;Baixa&quot;;4;IF([.AA51]=&quot;Média&quot;;5;IF([.AA51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1]=&quot; - &quot;;&quot;*&quot;;IF([.S51]=&quot;Sim&quot;;IF(VLOOKUP([.Q5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2])));&quot;Média&quot;;IF(AND([.E52]&lt;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2]=&quot;Baixa&quot;;4;IF([.AA52]=&quot;Média&quot;;5;IF([.AA52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2]=&quot; - &quot;;&quot;*&quot;;IF([.S52]=&quot;Sim&quot;;IF(VLOOKUP([.Q5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3])));&quot;Média&quot;;IF(AND([.E53]&lt;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3]=&quot;Baixa&quot;;4;IF([.AA53]=&quot;Média&quot;;5;IF([.AA53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3]=&quot; - &quot;;&quot;*&quot;;IF([.S53]=&quot;Sim&quot;;IF(VLOOKUP([.Q5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3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4])));&quot;Média&quot;;IF(AND([.E54]&lt;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4]=&quot;Baixa&quot;;4;IF([.AA54]=&quot;Média&quot;;5;IF([.AA54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4]=&quot; - &quot;;&quot;*&quot;;IF([.S54]=&quot;Sim&quot;;IF(VLOOKUP([.Q5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3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5])));&quot;Média&quot;;IF(AND([.E55]&lt;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5]=&quot;Baixa&quot;;4;IF([.AA55]=&quot;Média&quot;;5;IF([.AA55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5]=&quot; - &quot;;&quot;*&quot;;IF([.S55]=&quot;Sim&quot;;IF(VLOOKUP([.Q5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3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6])));&quot;Média&quot;;IF(AND([.E56]&lt;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6]=&quot;Baixa&quot;;4;IF([.AA56]=&quot;Média&quot;;5;IF([.AA56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6]=&quot; - &quot;;&quot;*&quot;;IF([.S56]=&quot;Sim&quot;;IF(VLOOKUP([.Q5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3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7])));&quot;Média&quot;;IF(AND([.E57]&lt;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7]=&quot;Baixa&quot;;4;IF([.AA57]=&quot;Média&quot;;5;IF([.AA57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7]=&quot; - &quot;;&quot;*&quot;;IF([.S57]=&quot;Sim&quot;;IF(VLOOKUP([.Q5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3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8])));&quot;Média&quot;;IF(AND([.E58]&lt;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8]=&quot;Baixa&quot;;4;IF([.AA58]=&quot;Média&quot;;5;IF([.AA58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8]=&quot; - &quot;;&quot;*&quot;;IF([.S58]=&quot;Sim&quot;;IF(VLOOKUP([.Q5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3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59])));&quot;Média&quot;;IF(AND([.E59]&lt;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59]=&quot;Baixa&quot;;4;IF([.AA59]=&quot;Média&quot;;5;IF([.AA59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59]=&quot; - &quot;;&quot;*&quot;;IF([.S59]=&quot;Sim&quot;;IF(VLOOKUP([.Q5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3"/>
          <table:table-cell table:style-name="ce226"/>
          <table:table-cell table:style-name="ce258" table:content-validation-name="val10"/>
          <table:table-cell table:style-name="ce245"/>
          <table:table-cell table:style-name="ce261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264"/>
          <table:table-cell table:style-name="ce261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264"/>
          <table:table-cell table:style-name="ce268"/>
          <table:table-cell table:style-name="ce264"/>
          <table:table-cell table:style-name="ce261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264"/>
          <table:table-cell table:style-name="ce276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64"/>
          <table:table-cell table:style-name="ce325" table:formula="of:=IF(AND([Sumário.$H$13]=&quot;Contagem Estimada NESMA&quot;;NOT(ISBLANK([.B60])));&quot;Média&quot;;IF(AND([.E60]&lt;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" office:value-type="string" office:string-value="*" calcext:value-type="string">
            <text:p>*</text:p>
          </table:table-cell>
          <table:table-cell table:style-name="ce245"/>
          <table:table-cell table:style-name="ce276" table:formula="of:=IF([.AA60]=&quot;Baixa&quot;;4;IF([.AA60]=&quot;Média&quot;;5;IF([.AA60]=&quot;Alta&quot;;7;&quot;*&quot;)))" office:value-type="string" office:string-value="*" calcext:value-type="string">
            <text:p>*</text:p>
          </table:table-cell>
          <table:table-cell table:style-name="ce264"/>
          <table:table-cell table:style-name="ce276" table:formula="of:=IF([.Q60]=&quot; - &quot;;&quot;*&quot;;IF([.S60]=&quot;Sim&quot;;IF(VLOOKUP([.Q6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264"/>
          <table:table-cell table:style-name="ce283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4"/>
          <table:table-cell table:style-name="ce16" table:number-columns-repeated="755"/>
          <table:table-cell table:number-columns-repeated="28"/>
        </table:table-row>
        <table:table-row table:style-name="ro5">
          <table:table-cell table:style-name="ce42" table:number-columns-repeated="7"/>
          <table:table-cell table:style-name="ce199" table:number-columns-repeated="4"/>
          <table:table-cell table:style-name="ce246" table:number-columns-repeated="4"/>
          <table:table-cell table:style-name="ce42"/>
          <table:table-cell table:style-name="ce327" table:number-columns-repeated="6"/>
          <table:table-cell table:style-name="ce333"/>
          <table:table-cell table:style-name="ce327" table:number-columns-repeated="3"/>
          <table:table-cell table:style-name="ce44" table:number-columns-repeated="2"/>
          <table:table-cell table:style-name="ce327" table:number-columns-repeated="4"/>
          <table:table-cell table:style-name="ce337" table:formula="of:=SUM([.AG19:.AG60])" office:value-type="float" office:value="0" calcext:value-type="float">
            <text:p>0</text:p>
          </table:table-cell>
          <table:table-cell table:style-name="ce44" table:number-columns-repeated="4"/>
          <table:table-cell table:style-name="ce46" table:number-columns-repeated="196"/>
          <table:table-cell table:style-name="ce16" table:number-columns-repeated="763"/>
          <table:table-cell table:number-columns-repeated="28"/>
        </table:table-row>
        <table:table-row table:style-name="ro6">
          <table:table-cell table:style-name="ce42" table:number-columns-repeated="3"/>
          <table:table-cell table:style-name="ce216"/>
          <table:table-cell table:style-name="ce296" table:number-columns-spanned="3" table:number-rows-spanned="1"/>
          <table:covered-table-cell table:number-columns-repeated="2" table:style-name="ce298"/>
          <table:table-cell table:style-name="ce246"/>
          <table:table-cell table:style-name="ce216" table:number-columns-repeated="3"/>
          <table:table-cell table:style-name="ce246" table:number-columns-repeated="4"/>
          <table:table-cell table:style-name="ce42"/>
          <table:table-cell table:style-name="ce327" table:number-columns-repeated="6"/>
          <table:table-cell table:style-name="ce335" table:formula="of:=SUM([.AA19:.AA60])" office:value-type="float" office:value="0" calcext:value-type="float">
            <text:p>0</text:p>
          </table:table-cell>
          <table:table-cell table:style-name="ce327" table:number-columns-repeated="3"/>
          <table:table-cell table:style-name="ce5"/>
          <table:table-cell table:style-name="ce44"/>
          <table:table-cell table:style-name="ce269"/>
          <table:table-cell table:style-name="ce44" table:number-columns-repeated="3"/>
          <table:table-cell table:style-name="ce277"/>
          <table:table-cell table:style-name="ce44"/>
          <table:table-cell table:style-name="ce287"/>
          <table:table-cell table:style-name="ce44" table:number-columns-repeated="2"/>
          <table:table-cell table:style-name="ce46" table:number-columns-repeated="200"/>
          <table:table-cell table:style-name="ce16" table:number-columns-repeated="759"/>
          <table:table-cell table:number-columns-repeated="28"/>
        </table:table-row>
        <table:table-row table:style-name="ro5">
          <table:table-cell table:style-name="ce42" table:number-columns-repeated="7"/>
          <table:table-cell table:style-name="ce199" table:number-columns-repeated="4"/>
          <table:table-cell table:style-name="ce246" table:number-columns-repeated="4"/>
          <table:table-cell table:style-name="ce273"/>
          <table:table-cell table:style-name="ce327" table:number-columns-repeated="10"/>
          <table:table-cell table:style-name="ce44" table:number-columns-repeated="2"/>
          <table:table-cell table:style-name="ce269"/>
          <table:table-cell table:style-name="ce44" table:number-columns-repeated="3"/>
          <table:table-cell table:style-name="ce277"/>
          <table:table-cell table:style-name="ce44" table:number-columns-repeated="4"/>
          <table:table-cell table:style-name="ce46" table:number-columns-repeated="200"/>
          <table:table-cell table:style-name="ce16" table:number-columns-repeated="759"/>
          <table:table-cell table:number-columns-repeated="28"/>
        </table:table-row>
        <table:table-row table:style-name="ro2">
          <table:table-cell table:style-name="ce42" table:number-columns-repeated="3"/>
          <table:table-cell table:style-name="ce216"/>
          <table:table-cell table:style-name="ce219" office:value-type="string" calcext:value-type="string" table:number-columns-spanned="4" table:number-rows-spanned="1">
            <text:p>Qtd de SE</text:p>
          </table:table-cell>
          <table:covered-table-cell table:number-columns-repeated="2" table:style-name="ce227"/>
          <table:covered-table-cell table:style-name="ce233"/>
          <table:table-cell table:style-name="ce21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33"/>
          <table:covered-table-cell table:style-name="ce247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8" office:value-type="string" calcext:value-type="string">
            <text:p>Complexidade</text:p>
          </table:table-cell>
          <table:table-cell table:style-name="ce42"/>
          <table:table-cell table:style-name="ce22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48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Total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2" table:formula="of:=[.E66]+[.E71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67]+[.I72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2" table:formula="of:=[.E68]+[.E73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73]+[.I68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>
          <table:table-cell table:style-name="ce42" table:number-columns-repeated="4"/>
          <table:table-cell table:style-name="ce223" table:formula="of:=SUM([.E76:.E78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2"/>
          <table:covered-table-cell table:style-name="ce229"/>
          <table:table-cell table:style-name="ce223" table:formula="of:=SUM([.I76:.I78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9"/>
          <table:covered-table-cell table:style-name="ce251"/>
          <table:table-cell table:style-name="ce42" table:number-columns-repeated="2"/>
          <table:table-cell table:style-name="ce44" table:number-columns-repeated="2"/>
          <table:table-cell table:style-name="ce327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2"/>
          <table:table-cell table:style-name="ce15" table:number-columns-repeated="750"/>
          <table:table-cell table:style-name="ce16" table:number-columns-repeated="11"/>
          <table:table-cell table:number-columns-repeated="28"/>
        </table:table-row>
        <table:table-row table:style-name="ro2" table:number-rows-repeated="65388">
          <table:table-cell table:style-name="ce193"/>
          <table:table-cell table:style-name="ce42" table:number-columns-repeated="13"/>
          <table:table-cell table:style-name="ce46" table:number-columns-repeated="2"/>
          <table:table-cell table:style-name="ce333" table:number-columns-repeated="10"/>
          <table:table-cell table:style-name="ce288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8"/>
          <table:table-cell table:style-name="ce16" table:number-columns-repeated="761"/>
          <table:table-cell table:number-columns-repeated="28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" table:style-name="ta1">
        <office:forms form:automatic-focus="false" form:apply-design-mode="false"/>
        <table:shapes>
          <draw:frame draw:z-index="0" draw:name="Picture 5111" draw:style-name="gr4" draw:text-style-name="P2" svg:width="3.19cm" svg:height="2.117cm" svg:x="9.415cm" svg:y="4.343cm">
            <draw:image xlink:href="Pictures/200000B300000E2A000009E44447EC47.wmf" xlink:type="simple" xlink:show="embed" xlink:actuate="onLoad">
              <text:p/>
            </draw:image>
          </draw:frame>
          <draw:frame draw:z-index="1" draw:name="Imagem 55" draw:style-name="gr4" draw:text-style-name="P2" svg:width="8.501cm" svg:height="2.539cm" svg:x="0.686cm" svg:y="4.084cm">
            <draw:image xlink:href="Pictures/200000ED0000273000000C55DC9C29AA.wmf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6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62" table:default-cell-style-name="Default"/>
        <table:table-column table:style-name="co20" table:default-cell-style-name="Default"/>
        <table:table-column table:style-name="co63" table:visibility="collapse" table:default-cell-style-name="Default"/>
        <table:table-column table:style-name="co14" table:visibility="collapse" table:default-cell-style-name="Default"/>
        <table:table-column table:style-name="co64" table:visibility="collapse" table:default-cell-style-name="Default"/>
        <table:table-column table:style-name="co14" table:visibility="collapse" table:default-cell-style-name="Default"/>
        <table:table-column table:style-name="co65" table:visibility="collapse" table:default-cell-style-name="Default"/>
        <table:table-column table:style-name="co31" table:visibility="collapse" table:default-cell-style-name="Default"/>
        <table:table-column table:style-name="co66" table:visibility="collapse" table:default-cell-style-name="Default"/>
        <table:table-column table:style-name="co31" table:visibility="collapse" table:default-cell-style-name="Default"/>
        <table:table-column table:style-name="co67" table:visibility="collapse" table:default-cell-style-name="Default"/>
        <table:table-column table:style-name="co31" table:visibility="collapse" table:default-cell-style-name="Default"/>
        <table:table-column table:style-name="co11" table:default-cell-style-name="Default"/>
        <table:table-column table:style-name="co46" table:visibility="collapse" table:default-cell-style-name="Default"/>
        <table:table-column table:style-name="co16" table:visibility="collapse" table:default-cell-style-name="Default"/>
        <table:table-column table:style-name="co31" table:visibility="collapse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ce284"/>
        <table:table-column table:style-name="co36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50" table:default-cell-style-name="Default"/>
        <table:table-column table:style-name="co16" table:number-columns-repeated="987" table:default-cell-style-name="Default"/>
        <table:table-row table:style-name="ro5" table:number-rows-repeated="2">
          <table:table-cell table:style-name="ce42" table:number-columns-repeated="2"/>
          <table:table-cell table:style-name="ce202"/>
          <table:table-cell table:style-name="ce212" table:number-columns-repeated="2"/>
          <table:table-cell table:style-name="ce42" table:number-columns-repeated="9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3"/>
          <table:table-cell table:style-name="ce16" table:number-columns-repeated="12"/>
          <table:table-cell table:number-columns-repeated="26"/>
        </table:table-row>
        <table:table-row table:style-name="ro6">
          <table:table-cell table:style-name="ce42"/>
          <table:table-cell table:style-name="ce196" office:value-type="string" calcext:value-type="string" table:number-columns-spanned="2" table:number-rows-spanned="1">
            <text:p>Projeto/Aplicação:</text:p>
          </table:table-cell>
          <table:covered-table-cell table:style-name="ce203"/>
          <table:table-cell table:style-name="ce87" table:formula="of:=[Versão.C3]" office:value-type="string" office:string-value="&lt; Informar o nome da aplicação a que se refere a contagem &gt;" calcext:value-type="string" table:number-columns-spanned="13" table:number-rows-spanned="1">
            <text:p>&lt; Informar o nome da aplicação a que se refere a contagem &gt;</text:p>
          </table:table-cell>
          <table:covered-table-cell table:style-name="ce138"/>
          <table:covered-table-cell table:style-name="ce224"/>
          <table:covered-table-cell table:style-name="ce230"/>
          <table:covered-table-cell table:number-columns-repeated="7" table:style-name="ce42"/>
          <table:covered-table-cell table:number-columns-repeated="2" table:style-name="ce44"/>
          <table:table-cell table:style-name="ce44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3"/>
          <table:table-cell table:style-name="ce16" table:number-columns-repeated="12"/>
          <table:table-cell table:number-columns-repeated="26"/>
        </table:table-row>
        <table:table-row table:style-name="ro5">
          <table:table-cell table:style-name="ce42" table:number-columns-repeated="2"/>
          <table:table-cell table:style-name="ce204"/>
          <table:table-cell table:style-name="ce212" table:number-columns-repeated="2"/>
          <table:table-cell table:style-name="ce42" table:number-columns-repeated="9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3"/>
          <table:table-cell table:style-name="ce16" table:number-columns-repeated="12"/>
          <table:table-cell table:number-columns-repeated="26"/>
        </table:table-row>
        <table:table-row table:style-name="ro6">
          <table:table-cell table:style-name="ce42"/>
          <table:table-cell table:style-name="ce196" table:number-columns-spanned="2" table:number-rows-spanned="1"/>
          <table:covered-table-cell table:style-name="ce42"/>
          <table:table-cell table:style-name="ce213" table:number-columns-spanned="13" table:number-rows-spanned="1"/>
          <table:covered-table-cell table:style-name="ce212"/>
          <table:covered-table-cell table:number-columns-repeated="9" table:style-name="ce42"/>
          <table:covered-table-cell table:number-columns-repeated="2" table:style-name="ce44"/>
          <table:table-cell table:style-name="ce44" table:number-columns-repeated="10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953"/>
          <table:table-cell table:style-name="ce16" table:number-columns-repeated="12"/>
          <table:table-cell table:number-columns-repeated="26"/>
        </table:table-row>
        <table:table-row table:style-name="ro5">
          <table:table-cell table:style-name="ce42" table:number-columns-repeated="3"/>
          <table:table-cell table:style-name="ce294" table:number-columns-spanned="2" table:number-rows-spanned="1"/>
          <table:covered-table-cell table:style-name="ce212"/>
          <table:table-cell table:style-name="ce42" table:number-columns-repeated="9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5">
          <table:table-cell table:style-name="ce193"/>
          <table:table-cell table:style-name="ce197" office:value-type="string" calcext:value-type="string" table:number-columns-spanned="36" table:number-rows-spanned="1">
            <text:p>Formulário de Identificação de Consultas Externas (CE)</text:p>
          </table:table-cell>
          <table:covered-table-cell table:number-columns-repeated="3"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style-name="ce197"/>
          <table:covered-table-cell table:style-name="ce52"/>
          <table:covered-table-cell table:number-columns-repeated="13" table:style-name="ce197"/>
          <table:covered-table-cell table:number-columns-repeated="5" table:style-name="ce44"/>
          <table:covered-table-cell table:style-name="ce277"/>
          <table:covered-table-cell table:number-columns-repeated="4" table:style-name="ce44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20">
          <table:table-cell table:style-name="ce194" table:number-columns-repeated="13"/>
          <table:table-cell table:style-name="ce256"/>
          <table:table-cell table:style-name="ce44" table:number-columns-repeated="12"/>
          <table:table-cell table:style-name="ce324"/>
          <table:table-cell table:style-name="ce113" table:number-columns-repeated="5"/>
          <table:table-cell table:style-name="ce279"/>
          <table:table-cell table:style-name="ce113" table:number-columns-repeated="4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5">
          <table:table-cell table:style-name="ce55" table:number-columns-repeated="12"/>
          <table:table-cell table:style-name="ce299" office:value-type="string" calcext:value-type="string">
            <text:p>Orientação de Preenchimento</text:p>
          </table:table-cell>
          <table:table-cell table:style-name="ce55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5">
          <table:table-cell table:style-name="ce42" table:number-columns-repeated="12"/>
          <table:table-cell table:style-name="ce235" office:value-type="string" calcext:value-type="string" table:number-columns-spanned="25" table:number-rows-spanned="2">
            <text:p><text:span text:style-name="T5">1) Rastreabilidade:</text:span><text:span text:style-name="T6"> </text:span><text:span text:style-name="T7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41"/>
          <table:covered-table-cell table:number-columns-repeated="13" table:style-name="ce253"/>
          <table:covered-table-cell table:number-columns-repeated="5" table:style-name="ce113"/>
          <table:covered-table-cell table:style-name="ce279"/>
          <table:covered-table-cell table:number-columns-repeated="3" table:style-name="ce113"/>
          <table:covered-table-cell table:style-name="ce185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5">
          <table:table-cell table:style-name="ce42" table:number-columns-repeated="12"/>
          <table:covered-table-cell table:style-name="ce236"/>
          <table:covered-table-cell table:number-columns-repeated="14" table:style-name="ce242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5">
          <table:table-cell table:style-name="ce42" table:number-columns-repeated="12"/>
          <table:table-cell table:style-name="ce237" office:value-type="string" calcext:value-type="string" table:number-columns-spanned="25" table:number-rows-spanned="2">
            <text:p><text:span text:style-name="T8">2) Documentação Arquivos Referenciados, Registros Lógicos, Tipos de Dados: </text:span><text:span text:style-name="T9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43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5">
          <table:table-cell table:style-name="ce42" table:number-columns-repeated="12"/>
          <table:covered-table-cell table:style-name="ce39"/>
          <table:covered-table-cell table:style-name="ce42"/>
          <table:covered-table-cell table:number-columns-repeated="12" table:style-name="ce44"/>
          <table:covered-table-cell table:style-name="ce269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5">
          <table:table-cell table:style-name="ce42" table:number-columns-repeated="12"/>
          <table:table-cell table:style-name="ce317" office:value-type="string" calcext:value-type="string" table:number-columns-spanned="25" table:number-rows-spanned="2">
            <text:p><text:span text:style-name="T8">3) </text:span><text:span text:style-name="T13">Manutenção em Interface: </text:span><text:span text:style-name="T14">Em caso de Manutenção em Interface considerar AR:1 e TD:1, independentemente da complexidade da funcionalidade alterada.</text:span></text:p>
          </table:table-cell>
          <table:covered-table-cell table:style-name="ce42"/>
          <table:covered-table-cell table:number-columns-repeated="12" table:style-name="ce44"/>
          <table:covered-table-cell table:style-name="ce269"/>
          <table:covered-table-cell table:number-columns-repeated="5" table:style-name="ce44"/>
          <table:covered-table-cell table:style-name="ce277"/>
          <table:covered-table-cell table:number-columns-repeated="3" table:style-name="ce44"/>
          <table:covered-table-cell table:style-name="ce176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5">
          <table:table-cell table:style-name="ce42" table:number-columns-repeated="12"/>
          <table:covered-table-cell table:style-name="ce40"/>
          <table:covered-table-cell table:style-name="ce42"/>
          <table:covered-table-cell table:number-columns-repeated="12" table:style-name="ce70"/>
          <table:covered-table-cell table:style-name="ce270"/>
          <table:covered-table-cell table:number-columns-repeated="5" table:style-name="ce70"/>
          <table:covered-table-cell table:style-name="ce280"/>
          <table:covered-table-cell table:number-columns-repeated="3" table:style-name="ce70"/>
          <table:covered-table-cell table:style-name="ce177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5">
          <table:table-cell table:style-name="ce42" table:number-columns-repeated="14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15">
          <table:table-cell table:style-name="ce42"/>
          <table:table-cell table:style-name="ce293" office:value-type="string" calcext:value-type="string" table:number-columns-spanned="2" table:number-rows-spanned="1">
            <text:p>Nome do CE</text:p>
          </table:table-cell>
          <table:covered-table-cell table:style-name="ce293"/>
          <table:table-cell table:style-name="ce11"/>
          <table:table-cell table:style-name="ce295" office:value-type="string" calcext:value-type="string">
            <text:p>AR</text:p>
          </table:table-cell>
          <table:table-cell table:style-name="ce297"/>
          <table:table-cell table:style-name="ce295" office:value-type="string" calcext:value-type="string">
            <text:p>Memória</text:p>
            <text:p>AR</text:p>
          </table:table-cell>
          <table:table-cell table:style-name="ce297"/>
          <table:table-cell table:style-name="ce295" office:value-type="string" calcext:value-type="string">
            <text:p>TD's</text:p>
          </table:table-cell>
          <table:table-cell table:style-name="ce297"/>
          <table:table-cell table:style-name="ce295" office:value-type="string" calcext:value-type="string">
            <text:p>Memória</text:p>
            <text:p>TD</text:p>
          </table:table-cell>
          <table:table-cell table:style-name="ce245"/>
          <table:table-cell table:style-name="ce295" office:value-type="string" calcext:value-type="string">
            <text:p>Tipo de </text:p>
            <text:p>Demanda</text:p>
          </table:table-cell>
          <table:table-cell table:style-name="ce297"/>
          <table:table-cell table:style-name="ce295" office:value-type="string" calcext:value-type="string">
            <text:p>Classificação</text:p>
          </table:table-cell>
          <table:table-cell table:style-name="ce297"/>
          <table:table-cell table:style-name="ce338" office:value-type="string" calcext:value-type="string">
            <text:p>Tipo</text:p>
          </table:table-cell>
          <table:table-cell table:style-name="ce297"/>
          <table:table-cell table:style-name="ce340" office:value-type="string" calcext:value-type="string">
            <text:p>Tipo Válido</text:p>
          </table:table-cell>
          <table:table-cell table:style-name="ce297"/>
          <table:table-cell table:style-name="ce341"/>
          <table:table-cell table:style-name="ce297"/>
          <table:table-cell table:style-name="ce340" office:value-type="string" calcext:value-type="string">
            <text:p>Fator SISP</text:p>
          </table:table-cell>
          <table:table-cell table:style-name="ce297"/>
          <table:table-cell table:style-name="ce340" office:value-type="string" calcext:value-type="string">
            <text:p>Fórmula de Cálculo</text:p>
          </table:table-cell>
          <table:table-cell table:style-name="ce297"/>
          <table:table-cell table:style-name="ce295" office:value-type="string" calcext:value-type="string">
            <text:p>Complex.</text:p>
          </table:table-cell>
          <table:table-cell table:style-name="ce297"/>
          <table:table-cell table:style-name="ce338" office:value-type="string" calcext:value-type="string">
            <text:p>PF Cheio</text:p>
          </table:table-cell>
          <table:table-cell table:style-name="ce297"/>
          <table:table-cell table:style-name="ce338" office:value-type="string" calcext:value-type="string">
            <text:p>CE</text:p>
          </table:table-cell>
          <table:table-cell table:style-name="ce297"/>
          <table:table-cell table:style-name="ce347"/>
          <table:table-cell table:style-name="ce297"/>
          <table:table-cell table:style-name="ce295" office:value-type="string" calcext:value-type="string">
            <text:p>PF SISP</text:p>
          </table:table-cell>
          <table:table-cell table:style-name="ce92"/>
          <table:table-cell table:style-name="ce295" office:value-type="string" calcext:value-type="string">
            <text:p>Rastreabilidade /</text:p>
            <text:p>Justificativa</text:p>
          </table:table-cell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5">
          <table:table-cell table:style-name="ce42"/>
          <table:table-cell table:style-name="ce199" table:number-columns-spanned="2" table:number-rows-spanned="1"/>
          <table:covered-table-cell table:style-name="ce199"/>
          <table:table-cell table:style-name="ce42" table:number-columns-repeated="2"/>
          <table:table-cell table:style-name="ce11" table:number-columns-repeated="3"/>
          <table:table-cell table:style-name="ce42" table:number-columns-repeated="3"/>
          <table:table-cell table:style-name="ce245"/>
          <table:table-cell table:style-name="ce42"/>
          <table:table-cell table:style-name="ce11" office:value-type="string" calcext:value-type="string">
            <text:p><text:s/></text:p>
          </table:table-cell>
          <table:table-cell table:style-name="ce42"/>
          <table:table-cell table:style-name="ce11"/>
          <table:table-cell table:style-name="ce42"/>
          <table:table-cell table:style-name="ce11" table:number-columns-repeated="3"/>
          <table:table-cell table:style-name="ce342"/>
          <table:table-cell table:style-name="ce11"/>
          <table:table-cell table:style-name="ce42"/>
          <table:table-cell table:style-name="ce11" table:number-columns-repeated="3"/>
          <table:table-cell table:style-name="ce42"/>
          <table:table-cell table:style-name="ce11"/>
          <table:table-cell table:style-name="ce42"/>
          <table:table-cell table:style-name="ce11" table:number-columns-repeated="3"/>
          <table:table-cell table:style-name="ce348"/>
          <table:table-cell table:style-name="ce11"/>
          <table:table-cell table:style-name="ce42"/>
          <table:table-cell table:style-name="ce291"/>
          <table:table-cell table:style-name="ce46" table:number-columns-repeated="206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19]=&quot; - &quot;;&quot;*&quot;;IF([.S19]=&quot;Sim&quot;; VLOOKUP([.Q19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19])));&quot;Média&quot;;IF(OR([.E19]&lt;=0;[.I19]&lt;=0);&quot;*&quot;;IF(AND([.E19]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)" office:value-type="string" office:string-value="*" calcext:value-type="string">
            <text:p>*</text:p>
          </table:table-cell>
          <table:table-cell table:style-name="ce245"/>
          <table:table-cell table:style-name="ce286" table:formula="of:=IF([.AA19]=&quot;Baixa&quot;;3;IF([.AA19]=&quot;Média&quot;;4;IF([.AA19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19]=&quot; - &quot;;&quot;*&quot;;IF([.S19]=&quot;Sim&quot;;IF(VLOOKUP([.Q1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0]=&quot; - &quot;;&quot;*&quot;;IF([.S20]=&quot;Sim&quot;; VLOOKUP([.Q20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0])));&quot;Média&quot;;IF(OR([.E20]&lt;=0;[.I20]&lt;=0);&quot;*&quot;;IF(AND([.E20]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0]=&quot;Baixa&quot;;3;IF([.AA20]=&quot;Média&quot;;4;IF([.AA20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0]=&quot; - &quot;;&quot;*&quot;;IF([.S20]=&quot;Sim&quot;;IF(VLOOKUP([.Q2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1]=&quot; - &quot;;&quot;*&quot;;IF([.S21]=&quot;Sim&quot;; VLOOKUP([.Q21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1])));&quot;Média&quot;;IF(OR([.E21]&lt;=0;[.I21]&lt;=0);&quot;*&quot;;IF(AND([.E21]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1]=&quot;Baixa&quot;;3;IF([.AA21]=&quot;Média&quot;;4;IF([.AA21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1]=&quot; - &quot;;&quot;*&quot;;IF([.S21]=&quot;Sim&quot;;IF(VLOOKUP([.Q2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2]=&quot; - &quot;;&quot;*&quot;;IF([.S22]=&quot;Sim&quot;; VLOOKUP([.Q22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2])));&quot;Média&quot;;IF(OR([.E22]&lt;=0;[.I22]&lt;=0);&quot;*&quot;;IF(AND([.E22]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2]=&quot;Baixa&quot;;3;IF([.AA22]=&quot;Média&quot;;4;IF([.AA22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2]=&quot; - &quot;;&quot;*&quot;;IF([.S22]=&quot;Sim&quot;;IF(VLOOKUP([.Q2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5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3]=&quot; - &quot;;&quot;*&quot;;IF([.S23]=&quot;Sim&quot;; VLOOKUP([.Q23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3])));&quot;Média&quot;;IF(OR([.E23]&lt;=0;[.I23]&lt;=0);&quot;*&quot;;IF(AND([.E23]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3]=&quot;Baixa&quot;;3;IF([.AA23]=&quot;Média&quot;;4;IF([.AA23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3]=&quot; - &quot;;&quot;*&quot;;IF([.S23]=&quot;Sim&quot;;IF(VLOOKUP([.Q2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4])));&quot;Média&quot;;IF(OR([.E24]&lt;=0;[.I24]&lt;=0);&quot;*&quot;;IF(AND([.E24]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4]=&quot;Baixa&quot;;3;IF([.AA24]=&quot;Média&quot;;4;IF([.AA24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4]=&quot; - &quot;;&quot;*&quot;;IF([.S24]=&quot;Sim&quot;;IF(VLOOKUP([.Q2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5])));&quot;Média&quot;;IF(OR([.E25]&lt;=0;[.I25]&lt;=0);&quot;*&quot;;IF(AND([.E25]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5]=&quot;Baixa&quot;;3;IF([.AA25]=&quot;Média&quot;;4;IF([.AA25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5]=&quot; - &quot;;&quot;*&quot;;IF([.S25]=&quot;Sim&quot;;IF(VLOOKUP([.Q2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/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6])));&quot;Média&quot;;IF(OR([.E26]&lt;=0;[.I26]&lt;=0);&quot;*&quot;;IF(AND([.E26]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6]=&quot;Baixa&quot;;3;IF([.AA26]=&quot;Média&quot;;4;IF([.AA26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6]=&quot; - &quot;;&quot;*&quot;;IF([.S26]=&quot;Sim&quot;;IF(VLOOKUP([.Q2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7])));&quot;Média&quot;;IF(OR([.E27]&lt;=0;[.I27]&lt;=0);&quot;*&quot;;IF(AND([.E27]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7]=&quot;Baixa&quot;;3;IF([.AA27]=&quot;Média&quot;;4;IF([.AA27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7]=&quot; - &quot;;&quot;*&quot;;IF([.S27]=&quot;Sim&quot;;IF(VLOOKUP([.Q2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8])));&quot;Média&quot;;IF(OR([.E28]&lt;=0;[.I28]&lt;=0);&quot;*&quot;;IF(AND([.E28]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8]=&quot;Baixa&quot;;3;IF([.AA28]=&quot;Média&quot;;4;IF([.AA28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8]=&quot; - &quot;;&quot;*&quot;;IF([.S28]=&quot;Sim&quot;;IF(VLOOKUP([.Q2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29])));&quot;Média&quot;;IF(OR([.E29]&lt;=0;[.I29]&lt;=0);&quot;*&quot;;IF(AND([.E29]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29]=&quot; - &quot;;&quot;*&quot;;IF([.S29]=&quot;Sim&quot;;IF(VLOOKUP([.Q2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0])));&quot;Média&quot;;IF(OR([.E30]&lt;=0;[.I30]&lt;=0);&quot;*&quot;;IF(AND([.E30]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0]=&quot; - &quot;;&quot;*&quot;;IF([.S30]=&quot;Sim&quot;;IF(VLOOKUP([.Q3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1])));&quot;Média&quot;;IF(OR([.E31]&lt;=0;[.I31]&lt;=0);&quot;*&quot;;IF(AND([.E31]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1]=&quot; - &quot;;&quot;*&quot;;IF([.S31]=&quot;Sim&quot;;IF(VLOOKUP([.Q3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2])));&quot;Média&quot;;IF(OR([.E32]&lt;=0;[.I32]&lt;=0);&quot;*&quot;;IF(AND([.E32]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2]=&quot; - &quot;;&quot;*&quot;;IF([.S32]=&quot;Sim&quot;;IF(VLOOKUP([.Q3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3])));&quot;Média&quot;;IF(OR([.E33]&lt;=0;[.I33]&lt;=0);&quot;*&quot;;IF(AND([.E33]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3]=&quot; - &quot;;&quot;*&quot;;IF([.S33]=&quot;Sim&quot;;IF(VLOOKUP([.Q3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4])));&quot;Média&quot;;IF(OR([.E34]&lt;=0;[.I34]&lt;=0);&quot;*&quot;;IF(AND([.E34]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4]=&quot; - &quot;;&quot;*&quot;;IF([.S34]=&quot;Sim&quot;;IF(VLOOKUP([.Q3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5])));&quot;Média&quot;;IF(OR([.E35]&lt;=0;[.I35]&lt;=0);&quot;*&quot;;IF(AND([.E35]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5]=&quot; - &quot;;&quot;*&quot;;IF([.S35]=&quot;Sim&quot;;IF(VLOOKUP([.Q3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6])));&quot;Média&quot;;IF(OR([.E36]&lt;=0;[.I36]&lt;=0);&quot;*&quot;;IF(AND([.E36]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6]=&quot; - &quot;;&quot;*&quot;;IF([.S36]=&quot;Sim&quot;;IF(VLOOKUP([.Q3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7])));&quot;Média&quot;;IF(OR([.E37]&lt;=0;[.I37]&lt;=0);&quot;*&quot;;IF(AND([.E37]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7]=&quot; - &quot;;&quot;*&quot;;IF([.S37]=&quot;Sim&quot;;IF(VLOOKUP([.Q3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8])));&quot;Média&quot;;IF(OR([.E38]&lt;=0;[.I38]&lt;=0);&quot;*&quot;;IF(AND([.E38]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8]=&quot; - &quot;;&quot;*&quot;;IF([.S38]=&quot;Sim&quot;;IF(VLOOKUP([.Q3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39])));&quot;Média&quot;;IF(OR([.E39]&lt;=0;[.I39]&lt;=0);&quot;*&quot;;IF(AND([.E39]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39]=&quot; - &quot;;&quot;*&quot;;IF([.S39]=&quot;Sim&quot;;IF(VLOOKUP([.Q3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0])));&quot;Média&quot;;IF(OR([.E40]&lt;=0;[.I40]&lt;=0);&quot;*&quot;;IF(AND([.E40]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0]=&quot; - &quot;;&quot;*&quot;;IF([.S40]=&quot;Sim&quot;;IF(VLOOKUP([.Q4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1])));&quot;Média&quot;;IF(OR([.E41]&lt;=0;[.I41]&lt;=0);&quot;*&quot;;IF(AND([.E41]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1]=&quot; - &quot;;&quot;*&quot;;IF([.S41]=&quot;Sim&quot;;IF(VLOOKUP([.Q4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2])));&quot;Média&quot;;IF(OR([.E42]&lt;=0;[.I42]&lt;=0);&quot;*&quot;;IF(AND([.E42]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2]=&quot; - &quot;;&quot;*&quot;;IF([.S42]=&quot;Sim&quot;;IF(VLOOKUP([.Q4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3])));&quot;Média&quot;;IF(OR([.E43]&lt;=0;[.I43]&lt;=0);&quot;*&quot;;IF(AND([.E43]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3]=&quot; - &quot;;&quot;*&quot;;IF([.S43]=&quot;Sim&quot;;IF(VLOOKUP([.Q4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4])));&quot;Média&quot;;IF(OR([.E44]&lt;=0;[.I44]&lt;=0);&quot;*&quot;;IF(AND([.E44]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4]=&quot; - &quot;;&quot;*&quot;;IF([.S44]=&quot;Sim&quot;;IF(VLOOKUP([.Q4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5])));&quot;Média&quot;;IF(OR([.E45]&lt;=0;[.I45]&lt;=0);&quot;*&quot;;IF(AND([.E45]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5]=&quot; - &quot;;&quot;*&quot;;IF([.S45]=&quot;Sim&quot;;IF(VLOOKUP([.Q4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6])));&quot;Média&quot;;IF(OR([.E46]&lt;=0;[.I46]&lt;=0);&quot;*&quot;;IF(AND([.E46]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6]=&quot; - &quot;;&quot;*&quot;;IF([.S46]=&quot;Sim&quot;;IF(VLOOKUP([.Q4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7])));&quot;Média&quot;;IF(OR([.E47]&lt;=0;[.I47]&lt;=0);&quot;*&quot;;IF(AND([.E47]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7]=&quot; - &quot;;&quot;*&quot;;IF([.S47]=&quot;Sim&quot;;IF(VLOOKUP([.Q4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8])));&quot;Média&quot;;IF(OR([.E48]&lt;=0;[.I48]&lt;=0);&quot;*&quot;;IF(AND([.E48]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8]=&quot; - &quot;;&quot;*&quot;;IF([.S48]=&quot;Sim&quot;;IF(VLOOKUP([.Q4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49])));&quot;Média&quot;;IF(OR([.E49]&lt;=0;[.I49]&lt;=0);&quot;*&quot;;IF(AND([.E49]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49]=&quot; - &quot;;&quot;*&quot;;IF([.S49]=&quot;Sim&quot;;IF(VLOOKUP([.Q4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0])));&quot;Média&quot;;IF(OR([.E50]&lt;=0;[.I50]&lt;=0);&quot;*&quot;;IF(AND([.E50]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0]=&quot; - &quot;;&quot;*&quot;;IF([.S50]=&quot;Sim&quot;;IF(VLOOKUP([.Q5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1])));&quot;Média&quot;;IF(OR([.E51]&lt;=0;[.I51]&lt;=0);&quot;*&quot;;IF(AND([.E51]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1]=&quot; - &quot;;&quot;*&quot;;IF([.S51]=&quot;Sim&quot;;IF(VLOOKUP([.Q5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2])));&quot;Média&quot;;IF(OR([.E52]&lt;=0;[.I52]&lt;=0);&quot;*&quot;;IF(AND([.E52]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2]=&quot; - &quot;;&quot;*&quot;;IF([.S52]=&quot;Sim&quot;;IF(VLOOKUP([.Q5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0" table:number-columns-spanned="2" table:number-rows-spanned="1"/>
          <table:covered-table-cell table:style-name="ce206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9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3])));&quot;Média&quot;;IF(OR([.E53]&lt;=0;[.I53]&lt;=0);&quot;*&quot;;IF(AND([.E53]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3]=&quot; - &quot;;&quot;*&quot;;IF([.S53]=&quot;Sim&quot;;IF(VLOOKUP([.Q5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4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4])));&quot;Média&quot;;IF(OR([.E54]&lt;=0;[.I54]&lt;=0);&quot;*&quot;;IF(AND([.E54]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4]=&quot; - &quot;;&quot;*&quot;;IF([.S54]=&quot;Sim&quot;;IF(VLOOKUP([.Q5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4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5])));&quot;Média&quot;;IF(OR([.E55]&lt;=0;[.I55]&lt;=0);&quot;*&quot;;IF(AND([.E55]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5]=&quot; - &quot;;&quot;*&quot;;IF([.S55]=&quot;Sim&quot;;IF(VLOOKUP([.Q5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4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/>
          <table:table-cell table:style-name="ce339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6])));&quot;Média&quot;;IF(OR([.E56]&lt;=0;[.I56]&lt;=0);&quot;*&quot;;IF(AND([.E56]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6]=&quot; - &quot;;&quot;*&quot;;IF([.S56]=&quot;Sim&quot;;IF(VLOOKUP([.Q5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4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7])));&quot;Média&quot;;IF(OR([.E57]&lt;=0;[.I57]&lt;=0);&quot;*&quot;;IF(AND([.E57]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7]=&quot; - &quot;;&quot;*&quot;;IF([.S57]=&quot;Sim&quot;;IF(VLOOKUP([.Q5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4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8])));&quot;Média&quot;;IF(OR([.E58]&lt;=0;[.I58]&lt;=0);&quot;*&quot;;IF(AND([.E58]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8]=&quot; - &quot;;&quot;*&quot;;IF([.S58]=&quot;Sim&quot;;IF(VLOOKUP([.Q5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4"/>
          <table:table-cell table:style-name="ce226" office:value-type="string" calcext:value-type="string">
            <text:p><text:s/></text:p>
          </table:table-cell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59])));&quot;Média&quot;;IF(OR([.E59]&lt;=0;[.I59]&lt;=0);&quot;*&quot;;IF(AND([.E59]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59]=&quot; - &quot;;&quot;*&quot;;IF([.S59]=&quot;Sim&quot;;IF(VLOOKUP([.Q5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6">
          <table:table-cell table:style-name="ce195"/>
          <table:table-cell table:style-name="ce201" table:number-columns-spanned="2" table:number-rows-spanned="1"/>
          <table:covered-table-cell table:style-name="ce207"/>
          <table:table-cell table:style-name="ce215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/>
          <table:table-cell table:style-name="ce226"/>
          <table:table-cell table:style-name="ce218" table:content-validation-name="val14"/>
          <table:table-cell table:style-name="ce226"/>
          <table:table-cell table:style-name="ce258" table:content-validation-name="val10"/>
          <table:table-cell table:style-name="ce245" office:value-type="string" calcext:value-type="string">
            <text:p><text:s/></text:p>
          </table:table-cell>
          <table:table-cell table:style-name="ce339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245"/>
          <table:table-cell table:style-name="ce339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245"/>
          <table:table-cell table:style-name="ce343"/>
          <table:table-cell table:style-name="ce245"/>
          <table:table-cell table:style-name="ce339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245"/>
          <table:table-cell table:style-name="ce339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45"/>
          <table:table-cell table:style-name="ce345" table:formula="of:=IF(AND([Sumário.$H$13]=&quot;Contagem Estimada NESMA&quot;;NOT(ISBLANK([.B60])));&quot;Média&quot;;IF(OR([.E60]&lt;=0;[.I60]&lt;=0);&quot;*&quot;;IF(AND([.E60]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)" office:value-type="string" office:string-value="*" calcext:value-type="string">
            <text:p>*</text:p>
          </table:table-cell>
          <table:table-cell table:style-name="ce346"/>
          <table:table-cell table:style-name="ce286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245"/>
          <table:table-cell table:style-name="ce286" table:formula="of:=IF([.Q60]=&quot; - &quot;;&quot;*&quot;;IF([.S60]=&quot;Sim&quot;;IF(VLOOKUP([.Q6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45"/>
          <table:table-cell table:style-name="ce34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45"/>
          <table:table-cell table:style-name="ce315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291"/>
          <table:table-cell table:style-name="ce201"/>
          <table:table-cell table:style-name="ce46" table:number-columns-repeated="205"/>
          <table:table-cell table:style-name="ce16" table:number-columns-repeated="756"/>
          <table:table-cell table:number-columns-repeated="26"/>
        </table:table-row>
        <table:table-row table:style-name="ro5">
          <table:table-cell table:style-name="ce42" table:number-columns-repeated="7"/>
          <table:table-cell table:style-name="ce199" table:number-columns-repeated="4"/>
          <table:table-cell table:style-name="ce246" table:number-columns-repeated="4"/>
          <table:table-cell table:style-name="ce42" office:value-type="string" calcext:value-type="string">
            <text:p><text:s/></text:p>
          </table:table-cell>
          <table:table-cell table:style-name="ce44" table:number-columns-repeated="6"/>
          <table:table-cell table:style-name="ce46"/>
          <table:table-cell table:style-name="ce44" table:number-columns-repeated="9"/>
          <table:table-cell table:style-name="ce277" table:formula="of:=SUM([.AG19:.AG60])" office:value-type="float" office:value="0" calcext:value-type="float">
            <text:p>0</text:p>
          </table:table-cell>
          <table:table-cell table:style-name="ce44" table:number-columns-repeated="4"/>
          <table:table-cell table:style-name="ce46" table:number-columns-repeated="197"/>
          <table:table-cell table:style-name="ce16" table:number-columns-repeated="764"/>
          <table:table-cell table:number-columns-repeated="26"/>
        </table:table-row>
        <table:table-row table:style-name="ro6">
          <table:table-cell table:style-name="ce42" table:number-columns-repeated="3"/>
          <table:table-cell table:style-name="ce216"/>
          <table:table-cell table:style-name="ce296" table:number-columns-spanned="3" table:number-rows-spanned="1"/>
          <table:covered-table-cell table:number-columns-repeated="2" table:style-name="ce298"/>
          <table:table-cell table:style-name="ce246"/>
          <table:table-cell table:style-name="ce216" table:number-columns-repeated="3"/>
          <table:table-cell table:style-name="ce246" table:number-columns-repeated="4"/>
          <table:table-cell table:style-name="ce42" office:value-type="string" calcext:value-type="string">
            <text:p><text:s/></text:p>
          </table:table-cell>
          <table:table-cell table:style-name="ce44" table:number-columns-repeated="6"/>
          <table:table-cell table:style-name="ce344" table:formula="of:=SUM([.AA19:.AA60])" office:value-type="float" office:value="0" calcext:value-type="float">
            <text:p>0</text:p>
          </table:table-cell>
          <table:table-cell table:style-name="ce44" table:number-columns-repeated="3"/>
          <table:table-cell table:style-name="ce5"/>
          <table:table-cell table:style-name="ce44"/>
          <table:table-cell table:style-name="ce269"/>
          <table:table-cell table:style-name="ce44" table:number-columns-repeated="3"/>
          <table:table-cell table:style-name="ce277"/>
          <table:table-cell table:style-name="ce44"/>
          <table:table-cell table:style-name="ce287"/>
          <table:table-cell table:style-name="ce44" table:number-columns-repeated="2"/>
          <table:table-cell table:style-name="ce46" table:number-columns-repeated="201"/>
          <table:table-cell table:style-name="ce16" table:number-columns-repeated="760"/>
          <table:table-cell table:number-columns-repeated="26"/>
        </table:table-row>
        <table:table-row table:style-name="ro2">
          <table:table-cell table:style-name="ce42" table:number-columns-repeated="3"/>
          <table:table-cell table:style-name="ce216"/>
          <table:table-cell table:style-name="ce219" office:value-type="string" calcext:value-type="string" table:number-columns-spanned="4" table:number-rows-spanned="1">
            <text:p>Qtd de CE</text:p>
          </table:table-cell>
          <table:covered-table-cell table:number-columns-repeated="2" table:style-name="ce227"/>
          <table:covered-table-cell table:style-name="ce233"/>
          <table:table-cell table:style-name="ce21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33"/>
          <table:covered-table-cell table:style-name="ce247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8" office:value-type="string" calcext:value-type="string">
            <text:p>Complexidade</text:p>
          </table:table-cell>
          <table:table-cell table:style-name="ce42"/>
          <table:table-cell table:style-name="ce22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48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10"/>
          <table:table-cell table:style-name="ce42"/>
          <table:table-cell table:style-name="ce39"/>
          <table:table-cell table:style-name="ce42" table:number-columns-repeated="3"/>
          <table:table-cell table:style-name="ce39"/>
          <table:table-cell table:style-name="ce42" table:number-columns-repeated="2"/>
          <table: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11"/>
          <table:table-cell table:style-name="ce42"/>
          <table:table-cell table:style-name="ce220" office:value-type="string" calcext:value-type="string" table:number-columns-spanned="8" table:number-rows-spanned="1">
            <text:p>Total</text:p>
          </table:table-cell>
          <table:covered-table-cell table:number-columns-repeated="3" table:style-name="ce42"/>
          <table:covered-table-cell table:style-name="ce39"/>
          <table:covered-table-cell table:number-columns-repeated="2" table:style-name="ce42"/>
          <table:covered-table-cell table:style-name="ce250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Baixa</text:p>
          </table:table-cell>
          <table:table-cell table:style-name="ce42"/>
          <table:table-cell table:style-name="ce22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28"/>
          <table:table-cell table:style-name="ce22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Média</text:p>
          </table:table-cell>
          <table:table-cell table:style-name="ce42"/>
          <table:table-cell table:style-name="ce22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2"/>
          <table:table-cell table:style-name="ce209" office:value-type="string" calcext:value-type="string">
            <text:p>Alta</text:p>
          </table:table-cell>
          <table:table-cell table:style-name="ce42"/>
          <table:table-cell table:style-name="ce22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09"/>
          <table:table-cell table:style-name="ce22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228"/>
          <table:covered-table-cell table:style-name="ce231"/>
          <table:covered-table-cell table:style-name="ce249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>
          <table:table-cell table:style-name="ce42" table:number-columns-repeated="4"/>
          <table:table-cell table:style-name="ce223" table:formula="of:=SUM([.E75:.E77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2"/>
          <table:covered-table-cell table:style-name="ce229"/>
          <table:table-cell table:style-name="ce223" table:formula="of:=SUM([.I75:.I77])" office:value-type="float" office:value="0" calcext:value-type="float" table:number-columns-spanned="4" table:number-rows-spanned="1">
            <text:p>0</text:p>
          </table:table-cell>
          <table:covered-table-cell table:style-name="ce229"/>
          <table:covered-table-cell table:style-name="ce239"/>
          <table:covered-table-cell table:style-name="ce251"/>
          <table:table-cell table:style-name="ce42" table:number-columns-repeated="2"/>
          <table:table-cell table:style-name="ce44" table:number-columns-repeated="12"/>
          <table:table-cell table:style-name="ce269"/>
          <table:table-cell table:style-name="ce44" table:number-columns-repeated="5"/>
          <table:table-cell table:style-name="ce277"/>
          <table:table-cell table:style-name="ce44" table:number-columns-repeated="203"/>
          <table:table-cell table:style-name="ce15" table:number-columns-repeated="750"/>
          <table:table-cell table:style-name="ce16" table:number-columns-repeated="12"/>
          <table:table-cell table:number-columns-repeated="26"/>
        </table:table-row>
        <table:table-row table:style-name="ro2" table:number-rows-repeated="65389">
          <table:table-cell table:style-name="ce193"/>
          <table:table-cell table:style-name="ce42" table:number-columns-repeated="13"/>
          <table:table-cell table:style-name="ce46" table:number-columns-repeated="12"/>
          <table:table-cell table:style-name="ce288"/>
          <table:table-cell table:style-name="ce44" table:number-columns-repeated="5"/>
          <table:table-cell table:style-name="ce277"/>
          <table:table-cell table:style-name="ce44" table:number-columns-repeated="4"/>
          <table:table-cell table:style-name="ce46" table:number-columns-repeated="199"/>
          <table:table-cell table:style-name="ce16" table:number-columns-repeated="762"/>
          <table:table-cell table:number-columns-repeated="26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idar" table:style-name="ta2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380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2" table:number-columns-repeated="2" table:default-cell-style-name="Default"/>
        <table:table-column table:style-name="co80" table:visibility="collapse" table:default-cell-style-name="Default"/>
        <table:table-column table:style-name="co81" table:visibility="collapse" table:default-cell-style-name="Default"/>
        <table:table-column table:style-name="co80" table:visibility="collapse" table:default-cell-style-name="Default"/>
        <table:table-column table:style-name="co82" table:visibility="collapse" table:number-columns-repeated="2" table:default-cell-style-name="Default"/>
        <table:table-column table:style-name="co83" table:visibility="collapse" table:number-columns-repeated="2" table:default-cell-style-name="Default"/>
        <table:table-column table:style-name="co83" table:number-columns-repeated="1000" table:default-cell-style-name="Default"/>
        <table:table-row table:style-name="ro25">
          <table:table-cell table:style-name="ce350" office:value-type="string" calcext:value-type="string">
            <text:p>Roteiro SISP</text:p>
          </table:table-cell>
          <table:table-cell table:style-name="ce354" office:value-type="string" calcext:value-type="string">
            <text:p>2.0</text:p>
          </table:table-cell>
          <table:table-cell/>
          <table:table-cell table:style-name="ce350" office:value-type="string" calcext:value-type="string">
            <text:p>Plataforma</text:p>
          </table:table-cell>
          <table:table-cell table:number-columns-repeated="2"/>
          <table:table-cell table:style-name="ce350" office:value-type="string" calcext:value-type="string">
            <text:p>CLASSIFICAÇÃO</text:p>
          </table:table-cell>
          <table:table-cell/>
          <table:table-cell table:style-name="ce370" office:value-type="string" calcext:value-type="string">
            <text:p>Tipo</text:p>
          </table:table-cell>
          <table:table-cell table:style-name="ce375"/>
          <table:table-cell table:style-name="ce381" office:value-type="string" calcext:value-type="string">
            <text:p>Fator SISP 2.0</text:p>
          </table:table-cell>
          <table:table-cell table:style-name="ce384" office:value-type="string" calcext:value-type="string">
            <office:annotation draw:style-name="gr1" draw:text-style-name="P1" svg:width="2.897cm" svg:height="0.991cm" svg:x="50.743cm" svg:y="1.351cm" draw:caption-point-x="-0.391cm" draw:caption-point-y="-1.341cm">
              <dc:date>2014-04-03T00:00:00</dc:date>
              <text:p text:style-name="P1"><text:span text:style-name="T1">P: Percentual</text:span></text:p>
              <text:p text:style-name="P1"><text:span text:style-name="T1">F: Fixo</text:span></text:p>
            </office:annotation>
            <text:p>Forma de Cálculo</text:p>
          </table:table-cell>
          <table:table-cell table:style-name="ce391" office:value-type="string" calcext:value-type="string" table:number-columns-spanned="5" table:number-rows-spanned="1">
            <text:p>Funcionalidades</text:p>
          </table:table-cell>
          <table:covered-table-cell table:number-columns-repeated="4" table:style-name="ce384"/>
          <table:table-cell table:style-name="ce393" office:value-type="string" calcext:value-type="string" table:number-columns-spanned="5" table:number-rows-spanned="1">
            <text:p>Funcionalidades Validadas</text:p>
          </table:table-cell>
          <table:covered-table-cell table:number-columns-repeated="4" table:style-name="ce384"/>
          <table:table-cell table:number-columns-repeated="1002"/>
        </table:table-row>
        <table:table-row table:style-name="ro2">
          <table:table-cell table:number-columns-repeated="3"/>
          <table:table-cell table:style-name="ce356" office:value-type="string" calcext:value-type="string">
            <text:p>UNIX</text:p>
          </table:table-cell>
          <table:table-cell table:number-columns-repeated="2"/>
          <table:table-cell table:style-name="ce356" office:value-type="string" calcext:value-type="string">
            <text:p>Incluída</text:p>
          </table:table-cell>
          <table:table-cell/>
          <table:table-cell table:style-name="ce356" table:formula="of:=[.$G$17] &amp; &quot; - &quot; &amp;[.$G$2]" office:value-type="string" office:string-value="Desenvolvimento - Incluída" calcext:value-type="string">
            <text:p>Desenvolviment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0" office:value-type="string" calcext:value-type="string">
            <text:p>CPM</text:p>
          </table:table-cell>
          <table:table-cell table:style-name="ce355" office:value-type="string" calcext:value-type="string">
            <text:p>4.3.1</text:p>
          </table:table-cell>
          <table:table-cell/>
          <table:table-cell table:style-name="ce356" office:value-type="string" calcext:value-type="string">
            <text:p>Grande Porte</text:p>
          </table:table-cell>
          <table:table-cell table:number-columns-repeated="2"/>
          <table:table-cell table:style-name="ce356" office:value-type="string" calcext:value-type="string">
            <text:p>Alterada</text:p>
          </table:table-cell>
          <table:table-cell/>
          <table:table-cell table:style-name="ce356" table:formula="of:=[.$G$17] &amp; &quot; - &quot; &amp;[.$G$7]" office:value-type="string" office:string-value="Desenvolvimento - Conversão" calcext:value-type="string">
            <text:p>Desenvolviment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/>
          <table:table-cell table:style-name="ce394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94" office:value-type="string" calcext:value-type="string">
            <text:p>CE</text:p>
          </table:table-cell>
          <table:table-cell table:style-name="ce395" office:value-type="string" calcext:value-type="string">
            <text:p>Azul</text:p>
          </table:table-cell>
          <table:table-cell table:style-name="ce395" office:value-type="string" calcext:value-type="string">
            <text:p>Incluída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356" office:value-type="string" calcext:value-type="string">
            <text:p>WEB</text:p>
          </table:table-cell>
          <table:table-cell table:number-columns-repeated="2"/>
          <table:table-cell table:style-name="ce356" office:value-type="string" calcext:value-type="string">
            <text:p>Alterada Outra Fábrica Com Redocumentação</text:p>
          </table:table-cell>
          <table:table-cell/>
          <table:table-cell table:style-name="ce356" table:formula="of:=[.$G$18] &amp; &quot; - &quot; &amp;[.$G$2]" office:value-type="string" office:string-value="Melhoria - Incluída" calcext:value-type="string">
            <text:p>Melhori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 office:value-type="string" calcext:value-type="string">
            <text:p>Vermelha</text:p>
          </table:table-cell>
          <table:table-cell table:style-name="ce352" office:value-type="string" calcext:value-type="string">
            <text:p>Excluída</text:p>
          </table:table-cell>
          <table:table-cell table:number-columns-repeated="1000"/>
        </table:table-row>
        <table:table-row table:style-name="ro3">
          <table:table-cell table:style-name="ce350" office:value-type="string" calcext:value-type="string">
            <text:p>Linguagem</text:p>
          </table:table-cell>
          <table:table-cell table:number-columns-repeated="2"/>
          <table:table-cell table:style-name="ce356" office:value-type="string" calcext:value-type="string">
            <text:p>WINDOWS</text:p>
          </table:table-cell>
          <table:table-cell table:number-columns-repeated="2"/>
          <table:table-cell table:style-name="ce356" office:value-type="string" calcext:value-type="string">
            <text:p>Alterada Outra Fábrica Sem Redocumentação</text:p>
          </table:table-cell>
          <table:table-cell/>
          <table:table-cell table:style-name="ce356" table:formula="of:=[.$G$18] &amp; &quot; - &quot; &amp;[.$G$3]" office:value-type="string" office:string-value="Melhoria - Alterada" calcext:value-type="string">
            <text:p>Melhori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ACCESS</text:p>
          </table:table-cell>
          <table:table-cell table:number-columns-repeated="2"/>
          <table:table-cell table:style-name="ce356" office:value-type="string" calcext:value-type="string">
            <text:p>LINUX</text:p>
          </table:table-cell>
          <table:table-cell table:number-columns-repeated="2"/>
          <table:table-cell table:style-name="ce356" office:value-type="string" calcext:value-type="string">
            <text:p>Excluída</text:p>
          </table:table-cell>
          <table:table-cell/>
          <table:table-cell table:style-name="ce356" table:formula="of:=[.$G$18] &amp; &quot; - &quot; &amp;[.$G$4]" office:value-type="string" office:string-value="Melhoria - Alterada Outra Fábrica Com Redocumentação" calcext:value-type="string">
            <text:p>Melhoria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6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ASP<text:span text:style-name="T15"> </text:span></text:p>
          </table:table-cell>
          <table:table-cell table:number-columns-repeated="5"/>
          <table:table-cell table:style-name="ce356" office:value-type="string" calcext:value-type="string">
            <text:p>Conversão</text:p>
          </table:table-cell>
          <table:table-cell/>
          <table:table-cell table:style-name="ce356" table:formula="of:=[.$G$18] &amp; &quot; - &quot; &amp;[.$G$5]" office:value-type="string" office:string-value="Melhoria - Alterada Outra Fábrica Sem Redocumentação" calcext:value-type="string">
            <text:p>Melhoria - Alterada Outra Fábrica Sem Redocumentação</text:p>
          </table:table-cell>
          <table:table-cell table:style-name="ce376"/>
          <table:table-cell table:style-name="ce382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PNET</text:p>
          </table:table-cell>
          <table:table-cell table:number-columns-repeated="2"/>
          <table:table-cell table:style-name="ce350" office:value-type="string" calcext:value-type="string">
            <text:p>Tipo de Contagem</text:p>
          </table:table-cell>
          <table:table-cell table:number-columns-repeated="2"/>
          <table:table-cell table:style-name="ce356" office:value-type="string" calcext:value-type="string">
            <text:p>Help</text:p>
          </table:table-cell>
          <table:table-cell/>
          <table:table-cell table:style-name="ce356" table:formula="of:=[.$G$18] &amp; &quot; - &quot; &amp;[.$G$6]" office:value-type="string" office:string-value="Melhoria - Excluída" calcext:value-type="string">
            <text:p>Melhoria - Excluída</text:p>
          </table:table-cell>
          <table:table-cell table:style-name="ce376"/>
          <table:table-cell table:style-name="ce356" office:value-type="float" office:value="0.4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SEMBLER</text:p>
          </table:table-cell>
          <table:table-cell table:number-columns-repeated="2"/>
          <table:table-cell table:style-name="ce356" office:value-type="string" calcext:value-type="string">
            <text:p>Estimativa Inicial</text:p>
          </table:table-cell>
          <table:table-cell table:number-columns-repeated="2"/>
          <table:table-cell table:style-name="ce363" office:value-type="string" calcext:value-type="string">
            <text:p>Fase até Engenharia de Requisitos: 25%</text:p>
          </table:table-cell>
          <table:table-cell/>
          <table:table-cell table:style-name="ce356" table:formula="of:=[.$G$18] &amp; &quot; - &quot; &amp;[.$G$7]" office:value-type="string" office:string-value="Melhoria - Conversão" calcext:value-type="string">
            <text:p>Melhoria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BASIC</text:p>
          </table:table-cell>
          <table:table-cell table:number-columns-repeated="2"/>
          <table:table-cell table:style-name="ce356" office:value-type="string" calcext:value-type="string">
            <text:p>Contagem de Referência</text:p>
          </table:table-cell>
          <table:table-cell table:number-columns-repeated="2"/>
          <table:table-cell table:style-name="ce363" office:value-type="string" calcext:value-type="string">
            <text:p>Fase até Design, Arquitetura: 35%</text:p>
          </table:table-cell>
          <table:table-cell/>
          <table:table-cell table:style-name="ce356" table:formula="of:=[.$G$19] &amp; &quot; - &quot; &amp;[.$G2]" office:value-type="string" office:string-value="Migração de Dados - Incluída" calcext:value-type="string">
            <text:p>Migração de Dad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</text:p>
          </table:table-cell>
          <table:table-cell table:number-columns-repeated="2"/>
          <table:table-cell table:style-name="ce356" office:value-type="string" calcext:value-type="string">
            <text:p>Contagem de Encerramento</text:p>
          </table:table-cell>
          <table:table-cell table:number-columns-repeated="2"/>
          <table:table-cell table:style-name="ce363" office:value-type="string" calcext:value-type="string">
            <text:p>Fase até Implementação: 75%</text:p>
          </table:table-cell>
          <table:table-cell/>
          <table:table-cell table:style-name="ce356" table:formula="of:=[.$G$19] &amp; &quot; - &quot; &amp;[.$G7]" office:value-type="string" office:string-value="Migração de Dados - Conversão" calcext:value-type="string">
            <text:p>Migração de Dados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#</text:p>
          </table:table-cell>
          <table:table-cell table:number-columns-repeated="5"/>
          <table:table-cell table:style-name="ce363" office:value-type="string" calcext:value-type="string">
            <text:p>Fase até Testes: 90%</text:p>
          </table:table-cell>
          <table:table-cell/>
          <table:table-cell table:style-name="ce356" table:formula="of:=[.$G$20] &amp; &quot; - &quot; &amp;[.$G3]" office:value-type="string" office:string-value="Manutenção Corretiva - Alterada" calcext:value-type="string">
            <text:p>Manutenção Corretiv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C++</text:p>
          </table:table-cell>
          <table:table-cell table:number-columns-repeated="2"/>
          <table:table-cell table:style-name="ce350" office:value-type="string" calcext:value-type="string">
            <text:p>Redução de Cronograma</text:p>
          </table:table-cell>
          <table:table-cell table:style-name="ce350" office:value-type="string" calcext:value-type="string">
            <text:p>%</text:p>
          </table:table-cell>
          <table:table-cell/>
          <table:table-cell table:style-name="ce363" office:value-type="string" calcext:value-type="string">
            <text:p>Fase até Homologação: 95%</text:p>
          </table:table-cell>
          <table:table-cell/>
          <table:table-cell table:style-name="ce371" table:formula="of:=[.$G$20] &amp; &quot; - &quot; &amp;[.$G4]" office:value-type="string" office:string-value="Manutenção Corretiva - Alterada Outra Fábrica Com Redocumentação" calcext:value-type="string">
            <text:p>Manutenção Corretiva - Alterada Outra Fábrica Com Redocumentação</text:p>
          </table:table-cell>
          <table:table-cell table:style-name="ce377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CLIPPER</text:p>
          </table:table-cell>
          <table:table-cell table:number-columns-repeated="2"/>
          <table:table-cell table:style-name="ce350" office:value-type="string" calcext:value-type="string">
            <text:p>Não</text:p>
          </table:table-cell>
          <table:table-cell table:style-name="ce350" office:value-type="float" office:value="0" calcext:value-type="float">
            <text:p>0</text:p>
          </table:table-cell>
          <table:table-cell/>
          <table:table-cell table:style-name="ce363" office:value-type="string" calcext:value-type="string">
            <text:p>Fase até Implantação: 100%</text:p>
          </table:table-cell>
          <table:table-cell/>
          <table:table-cell table:style-name="ce356" table:formula="of:=[.$G$20] &amp; &quot; - &quot; &amp;[.$G5]" office:value-type="string" office:string-value="Manutenção Corretiva - Alterada Outra Fábrica Sem Redocumentação" calcext:value-type="string">
            <text:p>Manutenção Corretiva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SP</text:p>
          </table:table-cell>
          <table:table-cell table:number-columns-repeated="2"/>
          <table:table-cell table:style-name="ce356" office:value-type="string" calcext:value-type="string">
            <text:p>Projeto Urgente</text:p>
          </table:table-cell>
          <table:table-cell table:style-name="ce360" office:value-type="percentage" office:value="0.2" calcext:value-type="percentage">
            <text:p>20,00%</text:p>
          </table:table-cell>
          <table:table-cell table:number-columns-repeated="3"/>
          <table:table-cell table:style-name="ce356" table:formula="of:=[.$G$21] &amp; &quot; - &quot; &amp;[.$G2]" office:value-type="string" office:string-value="Mudança de Plataforma – Linguagem de Programação - Incluída" calcext:value-type="string">
            <text:p>Mudança de Plataforma – Linguagem de Programaçã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OBOL</text:p>
          </table:table-cell>
          <table:table-cell table:number-columns-repeated="2"/>
          <table:table-cell table:style-name="ce356" office:value-type="string" calcext:value-type="string">
            <text:p>Projeto Crítico</text:p>
          </table:table-cell>
          <table:table-cell table:style-name="ce360" office:value-type="percentage" office:value="0.5" calcext:value-type="percentage">
            <text:p>50,00%</text:p>
          </table:table-cell>
          <table:table-cell/>
          <table:table-cell table:style-name="ce350" office:value-type="string" calcext:value-type="string">
            <text:p>Tipos de demanda</text:p>
          </table:table-cell>
          <table:table-cell/>
          <table:table-cell table:style-name="ce356" table:formula="of:=[.$G$21] &amp; &quot; - &quot; &amp;[.$G7]" office:value-type="string" office:string-value="Mudança de Plataforma – Linguagem de Programação - Conversão" calcext:value-type="string">
            <text:p>Mudança de Plataforma – Linguagem de Programaçã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ardo<text:span text:style-name="T15"> </text:span>/Netuno</text:p>
          </table:table-cell>
          <table:table-cell table:number-columns-repeated="2"/>
          <table:table-cell table:style-name="ce356" office:value-type="string" calcext:value-type="string">
            <text:p>Projeto Alta Criticidade</text:p>
          </table:table-cell>
          <table:table-cell table:style-name="ce360" office:value-type="percentage" office:value="0.7" calcext:value-type="percentage">
            <text:p>70,00%</text:p>
          </table:table-cell>
          <table:table-cell/>
          <table:table-cell table:style-name="ce359" office:value-type="string" calcext:value-type="string">
            <text:p>Desenvolvimento</text:p>
          </table:table-cell>
          <table:table-cell/>
          <table:table-cell table:style-name="ce356" table:formula="of:=[.$G$22] &amp; &quot; - &quot; &amp;[.$G2]" office:value-type="string" office:string-value="Mudança de Plataforma – Banco de Dados Hierárquico - Incluída" calcext:value-type="string">
            <text:p>Mudança de Plataforma – Banco de Dados Hierárquic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DELPHI</text:p>
          </table:table-cell>
          <table:table-cell table:number-columns-repeated="5"/>
          <table:table-cell table:style-name="ce359" office:value-type="string" calcext:value-type="string">
            <text:p>Melhoria</text:p>
          </table:table-cell>
          <table:table-cell/>
          <table:table-cell table:style-name="ce356" table:formula="of:=[.$G$22] &amp; &quot; - &quot; &amp;[.$G7]" office:value-type="string" office:string-value="Mudança de Plataforma – Banco de Dados Hierárquico - Conversão" calcext:value-type="string">
            <text:p>Mudança de Plataforma – Banco de Dados Hierárquic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ot<text:span text:style-name="T15"> </text:span>Net<text:span text:style-name="T15"> </text:span>(.Net)</text:p>
          </table:table-cell>
          <table:table-cell table:number-columns-repeated="2"/>
          <table:table-cell table:style-name="ce357" office:value-type="string" calcext:value-type="string">
            <text:p>Versão / autor</text:p>
          </table:table-cell>
          <table:table-cell table:style-name="ce357" office:value-type="string" calcext:value-type="string">
            <text:p>Data</text:p>
          </table:table-cell>
          <table:table-cell/>
          <table:table-cell table:style-name="ce356" office:value-type="string" calcext:value-type="string">
            <text:p>Migração de Dados</text:p>
          </table:table-cell>
          <table:table-cell/>
          <table:table-cell table:style-name="ce356" table:formula="of:=[.$G$23] &amp; &quot; - &quot; &amp;[.$G3]" office:value-type="string" office:string-value="Mudança de Plataforma – Banco de Dados Relacional  - Alterada" calcext:value-type="string">
            <text:p>Mudança de Plataforma – Banco de Dados Relacional 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6">
          <table:table-cell table:style-name="ce351" office:value-type="string" calcext:value-type="string">
            <text:p>EXCEL</text:p>
          </table:table-cell>
          <table:table-cell table:number-columns-repeated="2"/>
          <table:table-cell table:style-name="ce358" office:value-type="string" calcext:value-type="string">
            <text:p>1- Luciano</text:p>
          </table:table-cell>
          <table:table-cell table:style-name="ce361" office:value-type="date" office:date-value="2016-09-01" calcext:value-type="date">
            <text:p>01/09/16</text:p>
          </table:table-cell>
          <table:table-cell/>
          <table:table-cell table:style-name="ce356" office:value-type="string" calcext:value-type="string">
            <text:p>Manutenção Corretiva</text:p>
          </table:table-cell>
          <table:table-cell/>
          <table:table-cell table:style-name="ce356" table:formula="of:=[.$G$23] &amp; &quot; - &quot; &amp;[.$G7]" office:value-type="string" office:string-value="Mudança de Plataforma – Banco de Dados Relacional  - Conversão" calcext:value-type="string">
            <text:p>Mudança de Plataforma – Banco de Dados Relacional <text:s/>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7">
          <table:table-cell table:style-name="ce351" office:value-type="string" calcext:value-type="string">
            <text:p>FORMS/REPORTS/ORACLE</text:p>
          </table:table-cell>
          <table:table-cell table:style-name="ce353" table:number-columns-repeated="2"/>
          <table:table-cell table:style-name="ce359"/>
          <table:table-cell table:style-name="ce362"/>
          <table:table-cell table:style-name="ce353"/>
          <table:table-cell table:style-name="ce359" office:value-type="string" calcext:value-type="string">
            <text:p>Mudança de Plataforma – Linguagem de Programação</text:p>
          </table:table-cell>
          <table:table-cell table:style-name="ce353"/>
          <table:table-cell table:style-name="ce359" table:formula="of:=[.$G$24] &amp; &quot; - &quot; &amp;[.$G3]" office:value-type="string" office:string-value="Atualização de Versão – Linguagem de Programação - Alterada" calcext:value-type="string">
            <text:p>Atualização de Versão – Linguagem de Programação - Alterada</text:p>
          </table:table-cell>
          <table:table-cell table:style-name="ce376"/>
          <table:table-cell table:style-name="ce359" office:value-type="float" office:value="0.3" calcext:value-type="float">
            <text:p>0,3</text:p>
          </table:table-cell>
          <table:table-cell table:style-name="ce386" office:value-type="string" calcext:value-type="string">
            <text:p>P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53" table:number-columns-repeated="1002"/>
        </table:table-row>
        <table:table-row table:style-name="ro2">
          <table:table-cell table:style-name="ce351" office:value-type="string" calcext:value-type="string">
            <text:p>HTML</text:p>
          </table:table-cell>
          <table:table-cell table:number-columns-repeated="2"/>
          <table:table-cell table:style-name="ce356"/>
          <table:table-cell table:style-name="ce355"/>
          <table:table-cell/>
          <table:table-cell table:style-name="ce359" office:value-type="string" calcext:value-type="string">
            <text:p>Mudança de Plataforma – Banco de Dados Hierárquico</text:p>
          </table:table-cell>
          <table:table-cell/>
          <table:table-cell table:style-name="ce356" table:formula="of:=[.$G$25] &amp; &quot; - &quot; &amp;[.$G3]" office:value-type="string" office:string-value="Atualização de Versão – Browser - Alterada" calcext:value-type="string">
            <text:p>Atualização de Versão – Browser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JAVA</text:p>
          </table:table-cell>
          <table:table-cell table:number-columns-repeated="5"/>
          <table:table-cell table:style-name="ce359" office:value-type="string" calcext:value-type="string">
            <text:p>Mudança de Plataforma – Banco de Dados Relacional </text:p>
          </table:table-cell>
          <table:table-cell/>
          <table:table-cell table:style-name="ce356" table:formula="of:=[.$G$26] &amp; &quot; - &quot; &amp;[.$G3]" office:value-type="string" office:string-value="Atualização de Versão – Banco de Dados - Alterada" calcext:value-type="string">
            <text:p>Atualização de Versão – Banco de Dados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3"/>
          <table:table-cell table:number-columns-repeated="1001"/>
        </table:table-row>
        <table:table-row table:style-name="ro3">
          <table:table-cell table:style-name="ce351" office:value-type="string" calcext:value-type="string">
            <text:p>Java<text:span text:style-name="T15"> </text:span>AndroMDA</text:p>
          </table:table-cell>
          <table:table-cell table:number-columns-repeated="2"/>
          <table:table-cell table:style-name="ce350" office:value-type="string" calcext:value-type="string">
            <text:p>Versão</text:p>
          </table:table-cell>
          <table:table-cell table:number-columns-repeated="2"/>
          <table:table-cell table:style-name="ce364" office:value-type="string" calcext:value-type="string">
            <text:p>Atualização de Versão – Linguagem de Programação</text:p>
          </table:table-cell>
          <table:table-cell/>
          <table:table-cell table:style-name="ce356" table:formula="of:=[.$G$27] &amp; &quot; - &quot; &amp;[.$G3]" office:value-type="string" office:string-value="Manutenção em Interface - Alterada" calcext:value-type="string">
            <text:p>Manutenção em Interface - Altera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/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1.0</text:p>
          </table:table-cell>
          <table:table-cell table:number-columns-repeated="2"/>
          <table:table-cell table:style-name="ce356" office:value-type="string" calcext:value-type="string">
            <text:p>Modelo 1.1</text:p>
          </table:table-cell>
          <table:table-cell table:number-columns-repeated="2"/>
          <table:table-cell table:style-name="ce364" office:value-type="string" calcext:value-type="string">
            <text:p>Atualização de Versão – Browser</text:p>
          </table:table-cell>
          <table:table-cell/>
          <table:table-cell table:style-name="ce356" table:formula="of:=[.$G$27] &amp; &quot; - &quot; &amp;[.$G8]" office:value-type="string" office:string-value="Manutenção em Interface - Help" calcext:value-type="string">
            <text:p>Manutenção em Interface - Help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2.0</text:p>
          </table:table-cell>
          <table:table-cell table:number-columns-repeated="5"/>
          <table:table-cell table:style-name="ce364" office:value-type="string" calcext:value-type="string">
            <text:p>Atualização de Versão – Banco de Dados</text:p>
          </table:table-cell>
          <table:table-cell/>
          <table:table-cell table:style-name="ce356" table:formula="of:=[.$G$28] &amp; &quot; - &quot; &amp;[.$G3]" office:value-type="string" office:string-value="Adaptação em Func sem alteração de Req Funcionais - Alterada" calcext:value-type="string">
            <text:p>Adaptação em Func sem alteração de Req Funcionais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Flex</text:p>
          </table:table-cell>
          <table:table-cell table:number-columns-repeated="5"/>
          <table:table-cell table:style-name="ce359" office:value-type="string" calcext:value-type="string">
            <text:p>Manutenção em Interface</text:p>
          </table:table-cell>
          <table:table-cell/>
          <table:table-cell table:style-name="ce356" table:formula="of:=[.$G$28] &amp; &quot; - &quot; &amp;[.$G4]" office:value-type="string" office:string-value="Adaptação em Func sem alteração de Req Funcionais - Alterada Outra Fábrica Com Redocumentação" calcext:value-type="string">
            <text:p>Adaptação em Func sem alteração de Req Funcionais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Script</text:p>
          </table:table-cell>
          <table:table-cell table:number-columns-repeated="5"/>
          <table:table-cell table:style-name="ce365" office:value-type="string" calcext:value-type="string">
            <text:p>Adaptação em Func sem alteração de Req Funcionais</text:p>
          </table:table-cell>
          <table:table-cell/>
          <table:table-cell table:style-name="ce356" table:formula="of:=[.$G$28] &amp; &quot; - &quot; &amp;[.$G5]" office:value-type="string" office:string-value="Adaptação em Func sem alteração de Req Funcionais - Alterada Outra Fábrica Sem Redocumentação" calcext:value-type="string">
            <text:p>Adaptação em Func sem alteração de Req Funcionais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Web</text:p>
          </table:table-cell>
          <table:table-cell table:number-columns-repeated="5"/>
          <table:table-cell table:style-name="ce359" office:value-type="string" calcext:value-type="string">
            <text:p>Apuração Especial - Base de Dados – sem consulta</text:p>
          </table:table-cell>
          <table:table-cell/>
          <table:table-cell table:style-name="ce356" table:formula="of:=[.$G$29] &amp; &quot; - &quot; &amp;[.$G2]" office:value-type="string" office:string-value="Apuração Especial - Base de Dados – sem consulta - Incluída" calcext:value-type="string">
            <text:p>Apuração Especial - Base de Dados – sem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JCUPIM</text:p>
          </table:table-cell>
          <table:table-cell table:number-columns-repeated="5"/>
          <table:table-cell table:style-name="ce359" office:value-type="string" calcext:value-type="string">
            <text:p>Apuração Especial - Base de Dados – somente consulta</text:p>
          </table:table-cell>
          <table:table-cell/>
          <table:table-cell table:style-name="ce356" table:formula="of:=[.$G$30] &amp; &quot; - &quot; &amp;[.$G2]" office:value-type="string" office:string-value="Apuração Especial - Base de Dados – somente consulta - Incluída" calcext:value-type="string">
            <text:p>Apuração Especial - Base de Dados – somente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8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ASER<text:span text:style-name="T15"> </text:span>XEROX</text:p>
          </table:table-cell>
          <table:table-cell table:number-columns-repeated="5"/>
          <table:table-cell table:style-name="ce359" office:value-type="string" calcext:value-type="string">
            <text:p>Apuração Especial - Base de Dados – após consulta</text:p>
          </table:table-cell>
          <table:table-cell/>
          <table:table-cell table:style-name="ce356" table:formula="of:=[.$G$31] &amp; &quot; - &quot; &amp;[.$G2]" office:value-type="string" office:string-value="Apuração Especial - Base de Dados – após consulta - Incluída" calcext:value-type="string">
            <text:p>Apuração Especial - Base de Dados – após consulta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LIFERAY</text:p>
          </table:table-cell>
          <table:table-cell table:number-columns-repeated="5"/>
          <table:table-cell table:style-name="ce359" office:value-type="string" calcext:value-type="string">
            <text:p>Apuração Especial - Geração de Relatórios</text:p>
          </table:table-cell>
          <table:table-cell/>
          <table:table-cell table:style-name="ce356" table:formula="of:=[.$G$32] &amp; &quot; - &quot; &amp;[.$G2]" office:value-type="string" office:string-value="Apuração Especial - Geração de Relatórios - Incluída" calcext:value-type="string">
            <text:p>Apuração Especial - Geração de Relatóri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LIGHTBASE</text:p>
          </table:table-cell>
          <table:table-cell table:number-columns-repeated="5"/>
          <table:table-cell table:style-name="ce364" office:value-type="string" calcext:value-type="string">
            <text:p>Apuração Especial – Reexecução</text:p>
          </table:table-cell>
          <table:table-cell/>
          <table:table-cell table:style-name="ce356" table:formula="of:=[.$G$33] &amp; &quot; - &quot; &amp;[.$G2]" office:value-type="string" office:string-value="Apuração Especial – Reexecução - Incluída" calcext:value-type="string">
            <text:p>Apuração Especial – Reexecuçã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OTUS<text:span text:style-name="T15"> </text:span>NOTES</text:p>
          </table:table-cell>
          <table:table-cell table:style-name="ce352" table:number-columns-repeated="5"/>
          <table:table-cell table:style-name="ce366" office:value-type="string" calcext:value-type="string">
            <text:p>Atualização de Dados Domínio</text:p>
          </table:table-cell>
          <table:table-cell table:style-name="ce352"/>
          <table:table-cell table:style-name="ce372" table:formula="of:=[.$G$33] &amp; &quot; - &quot; &amp;[.$G3]" office:value-type="string" office:string-value="Apuração Especial – Reexecução - Alterada" calcext:value-type="string">
            <text:p>Apuração Especial – Reexecução - Alterada</text:p>
          </table:table-cell>
          <table:table-cell table:style-name="ce372"/>
          <table:table-cell table:style-name="ce372" office:value-type="float" office:value="0.1" calcext:value-type="float">
            <text:p>0,1</text:p>
          </table:table-cell>
          <table:table-cell table:style-name="ce387" office:value-type="string" calcext:value-type="string">
            <text:p>P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LTD</text:p>
          </table:table-cell>
          <table:table-cell table:number-columns-repeated="5"/>
          <table:table-cell table:style-name="ce359" office:value-type="string" calcext:value-type="string">
            <text:p>Desenv, Manut e Public de Páginas Estáticas</text:p>
          </table:table-cell>
          <table:table-cell/>
          <table:table-cell table:style-name="ce356" table:formula="of:=[.$G$34] &amp; &quot; - &quot; &amp;[.$G2]" office:value-type="string" office:string-value="Atualização de Dados Domínio - Incluída" calcext:value-type="string">
            <text:p>Atualização de Dados Domíni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Plataforma de Desenvolvimento</text:p>
          </table:table-cell>
          <table:table-cell table:number-columns-repeated="5"/>
          <table:table-cell table:style-name="ce359" office:value-type="string" calcext:value-type="string">
            <text:p>Manutenção de Documentação de Sistemas Legados</text:p>
          </table:table-cell>
          <table:table-cell/>
          <table:table-cell table:style-name="ce356" table:formula="of:=[.$G$35] &amp; &quot; - &quot; &amp;[.$G2]" office:value-type="string" office:string-value="Desenv, Manut e Public de Páginas Estáticas - Incluída" calcext:value-type="string">
            <text:p>Desenv, Manut e Public de Páginas Estáticas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</text:p>
          </table:table-cell>
          <table:table-cell table:number-columns-repeated="5"/>
          <table:table-cell table:style-name="ce356" office:value-type="string" calcext:value-type="string">
            <text:p>Verificação de Erros – sem Testes documentados</text:p>
          </table:table-cell>
          <table:table-cell/>
          <table:table-cell table:style-name="ce356" table:formula="of:=[.$G$35] &amp; &quot; - &quot; &amp;[.$G3]" office:value-type="string" office:string-value="Desenv, Manut e Public de Páginas Estáticas - Alterada" calcext:value-type="string">
            <text:p>Desenv, Manut e Public de Páginas Estáticas - Alterada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IOS</text:p>
          </table:table-cell>
          <table:table-cell table:number-columns-repeated="5"/>
          <table:table-cell table:style-name="ce356" office:value-type="string" calcext:value-type="string">
            <text:p>Verificação de Erros – com Testes documentados</text:p>
          </table:table-cell>
          <table:table-cell/>
          <table:table-cell table:style-name="ce356" table:formula="of:=[.$G$36] &amp; &quot; - &quot; &amp;[.$G2]" office:value-type="string" office:string-value="Manutenção de Documentação de Sistemas Legados - Incluída" calcext:value-type="string">
            <text:p>Manutenção de Documentação de Sistemas Legados - Incluí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 E IOS </text:p>
          </table:table-cell>
          <table:table-cell table:number-columns-repeated="5"/>
          <table:table-cell table:style-name="ce364" office:value-type="string" calcext:value-type="string">
            <text:p>Pontos de Função de Testes</text:p>
          </table:table-cell>
          <table:table-cell/>
          <table:table-cell table:style-name="ce356" table:formula="of:=[.$G$36] &amp; &quot; - &quot; &amp;[.$G3]" office:value-type="string" office:string-value="Manutenção de Documentação de Sistemas Legados - Alterada" calcext:value-type="string">
            <text:p>Manutenção de Documentação de Sistemas Legados - Altera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MOBILE - HTML 5 e JQUERY MOBILE 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2"/>
          <table:table-cell table:style-name="ce359" office:value-type="string" calcext:value-type="string">
            <text:p>Componente Interno Reusável</text:p>
          </table:table-cell>
          <table:table-cell/>
          <table:table-cell table:style-name="ce356" table:formula="of:=[.$G$37] &amp; &quot; - &quot; &amp;[.$G2]" office:value-type="string" office:string-value="Verificação de Erros – sem Testes documentados - Incluída" calcext:value-type="string">
            <text:p>Verificação de Erros – sem Testes documentados 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PHONEGAP 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2"/>
          <table:table-cell table:style-name="ce364" office:value-type="string" calcext:value-type="string">
            <text:p>Retrabalho Alteração de Requisitos</text:p>
          </table:table-cell>
          <table:table-cell/>
          <table:table-cell table:style-name="ce356" table:formula="of:=[.$G$37] &amp; &quot; - &quot; &amp;[.$G3]" office:value-type="string" office:string-value="Verificação de Erros – sem Testes documentados - Alterada" calcext:value-type="string">
            <text:p>Verificação de Erros – sem Testes documentados 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MOBILE – Windows Phone</text:p>
          </table:table-cell>
          <table:table-cell table:number-columns-repeated="5"/>
          <table:table-cell table:style-name="ce364" office:value-type="string" calcext:value-type="string">
            <text:p>Retrabalho Alteração de Interface</text:p>
          </table:table-cell>
          <table:table-cell/>
          <table:table-cell table:style-name="ce356" table:formula="of:=[.$G$38] &amp; &quot; - &quot; &amp;[.$G2]" office:value-type="string" office:string-value="Verificação de Erros – com Testes documentados - Incluída" calcext:value-type="string">
            <text:p>Verificação de Erros – com Testes documentado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NATURAL<text:span text:style-name="T15"> </text:span>(Batch<text:span text:style-name="T15"> </text:span>e<text:span text:style-name="T15"> </text:span>On-Line)<text:span text:style-name="T15"> </text:span></text:p>
          </table:table-cell>
          <table:table-cell table:number-columns-repeated="5"/>
          <table:table-cell table:style-name="ce364" office:value-type="string" calcext:value-type="string">
            <text:p>Retrabalho Desistência – Incluir Função</text:p>
          </table:table-cell>
          <table:table-cell/>
          <table:table-cell table:style-name="ce356" table:formula="of:=[.$G$38] &amp; &quot; - &quot; &amp;[.$G3]" office:value-type="string" office:string-value="Verificação de Erros – com Testes documentados - Alterada" calcext:value-type="string">
            <text:p>Verificação de Erros – com Testes documentados - Altera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Oracle<text:span text:style-name="T15"> </text:span>Designer<text:span text:style-name="T15"> </text:span>2000</text:p>
          </table:table-cell>
          <table:table-cell table:number-columns-repeated="5"/>
          <table:table-cell table:style-name="ce364" office:value-type="string" calcext:value-type="string">
            <text:p>Retrabalho Desistência – Alterar Função</text:p>
          </table:table-cell>
          <table:table-cell/>
          <table:table-cell table:style-name="ce356" table:formula="of:=[.$G$39] &amp; &quot; - &quot; &amp;[.$G2]" office:value-type="string" office:string-value="Pontos de Função de Testes - Incluída" calcext:value-type="string">
            <text:p>Pontos de Função de Teste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Projetos Não BI)</text:p>
          </table:table-cell>
          <table:table-cell table:number-columns-repeated="5"/>
          <table:table-cell table:style-name="ce364" office:value-type="string" calcext:value-type="string">
            <text:p>Retrabalho Desistência – Excluir Função</text:p>
          </table:table-cell>
          <table:table-cell/>
          <table:table-cell table:style-name="ce356" table:formula="of:=[.$G$40] &amp; &quot; - &quot; &amp;[.$G2]" office:value-type="string" office:string-value="Componente Interno Reusável - Incluída" calcext:value-type="string">
            <text:p>Componente Interno Reusável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Extração e OLAP)</text:p>
          </table:table-cell>
          <table:table-cell table:number-columns-repeated="5"/>
          <table:table-cell table:style-name="ce356"/>
          <table:table-cell/>
          <table:table-cell table:style-name="ce356" table:formula="of:=[.$G$40] &amp; &quot; - &quot; &amp;[.$G3]" office:value-type="string" office:string-value="Componente Interno Reusável - Alterada" calcext:value-type="string">
            <text:p>Componente Interno Reusável - Altera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Apenas OLAP)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9]" office:value-type="string" office:string-value="Retrabalho Alteração de Requisitos - Fase até Engenharia de Requisitos: 25%" calcext:value-type="string">
            <text:p>Retrabalho Alteração de Requisitos - Fase até Engenharia de Requisitos: 25%</text:p>
          </table:table-cell>
          <table:table-cell table:style-name="ce376"/>
          <table:table-cell table:style-name="ce356" table:formula="of:=0.75*0.25" office:value-type="float" office:value="0.1875" calcext:value-type="float">
            <text:p>0,1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HP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10]" office:value-type="string" office:string-value="Retrabalho Alteração de Requisitos - Fase até Design, Arquitetura: 35%" calcext:value-type="string">
            <text:p>Retrabalho Alteração de Requisitos - Fase até Design, Arquitetura: 35%</text:p>
          </table:table-cell>
          <table:table-cell table:style-name="ce376"/>
          <table:table-cell table:style-name="ce356" table:formula="of:=0.75*0.35" office:value-type="float" office:value="0.2625" calcext:value-type="float">
            <text:p>0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L/SQL<text:span text:style-name="T15"> </text:span>de<text:span text:style-name="T15"> </text:span>demais<text:span text:style-name="T15"> </text:span>SGBDs</text:p>
          </table:table-cell>
          <table:table-cell table:number-columns-repeated="5"/>
          <table:table-cell table:style-name="ce356"/>
          <table:table-cell/>
          <table:table-cell table:style-name="ce371" table:formula="of:=[.$G$41] &amp; &quot; - &quot; &amp;[.$G11]" office:value-type="string" office:string-value="Retrabalho Alteração de Requisitos - Fase até Implementação: 75%" calcext:value-type="string">
            <text:p>Retrabalho Alteração de Requisitos - Fase até Implementação: 75%</text:p>
          </table:table-cell>
          <table:table-cell table:style-name="ce376"/>
          <table:table-cell table:style-name="ce356" table:formula="of:=0.75*0.75" office:value-type="float" office:value="0.5625" calcext:value-type="float">
            <text:p>0,5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YTHON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2]" office:value-type="string" office:string-value="Retrabalho Alteração de Requisitos - Fase até Testes: 90%" calcext:value-type="string">
            <text:p>Retrabalho Alteração de Requisitos - Fase até Testes: 90%</text:p>
          </table:table-cell>
          <table:table-cell table:style-name="ce376"/>
          <table:table-cell table:style-name="ce356" table:formula="of:=0.75*0.9" office:value-type="float" office:value="0.675" calcext:value-type="float">
            <text:p>0,6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RUBY ON RAILS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3]" office:value-type="string" office:string-value="Retrabalho Alteração de Requisitos - Fase até Homologação: 95%" calcext:value-type="string">
            <text:p>Retrabalho Alteração de Requisitos - Fase até Homologação: 95%</text:p>
          </table:table-cell>
          <table:table-cell table:style-name="ce376"/>
          <table:table-cell table:style-name="ce356" table:formula="of:=0.75*0.95" office:value-type="float" office:value="0.7125" calcext:value-type="float">
            <text:p>0,7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UNIX<text:span text:style-name="T15"> </text:span>SHELL<text:span text:style-name="T15"> </text:span>SCRIPTS</text:p>
          </table:table-cell>
          <table:table-cell table:style-name="ce352" table:number-columns-repeated="5"/>
          <table:table-cell table:style-name="ce367"/>
          <table:table-cell table:style-name="ce352"/>
          <table:table-cell table:style-name="ce373" table:formula="of:=[.$G$41] &amp; &quot; - &quot; &amp;[.$G14]" office:value-type="string" office:string-value="Retrabalho Alteração de Requisitos - Fase até Implantação: 100%" calcext:value-type="string">
            <text:p>Retrabalho Alteração de Requisitos - Fase até Implantação: 100%</text:p>
          </table:table-cell>
          <table:table-cell table:style-name="ce376"/>
          <table:table-cell table:style-name="ce383" table:formula="of:=0.75" office:value-type="float" office:value="0.75" calcext:value-type="float">
            <text:p>0,7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style-name="ce351" office:value-type="string" calcext:value-type="string">
            <text:p>VB-SCRIPT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9]" office:value-type="string" office:string-value="Retrabalho Alteração de Interface - Fase até Engenharia de Requisitos: 25%" calcext:value-type="string">
            <text:p>Retrabalho Alteração de Interface - Fase até Engenharia de Requisitos: 25%</text:p>
          </table:table-cell>
          <table:table-cell table:style-name="ce376"/>
          <table:table-cell table:style-name="ce356" table:formula="of:=0.6*0.25" office:value-type="float" office:value="0.15" calcext:value-type="float">
            <text:p>0,1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BASIC<text:span text:style-name="T15"> </text:span>/Crystal<text:span text:style-name="T15"> </text:span>Reports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0]" office:value-type="string" office:string-value="Retrabalho Alteração de Interface - Fase até Design, Arquitetura: 35%" calcext:value-type="string">
            <text:p>Retrabalho Alteração de Interface - Fase até Design, Arquitetura: 35%</text:p>
          </table:table-cell>
          <table:table-cell table:style-name="ce376"/>
          <table:table-cell table:style-name="ce356" table:formula="of:=0.6*0.35" office:value-type="float" office:value="0.21" calcext:value-type="float">
            <text:p>0,21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C++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1]" office:value-type="string" office:string-value="Retrabalho Alteração de Interface - Fase até Implementação: 75%" calcext:value-type="string">
            <text:p>Retrabalho Alteração de Interface - Fase até Implementação: 75%</text:p>
          </table:table-cell>
          <table:table-cell table:style-name="ce376"/>
          <table:table-cell table:style-name="ce356" table:formula="of:=0.6*0.75" office:value-type="float" office:value="0.45" calcext:value-type="float">
            <text:p>0,4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VISUAL GEN</text:p>
          </table:table-cell>
          <table:table-cell table:number-columns-repeated="5"/>
          <table:table-cell table:style-name="ce369"/>
          <table:table-cell/>
          <table:table-cell table:style-name="ce371" table:formula="of:=[.$G$42] &amp; &quot; - &quot; &amp;[.$G12]" office:value-type="string" office:string-value="Retrabalho Alteração de Interface - Fase até Testes: 90%" calcext:value-type="string">
            <text:p>Retrabalho Alteração de Interface - Fase até Testes: 90%</text:p>
          </table:table-cell>
          <table:table-cell table:style-name="ce376"/>
          <table:table-cell table:style-name="ce356" table:formula="of:=0.6*0.9" office:value-type="float" office:value="0.54" calcext:value-type="float">
            <text:p>0,54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INTERDEV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13]" office:value-type="string" office:string-value="Retrabalho Alteração de Interface - Fase até Homologação: 95%" calcext:value-type="string">
            <text:p>Retrabalho Alteração de Interface - Fase até Homologação: 95%</text:p>
          </table:table-cell>
          <table:table-cell table:style-name="ce376"/>
          <table:table-cell table:style-name="ce356" table:formula="of:=0.6*0.95" office:value-type="float" office:value="0.57" calcext:value-type="float">
            <text:p>0,57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ZOPE<text:span text:style-name="T15"> </text:span>PLONE</text:p>
          </table:table-cell>
          <table:table-cell table:style-name="ce352" table:number-columns-repeated="7"/>
          <table:table-cell table:style-name="ce373" table:formula="of:=[.$G$42] &amp; &quot; - &quot; &amp;[.$G14]" office:value-type="string" office:string-value="Retrabalho Alteração de Interface - Fase até Implantação: 100%" calcext:value-type="string">
            <text:p>Retrabalho Alteração de Interface - Fase até Implantação: 100%</text:p>
          </table:table-cell>
          <table:table-cell table:style-name="ce376"/>
          <table:table-cell table:style-name="ce383" table:formula="of:=0.6" office:value-type="float" office:value="0.6" calcext:value-type="float">
            <text:p>0,6</text:p>
          </table:table-cell>
          <table:table-cell table:style-name="ce388" office:value-type="string" calcext:value-type="string">
            <text:p>F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COMPONENTES</text:p>
          </table:table-cell>
          <table:table-cell table:number-columns-repeated="7"/>
          <table:table-cell table:style-name="ce371" table:formula="of:=[.$G$43] &amp; &quot; - &quot; &amp;[.$G9]" office:value-type="string" office:string-value="Retrabalho Desistência – Incluir Função - Fase até Engenharia de Requisitos: 25%" calcext:value-type="string">
            <text:p>Retrabalho Desistência – Incluir Função - Fase até Engenharia de Requisitos: 25%</text:p>
          </table:table-cell>
          <table:table-cell table:style-name="ce376"/>
          <table:table-cell table:style-name="ce356" table:formula="of:=1.4*0.25" office:value-type="float" office:value="0.35" calcext:value-type="float">
            <text:p>0,3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Extração e OLAP)<text:span text:style-name="T15"> – </text:span>OUTRAS<text:span text:style-name="T15"> </text:span>(Microstrategy,<text:span text:style-name="T15"> </text:span>Power<text:span text:style-name="T15"> </text:span>Center,<text:span text:style-name="T15"> </text:span>,...)</text:p>
          </table:table-cell>
          <table:table-cell table:number-columns-repeated="7"/>
          <table:table-cell table:style-name="ce371" table:formula="of:=[.$G$43] &amp; &quot; - &quot; &amp;[.$G10]" office:value-type="string" office:string-value="Retrabalho Desistência – Incluir Função - Fase até Design, Arquitetura: 35%" calcext:value-type="string">
            <text:p>Retrabalho Desistência – Incluir Função - Fase até Design, Arquitetura: 35%</text:p>
          </table:table-cell>
          <table:table-cell table:style-name="ce376"/>
          <table:table-cell table:style-name="ce356" table:formula="of:=1.4*0.35" office:value-type="float" office:value="0.49" calcext:value-type="float">
            <text:p>0,4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<text:span text:style-name="T15"> </text:span>apenas OLAP)<text:span text:style-name="T15"> – </text:span>OUTRAS<text:span text:style-name="T15"> </text:span>(Microstrategy,<text:span text:style-name="T15"> </text:span>Power<text:span text:style-name="T15"> </text:span>Center<text:span text:style-name="T15"> </text:span>...)</text:p>
          </table:table-cell>
          <table:table-cell table:number-columns-repeated="7"/>
          <table:table-cell table:style-name="ce371" table:formula="of:=[.$G$43] &amp; &quot; - &quot; &amp;[.$G11]" office:value-type="string" office:string-value="Retrabalho Desistência – Incluir Função - Fase até Implementação: 75%" calcext:value-type="string">
            <text:p>Retrabalho Desistência – Incluir Função - Fase até Implementação: 75%</text:p>
          </table:table-cell>
          <table:table-cell table:style-name="ce376"/>
          <table:table-cell table:style-name="ce356" table:formula="of:=1.4*0.75" office:value-type="float" office:value="1.05" calcext:value-type="float">
            <text:p>1,0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WORKFLOW</text:p>
          </table:table-cell>
          <table:table-cell table:number-columns-repeated="7"/>
          <table:table-cell table:style-name="ce371" table:formula="of:=[.$G$43] &amp; &quot; - &quot; &amp;[.$G12]" office:value-type="string" office:string-value="Retrabalho Desistência – Incluir Função - Fase até Testes: 90%" calcext:value-type="string">
            <text:p>Retrabalho Desistência – Incluir Função - Fase até Testes: 90%</text:p>
          </table:table-cell>
          <table:table-cell table:style-name="ce376"/>
          <table:table-cell table:style-name="ce356" table:formula="of:=1.4*0.9" office:value-type="float" office:value="1.26" calcext:value-type="float">
            <text:p>1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GEOPROCESSAMENTO</text:p>
          </table:table-cell>
          <table:table-cell table:number-columns-repeated="7"/>
          <table:table-cell table:style-name="ce371" table:formula="of:=[.$G$43] &amp; &quot; - &quot; &amp;[.$G13]" office:value-type="string" office:string-value="Retrabalho Desistência – Incluir Função - Fase até Homologação: 95%" calcext:value-type="string">
            <text:p>Retrabalho Desistência – Incluir Função - Fase até Homologação: 95%</text:p>
          </table:table-cell>
          <table:table-cell table:style-name="ce376"/>
          <table:table-cell table:style-name="ce356" table:formula="of:=1.4*0.95" office:value-type="float" office:value="1.33" calcext:value-type="float">
            <text:p>1,3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2" table:number-columns-repeated="8"/>
          <table:table-cell table:style-name="ce373" table:formula="of:=[.$G$43] &amp; &quot; - &quot; &amp;[.$G14]" office:value-type="string" office:string-value="Retrabalho Desistência – Incluir Função - Fase até Implantação: 100%" calcext:value-type="string">
            <text:p>Retrabalho Desistência – Incluir Função - Fase até Implantação: 100%</text:p>
          </table:table-cell>
          <table:table-cell table:style-name="ce376"/>
          <table:table-cell table:style-name="ce383" table:formula="of:=1.4" office:value-type="float" office:value="1.4" calcext:value-type="float">
            <text:p>1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9]" office:value-type="string" office:string-value="Retrabalho Desistência – Alterar Função - Fase até Engenharia de Requisitos: 25%" calcext:value-type="string">
            <text:p>Retrabalho Desistência – Alterar Função - Fase até Engenharia de Requisitos: 25%</text:p>
          </table:table-cell>
          <table:table-cell table:style-name="ce376"/>
          <table:table-cell table:style-name="ce356" table:formula="of:=1.15*0.25" office:value-type="float" office:value="0.2875" calcext:value-type="float">
            <text:p>0,2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0]" office:value-type="string" office:string-value="Retrabalho Desistência – Alterar Função - Fase até Design, Arquitetura: 35%" calcext:value-type="string">
            <text:p>Retrabalho Desistência – Alterar Função - Fase até Design, Arquitetura: 35%</text:p>
          </table:table-cell>
          <table:table-cell table:style-name="ce376"/>
          <table:table-cell table:style-name="ce356" table:formula="of:=1.15*0.35" office:value-type="float" office:value="0.4025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1]" office:value-type="string" office:string-value="Retrabalho Desistência – Alterar Função - Fase até Implementação: 75%" calcext:value-type="string">
            <text:p>Retrabalho Desistência – Alterar Função - Fase até Implementação: 75%</text:p>
          </table:table-cell>
          <table:table-cell table:style-name="ce376"/>
          <table:table-cell table:style-name="ce356" table:formula="of:=1.15*0.75" office:value-type="float" office:value="0.8625" calcext:value-type="float">
            <text:p>0,8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2]" office:value-type="string" office:string-value="Retrabalho Desistência – Alterar Função - Fase até Testes: 90%" calcext:value-type="string">
            <text:p>Retrabalho Desistência – Alterar Função - Fase até Testes: 90%</text:p>
          </table:table-cell>
          <table:table-cell table:style-name="ce376"/>
          <table:table-cell table:style-name="ce356" table:formula="of:=1.15*0.9" office:value-type="float" office:value="1.035" calcext:value-type="float">
            <text:p>1,0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3]" office:value-type="string" office:string-value="Retrabalho Desistência – Alterar Função - Fase até Homologação: 95%" calcext:value-type="string">
            <text:p>Retrabalho Desistência – Alterar Função - Fase até Homologação: 95%</text:p>
          </table:table-cell>
          <table:table-cell table:style-name="ce376"/>
          <table:table-cell table:style-name="ce356" table:formula="of:=1.15*0.95" office:value-type="float" office:value="1.0925" calcext:value-type="float">
            <text:p>1,0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2" office:value-type="string" calcext:value-type="string">
            <text:p>Expoentes Capers Jones</text:p>
          </table:table-cell>
          <table:table-cell table:style-name="ce352" table:number-columns-repeated="7"/>
          <table:table-cell table:style-name="ce373" table:formula="of:=[.$G$44] &amp; &quot; - &quot; &amp;[.$G14]" office:value-type="string" office:string-value="Retrabalho Desistência – Alterar Função - Fase até Implantação: 100%" calcext:value-type="string">
            <text:p>Retrabalho Desistência – Alterar Função - Fase até Implantação: 100%</text:p>
          </table:table-cell>
          <table:table-cell table:style-name="ce376"/>
          <table:table-cell table:style-name="ce383" table:formula="of:=1.15" office:value-type="float" office:value="1.15" calcext:value-type="float">
            <text:p>1,1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Nenhum</text:p>
          </table:table-cell>
          <table:table-cell table:number-columns-repeated="7"/>
          <table:table-cell table:style-name="ce371" table:formula="of:=[.$G$45] &amp; &quot; - &quot; &amp;[.$G9]" office:value-type="string" office:string-value="Retrabalho Desistência – Excluir Função - Fase até Engenharia de Requisitos: 25%" calcext:value-type="string">
            <text:p>Retrabalho Desistência – Excluir Função - Fase até Engenharia de Requisitos: 25%</text:p>
          </table:table-cell>
          <table:table-cell table:style-name="ce376"/>
          <table:table-cell table:style-name="ce356" table:formula="of:=0.4*0.25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2 – Sistema mainframe com baixa complexidade</text:p>
          </table:table-cell>
          <table:table-cell office:value-type="float" office:value="0.32" calcext:value-type="float">
            <text:p>0,32</text:p>
          </table:table-cell>
          <table:table-cell table:number-columns-repeated="6"/>
          <table:table-cell table:style-name="ce371" table:formula="of:=[.$G$45] &amp; &quot; - &quot; &amp;[.$G10]" office:value-type="string" office:string-value="Retrabalho Desistência – Excluir Função - Fase até Design, Arquitetura: 35%" calcext:value-type="string">
            <text:p>Retrabalho Desistência – Excluir Função - Fase até Design, Arquitetura: 35%</text:p>
          </table:table-cell>
          <table:table-cell table:style-name="ce376"/>
          <table:table-cell table:style-name="ce356" table:formula="of:=0.4*0.35" office:value-type="float" office:value="0.14" calcext:value-type="float">
            <text:p>0,1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3 – Sistema mainframe</text:p>
          </table:table-cell>
          <table:table-cell office:value-type="float" office:value="0.33" calcext:value-type="float">
            <text:p>0,33</text:p>
          </table:table-cell>
          <table:table-cell table:number-columns-repeated="6"/>
          <table:table-cell table:style-name="ce371" table:formula="of:=[.$G$45] &amp; &quot; - &quot; &amp;[.$G11]" office:value-type="string" office:string-value="Retrabalho Desistência – Excluir Função - Fase até Implementação: 75%" calcext:value-type="string">
            <text:p>Retrabalho Desistência – Excluir Função - Fase até Implementação: 75%</text:p>
          </table:table-cell>
          <table:table-cell table:style-name="ce376"/>
          <table:table-cell table:style-name="ce356" table:formula="of:=0.4*0.75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4 – Sistema web ou cliente servidor com baixa complexidade</text:p>
          </table:table-cell>
          <table:table-cell office:value-type="float" office:value="0.34" calcext:value-type="float">
            <text:p>0,34</text:p>
          </table:table-cell>
          <table:table-cell table:number-columns-repeated="6"/>
          <table:table-cell table:style-name="ce371" table:formula="of:=[.$G$45] &amp; &quot; - &quot; &amp;[.$G12]" office:value-type="string" office:string-value="Retrabalho Desistência – Excluir Função - Fase até Testes: 90%" calcext:value-type="string">
            <text:p>Retrabalho Desistência – Excluir Função - Fase até Testes: 90%</text:p>
          </table:table-cell>
          <table:table-cell table:style-name="ce376"/>
          <table:table-cell table:style-name="ce356" table:formula="of:=0.4*0.9" office:value-type="float" office:value="0.36" calcext:value-type="float">
            <text:p>0,3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5 – Sistema web ou cliente servidor</text:p>
          </table:table-cell>
          <table:table-cell office:value-type="float" office:value="0.35" calcext:value-type="float">
            <text:p>0,35</text:p>
          </table:table-cell>
          <table:table-cell table:number-columns-repeated="6"/>
          <table:table-cell table:style-name="ce371" table:formula="of:=[.$G$45] &amp; &quot; - &quot; &amp;[.$G13]" office:value-type="string" office:string-value="Retrabalho Desistência – Excluir Função - Fase até Homologação: 95%" calcext:value-type="string">
            <text:p>Retrabalho Desistência – Excluir Função - Fase até Homologação: 95%</text:p>
          </table:table-cell>
          <table:table-cell table:style-name="ce376"/>
          <table:table-cell table:style-name="ce356" table:formula="of:=0.4*0.95" office:value-type="float" office:value="0.38" calcext:value-type="float">
            <text:p>0,3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3" office:value-type="string" calcext:value-type="string">
            <text:p>0,36 – Sistema OO com alta complexidade</text:p>
          </table:table-cell>
          <table:table-cell table:style-name="ce353" office:value-type="float" office:value="0.36" calcext:value-type="float">
            <text:p>0,36</text:p>
          </table:table-cell>
          <table:table-cell table:style-name="ce352" table:number-columns-repeated="6"/>
          <table:table-cell table:style-name="ce373" table:formula="of:=[.$G$45] &amp; &quot; - &quot; &amp;[.$G14]" office:value-type="string" office:string-value="Retrabalho Desistência – Excluir Função - Fase até Implantação: 100%" calcext:value-type="string">
            <text:p>Retrabalho Desistência – Excluir Função - Fase até Implantação: 100%</text:p>
          </table:table-cell>
          <table:table-cell table:style-name="ce376"/>
          <table:table-cell table:style-name="ce383" table:formula="of:=0.4" office:value-type="float" office:value="0.4" calcext:value-type="float">
            <text:p>0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0,37 – Sistema web ou cliente servidor com complexidade arquitetural e/ou integrações</text:p>
          </table:table-cell>
          <table:table-cell office:value-type="float" office:value="0.37" calcext:value-type="float">
            <text:p>0,37</text:p>
          </table:table-cell>
          <table:table-cell table:number-columns-repeated="6"/>
          <table:table-cell table:style-name="ce371" table:formula="of:=[.$G$46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39 – Sistemas com muitas integrações, datawarehouse, geoprocessamento, workflow</text:p>
          </table:table-cell>
          <table:table-cell office:value-type="float" office:value="0.39" calcext:value-type="float">
            <text:p>0,39</text:p>
          </table:table-cell>
          <table:table-cell table:number-columns-repeated="6"/>
          <table:table-cell table:style-name="ce371" table:formula="of:=[.$G$47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40 – Software básico, frameworks, desenvolvimento ou manutenção de componentes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table:style-name="ce371" table:formula="of:=[.$G$48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1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4"/>
          <table:table-cell table:style-name="ce378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25">
          <table:table-cell table:number-columns-repeated="8"/>
          <table:table-cell table:style-name="ce109"/>
          <table:table-cell table:style-name="ce379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65426">
          <table:table-cell table:number-columns-repeated="11"/>
          <table:table-cell table:style-name="ce390" table:number-columns-repeated="11"/>
          <table:table-cell table:number-columns-repeated="100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10_18_10_18_4" table:base-cell-address="$AIE.$K$19" table:expression="IF(AND([.G19]&lt;=1;[.I19]&lt;=15;[.I19]&gt;0);&quot;Baixa&quot;;IF(AND([.G19]=2;[.I19]&lt;5);&quot;Baixa&quot;;IF(AND([.G19]&lt;=1;[.I19]&gt;15);&quot;Média&quot;;IF(AND([.G19]=2;[.I19]&gt;4;[.I19]&lt;=15);&quot;Média&quot;;IF(AND([.G19]&gt;2;[.I19]&lt;5);&quot;Média&quot;;IF(AND([.G19]=2;[.I19]&gt;15);&quot;Alta&quot;;IF(AND([.G19]&gt;2;[.I19]&gt;4);&quot;Alta&quot;;&quot;     * &quot;)))))))"/>
        <table:named-expression table:name="SHARED_FORMULA_10_19_10_19_5" table:base-cell-address="$EE.$K$20" table:expression="IF(AND([.G20]&lt;=1;[.I20]&lt;=19;[.I20]&gt;0);&quot;Baixa&quot;;IF(AND([.G20]&gt;=2;[.G20]&lt;=3;[.I20]&lt;=5);&quot;Baixa&quot;;IF(AND([.G20]&gt;=2;[.G20]&lt;=3;[.I20]&gt;=6;[.I20]&lt;=19);&quot;Média&quot;;IF(AND([.G20]&lt;=1;[.I20]&gt;19);&quot;Média&quot;;IF(AND([.G20]&gt;3;[.I20]&lt;=5);&quot;Média&quot;;IF(AND([.G20]&gt;=2;[.G20]&lt;=3;[.I20]&gt;19);&quot;Alta&quot;;IF(AND([.G20]&gt;3;[.I20]&gt;5);&quot;Alta&quot;;&quot;            * &quot;)))))))"/>
        <table:named-expression table:name="SHARED_FORMULA_12_18_12_18_2" table:base-cell-address="$Sumário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18_12_18_3" table:base-cell-address="$ALI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26_12_26_2" table:base-cell-address="$Sumário.$M$27" table:expression="IF(AND([.E27]=1;[.G27]&lt;=50;[.G27]&gt;0);&quot;Baixa&quot;;IF(AND([.E27]&gt;=2;[.E27]&lt;=5;[.G27]&gt;0;[.G27]&lt;20);&quot;Baixa&quot;;IF(AND([.E27]=1;[.G27]&gt;50);&quot;Média&quot;;IF(AND([.E27]&gt;=2;[.E27]&lt;=5;[.G27]&gt;=20;[.G27]&lt;=50);&quot;Média&quot;;IF(AND([.E27]&gt;5;[.G27]&gt;=1;[.G27]&lt;=19);&quot;Média&quot;;IF(AND([.E27]&gt;=2;[.E27]&lt;=5;[.G27]&gt;50);&quot;Alta&quot;;IF(AND([.E27]&gt;5;[.G27]&gt;=20);&quot;Alta&quot;;&quot;     * &quot;)))))))"/>
        <table:named-expression table:name="SHARED_FORMULA_14_18_14_18_3" table:base-cell-address="$ALI.$O$19" table:expression="IF(AND([.M19]=&quot;Baixa&quot;);5;IF(AND([.M19]=&quot;Média&quot;);7;IF(AND([.M19]=&quot;Alta&quot;);10;IF(AND([.M19]=0);&quot; &quot;;&quot;     * &quot;))))"/>
        <table:named-expression table:name="SHARED_FORMULA_14_19_14_19_2" table:base-cell-address="$Sumário.$O$20" table:expression="IF(AND([.M20]=&quot;Baixa&quot;);7;IF(AND([.M20]=&quot;Média&quot;);10;IF(AND([.M20]=&quot;Alta&quot;);15;IF(AND([.M20]=0);&quot; &quot;;&quot;     * &quot;))))"/>
        <table:named-expression table:name="SHARED_FORMULA_16_18_16_18_2" table:base-cell-address="$Sumário.$Q$19" table:expression="IF(ISNUMBER([.O19]);[.K19]*[.O19];&quot;    * &quot;)"/>
        <table:named-expression table:name="SHARED_FORMULA_18_18_18_18_4" table:base-cell-address="$AIE.$S$19" table:expression="IF([.M19]=&quot;MI&quot;;0.3;IF([.M19]=&quot;PWEB&quot;;1.5;IF(ISNUMBER([.Q19]);[.O19]*[.Q19];&quot;    * &quot;)))"/>
      </table:named-expressions>
      <table:database-ranges>
        <table:database-range table:name="__Anonymous_Sheet_DB__2" table:target-range-address="ALI.M19:ALI.M19" table:contains-header="false" table:orientation="column"/>
        <table:database-range table:name="__Anonymous_Sheet_DB__7" table:target-range-address="Validar.I1:Validar.Q4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- </number:text>
    </number:number-style>
    <number:number-style style:name="N108P1" style:volatile="true">
      <number:text>- </number:text>
    </number:number-style>
    <number:number-style style:name="N108P2" style:volatile="true">
      <number:text>- </number:text>
    </number:number-style>
    <number:text-style style:name="N108">
      <number:text-content/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text>R$ </number:text>
      <number:number number:decimal-places="0" number:min-integer-digits="1" number:grouping="true"/>
    </number:number-style>
    <number:number-style style:name="N114">
      <number:text>-R$ 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R$ </number:text>
      <number:number number:decimal-places="0" number:min-integer-digits="1" number:grouping="true"/>
    </number:number-style>
    <number:number-style style:name="N115">
      <style:text-properties fo:color="#ff0000"/>
      <number:text>-R$ 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R$ </number:text>
      <number:number number:decimal-places="2" number:min-integer-digits="1" number:grouping="true"/>
    </number:number-style>
    <number:number-style style:name="N117">
      <number:text>-R$ 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</number:number-style>
    <number:number-style style:name="N118">
      <style:text-properties fo:color="#ff0000"/>
      <number:text>-R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0" number:min-integer-digits="1" number:grouping="true"/>
      <number:text> </number:text>
    </number:number-style>
    <number:number-style style:name="N130P1" style:volatile="true">
      <number:text>-R$ </number:text>
      <number:number number:decimal-places="0" number:min-integer-digits="1" number:grouping="true"/>
      <number:text> </number:text>
    </number:number-style>
    <number:number-style style:name="N130P2" style:volatile="true">
      <number:text> R$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R$ </number:text>
      <number:number number:decimal-places="2" number:min-integer-digits="1" number:grouping="true"/>
      <number:text> </number:text>
    </number:number-style>
    <number:number-style style:name="N136P1" style:volatile="true">
      <number:text>-R$ </number:text>
      <number:number number:decimal-places="2" number:min-integer-digits="1" number:grouping="true"/>
      <number:text> </number:text>
    </number:number-style>
    <number:number-style style:name="N136P2" style:volatile="true">
      <number:text> R$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R$ </number:text>
      <number:number number:decimal-places="0" number:min-integer-digits="1" number:grouping="true"/>
      <number:text> </number:text>
    </number:number-style>
    <number:number-style style:name="N142"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 </number:text>
      <number:number number:decimal-places="2" number:min-integer-digits="1" number:grouping="true"/>
      <number:text> </number:text>
    </number:number-style>
    <number:number-style style:name="N145"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 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 R$ </number:text>
      <number:number number:decimal-places="0" number:min-integer-digits="1" number:grouping="true"/>
      <number:text> </number:text>
    </number:number-style>
    <number:number-style style:name="N148P1" style:volatile="true">
      <number:text> R$ (</number:text>
      <number:number number:decimal-places="0" number:min-integer-digits="1" number:grouping="true"/>
      <number:text>)</number:text>
    </number:number-style>
    <number:number-style style:name="N148P2" style:volatile="true">
      <number:text> R$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R$ </number:text>
      <number:number number:decimal-places="2" number:min-integer-digits="1" number:grouping="true"/>
      <number:text> </number:text>
    </number:number-style>
    <number:number-style style:name="N152P1" style:volatile="true">
      <number:text> R$ (</number:text>
      <number:number number:decimal-places="2" number:min-integer-digits="1" number:grouping="true"/>
      <number:text>)</number:text>
    </number:number-style>
    <number:number-style style:name="N152P2" style:volatile="true">
      <number:text> R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percentage-style style:name="N159">
      <number:number number:decimal-places="1" number:min-integer-digits="1"/>
      <number:text>%</number:text>
    </number:percentage-style>
    <number:number-style style:name="N160">
      <number:number number:decimal-places="3" number:min-integer-digits="1"/>
    </number:number-style>
    <number:number-style style:name="N162P0" style:volatile="true">
      <number:text>Sim</number:text>
    </number:number-style>
    <number:number-style style:name="N162P1" style:volatile="true">
      <number:text>Sim</number:text>
    </number:number-style>
    <number:number-style style:name="N162">
      <number:text>Nã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Verdadeiro</number:text>
    </number:number-style>
    <number:number-style style:name="N164P1" style:volatile="true">
      <number:text>Verdadeiro</number:text>
    </number:number-style>
    <number:number-style style:name="N164">
      <number:text>Fals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Ativar</number:text>
    </number:number-style>
    <number:number-style style:name="N166P1" style:volatile="true">
      <number:text>Ativar</number:text>
    </number:number-style>
    <number:number-style style:name="N166">
      <number:text>Desativar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0" number:min-integer-digits="2"/>
    </number:number-style>
    <number:number-style style:name="N173P0" style:volatile="true">
      <number:text> $</number:text>
      <number:number number:decimal-places="0" number:min-integer-digits="1" number:grouping="true"/>
      <number:text> </number:text>
    </number:number-style>
    <number:number-style style:name="N173P1" style:volatile="true">
      <number:text> $(</number:text>
      <number:number number: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number number:decimal-places="2" number:min-integer-digits="1" number:grouping="true"/>
      <number:text> </number:text>
    </number:number-style>
    <number:number-style style:name="N177P1" style:volatile="true">
      <number:text> $(</number:text>
      <number:number number: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  </number:text>
    </number:number-style>
    <number:number-style style:name="N179">
      <number:text>-</number:text>
      <number:number number:decimal-places="0" number:min-integer-digits="1" number:grouping="true"/>
      <number:text>   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  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  </number:text>
    </number:number-style>
    <number:number-style style:name="N182">
      <number:text>-</number:text>
      <number:number number:decimal-places="2" number:min-integer-digits="1" number:grouping="true"/>
      <number:text>   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  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83P0"/>
    </number:number-style>
    <number:number-style style:name="N184">
      <number:scientific-number number:decimal-places="1" number:min-integer-digits="1" number:min-exponent-digits="1"/>
    </number:number-style>
    <number:number-style style:name="N186P0" style:volatile="true">
      <number:text>R$</number:text>
      <number:number number:decimal-places="0" number:min-integer-digits="1" number:grouping="true"/>
      <number:text> </number:text>
    </number:number-style>
    <number:number-style style:name="N186">
      <number:text>(R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R$</number:text>
      <number:number number:decimal-places="0" number:min-integer-digits="1" number:grouping="true"/>
      <number:text> </number:text>
    </number:number-style>
    <number:number-style style:name="N18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R$</number:text>
      <number:number number:decimal-places="2" number:min-integer-digits="1" number:grouping="true"/>
      <number:text> </number:text>
    </number:number-style>
    <number:number-style style:name="N189">
      <number:text>(R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</number:text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R$</number:text>
      <number:number number:decimal-places="0" number:min-integer-digits="1" number:grouping="true"/>
      <number:text> </number:text>
    </number:number-style>
    <number:number-style style:name="N194P1" style:volatile="true">
      <number:text> R$(</number:text>
      <number:number number:decimal-places="0" number:min-integer-digits="1" number:grouping="true"/>
      <number:text>)</number:text>
    </number:number-style>
    <number:number-style style:name="N194P2" style:volatile="true">
      <number:text> R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R$</number:text>
      <number:number number:decimal-places="2" number:min-integer-digits="1" number:grouping="true"/>
      <number:text> </number:text>
    </number:number-style>
    <number:number-style style:name="N198P1" style:volatile="true">
      <number:text> R$(</number:text>
      <number:number number:decimal-places="2" number:min-integer-digits="1" number:grouping="true"/>
      <number:text>)</number:text>
    </number:number-style>
    <number:number-style style:name="N198P2" style:volatile="true">
      <number:text> R$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1P0" style:volatile="true">
      <number:number number:decimal-places="3" number:min-integer-digits="1" number:grouping="true"/>
      <number:text> </number:text>
    </number:number-style>
    <number:number-style style:name="N201P1" style:volatile="true">
      <number:text> (</number:text>
      <number:number number:decimal-places="3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0" number:min-integer-digits="5"/>
    </number:number-style>
    <number:number-style style:name="N204P0" style:volatile="true">
      <number:text>$</number:text>
      <number:number number:decimal-places="0" number:min-integer-digits="1" number:grouping="true"/>
      <number:text> </number:text>
    </number:number-style>
    <number:number-style style:name="N204">
      <number:text>($</number:text>
      <number:number number:decimal-places="0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text>$</number:text>
      <number:number number:decimal-places="0" number:min-integer-digits="1" number:grouping="true"/>
      <number:text> </number:text>
    </number:number-style>
    <number:number-style style:name="N2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5P0"/>
    </number:number-style>
    <number:number-style style:name="N207P0" style:volatile="true">
      <number:text>$</number:text>
      <number:number number:decimal-places="2" number:min-integer-digits="1" number:grouping="true"/>
      <number:text> </number:text>
    </number:number-style>
    <number:number-style style:name="N207">
      <number:text>($</number:text>
      <number:number number:decimal-places="2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2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8P0"/>
    </number:number-style>
    <number:date-style style:name="N209">
      <number:day/>
      <number:text>/</number:text>
      <number:month/>
      <number:text>/</number:text>
      <number:year number:style="long"/>
    </number:date-style>
    <number:number-style style:name="N210">
      <number:number number:decimal-places="1" number:min-integer-digits="1" number:grouping="true"/>
    </number:number-style>
    <number:number-style style:name="N211">
      <number:number number:decimal-places="3" number:min-integer-digits="1" number:grouping="true"/>
    </number:number-style>
    <number:percentage-style style:name="N214P0" style:volatile="true">
      <number:number number:decimal-places="0" number:min-integer-digits="0"/>
      <number:text>% </number:text>
    </number:percentage-style>
    <number:number-style style:name="N214P1" style:volatile="true">
      <number:text>-</number:text>
    </number:number-style>
    <number:text-style style:name="N214">
      <number:text-content/>
      <number:text> </number:text>
      <style:map style:condition="value()&gt;0" style:apply-style-name="N214P0"/>
      <style:map style:condition="value()&lt;=0" style:apply-style-name="N214P1"/>
    </number:text-style>
    <number:percentage-style style:name="N216P0" style:volatile="true">
      <number:number number:decimal-places="0" number:min-integer-digits="0"/>
      <number:text>% </number:text>
    </number:percentage-style>
    <number:number-style style:name="N216P1" style:volatile="true">
      <number:text> -</number:text>
      <number:number number:decimal-places="0" number:min-integer-digits="0"/>
    </number:number-style>
    <number:text-style style:name="N216">
      <number:text-content/>
      <number:text> </number:text>
      <style:map style:condition="value()&gt;0" style:apply-style-name="N216P0"/>
      <style:map style:condition="value()&lt;=0" style:apply-style-name="N216P1"/>
    </number:text-style>
    <number:percentage-style style:name="N218P0" style:volatile="true">
      <number:number number:decimal-places="0" number:min-integer-digits="1"/>
      <number:text>% </number:text>
    </number:percentage-style>
    <number:number-style style:name="N218P1" style:volatile="true">
      <number:text> -</number:text>
      <number:number number:decimal-places="0" number:min-integer-digits="0"/>
    </number:number-style>
    <number:text-style style:name="N218">
      <number:text-content/>
      <number:text> </number:text>
      <style:map style:condition="value()&gt;0" style:apply-style-name="N218P0"/>
      <style:map style:condition="value()&lt;=0" style:apply-style-name="N218P1"/>
    </number:text-style>
    <number:number-style style:name="N219P0" style:volatile="true">
      <number:number number:decimal-places="0" number:min-integer-digits="1" number:grouping="true"/>
      <number:text> </number:text>
    </number:number-style>
    <number:number-style style:name="N219P1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</number:text-style>
    <number:percentage-style style:name="N221P0" style:volatile="true">
      <number:number number:decimal-places="0" number:min-integer-digits="1"/>
      <number:text>% </number:text>
    </number:percentage-style>
    <number:percentage-style style:name="N221P1" style:volatile="true">
      <number:text> (</number:text>
      <number:number number:decimal-places="0" number:min-integer-digits="1"/>
      <number:text>%)</number:text>
    </number:percentage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 number:title="Definido pelo usuário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percentage-style style:name="N222P0" style:volatile="true">
      <number:number number:decimal-places="0" number:min-integer-digits="1"/>
      <number:text>% </number:text>
    </number:percentage-style>
    <number:number-style style:name="N222P1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</number:text-style>
    <number:number-style style:name="N224P0" style:volatile="true">
      <number:text>- X -</number:text>
    </number:number-style>
    <number:number-style style:name="N224P1" style:volatile="true">
      <number:text>- X -</number:text>
    </number:number-style>
    <number:text-style style:name="N224">
      <number:text-content/>
      <style:map style:condition="value()&gt;0" style:apply-style-name="N224P0"/>
      <style:map style:condition="value()&lt;0" style:apply-style-name="N224P1"/>
    </number:text-style>
    <number:number-style style:name="N226P0" style:volatile="true">
      <number:text>- x -</number:text>
    </number:number-style>
    <number:number-style style:name="N226P1" style:volatile="true">
      <number:text>- x -</number:text>
    </number:number-style>
    <number:text-style style:name="N226">
      <number:text-content/>
      <style:map style:condition="value()&gt;0" style:apply-style-name="N226P0"/>
      <style:map style:condition="value()&lt;0" style:apply-style-name="N226P1"/>
    </number:text-style>
    <number:number-style style:name="N227P0" style:volatile="true">
      <number:text>- x -</number:text>
    </number:number-style>
    <number:number-style style:name="N227P1" style:volatile="true">
      <number:text>- x -</number:text>
    </number:number-style>
    <number:number-style style:name="N227P2" style:volatile="true">
      <number:text>- x -</number:text>
    </number:number-style>
    <number:text-style style:name="N227">
      <number:text-content/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text>-</number:text>
    </number:number-style>
    <number:number-style style:name="N228P1" style:volatile="true">
      <number:text>-</number:text>
    </number:number-style>
    <number:number-style style:name="N228P2" style:volatile="true">
      <number:text>-</number:text>
    </number:number-style>
    <number:text-style style:name="N228">
      <number:text-content/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currency-style style:name="N230P0" style:volatile="true">
      <number:currency-symbol number:language="pt" number:country="BR">R$</number:currency-symbol>
      <number:text> </number:text>
      <number:number number:decimal-places="1" number:min-integer-digits="1" number:grouping="true"/>
    </number:currency-style>
    <number:currency-style style:name="N230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integer-digits="1" number:grouping="true"/>
      <style:map style:condition="value()&gt;=0" style:apply-style-name="N230P0"/>
    </number:currency-style>
    <number:number-style style:name="N232P0" style:volatile="true">
      <number:text/>
    </number:number-style>
    <number:number-style style:name="N232P1" style:volatile="true">
      <number:text/>
    </number:number-style>
    <number:number-style style:name="N232P2" style:volatile="true">
      <number:text/>
    </number:number-style>
    <number:text-style style:name="N232">
      <number:text/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number:number number:decimal-places="0" number:min-integer-digits="1" number:grouping="true"/>
      <number:text> R$</number:text>
    </number:number-style>
    <number:number-style style:name="N234">
      <number:text>-</number:text>
      <number:number number:decimal-places="0" number:min-integer-digits="1" number:grouping="true"/>
      <number:text> R$</number:text>
      <style:map style:condition="value()&gt;=0" style:apply-style-name="N234P0"/>
    </number:number-style>
    <number:number-style style:name="N235P0" style:volatile="true">
      <number:number number:decimal-places="0" number:min-integer-digits="1" number:grouping="true"/>
      <number:text> R$</number:text>
    </number:number-style>
    <number:number-style style:name="N235">
      <style:text-properties fo:color="#ff0000"/>
      <number:text>-</number:text>
      <number:number number:decimal-places="0" number:min-integer-digits="1" number:grouping="true"/>
      <number:text> R$</number:text>
      <style:map style:condition="value()&gt;=0" style:apply-style-name="N235P0"/>
    </number:number-style>
    <number:number-style style:name="N237P0" style:volatile="true">
      <number:number number:decimal-places="2" number:min-integer-digits="1" number:grouping="true"/>
      <number:text> R$</number:text>
    </number:number-style>
    <number:number-style style:name="N237">
      <number:text>-</number:text>
      <number:number number:decimal-places="2" number:min-integer-digits="1" number:grouping="true"/>
      <number:text> R$</number:text>
      <style:map style:condition="value()&gt;=0" style:apply-style-name="N237P0"/>
    </number:number-style>
    <number:number-style style:name="N238P0" style:volatile="true">
      <number:number number:decimal-places="2" number:min-integer-digits="1" number:grouping="true"/>
      <number:text> R$</number:text>
    </number:number-style>
    <number:number-style style:name="N238">
      <style:text-properties fo:color="#ff0000"/>
      <number:text>-</number:text>
      <number:number number:decimal-places="2" number:min-integer-digits="1" number:grouping="true"/>
      <number:text> R$</number:text>
      <style:map style:condition="value()&gt;=0" style:apply-style-name="N238P0"/>
    </number:number-style>
    <number:number-style style:name="N242P0" style:volatile="true">
      <number:number number:decimal-places="0" number:min-integer-digits="1" number:grouping="true"/>
      <number:text> R$ </number:text>
    </number:number-style>
    <number:number-style style:name="N242P1" style:volatile="true">
      <number:text>-</number:text>
      <number:number number:decimal-places="0" number:min-integer-digits="1" number:grouping="true"/>
      <number:text> R$ </number:text>
    </number:number-style>
    <number:number-style style:name="N242P2" style:volatile="true">
      <number:text> - R$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0" number:min-integer-digits="1" number:grouping="true"/>
      <number:text>      </number:text>
    </number:number-style>
    <number:number-style style:name="N246P1" style:volatile="true">
      <number:text>-</number:text>
      <number:number number:decimal-places="0" number:min-integer-digits="1" number:grouping="true"/>
      <number:text>      </number:text>
    </number:number-style>
    <number:number-style style:name="N246P2" style:volatile="true">
      <number:text> -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number:min-integer-digits="1" number:grouping="true"/>
      <number:text> R$ </number:text>
    </number:number-style>
    <number:number-style style:name="N250P1" style:volatile="true">
      <number:text>-</number:text>
      <number:number number:decimal-places="2" number:min-integer-digits="1" number:grouping="true"/>
      <number:text> R$ </number:text>
    </number:number-style>
    <number:number-style style:name="N250P2" style:volatile="true">
      <number:text> -</number:text>
      <number:number number:decimal-places="0" number:min-integer-digits="0"/>
      <number:text> R$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2" number:min-integer-digits="1" number:grouping="true"/>
      <number:text>      </number:text>
    </number:number-style>
    <number:number-style style:name="N254P1" style:volatile="true">
      <number:text>-</number:text>
      <number:number number:decimal-places="2" number:min-integer-digits="1" number:grouping="true"/>
      <number:text>      </number:text>
    </number:number-style>
    <number:number-style style:name="N254P2" style:volatile="true">
      <number:text> -</number:text>
      <number:number number:decimal-places="0" number:min-integer-digits="0"/>
      <number:text>     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255P0" style:volatile="true">
      <number:day number:style="long"/>
      <number:text>/</number:text>
      <number:month number:style="long"/>
      <number:text>/</number:text>
      <number:year/>
    </number:date-style>
    <number:number-style style:name="N255P1" style:volatile="true">
      <number:text/>
    </number:number-style>
    <number:text-style style:name="N255">
      <number:text-content/>
      <number:text> </number:text>
      <style:map style:condition="value()&gt;0" style:apply-style-name="N255P0"/>
      <style:map style:condition="value()&lt;=0" style:apply-style-name="N255P1"/>
    </number:text-style>
    <number:number-style style:name="N256">
      <number:number number:decimal-places="4" number:min-integer-digits="1" number:grouping="true"/>
    </number:number-style>
    <number:number-style style:name="N257">
      <number:number number:decimal-places="5" number:min-integer-digits="1" number:grouping="true"/>
    </number:number-style>
    <number:number-style style:name="N258">
      <number:number number:decimal-places="4" number:min-integer-digits="1"/>
    </number:number-style>
    <number:number-style style:name="N259">
      <number:number number:decimal-places="5" number:min-integer-digits="1"/>
    </number:number-style>
    <number:text-style style:name="N10106" number:language="pt" number:country="BR">
      <number:text-content/>
      <number:text>dd/mm/aa</number:text>
    </number:text-style>
    <number:date-style style:name="N20110" number:language="ja" number:country="JP">
      <number:day/>
      <number:text>/</number:text>
      <number:month/>
      <number:text>/</number:text>
      <number:year/>
    </number:date-style>
    <number:date-style style:name="N2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3" number:language="ja" number:country="JP">
      <number:month/>
      <number:text>月</number:text>
      <number:day/>
      <number:text>日</number:text>
    </number:date-style>
    <number:date-style style:name="N2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0" style:family="table-cell" style:parent-style-name="Default">
      <style:table-cell-properties fo:background-color="#ffffff" fo:padding="0.071cm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1" style:family="table-cell" style:parent-style-name="Default">
      <style:table-cell-properties fo:background-color="#c0c0c0" style:cell-protect="protected formula-hidden" style:print-content="true" style:diagonal-bl-tr="none" style:diagonal-tl-br="none" fo:border="0.31pt solid #000000" fo:padding="0.071cm" style:rotation-align="non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2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umero_5f_anulado" style:display-name="Numero_anulado" style:family="table-cell" style:parent-style-name="Default" style:data-style-name="N108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em_20_título1" style:display-name="Sem título1" style:family="table-cell" style:parent-style-name="Default">
      <style:table-cell-properties fo:background-color="#ffffff"/>
      <style:text-properties fo:color="#ffffff"/>
    </style:style>
    <style:style style:name="Sem_20_título2" style:display-name="Sem título2" style:family="table-cell" style:parent-style-name="Default">
      <style:table-cell-properties fo:background-color="#ffffff"/>
      <style:text-properties fo:color="#ffffff"/>
    </style:style>
    <style:style style:name="Sem_20_título3" style:display-name="Sem título3" style:family="table-cell" style:parent-style-name="Default">
      <style:table-cell-properties fo:background-color="#ffffff" fo:border="0.06pt solid #ffffff"/>
      <style:text-properties fo:color="#ffffff"/>
    </style:style>
    <style:style style:name="Sem_20_título4" style:display-name="Sem título4" style:family="table-cell" style:parent-style-name="Default">
      <style:table-cell-properties fo:background-color="#ffffff"/>
      <style:text-properties fo:color="#ffffff"/>
    </style:style>
    <style:style style:name="Sem_20_título5" style:display-name="Sem título5" style:family="table-cell" style:parent-style-name="Default">
      <style:table-cell-properties fo:background-color="#ffffff"/>
      <style:text-properties fo:color="#ffffff"/>
    </style:style>
    <style:style style:name="Sem_20_título6" style:display-name="Sem título6" style:family="table-cell" style:parent-style-name="Default">
      <style:table-cell-properties fo:background-color="#ffffff"/>
      <style:text-properties fo:color="#ffffff"/>
    </style:style>
    <style:style style:name="Sem_20_título7" style:display-name="Sem título7" style:family="table-cell" style:parent-style-name="Default" style:data-style-name="N11">
      <style:table-cell-properties fo:background-color="#e6e6e6"/>
      <style:text-properties fo:color="#e6e6e6"/>
    </style:style>
    <style:style style:name="Sem_20_título8" style:display-name="Sem título8" style:family="table-cell" style:parent-style-name="Default">
      <style:table-cell-properties fo:background-color="transparent"/>
    </style:style>
    <style:style style:name="Sem_20_título9" style:display-name="Sem título9" style:family="table-cell" style:parent-style-name="Default">
      <style:text-properties fo:color="#ffffff"/>
    </style:style>
    <style:style style:name="Sem_20_título10" style:display-name="Sem título10" style:family="table-cell" style:parent-style-name="Default">
      <style:table-cell-properties fo:background-color="#ffffff"/>
    </style:style>
    <style:style style:name="Sem_20_título11" style:display-name="Sem título11" style:family="table-cell" style:parent-style-name="Default"/>
    <draw:marker draw:name="Arrowhead_20_1" draw:display-name="Arrowhead 1" svg:viewBox="0 0 200 200" svg:d="M200 100c0 18-4 34-13 50s-21 27-37 37-32 13-50 13-34-4-50-13c-16-10-27-21-37-37-9-16-13-32-13-50s4-34 13-50c10-16 21-27 37-37 16-9 32-13 50-13s34 4 50 13c16 10 27 21 37 37 9 16 13 32 13 50z"/>
    <draw:marker draw:name="Arrowhead_20_2" draw:display-name="Arrowhead 2" svg:viewBox="0 0 10 10" svg:d="M0 0h10v10h-10z"/>
    <draw:marker draw:name="Arrowhead_20_3" draw:display-name="Arrowhead 3" svg:viewBox="0 0 200 200" svg:d="M200 100c0 18-4 34-13 50s-21 27-37 37-32 13-50 13-34-4-50-13c-16-10-27-21-37-37-9-16-13-32-13-50s4-34 13-50c10-16 21-27 37-37 16-9 32-13 50-13s34 4 50 13c16 10 27 21 37 37 9 16 13 32 13 50z"/>
    <draw:marker draw:name="Arrowhead_20_4" draw:display-name="Arrowhead 4" svg:viewBox="0 0 200 200" svg:d="M200 100c0 18-4 34-13 50s-21 27-37 37-32 13-50 13-34-4-50-13c-16-10-27-21-37-37-9-16-13-32-13-50s4-34 13-50c10-16 21-27 37-37 16-9 32-13 50-13s34 4 50 13c16 10 27 21 37 37 9 16 13 32 13 50z"/>
    <draw:marker draw:name="Arrowhead_20_5" draw:display-name="Arrowhead 5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fo:page-width="21.001cm" fo:page-height="29.7cm" style:num-format="1" style:print-orientation="portrait" fo:margin-top="0.584cm" fo:margin-bottom="0.612cm" fo:margin-left="0.573cm" fo:margin-right="0.517cm" style:shadow="none" fo:background-color="transparent" style:first-page-number="continue" style:scale-to="97%" style:writing-mode="lr-tb">
        <style:background-image/>
      </style:page-layout-properties>
      <style:header-style>
        <style:header-footer-properties fo:min-height="0.351cm" fo:margin-left="0cm" fo:margin-right="0cm" fo:margin-bottom="0.25cm"/>
      </style:header-style>
      <style:footer-style>
        <style:header-footer-properties fo:min-height="0.3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99cm" fo:margin-bottom="1.799cm" fo:margin-left="2cm" fo:margin-right="1.499cm" style:first-page-number="continue" style:scale-to-X="1" style:writing-mode="lr-tb"/>
      <style:header-style>
        <style:header-footer-properties fo:min-height="0.75cm" fo:margin-left="0cm" fo:margin-right="0.4cm" fo:margin-bottom="0.6cm"/>
      </style:header-style>
      <style:footer-style>
        <style:header-footer-properties fo:min-height="0.75cm" fo:margin-left="0cm" fo:margin-right="0.4cm" fo:margin-top="0.6cm"/>
      </style:footer-style>
    </style:page-layout>
    <style:page-layout style:name="Mpm4">
      <style:page-layout-properties style:num-format="1" style:print-orientation="portrait" fo:margin-top="1.799cm" fo:margin-bottom="1.799cm" fo:margin-left="2cm" fo:margin-right="1.499cm" style:first-page-number="continue" style:scale-to-X="1"/>
      <style:header-style>
        <style:header-footer-properties fo:margin-left="0cm" fo:margin-right="0.4cm" fo:margin-bottom="0.6cm"/>
      </style:header-style>
      <style:footer-style>
        <style:header-footer-properties fo:margin-left="0cm" fo:margin-right="0.4cm" fo:margin-top="0.6cm"/>
      </style:footer-style>
    </style:page-layout>
    <style:page-layout style:name="Mpm5">
      <style:page-layout-properties style:num-format="1" style:print-orientation="portrait" fo:margin-top="1.9cm" fo:margin-bottom="0.801cm" fo:margin-left="0.6cm" fo:margin-right="0.6cm" style:first-page-number="continue" style:scale-to="90%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.748cm"/>
      </style:footer-style>
    </style:page-layout>
    <style:page-layout style:name="Mpm6">
      <style:page-layout-properties style:num-format="1" style:print-orientation="portrait" fo:margin-top="1.9cm" fo:margin-bottom="0.801cm" fo:margin-left="0.6cm" fo:margin-right="0.6cm" style:first-page-number="continue" style:scale-to="90%"/>
      <style:header-style>
        <style:header-footer-properties fo:margin-left="1.3cm" fo:margin-right="1.3cm" fo:margin-bottom="0cm"/>
      </style:header-style>
      <style:footer-style>
        <style:header-footer-properties fo:margin-left="1.3cm" fo:margin-right="1.3cm" fo:margin-top="0.748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9:44:11.3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ão" style:display-name="PageStyle_Versã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6-09-01">00/00/0000</text:date></text:span><text:span text:style-name="MT2"> </text:span><text:span text:style-name="MT2"><text:time style:data-style-name="N2" text:time-value="19:44:11.395000000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6-09-01">00/00/0000</text:date></text:span><text:span text:style-name="MT2"> </text:span><text:span text:style-name="MT2"><text:time style:data-style-name="N2" text:time-value="19:44:11.412000000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1" style:display-name="PageStyle_Versão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6-09-01">00/00/0000</text:date></text:span><text:span text:style-name="MT2"> </text:span><text:span text:style-name="MT2"><text:time style:data-style-name="N2" text:time-value="19:44:11.417000000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6-09-01">00/00/0000</text:date></text:span><text:span text:style-name="MT2"> </text:span><text:span text:style-name="MT2"><text:time style:data-style-name="N2" text:time-value="19:44:11.433000000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2" style:display-name="PageStyle_Versão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6-09-01">00/00/0000</text:date></text:span><text:span text:style-name="MT2"> </text:span><text:span text:style-name="MT2"><text:time style:data-style-name="N2" text:time-value="19:44:11.448000000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6-09-01">00/00/0000</text:date></text:span><text:span text:style-name="MT2"> </text:span><text:span text:style-name="MT2"><text:time style:data-style-name="N2" text:time-value="19:44:11.448000000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Identificação" style:display-name="PageStyle_Identificação" style:page-layout-name="Mpm5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1" style:display-name="PageStyle_Identificação 1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2" style:display-name="PageStyle_Identificação 2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0:24:45.84</meta:creation-date>
    <meta:generator>LibreOffice/4.3.6.2$Windows_x86 LibreOffice_project/d50a87b2e514536ed401c18000dad4660b6a169e</meta:generator>
    <dc:date>2016-09-01T19:52:46.055000000</dc:date>
    <meta:editing-duration>P10DT21H8M31S</meta:editing-duration>
    <meta:editing-cycles>1072</meta:editing-cycles>
    <meta:print-date>2012-06-04T17:32:59.08</meta:print-date>
    <meta:document-statistic meta:table-count="8" meta:cell-count="3493" meta:object-count="10"/>
  </office:meta>
</office:document-meta>
</file>